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201000001F60000015764987B2C.png"/>
  <manifest:file-entry manifest:media-type="image/png" manifest:full-path="Pictures/10000201000001F60000013E8CAEBA41.png"/>
  <manifest:file-entry manifest:media-type="image/png" manifest:full-path="Pictures/1000020100000295000001A618CDF284.png"/>
  <manifest:file-entry manifest:media-type="image/png" manifest:full-path="Pictures/10000201000001F6000001571A4BE531.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201000001F600000157E30D8AEF.png"/>
  <manifest:file-entry manifest:media-type="image/png" manifest:full-path="Pictures/100002010000027D0000019C7AE083A4.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 manifest:full-path="Thumbnails/thumbnail.png"/>
  <manifest:file-entry manifest:media-type="" manifest:full-path="Thumbnails/"/>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4" style:family="paragraph" style:parent-style-name="Preformatted_20_Text">
      <style:paragraph-properties fo:margin-left="0in" fo:margin-right="0in" fo:text-indent="0in" style:auto-text-indent="false"/>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3" style:family="paragraph" style:parent-style-name="Standard">
      <style:paragraph-properties fo:break-before="page"/>
    </style:style>
    <style:style style:name="P24" style:family="paragraph" style:parent-style-name="Preformatted_20_Text">
      <style:text-properties fo:color="#000000"/>
    </style:style>
    <style:style style:name="P25" style:family="paragraph" style:parent-style-name="Preformatted_20_Text">
      <style:text-properties fo:color="#000000" fo:font-size="9pt" style:font-size-asian="9pt" style:font-size-complex="9pt"/>
    </style:style>
    <style:style style:name="P26" style:family="paragraph" style:parent-style-name="Preformatted_20_Text">
      <style:text-properties fo:color="#000000" fo:background-color="#e7e7ff"/>
    </style:style>
    <style:style style:name="P27" style:family="paragraph" style:parent-style-name="Preformatted_20_Text">
      <style:text-properties fo:color="#000000" fo:font-size="10pt" style:font-size-asian="10pt" style:font-size-complex="10pt"/>
    </style:style>
    <style:style style:name="P28" style:family="paragraph" style:parent-style-name="Preformatted_20_Text">
      <style:text-properties fo:color="#000000" fo:font-size="10pt" fo:background-color="#dbdbdb" style:font-size-asian="10pt" style:font-size-complex="10pt"/>
    </style:style>
    <style:style style:name="P29" style:family="paragraph" style:parent-style-name="Preformatted_20_Text">
      <style:text-properties fo:color="#000000" fo:font-size="10pt" fo:background-color="#e7e7ff" style:font-size-asian="10pt" style:font-size-complex="10pt"/>
    </style:style>
    <style:style style:name="P30" style:family="paragraph" style:parent-style-name="Preformatted_20_Text">
      <style:text-properties fo:color="#000000" fo:font-size="8pt" style:font-size-asian="8pt" style:font-size-complex="8pt"/>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color="#0000ff"/>
    </style:style>
    <style:style style:name="P33" style:family="paragraph" style:parent-style-name="Preformatted_20_Text">
      <style:text-properties fo:color="#0000ff" fo:font-weight="normal" style:font-weight-asian="normal" style:font-weight-complex="normal"/>
    </style:style>
    <style:style style:name="P34" style:family="paragraph" style:parent-style-name="Preformatted_20_Text">
      <style:text-properties fo:color="#0000ff" fo:font-size="8pt" style:font-size-asian="8pt" style:font-size-complex="8pt"/>
    </style:style>
    <style:style style:name="P35" style:family="paragraph" style:parent-style-name="Preformatted_20_Text">
      <style:text-properties fo:color="#0000ff" fo:font-size="10pt" fo:background-color="#e7e7ff" style:font-size-asian="10pt" style:font-size-complex="10pt"/>
    </style:style>
    <style:style style:name="P36" style:family="paragraph" style:parent-style-name="Preformatted_20_Text">
      <style:text-properties fo:color="#0000ff" fo:font-size="10pt" style:font-size-asian="10pt" style:font-size-complex="10pt"/>
    </style:style>
    <style:style style:name="P37" style:family="paragraph" style:parent-style-name="Preformatted_20_Text">
      <style:text-properties fo:color="#0000cc"/>
    </style:style>
    <style:style style:name="P38" style:family="paragraph" style:parent-style-name="Preformatted_20_Text">
      <style:text-properties fo:color="#0000cc" fo:background-color="#e7e7ff"/>
    </style:style>
    <style:style style:name="P39" style:family="paragraph" style:parent-style-name="Preformatted_20_Text">
      <style:text-properties fo:color="#0000cc" fo:font-size="10pt" fo:background-color="#e7e7ff" style:font-size-asian="10pt" style:font-size-complex="10pt"/>
    </style:style>
    <style:style style:name="P40"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1" style:family="paragraph" style:parent-style-name="Preformatted_20_Text">
      <style:text-properties fo:color="#008000"/>
    </style:style>
    <style:style style:name="P42" style:family="paragraph" style:parent-style-name="Preformatted_20_Text">
      <style:text-properties fo:color="#008000" fo:font-size="8pt" style:font-size-asian="8pt" style:font-size-complex="8pt"/>
    </style:style>
    <style:style style:name="P43" style:family="paragraph" style:parent-style-name="Preformatted_20_Text">
      <style:text-properties fo:font-size="8pt" style:font-size-asian="8pt" style:font-size-complex="8pt"/>
    </style:style>
    <style:style style:name="P44" style:family="paragraph" style:parent-style-name="Preformatted_20_Text">
      <style:text-properties fo:color="#cc0000" fo:font-size="10pt" fo:background-color="transparent" style:font-size-asian="10pt" style:font-size-complex="10pt"/>
    </style:style>
    <style:style style:name="P45" style:family="paragraph" style:parent-style-name="Preformatted_20_Text">
      <style:text-properties fo:color="#cc0000" fo:font-size="10pt" style:font-size-asian="10pt" style:font-size-complex="10pt"/>
    </style:style>
    <style:style style:name="P46" style:family="paragraph" style:parent-style-name="Preformatted_20_Text">
      <style:text-properties fo:font-size="10pt" style:font-size-asian="10pt" style:font-size-complex="10pt"/>
    </style:style>
    <style:style style:name="P47" style:family="paragraph" style:parent-style-name="Preformatted_20_Text">
      <style:text-properties fo:font-size="11pt" style:font-size-asian="11pt" style:font-size-complex="11pt"/>
    </style:style>
    <style:style style:name="P48" style:family="paragraph" style:parent-style-name="Text_20_body">
      <style:text-properties fo:color="#000000"/>
    </style:style>
    <style:style style:name="P49" style:family="paragraph" style:parent-style-name="Text_20_body">
      <style:text-properties fo:color="#000000" fo:background-color="transparent"/>
    </style:style>
    <style:style style:name="P50" style:family="paragraph" style:parent-style-name="Text_20_body">
      <style:paragraph-properties fo:text-align="center" style:justify-single-word="false"/>
      <style:text-properties fo:color="#000000"/>
    </style:style>
    <style:style style:name="P51" style:family="paragraph" style:parent-style-name="Text_20_body">
      <style:paragraph-properties fo:text-align="start" style:justify-single-word="false"/>
      <style:text-properties fo:color="#000000" fo:font-weight="normal" style:font-weight-asian="normal" style:font-weight-complex="normal"/>
    </style:style>
    <style:style style:name="P52" style:family="paragraph" style:parent-style-name="Text_20_body">
      <style:paragraph-properties fo:text-align="center" style:justify-single-word="false"/>
      <style:text-properties fo:color="#000000" fo:font-weight="bold" style:font-weight-asian="bold" style:font-weight-complex="bold"/>
    </style:style>
    <style:style style:name="P53" style:family="paragraph" style:parent-style-name="Text_20_body">
      <style:paragraph-properties fo:text-align="center" style:justify-single-word="false"/>
    </style:style>
    <style:style style:name="P54" style:family="paragraph" style:parent-style-name="Text_20_body">
      <style:paragraph-properties fo:text-align="center" style:justify-single-word="false">
        <style:tab-stops>
          <style:tab-stop style:position="3.1909in"/>
        </style:tab-stops>
      </style:paragraph-properties>
    </style:style>
    <style:style style:name="P55" style:family="paragraph" style:parent-style-name="Text_20_body">
      <style:paragraph-properties fo:text-align="start" style:justify-single-word="false"/>
    </style:style>
    <style:style style:name="P56" style:family="paragraph" style:parent-style-name="Text_20_body">
      <style:paragraph-properties fo:text-align="start" style:justify-single-word="false">
        <style:tab-stops>
          <style:tab-stop style:position="3.1909in"/>
        </style:tab-stops>
      </style:paragraph-properties>
    </style:style>
    <style:style style:name="P57" style:family="paragraph" style:parent-style-name="Text_20_body">
      <style:text-properties fo:font-size="10pt" style:font-size-asian="10pt" style:font-size-complex="10pt"/>
    </style:style>
    <style:style style:name="P58" style:family="paragraph" style:parent-style-name="Standard">
      <style:paragraph-properties fo:margin-top="0in" fo:margin-bottom="0.1965in"/>
    </style:style>
    <style:style style:name="P59" style:family="paragraph" style:parent-style-name="Preformatted_20_Text">
      <style:paragraph-properties fo:margin-top="0in" fo:margin-bottom="0.1965in"/>
    </style:style>
    <style:style style:name="P60" style:family="paragraph" style:parent-style-name="Preformatted_20_Text">
      <style:paragraph-properties fo:margin-top="0in" fo:margin-bottom="0.1965in"/>
      <style:text-properties fo:color="#0000cc" fo:font-size="10pt" fo:background-color="#e7e7ff" style:font-size-asian="10pt" style:font-size-complex="10pt"/>
    </style:style>
    <style:style style:name="P61" style:family="paragraph" style:parent-style-name="Preformatted_20_Text">
      <style:paragraph-properties fo:margin-top="0in" fo:margin-bottom="0.1965in"/>
      <style:text-properties fo:color="#000000"/>
    </style:style>
    <style:style style:name="P62" style:family="paragraph" style:parent-style-name="Preformatted_20_Text">
      <style:paragraph-properties fo:margin-top="0in" fo:margin-bottom="0.1965in"/>
      <style:text-properties fo:color="#000000" fo:font-size="10pt" style:font-size-asian="10pt" style:font-size-complex="10pt"/>
    </style:style>
    <style:style style:name="P63" style:family="paragraph" style:parent-style-name="Preformatted_20_Text">
      <style:paragraph-properties fo:margin-top="0in" fo:margin-bottom="0.1965in"/>
      <style:text-properties fo:color="#000000" fo:background-color="#e7e7ff"/>
    </style:style>
    <style:style style:name="P64" style:family="paragraph" style:parent-style-name="Preformatted_20_Text">
      <style:paragraph-properties fo:margin-top="0in" fo:margin-bottom="0.1965in"/>
      <style:text-properties fo:color="#0000ff" fo:font-size="10pt" fo:background-color="#e7e7ff" style:font-size-asian="10pt" style:font-size-complex="10pt"/>
    </style:style>
    <style:style style:name="P65" style:family="paragraph" style:parent-style-name="Preformatted_20_Text">
      <style:paragraph-properties fo:margin-top="0in" fo:margin-bottom="0.1965in"/>
      <style:text-properties fo:color="#0000ff" fo:font-size="10pt" style:font-size-asian="10pt" style:font-size-complex="10pt"/>
    </style:style>
    <style:style style:name="P66" style:family="paragraph" style:parent-style-name="Preformatted_20_Text">
      <style:paragraph-properties fo:margin-top="0in" fo:margin-bottom="0.1965in"/>
      <style:text-properties fo:font-size="10pt" style:font-size-asian="10pt" style:font-size-complex="10pt"/>
    </style:style>
    <style:style style:name="P67" style:family="paragraph" style:parent-style-name="Text_20_body">
      <style:paragraph-properties fo:margin-top="0in" fo:margin-bottom="0.1965in"/>
      <style:text-properties fo:color="#000000"/>
    </style:style>
    <style:style style:name="P68" style:family="paragraph" style:parent-style-name="Text_20_body">
      <style:paragraph-properties fo:margin-left="0.502in" fo:margin-right="0in" fo:text-indent="0in" style:auto-text-indent="false"/>
    </style:style>
    <style:style style:name="P69" style:family="paragraph" style:parent-style-name="Preformatted_20_Text">
      <style:paragraph-properties fo:margin-left="0.502in" fo:margin-right="0in" fo:text-indent="0in" style:auto-text-indent="false"/>
    </style:style>
    <style:style style:name="P70" style:family="paragraph" style:parent-style-name="Preformatted_20_Text">
      <style:paragraph-properties fo:margin-left="0.502in" fo:margin-right="0in" fo:text-indent="0in" style:auto-text-indent="false"/>
      <style:text-properties fo:color="#0000ff"/>
    </style:style>
    <style:style style:name="P71" style:family="paragraph" style:parent-style-name="Preformatted_20_Text">
      <style:paragraph-properties fo:margin-left="0.502in" fo:margin-right="0in" fo:text-indent="0in" style:auto-text-indent="false"/>
      <style:text-properties fo:color="#008000"/>
    </style:style>
    <style:style style:name="P72" style:family="paragraph" style:parent-style-name="Preformatted_20_Text">
      <style:paragraph-properties fo:margin-left="0.502in" fo:margin-right="0in" fo:margin-top="0in" fo:margin-bottom="0.1965in" fo:text-indent="0in" style:auto-text-indent="false"/>
      <style:text-properties fo:color="#02b902" fo:font-size="10pt" fo:background-color="transparent" style:font-size-asian="10pt" style:font-size-complex="10pt"/>
    </style:style>
    <style:style style:name="P73" style:family="paragraph" style:parent-style-name="Text_20_body">
      <style:paragraph-properties fo:margin-left="0.3882in" fo:margin-right="0in" fo:text-indent="0in" style:auto-text-indent="false"/>
      <style:text-properties fo:font-weight="bold" style:font-weight-asian="bold" style:font-weight-complex="bold"/>
    </style:style>
    <style:style style:name="P74" style:family="paragraph" style:parent-style-name="Standard">
      <style:paragraph-properties fo:margin-left="0.3882in" fo:margin-right="0in" fo:text-indent="0in" style:auto-text-indent="false"/>
    </style:style>
    <style:style style:name="P75" style:family="paragraph" style:parent-style-name="Text_20_body">
      <style:paragraph-properties fo:margin-left="0.3028in" fo:margin-right="0in" fo:text-indent="0in" style:auto-text-indent="false"/>
    </style:style>
    <style:style style:name="P76" style:family="paragraph" style:parent-style-name="Preformatted_20_Text">
      <style:paragraph-properties fo:margin-left="0.4827in" fo:margin-right="0in" fo:text-align="start" style:justify-single-word="false" fo:text-indent="0in" style:auto-text-indent="false"/>
    </style:style>
    <style:style style:name="P77" style:family="paragraph" style:parent-style-name="Standard">
      <style:paragraph-properties fo:margin-left="0.511in" fo:margin-right="0in" fo:text-indent="0in" style:auto-text-indent="false"/>
    </style:style>
    <style:style style:name="P78" style:family="paragraph" style:parent-style-name="Text_20_body">
      <style:paragraph-properties fo:margin-left="0.511in" fo:margin-right="0in" fo:text-indent="0in" style:auto-text-indent="false"/>
    </style:style>
    <style:style style:name="P79" style:family="paragraph" style:parent-style-name="Text_20_body">
      <style:paragraph-properties fo:margin-left="0.511in" fo:margin-right="0in" fo:text-indent="0in" style:auto-text-indent="false"/>
      <style:text-properties fo:font-size="10.5pt" style:font-size-asian="10.5pt" style:font-size-complex="10.5pt"/>
    </style:style>
    <style:style style:name="P80" style:family="paragraph" style:parent-style-name="Table_20_Contents">
      <style:paragraph-properties fo:text-align="center" style:justify-single-word="false"/>
    </style:style>
    <style:style style:name="P81" style:family="paragraph" style:parent-style-name="Table_20_Contents">
      <style:paragraph-properties fo:text-align="end" style:justify-single-word="false"/>
    </style:style>
    <style:style style:name="P82" style:family="paragraph" style:parent-style-name="Text_20_body">
      <style:paragraph-properties fo:margin-left="0.4925in" fo:margin-right="0in" fo:text-indent="0in" style:auto-text-indent="false"/>
    </style:style>
    <style:style style:name="P83"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84" style:family="paragraph" style:parent-style-name="Standard">
      <style:paragraph-properties fo:margin-left="0.4071in" fo:margin-right="0in" fo:text-indent="0in" style:auto-text-indent="false"/>
    </style:style>
    <style:style style:name="P85" style:family="paragraph" style:parent-style-name="Preformatted_20_Text">
      <style:paragraph-properties fo:margin-left="0.1425in" fo:margin-right="0in" fo:text-indent="0in" style:auto-text-indent="false"/>
      <style:text-properties fo:color="#000000" fo:font-size="8pt" style:font-size-asian="8pt" style:font-size-complex="8pt"/>
    </style:style>
    <style:style style:name="P86" style:family="paragraph" style:parent-style-name="Preformatted_20_Text">
      <style:paragraph-properties fo:margin-left="2.7654in" fo:margin-right="0in" fo:text-indent="0in" style:auto-text-indent="false"/>
    </style:style>
    <style:style style:name="P87" style:family="paragraph" style:parent-style-name="Text_20_body">
      <style:paragraph-properties fo:margin-left="0.4925in" fo:margin-right="0in" fo:text-indent="-0.2083in" style:auto-text-indent="false">
        <style:tab-stops/>
      </style:paragraph-properties>
    </style:style>
    <style:style style:name="P88" style:family="paragraph" style:parent-style-name="Contents_20_1">
      <style:paragraph-properties>
        <style:tab-stops>
          <style:tab-stop style:position="6.9252in" style:type="right" style:leader-style="dotted" style:leader-text="."/>
        </style:tab-stops>
      </style:paragraph-properties>
    </style:style>
    <style:style style:name="P89" style:family="paragraph" style:parent-style-name="Contents_20_2">
      <style:paragraph-properties>
        <style:tab-stops>
          <style:tab-stop style:position="6.7283in" style:type="right" style:leader-style="dotted" style:leader-text="."/>
        </style:tab-stops>
      </style:paragraph-properties>
    </style:style>
    <style:style style:name="P90" style:family="paragraph" style:parent-style-name="Contents_20_3">
      <style:paragraph-properties>
        <style:tab-stops>
          <style:tab-stop style:position="6.5319in" style:type="right" style:leader-style="dotted" style:leader-text="."/>
        </style:tab-stops>
      </style:paragraph-properties>
    </style:style>
    <style:style style:name="P91" style:family="paragraph" style:parent-style-name="Contents_20_4">
      <style:paragraph-properties>
        <style:tab-stops>
          <style:tab-stop style:position="6.3354in" style:type="right" style:leader-style="dotted" style:leader-text="."/>
        </style:tab-stops>
      </style:paragraph-properties>
    </style:style>
    <style:style style:name="P92" style:family="paragraph" style:parent-style-name="Text_20_body" style:list-style-name="List_20_1"/>
    <style:style style:name="P93" style:family="paragraph" style:parent-style-name="Text_20_body">
      <style:text-properties fo:color="#000000"/>
    </style:style>
    <style:style style:name="P94" style:family="paragraph" style:parent-style-name="Text_20_body" style:list-style-name="List_20_1">
      <style:paragraph-properties fo:margin-left="0.6063in" fo:margin-right="0in" fo:text-indent="-0.1575in" style:auto-text-indent="false">
        <style:tab-stops/>
      </style:paragraph-properties>
    </style:style>
    <style:style style:name="P95" style:family="paragraph" style:parent-style-name="Text_20_body" style:list-style-name="L1">
      <style:paragraph-properties fo:margin-left="0in" fo:margin-right="0in" fo:text-indent="0in" style:auto-text-indent="false"/>
    </style:style>
    <style:style style:name="P96"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7" style:family="paragraph" style:parent-style-name="List" style:list-style-name="L3"/>
    <style:style style:name="P98" style:family="paragraph" style:parent-style-name="Heading_20_1">
      <style:paragraph-properties fo:break-before="page"/>
    </style:style>
    <style:style style:name="P99" style:family="paragraph" style:parent-style-name="Heading_20_1">
      <style:paragraph-properties fo:margin-left="0in" fo:margin-right="0in" fo:text-indent="0in" style:auto-text-indent="false"/>
    </style:style>
    <style:style style:name="P100" style:family="paragraph" style:parent-style-name="Heading_20_3">
      <style:text-properties fo:color="#000000"/>
    </style:style>
    <style:style style:name="P101" style:family="paragraph" style:parent-style-name="Heading_20_4">
      <style:text-properties fo:color="#000000"/>
    </style:style>
    <style:style style:name="P102" style:family="paragraph" style:parent-style-name="Heading_20_4">
      <style:paragraph-properties fo:margin-left="0in" fo:margin-right="0in" fo:text-indent="0in" style:auto-text-indent="false"/>
    </style:style>
    <style:style style:name="P103" style:family="paragraph" style:parent-style-name="Heading_20_2">
      <style:text-properties fo:color="#000000"/>
    </style:style>
    <style:style style:name="P104" style:family="paragraph" style:parent-style-name="Preformatted_20_Text">
      <style:text-properties fo:color="#0000cc" fo:background-color="#e7e7ff"/>
    </style:style>
    <style:style style:name="P105" style:family="paragraph" style:parent-style-name="Preformatted_20_Text">
      <style:text-properties fo:color="#0000cc" fo:font-size="10pt" fo:background-color="#e7e7ff" style:font-size-asian="10pt" style:font-size-complex="10pt"/>
    </style:style>
    <style:style style:name="P106"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107" style:family="paragraph" style:parent-style-name="Preformatted_20_Text">
      <style:text-properties fo:color="#000000" fo:font-size="10pt" fo:background-color="#dbdbdb" style:font-size-asian="10pt" style:font-size-complex="10pt"/>
    </style:style>
    <style:style style:name="P108" style:family="paragraph" style:parent-style-name="Preformatted_20_Text">
      <style:text-properties fo:color="#cc0000" fo:font-size="10pt" fo:background-color="transparent" style:font-size-asian="10pt" style:font-size-complex="10pt"/>
    </style:style>
    <style:style style:name="P109" style:family="paragraph" style:parent-style-name="List_20_1" style:list-style-name="L2">
      <style:paragraph-properties fo:margin-left="0.6535in" fo:margin-right="0in" fo:text-indent="-0.2555in" style:auto-text-indent="false">
        <style:tab-stops/>
      </style:paragraph-properties>
    </style:style>
    <style:style style:name="P110" style:family="paragraph" style:parent-style-name="List_20_1" style:list-style-name="L2">
      <style:paragraph-properties fo:margin-left="0.6346in" fo:margin-right="0in" fo:text-indent="-0.2555in" style:auto-text-indent="false">
        <style:tab-stops/>
      </style:paragraph-properties>
    </style:style>
    <style:style style:name="P111"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color="#ff0000" fo:font-weight="bold" fo:background-color="transparent" style:font-weight-asian="bold" style:font-weight-complex="bold"/>
    </style:style>
    <style:style style:name="T10" style:family="text">
      <style:text-properties fo:color="#ff0000" fo:font-size="12pt" style:font-size-asian="12pt" style:font-size-complex="12pt"/>
    </style:style>
    <style:style style:name="T11" style:family="text">
      <style:text-properties fo:color="#000000"/>
    </style:style>
    <style:style style:name="T12" style:family="text">
      <style:text-properties fo:color="#000000" fo:font-weight="bold"/>
    </style:style>
    <style:style style:name="T13" style:family="text">
      <style:text-properties fo:color="#000000" fo:font-weight="bold" style:font-weight-asian="bold"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fo:font-weight="bold" style:font-style-asian="italic" style:font-weight-asian="bold" style:font-style-complex="italic" style:font-weight-complex="bold"/>
    </style:style>
    <style:style style:name="T17" style:family="text">
      <style:text-properties fo:color="#000000" style:text-position="33% 80%"/>
    </style:style>
    <style:style style:name="T18" style:family="text">
      <style:text-properties fo:color="#009966" fo:font-weight="bold"/>
    </style:style>
    <style:style style:name="T19" style:family="text">
      <style:text-properties fo:color="#0000ff"/>
    </style:style>
    <style:style style:name="T20" style:family="text">
      <style:text-properties fo:color="#0000ff" fo:background-color="#e7e7ff"/>
    </style:style>
    <style:style style:name="T21" style:family="text">
      <style:text-properties fo:color="#0000ff" fo:font-size="10.5pt" style:font-size-asian="10.5pt" style:font-size-complex="10.5pt"/>
    </style:style>
    <style:style style:name="T22" style:family="text">
      <style:text-properties fo:color="#0000ff" fo:font-weight="bold" style:font-weight-asian="bold" style:font-weight-complex="bold"/>
    </style:style>
    <style:style style:name="T23" style:family="text">
      <style:text-properties fo:color="#0000ff" fo:font-weight="normal" style:font-weight-asian="normal" style:font-weight-complex="normal"/>
    </style:style>
    <style:style style:name="T24" style:family="text">
      <style:text-properties fo:color="#0000ff" fo:font-size="12pt" style:font-size-asian="12pt" style:font-size-complex="12pt"/>
    </style:style>
    <style:style style:name="T25" style:family="text">
      <style:text-properties fo:color="#cc0000"/>
    </style:style>
    <style:style style:name="T26" style:family="text">
      <style:text-properties fo:color="#cc0000" fo:font-weight="bold"/>
    </style:style>
    <style:style style:name="T27" style:family="text">
      <style:text-properties fo:color="#0000cc" fo:background-color="#e7e7ff"/>
    </style:style>
    <style:style style:name="T28" style:family="text">
      <style:text-properties fo:color="#02b902"/>
    </style:style>
    <style:style style:name="T29" style:family="text">
      <style:text-properties fo:font-style="italic" style:font-style-asian="italic" style:font-style-complex="italic"/>
    </style:style>
    <style:style style:name="T30" style:family="text">
      <style:text-properties fo:font-style="italic" style:text-underline-style="none" fo:font-weight="normal" style:font-style-asian="italic" style:font-weight-asian="normal" style:font-style-complex="italic" style:font-weight-complex="normal"/>
    </style:style>
    <style:style style:name="T31" style:family="text">
      <style:text-properties fo:font-style="italic" style:text-underline-style="none"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color="#cc0033" fo:font-weight="bold"/>
    </style:style>
    <style:style style:name="T35" style:family="text">
      <style:text-properties fo:color="#9966ff"/>
    </style:style>
    <style:style style:name="T36" style:family="text">
      <style:text-properties fo:color="#ff00cc"/>
    </style:style>
    <style:style style:name="T37" style:family="text">
      <style:text-properties fo:color="#006699" fo:font-weight="bold"/>
    </style:style>
    <style:style style:name="T38" style:family="text">
      <style:text-properties fo:color="#008000"/>
    </style:style>
    <style:style style:name="T39" style:family="text">
      <style:text-properties fo:color="#008000" fo:font-weight="normal" style:font-weight-asian="normal" style:font-weight-complex="normal"/>
    </style:style>
    <style:style style:name="T40" style:family="text">
      <style:text-properties fo:color="#008000" fo:font-weight="bold" style:font-weight-asian="bold" style:font-weight-complex="bold"/>
    </style:style>
    <style:style style:name="T41" style:family="text">
      <style:text-properties fo:color="#008000" fo:font-size="12pt" style:font-size-asian="12pt" style:font-size-complex="12pt"/>
    </style:style>
    <style:style style:name="T42" style:family="text">
      <style:text-properties fo:font-weight="normal" style:font-weight-asian="normal" style:font-weight-complex="normal"/>
    </style:style>
    <style:style style:name="T43" style:family="text">
      <style:text-properties fo:color="#c5000b"/>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background-color="#00ff00"/>
    </style:style>
    <style:style style:name="T47" style:family="text">
      <style:text-properties fo:font-size="10.5pt" style:font-size-asian="10.5pt" style:font-size-complex="10.5pt"/>
    </style:style>
    <style:style style:name="T48" style:family="text">
      <style:text-properties fo:font-size="10.5pt" fo:font-weight="normal" style:font-size-asian="10.5pt" style:font-weight-asian="normal" style:font-size-complex="10.5pt" style:font-weight-complex="normal"/>
    </style:style>
    <style:style style:name="T49" style:family="text">
      <style:text-properties fo:background-color="#e7e7ff"/>
    </style:style>
    <style:style style:name="T50" style:family="text">
      <style:text-properties fo:font-size="12pt" style:font-size-asian="12pt" style:font-size-complex="12pt"/>
    </style:style>
    <style:style style:name="T51" style:family="text">
      <style:text-properties fo:font-size="12pt" fo:font-weight="bold" style:font-size-asian="12pt" style:font-weight-asian="bold" style:font-size-complex="12pt"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Rider</text:p>
          <text:p text:style-name="P2">by Ted Kosan</text:p>
        </draw:text-box>
      </draw:frame>
      <draw:frame draw:style-name="fr1" draw:name="Frame9" text:anchor-type="page" text:anchor-page-number="1" svg:x="2.5472in" svg:y="8.2402in" svg:width="3.5508in" draw:z-index="15">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8"><text:bookmark-start text:name="DDE_LINK22"/>1 Preface<text:tab/>6</text:p>
          <text:p text:style-name="P89">1.1 Dedication<text:tab/>6</text:p>
          <text:p text:style-name="P89">1.2 Acknowledgments<text:tab/>6</text:p>
          <text:p text:style-name="P89">1.3 Support Email List<text:tab/>6</text:p>
          <text:p text:style-name="P89">1.4 Recommended Weekly Sequence When Teaching A Class With This Book<text:tab/>6</text:p>
          <text:p text:style-name="P88">2 Introduction<text:tab/>7</text:p>
          <text:p text:style-name="P89">2.1 Patterns And STEM<text:tab/>7</text:p>
          <text:p text:style-name="P88">3 Patterns And Pattern Spaces<text:tab/>8</text:p>
          <text:p text:style-name="P89">3.1 Exploring A Permutation Pattern Space<text:tab/>8</text:p>
          <text:p text:style-name="P90">3.1.1 Generating Permutation Patterns With PermutationsList()<text:tab/>8</text:p>
          <text:p text:style-name="P90">3.1.2 The Permutations() Function And The Enormous Pattern Spaces It Can Work With<text:tab/>12</text:p>
          <text:p text:style-name="P89">3.2 Tools For Moving Through A Pattern Space<text:tab/>14</text:p>
          <text:p text:style-name="P90">3.2.1 Walking Through A Pattern Space With Pencil And Paper<text:tab/>14</text:p>
          <text:p text:style-name="P90">3.2.2 Flying A Spacecraft Through A Pattern Space With A Loop Based Program<text:tab/>15</text:p>
          <text:p text:style-name="P91">3.2.2.1 A Pattern Space Can Quickly Become Too Vast For Even A Computer "Spacecraft" To Traverse<text:tab/>16</text:p>
          <text:p text:style-name="P90">3.2.3 Hyperspace Jumping Through A Pattern Space With Mathematical Formulas And Theorems<text:tab/>18</text:p>
          <text:p text:style-name="P91">3.2.3.1 Beginning The Search For An Integer Summing Jump Point<text:tab/>18</text:p>
          <text:p text:style-name="P91">3.2.3.2 Switching To Mathematical Notation<text:tab/>21</text:p>
          <text:p text:style-name="P90">3.2.4 Formulas And Theorems Are Like Hyperspace Jump Points<text:tab/>25</text:p>
          <text:p text:style-name="P90">3.2.5 The Greek Letter Sigma () Is Used In Mathematical Notation To Represent The Sum Operation<text:tab/>26</text:p>
          <text:p text:style-name="P91">3.2.5.1 Summing Without Applying An Operation<text:tab/>26</text:p>
          <text:p text:style-name="P91">3.2.5.2 Applying An Operation While Summing<text:tab/>27</text:p>
          <text:p text:style-name="P90">3.2.6 Mathematical Notation Was Designed To Relay Complex Ideas With A Minimum Amount Of Writing (Or Typing!)<text:tab/>28</text:p>
          <text:p text:style-name="P91">3.2.6.1 Knowing How To Program Makes Learning Mathematics Easier<text:tab/>28</text:p>
          <text:p text:style-name="P91">3.2.6.2 Using Juxtaposition Notation For Multiplication Instead Of The * Operator In Mathematical Notation<text:tab/>28</text:p>
          <text:p text:style-name="P89">3.3 Exercises<text:tab/>29</text:p>
          <text:p text:style-name="P90">3.3.1 Exercise 1<text:tab/>29</text:p>
          <text:p text:style-name="P90">3.3.2 Exercise 2<text:tab/>30</text:p>
          <text:p text:style-name="P90">3.3.3 Exercise 3<text:tab/>30</text:p>
          <text:p text:style-name="P90">3.3.4 Exercise 4<text:tab/>31</text:p>
          <text:p text:style-name="P90">3.3.5 Exercise 5<text:tab/>32</text:p>
          <text:p text:style-name="P90"><text:soft-page-break/>3.3.6 Exercise 6<text:tab/>33</text:p>
          <text:p text:style-name="P88">4 Number System Patterns (Some Have Big Gaps, Some Have Small Gaps or No Gaps)<text:tab/>34</text:p>
          <text:p text:style-name="P89">4.1 Number Systems Which Have Big Gaps<text:tab/>34</text:p>
          <text:p text:style-name="P90">4.1.1 - The Natural (Or Counting) Numbers<text:tab/>34</text:p>
          <text:p text:style-name="P90">4.1.2 The Integers (Natural Numbers Plus Their Negative Counterparts)<text:tab/>35</text:p>
          <text:p text:style-name="P90">4.1.3 The Big Gaps Which Exist Between Natural Numbers And Integers<text:tab/>36</text:p>
          <text:p text:style-name="P91">4.1.3.1 Zooming Into The Area Between The Integers 0 And 1<text:tab/>36</text:p>
          <text:p text:style-name="P90">4.1.4 Natural Numbers And Integers Are Used When Counting Things (Discrete Mathematics)<text:tab/>37</text:p>
          <text:p text:style-name="P89">4.2 The Rational Numbers, A Number System Which Has Small Gaps<text:tab/>38</text:p>
          <text:p text:style-name="P90">4.2.1 The Rational Number System Contains Equivalents To All The Integers<text:tab/>38</text:p>
          <text:p text:style-name="P90">4.2.2 Zooming Into The Area Between The Rational Numbers 0/1 And 1/1<text:tab/>39</text:p>
          <text:p text:style-name="P90">4.2.3 Going Beyond One Level In The Zoom (All Rational Numbers Have An Infinite Number Of Rational Numbers Between Them)<text:tab/>40</text:p>
          <text:p text:style-name="P90">4.2.4 Irrational Numbers<text:tab/>41</text:p>
          <text:p text:style-name="P89">4.3 The Real Numbers And Decimal Representations<text:tab/>41</text:p>
          <text:p text:style-name="P90">4.3.1 Obtaining Decimal Representations Of Real Numbers With N()<text:tab/>42</text:p>
          <text:p text:style-name="P90">4.3.2 Obtaining Decimal Representations Of Rational Numbers With N()<text:tab/>43</text:p>
          <text:p text:style-name="P90">4.3.3 Obtaining Rational Representations Of Decimal Numbers<text:tab/>45</text:p>
          <text:p text:style-name="P90">4.3.4 Zooming Into The Area Between The Real Numbers 0.0 And 1.0<text:tab/>45</text:p>
          <text:p text:style-name="P90">4.3.5 Going Beyond One Level In The Zoom (All Real Numbers Have An Infinite Number Of Real Numbers Between Them)<text:tab/>46</text:p>
          <text:p text:style-name="P90">4.3.6 Rational Numbers And Real Numbers Are Used When Measuring Things (Continuous Mathematics).<text:tab/>47</text:p>
          <text:p text:style-name="P90">4.3.7 Imaginary Numbers And Complex Numbers<text:tab/>47</text:p>
          <text:p text:style-name="P89">4.4 Exercises<text:tab/>47</text:p>
          <text:p text:style-name="P90">4.4.1 Exercise 1<text:tab/>48</text:p>
          <text:p text:style-name="P90">4.4.2 Exercise 2<text:tab/>48</text:p>
          <text:p text:style-name="P90">4.4.3 Exercise 3<text:tab/>49</text:p>
          <text:p text:style-name="P90">4.4.4 Exercise 4<text:tab/>49</text:p>
          <text:p text:style-name="P90">4.4.5 Exercise 5<text:tab/>49</text:p>
          <text:p text:style-name="P90">4.4.6 Exercise 6<text:tab/>49</text:p>
          <text:p text:style-name="P90">4.4.7 Exercise 7<text:tab/>49</text:p>
          <text:p text:style-name="P88">5 The Modeling And Simulation Of Systems<text:tab/>50</text:p>
          <text:p text:style-name="P88">6 Counting Based Simulations Which Use Probability<text:tab/>51</text:p>
          <text:p text:style-name="P89">6.1 Rules Related To Probability<text:tab/>51</text:p>
          <text:p text:style-name="P89">6.2 The Three Kinds Of Probabilities<text:tab/>52</text:p>
          <text:p text:style-name="P90">6.2.1 Subjective Probability<text:tab/>52</text:p>
          <text:p text:style-name="P90">6.2.2 Theoretical Probability<text:tab/>52</text:p>
          <text:p text:style-name="P91">6.2.2.1 Calculating The Probability That A Single Die Will Come Up 5 <text:soft-page-break/>When Rolled Using Theory<text:tab/>53</text:p>
          <text:p text:style-name="P90">6.2.3 Empirical Probability<text:tab/>55</text:p>
          <text:p text:style-name="P91">6.2.3.1 Determining The Probability That A Single Die Will Come Up 5 When Rolled Using Simulation (And The Law Of Large Numbers)<text:tab/>55</text:p>
          <text:p text:style-name="P90">6.2.4 Histograms<text:tab/>58</text:p>
          <text:p text:style-name="P91">6.2.4.1 Plain Histogram With No Title<text:tab/>58</text:p>
          <text:p text:style-name="P91">6.2.4.2 Adding A Title To A Histogram And The Options Operator (-&gt;)<text:tab/>59</text:p>
          <text:p text:style-name="P91">6.2.4.3 Histogram With Configured Bins<text:tab/>60</text:p>
          <text:p text:style-name="P91">6.2.4.4 Histogram With Two 1's<text:tab/>61</text:p>
          <text:p text:style-name="P91">6.2.4.5 Histogram With Three 5's<text:tab/>62</text:p>
          <text:p text:style-name="P91">6.2.4.6 Histogram With Axes Labels And Data Series Titles<text:tab/>63</text:p>
          <text:p text:style-name="P90">6.2.5 A Histogram Which Shows The Result Of Rolling A Single Simulated Die 1000 Times<text:tab/>64</text:p>
          <text:p text:style-name="P90">6.2.6 A Histogram Which Shows The Result Of Rolling Two Simulated Dice 1000 Times<text:tab/>65</text:p>
          <text:p text:style-name="P89">6.3 Exercises<text:tab/>67</text:p>
          <text:p text:style-name="P90">6.3.1 Exercise 1<text:tab/>67</text:p>
          <text:p text:style-name="P88">7 Monte Carlo Resampling Simulations<text:tab/>68</text:p>
          <text:p text:style-name="P89">7.1 The Three Doors Game<text:tab/>68</text:p>
          <text:p text:style-name="P89">7.2 In A Room Full Of People, What Is The Probability That At Least Two Will Have The Same Birthday?<text:tab/>69</text:p>
          <text:p text:style-name="P89">7.3 What Is The Probability Of A Family With Four Children Having Exactly Three Boys?<text:tab/>71</text:p>
          <text:p text:style-name="P89">7.4 What Is The Probability Of Having Three Or More Hits In Five Basketball Free throws?<text:tab/>73</text:p>
          <text:p text:style-name="P89">7.5 Shooting At A Target<text:tab/>76</text:p>
          <text:p text:style-name="P89">7.6 Two Stacks Of 10 Pennies<text:tab/>77</text:p>
          <text:p text:style-name="P89">7.7 Vending Machine Simulation<text:tab/>79</text:p>
          <text:p text:style-name="P89">7.8 The Probability Of Obtaining A Hand With Two Of A Kind In Cards<text:tab/>82</text:p>
          <text:p text:style-name="P89">7.9 The Probability Of Obtaining Two Pairs Vs. Three Of A Kind In Cards<text:tab/>83</text:p>
          <text:p text:style-name="P89">7.10 A Random Walk Simulation<text:tab/>84</text:p>
          <text:p text:style-name="P88">8 Mathematical Formulas, Mathematical Functions, And Plotting<text:tab/>87</text:p>
          <text:p text:style-name="P89">8.1 Applied Mathematics And Formulas<text:tab/>87</text:p>
          <text:p text:style-name="P89">8.2 Reconfiguring Jump Points With The == Operator And The Solve() Function<text:tab/>88</text:p>
          <text:p text:style-name="P89">8.3 Turning A Formula Into An Explicit Function, Independent And Dependent Variables<text:tab/>90</text:p>
          <text:p text:style-name="P89">8.4 The Domain And Range Of A Function<text:tab/>91</text:p>
          <text:p text:style-name="P89">8.5 Plotting A Function (Obtaining A Graphic "Map" Of A Function's Pattern Space)<text:tab/>92</text:p>
          <text:p text:style-name="P90">8.5.1 Generating 11 Points With A ForEach Loop And Plotting Them With ScatterPlot()<text:tab/>93</text:p>
          <text:p text:style-name="P90"><text:soft-page-break/>8.5.2 Analyzing The Plotted Points With Cross Hairs And Mouse Pointer Hovering<text:tab/>95</text:p>
          <text:p text:style-name="P90">8.5.3 Generating 11 Points With Table() And Plotting Them With ScatterPlot()<text:tab/>95</text:p>
          <text:p text:style-name="P90">8.5.4 Generating More Accurate Plots With Table() And ScatterPlot()<text:tab/>97</text:p>
          <text:p text:style-name="P90">8.5.5 Generating Points With Plot2D But Not Plotting Them<text:tab/>99</text:p>
          <text:p text:style-name="P90">8.5.6 Plotting A Function With Plot2D()<text:tab/>100</text:p>
          <text:p text:style-name="P90">8.5.7 Calculating The Rate Of Change Of The Function f(t) = 55t (Rise Over Run, Slope)<text:tab/>102</text:p>
          <text:p text:style-name="P91">8.5.7.1 Calculating The Slope Using Two Adjacent Points<text:tab/>103</text:p>
          <text:p text:style-name="P91">8.5.7.2 Calculating The Slope Using Two Points Which Are Not Adjacent<text:tab/>104</text:p>
          <text:p text:style-name="P91">8.5.7.3 Using Randomly Selected Points To Calculate The Slope<text:tab/>105</text:p>
          <text:p text:style-name="P88">9 Introduction To The GeoGebra Plugin, A Dynamic Mathematics Application<text:tab/>109</text:p>
          <text:p text:style-name="P89">9.1 An Overview Of The GeoGebra GUI<text:tab/>109</text:p>
          <text:p text:style-name="P89">9.2 Adding Some Points And Lines To The Drawing Pad<text:tab/>111</text:p>
        </text:index-body>
      </text:table-of-content>
      <text:p text:style-name="Standard"><text:bookmark-end text:name="DDE_LINK22"/></text:p>
      <text:h text:style-name="P98"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883336799" text:style-name="List_20_1">
        <text:list-item>
          <text:p text:style-name="P92"><text:bookmark-start text:name="DDE_LINK"/>Week 7: Sections<text:bookmark-end text:name="DDE_LINK"/> 1-3.</text:p>
        </text:list-item>
        <text:list-item>
          <text:p text:style-name="P92">Week 8: Section 4</text:p>
        </text:list-item>
        <text:list-item>
          <text:p text:style-name="P92">Week 9: Sections 5-6</text:p>
        </text:list-item>
        <text:list-item>
          <text:p text:style-name="P92">Week 10: Section 7</text:p>
        </text:list-item>
        <text:list-item>
          <text:p text:style-name="P92">Week 11: Sections</text:p>
          <text:p text:style-name="P92"/>
        </text:list-item>
      </text:list>
      <text:h text:style-name="P99" text:outline-level="1">Introduction</text:h>
      <text:p text:style-name="P7">In the book <text:span text:style-name="T29">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786029348" text:continue-numbering="true" text:style-name="List_20_1">
        <text:list-item>
          <text:p text:style-name="P94">All plants and animals are made of patterns of cells.</text:p>
        </text:list-item>
        <text:list-item>
          <text:p text:style-name="P94">Cells and minerals are built with patterns of molecules and atoms.</text:p>
        </text:list-item>
        <text:list-item>
          <text:p text:style-name="P94">Atoms are patterns of protons, neutrons, and electrons.</text:p>
        </text:list-item>
        <text:list-item>
          <text:p text:style-name="P94">Music consists of sound patterns.</text:p>
        </text:list-item>
        <text:list-item>
          <text:p text:style-name="P94">Weather moves in weather patterns.</text:p>
        </text:list-item>
        <text:list-item>
          <text:p text:style-name="P94">Objects that are dropped fall according to a specific pattern.</text:p>
        </text:list-item>
        <text:list-item>
          <text:p text:style-name="P94">Objects that are thrown follow a specific pattern.</text:p>
        </text:list-item>
        <text:list-item>
          <text:p text:style-name="P94">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2">Result: {{Bill,Mary,Tom},{Bill,Tom,Mary},{Tom,Bill,Mary},{Mary,Bill,Tom},{Mary,Tom,Bill},{Tom,Mary,Bill}}</text:p>
      <text:p text:style-name="P32"/>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75">"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38">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1"/>
      <text:p text:style-name="P31">In&gt; PermutationsList({a,b})</text:p>
      <text:p text:style-name="P33">Result: {{a,b},{b,a}}</text:p>
      <text:p text:style-name="P31"/>
      <text:p text:style-name="Text_20_body">It looks like two patterns. <text:s/>What about 3 letters?:</text:p>
      <text:p text:style-name="Preformatted_20_Text"/>
      <text:p text:style-name="Preformatted_20_Text">In&gt; PermutationsList({a,b,c})</text:p>
      <text:p text:style-name="P32">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2">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2">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1"/>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32"/>
      <text:p text:style-name="P68">(Also, the <text:span text:style-name="T6">TableForm()</text:span> function can be used to view the contents of a list vertically if desired):</text:p>
      <text:p text:style-name="P69"/>
      <text:p text:style-name="P69">In&gt; TableForm(PermutationsList({a,b,c}))</text:p>
      <text:p text:style-name="P70">Result: True</text:p>
      <text:p text:style-name="P71">Side Effects:</text:p>
      <text:p text:style-name="P71">{a,b,c}</text:p>
      <text:p text:style-name="P71">{a,c,b}</text:p>
      <text:p text:style-name="P71">{c,a,b}</text:p>
      <text:p text:style-name="P71">{b,a,c}</text:p>
      <text:p text:style-name="P71">{b,c,a}</text:p>
      <text:p text:style-name="P71">{c,b,a}</text:p>
      <text:p text:style-name="P71"/>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39"/>
      <text:p text:style-name="P39"><text:bookmark-start text:name="DDE_LINK5"/>%mathpiper<text:bookmark-end text:name="DDE_LINK5"/>,title=""</text:p>
      <text:p text:style-name="P46"/>
      <text:p text:style-name="P46">patterns <text:span text:style-name="T34">:=</text:span> <text:span text:style-name="T35">PermutationsList</text:span><text:span text:style-name="T5">({</text:span>a,b,c,d,e,f,g,h<text:span text:style-name="T5">})</text:span>;</text:p>
      <text:p text:style-name="P46"/>
      <text:p text:style-name="P46">numberOfPatterns <text:span text:style-name="T34">:=</text:span> <text:span text:style-name="T7">0</text:span>;</text:p>
      <text:p text:style-name="P46"/>
      <text:p text:style-name="P46"><text:span text:style-name="T18">ForEach</text:span><text:span text:style-name="T5">(</text:span>pattern, patterns<text:span text:style-name="T5">)</text:span></text:p>
      <text:p text:style-name="P46">[</text:p>
      <text:p text:style-name="P46"><text:s text:c="4"/>numberOfPatterns<text:span text:style-name="T5">++</text:span>;</text:p>
      <text:p text:style-name="P46">];</text:p>
      <text:p text:style-name="P46"/>
      <text:p text:style-name="P46"><text:span text:style-name="T18">NewLine</text:span><text:span text:style-name="T5">(</text:span><text:span text:style-name="T7">2</text:span><text:span text:style-name="T5">)</text:span>;</text:p>
      <text:p text:style-name="P46"/>
      <text:p text:style-name="P46"><text:span text:style-name="T18">Echo</text:span><text:span text:style-name="T5">(</text:span><text:span text:style-name="T36">"Number of patterns: "</text:span>, numberOfPatterns<text:span text:style-name="T5">)</text:span>;</text:p>
      <text:p text:style-name="P46"/>
      <text:p text:style-name="P39">%/mathpiper</text:p>
      <text:p text:style-name="P46"/>
      <text:p text:style-name="P46"><text:s text:c="4"/><text:span text:style-name="T19">%output,preserve="false"</text:span></text:p>
      <text:p text:style-name="P46"><text:s text:c="6"/><text:span text:style-name="T19">Result:</text:span> True</text:p>
      <text:p text:style-name="P46"><text:s text:c="6"/></text:p>
      <text:p text:style-name="P46"><text:s text:c="6"/><text:span text:style-name="T28">Side Effects:</text:span></text:p>
      <text:p text:style-name="P46"><text:s text:c="6"/>Number of patterns: 40320</text:p>
      <text:p text:style-name="P35">. <text:s text:c="2"/>%/output</text:p>
      <text:p text:style-name="P35"><text:soft-page-break/></text:p>
      <text:p text:style-name="P49">Note, we could also count the number of patterns with less code by letting the <text:span text:style-name="T6">Length()</text:span> function do the looping for us:</text:p>
      <text:p text:style-name="P39"/>
      <text:p text:style-name="P39">%mathpiper,title=""</text:p>
      <text:p text:style-name="P46"/>
      <text:p text:style-name="P46">patterns <text:span text:style-name="T34">:=</text:span> <text:span text:style-name="T35">PermutationsList</text:span><text:span text:style-name="T5">({</text:span>a,b,c,d,e,f,g,h<text:span text:style-name="T5">})</text:span>;</text:p>
      <text:p text:style-name="P46"/>
      <text:p text:style-name="P46"><text:span text:style-name="T37">Length</text:span><text:span text:style-name="T5">(</text:span>patterns<text:span text:style-name="T5">)</text:span>;</text:p>
      <text:p text:style-name="P46"/>
      <text:p text:style-name="P46">%/mathpiper</text:p>
      <text:p text:style-name="P46"/>
      <text:p text:style-name="P46"><text:s text:c="4"/><text:span text:style-name="T19">%output,preserve="false"</text:span></text:p>
      <text:p text:style-name="P46"><text:s text:c="6"/><text:span text:style-name="T19">Result:</text:span> 40320</text:p>
      <text:p text:style-name="P46">. <text:s text:c="2"/><text:span text:style-name="T19">%/output</text:span></text:p>
      <text:p text:style-name="P46"/>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39"/>
      <text:p text:style-name="P39">%mathpiper,title=""</text:p>
      <text:p text:style-name="P46"/>
      <text:p text:style-name="P46">patternGenerationTime <text:span text:style-name="T34">:=</text:span> <text:span text:style-name="T18">Time</text:span><text:span text:style-name="T5">()</text:span> patterns <text:span text:style-name="T34">:= </text:span><text:span text:style-name="T35">PermutationsList</text:span><text:span text:style-name="T5">({</text:span>a,b,c,d,e,f,g,h<text:span text:style-name="T5">})</text:span>;</text:p>
      <text:p text:style-name="P46"/>
      <text:p text:style-name="P46">numberOfPatterns <text:span text:style-name="T34">:=</text:span> <text:span text:style-name="T7">0</text:span>;</text:p>
      <text:p text:style-name="P46"/>
      <text:p text:style-name="P46">countingTime <text:span text:style-name="T34">:=</text:span> <text:span text:style-name="T18">Time</text:span><text:span text:style-name="T5">()</text:span> <text:span text:style-name="T18">ForEach</text:span><text:span text:style-name="T5">(</text:span>pattern, patterns<text:span text:style-name="T5">)</text:span></text:p>
      <text:p text:style-name="P46">[</text:p>
      <text:p text:style-name="P46"><text:s text:c="4"/>numberOfPatterns<text:span text:style-name="T5">++</text:span>;</text:p>
      <text:p text:style-name="P46">];</text:p>
      <text:p text:style-name="P46"/>
      <text:p text:style-name="P46"><text:span text:style-name="T18">NewLine</text:span><text:span text:style-name="T5">(</text:span><text:span text:style-name="T7">2</text:span><text:span text:style-name="T5">)</text:span>;</text:p>
      <text:p text:style-name="P46"/>
      <text:p text:style-name="P46"><text:span text:style-name="T18">Echo</text:span><text:span text:style-name="T5">(</text:span><text:span text:style-name="T36">"Number of patterns: "</text:span>, numberOfPatterns<text:span text:style-name="T5">)</text:span>;</text:p>
      <text:p text:style-name="P46"/>
      <text:p text:style-name="P46"><text:span text:style-name="T18">Echo</text:span><text:span text:style-name="T5">(</text:span><text:span text:style-name="T36">"Pattern generation time: "</text:span>, patternGenerationTime, <text:span text:style-name="T36">"seconds."</text:span><text:span text:style-name="T5">)</text:span>;</text:p>
      <text:p text:style-name="P46"/>
      <text:p text:style-name="P46"><text:span text:style-name="T18">Echo</text:span><text:span text:style-name="T5">(</text:span><text:span text:style-name="T36">"Counting time: "</text:span>, countingTime, <text:span text:style-name="T36">"seconds."</text:span><text:span text:style-name="T5">)</text:span>;</text:p>
      <text:p text:style-name="P46"/>
      <text:p text:style-name="P46"><text:span text:style-name="T18">Echo</text:span><text:span text:style-name="T5">(</text:span><text:span text:style-name="T36">"Total Time: "</text:span>, patternGenerationTime <text:span text:style-name="T5">+</text:span> countingTime, <text:span text:style-name="T36">"seconds."</text:span><text:span text:style-name="T5">)</text:span>;</text:p>
      <text:p text:style-name="P46"/>
      <text:p text:style-name="P46">%/mathpiper</text:p>
      <text:p text:style-name="P46"/>
      <text:p text:style-name="P46"><text:s text:c="4"/><text:span text:style-name="T19">%output,preserve="false"</text:span></text:p>
      <text:p text:style-name="P46"><text:s text:c="6"/><text:span text:style-name="T19">Result:</text:span> True</text:p>
      <text:p text:style-name="P46"><text:s text:c="6"/></text:p>
      <text:p text:style-name="P46"><text:s text:c="6"/><text:span text:style-name="T28">Side Effects:</text:span></text:p>
      <text:p text:style-name="P46"><text:s text:c="6"/>Number of patterns: 40320 </text:p>
      <text:p text:style-name="P46"><text:s text:c="6"/>Pattern generation time: 2.004516503 seconds.</text:p>
      <text:p text:style-name="P46"><text:s text:c="6"/>Counting time: 0.531656747 seconds.</text:p>
      <text:p text:style-name="P46"><text:soft-page-break/><text:s text:c="6"/>Total Time: 2.536173250 seconds.</text:p>
      <text:p text:style-name="P46">. <text:s text:c="2"/><text:span text:style-name="T19">%/output</text:span></text:p>
      <text:p text:style-name="P46"/>
      <text:p text:style-name="Text_20_body">Unfortunately, you will find that if you increase the number of letters to permute to <text:span text:style-name="T6">9 or higher</text:span>, the <text:span text:style-name="T6">pattern space</text:span><text:span text:style-name="T42">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59">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2"/>
      <text:p text:style-name="Preformatted_20_Text"><text:bookmark-start text:name="DDE_LINK3"/>In&gt; EchoTime() Permutations(1)</text:p>
      <text:p text:style-name="P32">Result: 1</text:p>
      <text:p text:style-name="P41">Side Effects:</text:p>
      <text:p text:style-name="P41">0.000727397 seconds taken.</text:p>
      <text:p text:style-name="Preformatted_20_Text"/>
      <text:p text:style-name="Preformatted_20_Text">In&gt; EchoTime() Permutations(2)</text:p>
      <text:p text:style-name="P32">Result: 2</text:p>
      <text:p text:style-name="P41">Side Effects:</text:p>
      <text:p text:style-name="P41">0.000958431 seconds taken.</text:p>
      <text:p text:style-name="Preformatted_20_Text"/>
      <text:p text:style-name="Preformatted_20_Text">In&gt; EchoTime() Permutations(3)</text:p>
      <text:p text:style-name="P32">Result: 6</text:p>
      <text:p text:style-name="P41">Side Effects:</text:p>
      <text:p text:style-name="P41">0.000793467 seconds taken.</text:p>
      <text:p text:style-name="Preformatted_20_Text"/>
      <text:p text:style-name="Preformatted_20_Text">In&gt; EchoTime() Permutations(4)</text:p>
      <text:p text:style-name="P32">Result: 24</text:p>
      <text:p text:style-name="P41">Side Effects:</text:p>
      <text:p text:style-name="P41">0.000828178 seconds taken.</text:p>
      <text:p text:style-name="Preformatted_20_Text"/>
      <text:p text:style-name="Preformatted_20_Text">In&gt; EchoTime() Permutations(5)</text:p>
      <text:p text:style-name="P32"><text:soft-page-break/>Result: 120</text:p>
      <text:p text:style-name="P41">Side Effects:</text:p>
      <text:p text:style-name="P41">0.000806806 seconds taken.</text:p>
      <text:p text:style-name="Preformatted_20_Text"/>
      <text:p text:style-name="Preformatted_20_Text">In&gt; EchoTime() Permutations(6)</text:p>
      <text:p text:style-name="P32">Result: 720</text:p>
      <text:p text:style-name="P41">Side Effects:</text:p>
      <text:p text:style-name="P41">0.000925119 seconds taken.</text:p>
      <text:p text:style-name="Preformatted_20_Text"/>
      <text:p text:style-name="Preformatted_20_Text">In&gt; EchoTime() Permutations(7)</text:p>
      <text:p text:style-name="P32">Result: 5040</text:p>
      <text:p text:style-name="P41">Side Effects:</text:p>
      <text:p text:style-name="P41">0.000907727 seconds taken.</text:p>
      <text:p text:style-name="Preformatted_20_Text"/>
      <text:p text:style-name="Preformatted_20_Text">In&gt; EchoTime() Permutations(8)</text:p>
      <text:p text:style-name="P32">Result: 40320</text:p>
      <text:p text:style-name="P41">Side Effects:</text:p>
      <text:p text:style-name="P41">0.000967442 seconds taken.</text:p>
      <text:p text:style-name="Preformatted_20_Text"/>
      <text:p text:style-name="Preformatted_20_Text">In&gt; EchoTime() Permutations(9)</text:p>
      <text:p text:style-name="P32">Result: 362880</text:p>
      <text:p text:style-name="P41">Side Effects:</text:p>
      <text:p text:style-name="P41">0.000965765 seconds taken.</text:p>
      <text:p text:style-name="Preformatted_20_Text"/>
      <text:p text:style-name="Preformatted_20_Text">In&gt; EchoTime() Permutations(10)</text:p>
      <text:p text:style-name="P32">Result: 3628800</text:p>
      <text:p text:style-name="P41">Side Effects:</text:p>
      <text:p text:style-name="P41">0.000993493 seconds taken.</text:p>
      <text:p text:style-name="Preformatted_20_Text"/>
      <text:p text:style-name="Preformatted_20_Text">In&gt; EchoTime() Permutations(15)</text:p>
      <text:p text:style-name="P32">Result: 1307674368000</text:p>
      <text:p text:style-name="P41">Side Effects:</text:p>
      <text:p text:style-name="P41">0.001352337 seconds taken.</text:p>
      <text:p text:style-name="Preformatted_20_Text"/>
      <text:p text:style-name="Preformatted_20_Text">In&gt; EchoTime() Permutations(20)</text:p>
      <text:p text:style-name="P32">Result: 2432902008176640000</text:p>
      <text:p text:style-name="P41">Side Effects:</text:p>
      <text:p text:style-name="P41">0.001340743 seconds taken.</text:p>
      <text:p text:style-name="Preformatted_20_Text"/>
      <text:p text:style-name="Preformatted_20_Text">In&gt; EchoTime() Permutations(40)</text:p>
      <text:p text:style-name="P32">Result: 815915283247897734345611269596115894272000000000</text:p>
      <text:p text:style-name="P41">Side Effects:</text:p>
      <text:p text:style-name="P41">0.001955836 seconds taken.</text:p>
      <text:p text:style-name="P41"><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1"> 815915283247897734345611269596115894272000000000 different patterns!?</text:span></text:p>
      <text:p text:style-name="Text_20_body">The second surprise is how quickly the size of even the largest pattern space in <text:soft-page-break/>the example can be calculated. <text:s/>Even the enormous permutation pattern space for 40 symbols only took about<draw:frame draw:style-name="fr5" draw:name="Object2" text:anchor-type="as-char" svg:width="0.4492in" svg:height="0.4256in" draw:z-index="84"><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29">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1">a </text:span><text:span text:style-name="T13">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2">Result: {1,2,3,4,5,6,7,8,9,10,11,12,13,14,15,16,17,18,19,20,21,22,23,24,25,26,27,28,29,30,31,32,33,34,35,36,37,38,39,40,41,42,43,44,45,46,47,48,49,50,51,52,53,54,55,56,57,58,59,60,61,62,63,64,65,66,67,68,69,70,71,72,73,74,75,76,77,78,79,80,81,82,83,84,85,86,87,88,89,90,91,92,93,94,95,96,97,98,99,100}</text:p>
      <text:p text:style-name="P32"/>
      <text:p text:style-name="P48">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2">Result: "1 + 2 + 3 + 4 + 5 + 6 + 7 + 8 + 9 + 10 + 11 + 12 + 13 + 14 + 15 + <text:soft-page-break/>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2"/>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0">much</text:span> quicker than a human. <text:s/>The following program moves through this pattern space very quickly using a While loop, visiting each number in turn and adding it to an accumulating sum:</text:p>
      <text:p text:style-name="P39"/>
      <text:p text:style-name="P39">%mathpiper,title=""</text:p>
      <text:p text:style-name="P46"/>
      <text:p text:style-name="P27">sum <text:span text:style-name="T34">:=</text:span> <text:span text:style-name="T7">0</text:span>;</text:p>
      <text:p text:style-name="P46"/>
      <text:p text:style-name="P27">index <text:span text:style-name="T34">:=</text:span> <text:span text:style-name="T7">1</text:span>;</text:p>
      <text:p text:style-name="P46"/>
      <text:p text:style-name="P27">runTime <text:span text:style-name="T34">:=</text:span> <text:span text:style-name="T18">Time</text:span><text:span text:style-name="T5">()</text:span> <text:span text:style-name="T37">While</text:span><text:span text:style-name="T5">(</text:span>index <text:span text:style-name="T5">&lt;=</text:span> <text:span text:style-name="T7">100</text:span><text:span text:style-name="T5">)</text:span></text:p>
      <text:p text:style-name="P27">[</text:p>
      <text:p text:style-name="P27"><text:s text:c="4"/>sum <text:span text:style-name="T34">:=</text:span> sum <text:span text:style-name="T5">+</text:span> index;</text:p>
      <text:p text:style-name="P27"><text:s text:c="4"/></text:p>
      <text:p text:style-name="P27"><text:s text:c="4"/>index<text:span text:style-name="T5">++</text:span>;</text:p>
      <text:p text:style-name="P27">];</text:p>
      <text:p text:style-name="P46"/>
      <text:p text:style-name="P27"><text:span text:style-name="T18">Echo</text:span><text:span text:style-name="T5">(</text:span><text:span text:style-name="T36">"Sum: "</text:span>, sum<text:span text:style-name="T5">)</text:span>;</text:p>
      <text:p text:style-name="P46"/>
      <text:p text:style-name="P27"><text:span text:style-name="T18">Echo</text:span><text:span text:style-name="T5">(</text:span><text:span text:style-name="T36">"Run time: "</text:span>, runTime<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Sum: 5050 </text:p>
      <text:p text:style-name="P27"><text:s text:c="6"/>Run time: 0.006013</text:p>
      <text:p text:style-name="P64">. <text:s text:c="2"/>%/output</text:p>
      <text:p text:style-name="P36"/>
      <text:p text:style-name="Text_20_body"><text:soft-page-break/>The program took about<draw:frame draw:style-name="fr5"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3">/*minutes*/</text:span> * 60 <text:span text:style-name="T43">/*seconds per minute*/</text:span> )/runTime <text:span text:style-name="T43">/*seconds*/</text:span>);<text:bookmark-end text:name="DDE_LINK7"/></text:p>
      <text:p text:style-name="P32">Result: 99833.61065</text:p>
      <text:p text:style-name="P32"/>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P46"/>
      <text:p text:style-name="P39">%mathpiper,title=""</text:p>
      <text:p text:style-name="P46"/>
      <text:p text:style-name="P27"><text:span text:style-name="T35">sumOfIntegers</text:span><text:span text:style-name="T5">(</text:span>highestInteger<text:span text:style-name="T5">)</text:span> <text:span text:style-name="T34">:=</text:span> </text:p>
      <text:p text:style-name="P27">[</text:p>
      <text:p text:style-name="P27"><text:s text:c="4"/><text:span text:style-name="T37">Local</text:span><text:span text:style-name="T5">(</text:span>sum, index<text:span text:style-name="T5">)</text:span>;</text:p>
      <text:p text:style-name="P27"><text:s text:c="4"/></text:p>
      <text:p text:style-name="P27"><text:s text:c="4"/>sum <text:span text:style-name="T34">:=</text:span> <text:span text:style-name="T7">0</text:span>;</text:p>
      <text:p text:style-name="P27"><text:s text:c="4"/></text:p>
      <text:p text:style-name="P27"><text:s text:c="4"/>index <text:span text:style-name="T34">:=</text:span> <text:span text:style-name="T7">1</text:span>;</text:p>
      <text:p text:style-name="P27"><text:s text:c="4"/></text:p>
      <text:p text:style-name="P27"><text:s text:c="4"/><text:span text:style-name="T37">While</text:span><text:span text:style-name="T5">(</text:span>index <text:span text:style-name="T5">&lt;=</text:span> highestInteger<text:span text:style-name="T5">)</text:span></text:p>
      <text:p text:style-name="P27"><text:s text:c="4"/>[</text:p>
      <text:p text:style-name="P27"><text:s text:c="8"/>sum <text:span text:style-name="T34">:=</text:span> sum <text:span text:style-name="T5">+</text:span> index;</text:p>
      <text:p text:style-name="P27"><text:soft-page-break/><text:s text:c="8"/></text:p>
      <text:p text:style-name="P27"><text:s text:c="8"/>index<text:span text:style-name="T5">++</text:span>;</text:p>
      <text:p text:style-name="P27"><text:s text:c="4"/>];</text:p>
      <text:p text:style-name="P27"><text:s text:c="4"/></text:p>
      <text:p text:style-name="P27"><text:s text:c="4"/>sum;</text:p>
      <text:p text:style-name="P27">];</text:p>
      <text:p text:style-name="P46"/>
      <text:p text:style-name="P60">%/mathpiper</text:p>
      <text:p text:style-name="P60"/>
      <text:p text:style-name="P39">%mathpiper,title=""</text:p>
      <text:p text:style-name="P46"/>
      <text:p text:style-name="P27"><text:span text:style-name="T18">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27">[</text:p>
      <text:p text:style-name="P27"><text:s text:c="4"/>runTime <text:span text:style-name="T34">:=</text:span> <text:span text:style-name="T18">Time</text:span><text:span text:style-name="T5">()</text:span> sum <text:span text:style-name="T34">:=</text:span> <text:span text:style-name="T35">sumOfIntegers</text:span><text:span text:style-name="T5">(</text:span>highNumber<text:span text:style-name="T5">)</text:span>;</text:p>
      <text:p text:style-name="P27"><text:s text:c="4"/></text:p>
      <text:p text:style-name="P27"><text:s text:c="4"/><text:span text:style-name="T18">Echo</text:span><text:span text:style-name="T5">(</text:span><text:span text:style-name="T36">"High number: "</text:span>, highNumber<text:span text:style-name="T5">)</text:span>;</text:p>
      <text:p text:style-name="P27"><text:s text:c="4"/></text:p>
      <text:p text:style-name="P27"><text:s text:c="4"/><text:span text:style-name="T18">Echo</text:span><text:span text:style-name="T5">(</text:span><text:span text:style-name="T36">"Sum: "</text:span>, sum<text:span text:style-name="T5">)</text:span>;</text:p>
      <text:p text:style-name="P27"><text:s text:c="4"/></text:p>
      <text:p text:style-name="P27"><text:s text:c="4"/><text:span text:style-name="T18">Echo</text:span><text:span text:style-name="T5">(</text:span><text:span text:style-name="T36">"Run time: "</text:span>, runTime, <text:span text:style-name="T36">"seconds."</text:span><text:span text:style-name="T5">)</text:span>;</text:p>
      <text:p text:style-name="P27"><text:s text:c="4"/></text:p>
      <text:p text:style-name="P27"><text:s text:c="4"/><text:span text:style-name="T18">NewLine</text:span><text:span text:style-name="T5">()</text:span>;</text:p>
      <text:p text:style-name="P27">];</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High number: 100 </text:p>
      <text:p text:style-name="P27"><text:s text:c="6"/>Sum: 5050 </text:p>
      <text:p text:style-name="P27"><text:s text:c="6"/>Run time: 0.007535663 seconds.</text:p>
      <text:p text:style-name="P27"><text:s text:c="6"/></text:p>
      <text:p text:style-name="P27"><text:s text:c="6"/>High number: 1000 </text:p>
      <text:p text:style-name="P27"><text:s text:c="6"/>Sum: 500500 </text:p>
      <text:p text:style-name="P27"><text:s text:c="6"/>Run time: 0.07409049 seconds.</text:p>
      <text:p text:style-name="P27"><text:s text:c="6"/></text:p>
      <text:p text:style-name="P27"><text:s text:c="6"/>High number: 10000 </text:p>
      <text:p text:style-name="P27"><text:s text:c="6"/>Sum: 50005000 </text:p>
      <text:p text:style-name="P27"><text:s text:c="6"/>Run time: 0.412270142 seconds.</text:p>
      <text:p text:style-name="P27"><text:s text:c="6"/></text:p>
      <text:p text:style-name="P27"><text:s text:c="6"/>High number: 100000 </text:p>
      <text:p text:style-name="P27"><text:s text:c="6"/>Sum: 5000050000 </text:p>
      <text:p text:style-name="P27"><text:s text:c="6"/>Run time: 3.609522366 seconds.</text:p>
      <text:p text:style-name="P27"><text:s text:c="6"/></text:p>
      <text:p text:style-name="P27"><text:s text:c="6"/>High number: 1000000 </text:p>
      <text:p text:style-name="P27"><text:s text:c="6"/>Sum: 500000500000 </text:p>
      <text:p text:style-name="P27"><text:s text:c="6"/>Run time: 35.263227167 seconds.</text:p>
      <text:p text:style-name="P65">.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73">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4">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2">George Pólya</text:span><text:span text:style-name="T5"> </text:span><text:span text:style-name="T42">was a mathematician who developed a set of principles for solving problems. <text:s/></text:span>One of the ways he devised for solving a <text:span text:style-name="T42">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6" draw:name="Object3" text:anchor-type="paragraph" svg:x="0.6835in" svg:y="0.1382in" svg:width="5.6346in" svg:height="0.8055in" draw:z-index="16"><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7"><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23"><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2">Result: {1,2,3,4,5,6,7,8,9,10}</text:p>
      <text:p text:style-name="Preformatted_20_Text"/>
      <text:p text:style-name="Preformatted_20_Text">In&gt; 10 .. 1</text:p>
      <text:p text:style-name="P32">Result: {10,9,8,7,6,5,4,3,2,1}</text:p>
      <text:p text:style-name="P32"/>
      <text:p text:style-name="P7">Also, if two lists are added together, their individual elements are added and <text:s/>the sums are returned as a list:</text:p>
      <text:p text:style-name="Preformatted_20_Text"/>
      <text:p text:style-name="Preformatted_20_Text">In&gt; {1,2,3} + {1,1,1}</text:p>
      <text:p text:style-name="P32">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2">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2">Result: {3,3}</text:p>
      <text:p text:style-name="Preformatted_20_Text"/>
      <text:p text:style-name="Preformatted_20_Text">In&gt; (1 .. 3) + (3 .. 1)</text:p>
      <text:p text:style-name="P32">Result: {4,4,4}</text:p>
      <text:p text:style-name="Preformatted_20_Text"/>
      <text:p text:style-name="Preformatted_20_Text">In&gt; (1 .. 4) + (4 .. 1)</text:p>
      <text:p text:style-name="P32">Result: {5,5,5,5}</text:p>
      <text:p text:style-name="Preformatted_20_Text"/>
      <text:p text:style-name="Preformatted_20_Text">In&gt; (1 .. 5) + (5 .. 1)</text:p>
      <text:p text:style-name="P32">Result: {6,6,6,6,6}</text:p>
      <text:p text:style-name="Preformatted_20_Text"/>
      <text:p text:style-name="Preformatted_20_Text">In&gt; (1 .. 6) + (6 .. 1)</text:p>
      <text:p text:style-name="P32">Result: {7,7,7,7,7,7}</text:p>
      <text:p text:style-name="Preformatted_20_Text"/>
      <text:p text:style-name="Preformatted_20_Text">In&gt; (1 .. 7) + (7 .. 1)</text:p>
      <text:p text:style-name="P32">Result: {8,8,8,8,8,8,8}</text:p>
      <text:p text:style-name="Preformatted_20_Text"/>
      <text:p text:style-name="Preformatted_20_Text">In&gt; (1 .. 8) + (8 .. 1)</text:p>
      <text:p text:style-name="P32">Result: {9,9,9,9,9,9,9,9}</text:p>
      <text:p text:style-name="Preformatted_20_Text"/>
      <text:p text:style-name="Preformatted_20_Text">In&gt; (1 .. 9) + (9 .. 1)</text:p>
      <text:p text:style-name="P32">Result: {10,10,10,10,10,10,10,10,10}</text:p>
      <text:p text:style-name="Preformatted_20_Text"/>
      <text:p text:style-name="Preformatted_20_Text"><text:soft-page-break/>In&gt; (1 .. 15) + (15 .. 1)</text:p>
      <text:p text:style-name="P32">Result: {16,16,16,16,16,16,16,16,16,16,16,16,16,16,16}</text:p>
      <text:p text:style-name="Preformatted_20_Text"/>
      <text:p text:style-name="Preformatted_20_Text">In&gt; (1 .. 20) + (20 .. 1)</text:p>
      <text:p text:style-name="P32">Result: {21,21,21,21,21,21,21,21,21,21,21,21,21,21,21,21,21,21,21,21}</text:p>
      <text:p text:style-name="P32"/>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5" draw:name="Object20" text:anchor-type="as-char" svg:width="0.202in" svg:height="0.1984in" draw:z-index="2"><draw:object xlink:href="./Object 20" xlink:type="simple" xlink:show="embed" xlink:actuate="onLoad"/><draw:image xlink:href="./ObjectReplacements/Object 20" xlink:type="simple" xlink:show="embed" xlink:actuate="onLoad"/></draw:frame>and<draw:frame draw:style-name="fr5" draw:name="Object21" text:anchor-type="as-char" svg:width="0.2264in" svg:height="0.1984in" draw:z-index="3"><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1">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oft-page-break/><text:span text:style-name="T6">sequence</text:span>. <text:s/>For example, the list {1,2,3} has 3 integers in it and the largest 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5" draw:name="Object7" text:anchor-type="as-char" svg:width="0.1689in" svg:height="0.1984in" draw:z-index="4"><draw:object xlink:href="./Object 7" xlink:type="simple" xlink:show="embed" xlink:actuate="onLoad"/><draw:image xlink:href="./ObjectReplacements/Object 7" xlink:type="simple" xlink:show="embed" xlink:actuate="onLoad"/></draw:frame>with<draw:frame draw:style-name="fr5" draw:name="Object8" text:anchor-type="as-char" svg:width="0.1689in" svg:height="0.1984in" draw:z-index="5"><draw:object xlink:href="./Object 8" xlink:type="simple" xlink:show="embed" xlink:actuate="onLoad"/><draw:image xlink:href="./ObjectReplacements/Object 8" xlink:type="simple" xlink:show="embed" xlink:actuate="onLoad"/></draw:frame>standing for the <text:span text:style-name="T8">n</text:span>umber of values in the sequence. <text:s/>In the following diagram you can see that<draw:frame draw:style-name="fr5" draw:name="Object9" text:anchor-type="as-char" svg:width="0.1689in" svg:height="0.1984in" draw:z-index="6"><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24"><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25"><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8">n</text:span> and <text:span text:style-name="T8">(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80"><draw:frame draw:style-name="fr5" draw:name="Object11" text:anchor-type="as-char" svg:width="1.1362in" svg:height="0.3335in" draw:z-index="7"><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81">(<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5" draw:name="Object13" text:anchor-type="as-char" svg:width="0.1689in" svg:height="0.1984in" draw:z-index="8"><draw:object xlink:href="./Object 13" xlink:type="simple" xlink:show="embed" xlink:actuate="onLoad"/><draw:image xlink:href="./ObjectReplacements/Object 13" xlink:type="simple" xlink:show="embed" xlink:actuate="onLoad"/></draw:frame>would equal 10 and therefore<draw:frame draw:style-name="fr5" draw:name="Object12" text:anchor-type="as-char" svg:width="0.7154in" svg:height="0.2008in" draw:z-index="9"><draw:object xlink:href="./Object 12" xlink:type="simple" xlink:show="embed" xlink:actuate="onLoad"/><draw:image xlink:href="./ObjectReplacements/Object 12" xlink:type="simple" xlink:show="embed" xlink:actuate="onLoad"/></draw:frame>would become<draw:frame draw:style-name="fr5" draw:name="Object14" text:anchor-type="as-char" svg:width="0.8701in" svg:height="0.2008in" draw:z-index="10"><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2">Result: 110</text:p>
      <text:p text:style-name="P32"/>
      <text:p text:style-name="P7">What relationship does 110 have to the sum of the numbers 1-10? <text:s/>Lets calculate the actual sum using our sumOfIntegers() function:</text:p>
      <text:p text:style-name="Preformatted_20_Text"/>
      <text:p text:style-name="P24">In&gt; sumOfIntegers(10)</text:p>
      <text:p text:style-name="P32">Result: 55</text:p>
      <text:p text:style-name="P32"/>
      <text:p text:style-name="P7">The number 110 is twice the size of 55 and, if you think about it, this makes sense because<draw:frame draw:style-name="fr5"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5"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80"><draw:frame draw:style-name="fr5"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81">(<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5"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32">Result: 55</text:p>
      <text:p text:style-name="P32"/>
      <text:p text:style-name="Preformatted_20_Text">In&gt; sumOfIntegers(10)</text:p>
      <text:p text:style-name="P32">Result: 55</text:p>
      <text:p text:style-name="P32"/>
      <text:p text:style-name="P7">The new expression works with 10, but does it work with other values? Lets see:</text:p>
      <text:p text:style-name="Preformatted_20_Text"/>
      <text:p text:style-name="Preformatted_20_Text">In&gt; (100*(100 + 1))/2</text:p>
      <text:p text:style-name="P32">Result: 5050</text:p>
      <text:p text:style-name="Preformatted_20_Text"/>
      <text:p text:style-name="Preformatted_20_Text">In&gt; sumOfIntegers(100)</text:p>
      <text:p text:style-name="P32">Result: 5050</text:p>
      <text:p text:style-name="Preformatted_20_Text"/>
      <text:p text:style-name="Preformatted_20_Text"/>
      <text:p text:style-name="Preformatted_20_Text">In&gt; (1000*(1000 + 1))/2</text:p>
      <text:p text:style-name="P32">Result: 500500</text:p>
      <text:p text:style-name="Preformatted_20_Text"/>
      <text:p text:style-name="Preformatted_20_Text">In&gt; sumOfIntegers(1000)</text:p>
      <text:p text:style-name="P32"><text:soft-page-break/>Result: 500500</text:p>
      <text:p text:style-name="Preformatted_20_Text"/>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39"/>
      <text:p text:style-name="P39">%mathpiper,title=""</text:p>
      <text:p text:style-name="P46"/>
      <text:p text:style-name="P27"><text:span text:style-name="T35">fastSumOfIntegers</text:span><text:span text:style-name="T5">(</text:span>n<text:span text:style-name="T5">)</text:span> <text:span text:style-name="T34">:=</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6"/>
      <text:p text:style-name="P39">%/mathpiper</text:p>
      <text:p text:style-name="P46"/>
      <text:p text:style-name="P46"/>
      <text:p text:style-name="P46"/>
      <text:p text:style-name="P46"/>
      <text:p text:style-name="P46"/>
      <text:p text:style-name="P39">%mathpiper,title=""</text:p>
      <text:p text:style-name="P46"/>
      <text:p text:style-name="P27"><text:span text:style-name="T18">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27">[</text:p>
      <text:p text:style-name="P27"><text:s text:c="4"/>runTime <text:span text:style-name="T34">:=</text:span> <text:span text:style-name="T18">Time</text:span><text:span text:style-name="T5">()</text:span> sum <text:span text:style-name="T34">:=</text:span> <text:span text:style-name="T35">fastSumOfIntegers</text:span><text:span text:style-name="T5">(</text:span>highNumber<text:span text:style-name="T5">)</text:span>;</text:p>
      <text:p text:style-name="P27"><text:s text:c="4"/></text:p>
      <text:p text:style-name="P27"><text:s text:c="4"/><text:span text:style-name="T18">Echo</text:span><text:span text:style-name="T5">(</text:span><text:span text:style-name="T36">"High number: "</text:span>, highNumber<text:span text:style-name="T5">)</text:span>;</text:p>
      <text:p text:style-name="P27"><text:s text:c="4"/></text:p>
      <text:p text:style-name="P27"><text:s text:c="4"/><text:span text:style-name="T18">Echo</text:span><text:span text:style-name="T5">(</text:span><text:span text:style-name="T36">"Sum: "</text:span>, sum<text:span text:style-name="T5">)</text:span>;</text:p>
      <text:p text:style-name="P27"><text:s text:c="4"/></text:p>
      <text:p text:style-name="P27"><text:s text:c="4"/><text:span text:style-name="T18">Echo</text:span><text:span text:style-name="T5">(</text:span><text:span text:style-name="T36">"Run time: "</text:span>, runTime, <text:span text:style-name="T36">"seconds."</text:span><text:span text:style-name="T5">)</text:span>;</text:p>
      <text:p text:style-name="P27"><text:s text:c="4"/></text:p>
      <text:p text:style-name="P27"><text:s text:c="4"/><text:span text:style-name="T18">NewLine</text:span><text:span text:style-name="T5">()</text:span>;</text:p>
      <text:p text:style-name="P27">];</text:p>
      <text:p text:style-name="P46"/>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High number: 100 </text:p>
      <text:p text:style-name="P27"><text:s text:c="6"/>Sum: 5050 </text:p>
      <text:p text:style-name="P27"><text:s text:c="6"/>Run time: 0.004019436 seconds.</text:p>
      <text:p text:style-name="P27"><text:s text:c="6"/></text:p>
      <text:p text:style-name="P27"><text:s text:c="6"/>High number: 1000 </text:p>
      <text:p text:style-name="P27"><text:s text:c="6"/>Sum: 500500 </text:p>
      <text:p text:style-name="P27"><text:s text:c="6"/>Run time: 0.004275194 seconds.</text:p>
      <text:p text:style-name="P27"><text:s text:c="6"/></text:p>
      <text:p text:style-name="P27"><text:s text:c="6"/>High number: 10000 </text:p>
      <text:p text:style-name="P27"><text:s text:c="6"/>Sum: 50005000 </text:p>
      <text:p text:style-name="P27"><text:s text:c="6"/>Run time: 0.003729804 seconds.</text:p>
      <text:p text:style-name="P27"><text:s text:c="6"/></text:p>
      <text:p text:style-name="P27"><text:soft-page-break/><text:s text:c="6"/>High number: 100000 </text:p>
      <text:p text:style-name="P27"><text:s text:c="6"/>Sum: 5000050000 </text:p>
      <text:p text:style-name="P27"><text:s text:c="6"/>Run time: 0.003852794 seconds.</text:p>
      <text:p text:style-name="P27"><text:s text:c="6"/></text:p>
      <text:p text:style-name="P27"><text:s text:c="6"/>High number: 1000000 </text:p>
      <text:p text:style-name="P27"><text:s text:c="6"/>Sum: 500000500000 </text:p>
      <text:p text:style-name="P27"><text:s text:c="6"/>Run time: 0.005721676 seconds.</text:p>
      <text:p text:style-name="P27"><text:s text:c="6"/></text:p>
      <text:p text:style-name="P27"><text:s text:c="6"/>High number: 10000000 </text:p>
      <text:p text:style-name="P27"><text:s text:c="6"/>Sum: 50000005000000 </text:p>
      <text:p text:style-name="P27"><text:s text:c="6"/>Run time: 0.005777341 seconds.</text:p>
      <text:p text:style-name="P27"><text:s text:c="6"/></text:p>
      <text:p text:style-name="P27"><text:s text:c="6"/>High number: 100000000 </text:p>
      <text:p text:style-name="P27"><text:s text:c="6"/>Sum: 5000000050000000 </text:p>
      <text:p text:style-name="P27"><text:s text:c="6"/>Run time: 0.005822806 seconds.</text:p>
      <text:p text:style-name="P27"><text:s text:c="6"/></text:p>
      <text:p text:style-name="P27"><text:s text:c="6"/>High number: 1000000000 </text:p>
      <text:p text:style-name="P27"><text:s text:c="6"/>Sum: 500000000500000000 </text:p>
      <text:p text:style-name="P27"><text:s text:c="6"/>Run time: 0.005872953 seconds.</text:p>
      <text:p text:style-name="P62"><text:span text:style-name="T27">. <text:s text:c="2"/></text:span><text:span text:style-name="T20">%/output</text:span></text:p>
      <text:p text:style-name="Text_20_body">As the timed results of this program indicate, the mathematical expression<draw:frame draw:style-name="fr5" draw:name="Object19" text:anchor-type="as-char" svg:width="0.989in" svg:height="0.2008in" draw:z-index="79"><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5" draw:name="Object22" text:anchor-type="as-char" svg:width="0.202in" svg:height="0.1984in" draw:z-index="85"><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5" draw:name="Object23" text:anchor-type="as-char" svg:width="0.202in" svg:height="0.1984in" draw:z-index="86"><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2">Result: 6</text:p>
      <text:p text:style-name="Preformatted_20_Text"/>
      <text:p text:style-name="Text_20_body">The equivalent to this code in mathematical notation is as follows:</text:p>
      <text:p text:style-name="P53"/>
      <table:table table:name="Table4" table:style-name="Table4">
        <table:table-column table:style-name="Table4.A"/>
        <table:table-column table:style-name="Table4.B"/>
        <table:table-header-rows>
          <table:table-row>
            <table:table-cell table:style-name="Table4.A1" office:value-type="string">
              <text:p text:style-name="P80"><draw:frame draw:style-name="fr5" draw:name="Object24" text:anchor-type="as-char" svg:width="0.5965in" svg:height="0.7807in" draw:z-index="18"><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81">(<text:sequence text:ref-name="refText2" text:name="Text" text:formula="ooow:Text+1" style:num-format="1">3</text:sequence>)</text:p>
            </table:table-cell>
          </table:table-row>
        </table:table-header-rows>
      </table:table>
      <text:p text:style-name="P21"/>
      <text:p text:style-name="P55">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5"/>
      <table:table table:name="Table5" table:style-name="Table5">
        <table:table-column table:style-name="Table5.A"/>
        <table:table-column table:style-name="Table5.B"/>
        <table:table-header-rows>
          <table:table-row>
            <table:table-cell table:style-name="Table5.A1" office:value-type="string">
              <text:p text:style-name="P80"><draw:frame draw:style-name="fr5" draw:name="Object25" text:anchor-type="as-char" svg:width="2.1201in" svg:height="0.7839in" draw:z-index="19"><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81">(<text:sequence text:ref-name="refText3" text:name="Text" text:formula="ooow:Text+1" style:num-format="1">4</text:sequence>)</text:p>
            </table:table-cell>
          </table:table-row>
        </table:table-header-rows>
      </table:table>
      <text:p text:style-name="P55"/>
      <text:p text:style-name="P55">Finally, the following program is also equivalent to this notation but, unlike the first code example, it shows the details of the summing logic:</text:p>
      <text:p text:style-name="P39"/>
      <text:p text:style-name="P39">%mathpiper,title=""</text:p>
      <text:p text:style-name="P46"/>
      <text:p text:style-name="P27">sum <text:span text:style-name="T34">:=</text:span> <text:span text:style-name="T7">0</text:span>;</text:p>
      <text:p text:style-name="P46"/>
      <text:p text:style-name="P27">x <text:span text:style-name="T34">:=</text:span> 1;</text:p>
      <text:p text:style-name="P46"/>
      <text:p text:style-name="P27"><text:span text:style-name="T37">While</text:span><text:span text:style-name="T5">(</text:span>x <text:span text:style-name="T5">&lt;=</text:span> 3<text:span text:style-name="T5">)</text:span></text:p>
      <text:p text:style-name="P27">[</text:p>
      <text:p text:style-name="P27"><text:soft-page-break/><text:s text:c="4"/>sum <text:span text:style-name="T34">:=</text:span> sum <text:span text:style-name="T5">+</text:span> <text:span text:style-name="T46">x</text:span>;</text:p>
      <text:p text:style-name="P46"/>
      <text:p text:style-name="P27"><text:s text:c="4"/>x<text:span text:style-name="T5">++</text:span>;</text:p>
      <text:p text:style-name="P27">];</text:p>
      <text:p text:style-name="P46"/>
      <text:p text:style-name="P27">sum;</text:p>
      <text:p text:style-name="P46"/>
      <text:p text:style-name="P39">%/mathpiper</text:p>
      <text:p text:style-name="P46"/>
      <text:p text:style-name="P27"><text:s text:c="4"/><text:span text:style-name="T19">%output,preserve="false"</text:span></text:p>
      <text:p text:style-name="P27"><text:s text:c="6"/><text:span text:style-name="T19">Result:</text:span> 6</text:p>
      <text:p text:style-name="P64">.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3"/>
      <table:table table:name="Table6" table:style-name="Table6">
        <table:table-column table:style-name="Table6.A"/>
        <table:table-column table:style-name="Table6.B"/>
        <table:table-header-rows>
          <table:table-row>
            <table:table-cell table:style-name="Table6.A1" office:value-type="string">
              <text:p text:style-name="P80"><draw:frame draw:style-name="fr5" draw:name="Object26" text:anchor-type="as-char" svg:width="2.6138in" svg:height="0.7839in" draw:z-index="20"><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81">(<text:sequence text:ref-name="refText4" text:name="Text" text:formula="ooow:Text+1" style:num-format="1">5</text:sequence>)</text:p>
            </table:table-cell>
          </table:table-row>
        </table:table-header-rows>
      </table:table>
      <text:p text:style-name="P21"/>
      <text:p text:style-name="P55">Finally, the following code shows what summing while applying an operation looks like as a program. <text:s/>It is the same as the previous program, except that <text:span text:style-name="T6">x is now being multiplied by 2</text:span> each time through the loop:</text:p>
      <text:p text:style-name="P46"/>
      <text:p text:style-name="P39">%mathpiper,title=""</text:p>
      <text:p text:style-name="P46"/>
      <text:p text:style-name="P27">sum <text:span text:style-name="T34">:=</text:span> <text:span text:style-name="T7">0</text:span>;</text:p>
      <text:p text:style-name="P46"/>
      <text:p text:style-name="P27">x <text:span text:style-name="T34">:=</text:span> 1;</text:p>
      <text:p text:style-name="P46"/>
      <text:p text:style-name="P27"><text:span text:style-name="T37">While</text:span><text:span text:style-name="T5">(</text:span>x <text:span text:style-name="T5">&lt;=</text:span> 3<text:span text:style-name="T5">)</text:span></text:p>
      <text:p text:style-name="P27">[</text:p>
      <text:p text:style-name="P27"><text:s text:c="4"/>sum <text:span text:style-name="T34">:=</text:span> sum <text:span text:style-name="T5">+</text:span> <text:span text:style-name="T46">2*x</text:span>;</text:p>
      <text:p text:style-name="P46"/>
      <text:p text:style-name="P27"><text:s text:c="4"/>x<text:span text:style-name="T5">++</text:span>;</text:p>
      <text:p text:style-name="P27">];</text:p>
      <text:p text:style-name="P46"/>
      <text:p text:style-name="P27">sum;</text:p>
      <text:p text:style-name="P46"/>
      <text:p text:style-name="P39">%/mathpiper</text:p>
      <text:p text:style-name="P46"/>
      <text:p text:style-name="P27"><text:s text:c="4"/><text:span text:style-name="T19">%output,preserve="false"</text:span></text:p>
      <text:p text:style-name="P27"><text:s text:c="6"/><text:span text:style-name="T19">Result:</text:span> 12</text:p>
      <text:p text:style-name="P62">. <text:s text:c="2"/><text:span text:style-name="T19">%/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1">One way that mathematical notation increases its density is by using </text:span><text:span text:style-name="T13">juxtaposition</text:span><text:span text:style-name="T11"> instead of the </text:span><text:span text:style-name="T13">*</text:span><text:span text:style-name="T11"> operator for multiplication. <text:s/></text:span><text:span text:style-name="T13">Juxtaposition</text:span><text:span text:style-name="T11">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80"><draw:frame draw:style-name="fr5" draw:name="Object27" text:anchor-type="as-char" svg:width="0.5563in" svg:height="0.3335in" draw:z-index="21"><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81">(<text:sequence text:ref-name="refText5" text:name="Text" text:formula="ooow:Text+1" style:num-format="1">6</text:sequence>)</text:p>
            </table:table-cell>
          </table:table-row>
        </table:table-header-rows>
      </table:table>
      <text:p text:style-name="Text_20_body"/>
      <text:p text:style-name="P48">can be written without the * symbol like this:</text:p>
      <text:p text:style-name="P48"/>
      <table:table table:name="Table8" table:style-name="Table8">
        <table:table-column table:style-name="Table8.A"/>
        <table:table-column table:style-name="Table8.B"/>
        <table:table-header-rows>
          <table:table-row>
            <table:table-cell table:style-name="Table8.A1" office:value-type="string">
              <text:p text:style-name="P80"><draw:frame draw:style-name="fr5" draw:name="Object28" text:anchor-type="as-char" svg:width="0.3634in" svg:height="0.3346in" draw:z-index="22"><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81">(<text:sequence text:ref-name="refText6" text:name="Text" text:formula="ooow:Text+1" style:num-format="1">7</text:sequence>)</text:p>
            </table:table-cell>
          </table:table-row>
        </table:table-header-rows>
      </table:table>
      <text:p text:style-name="Text_20_body"/>
      <text:p text:style-name="Text_20_body"><text:span text:style-name="T11">Using </text:span>juxtaposition<text:span text:style-name="T11"> to indicate multiplication allows us to write formula </text:span><text:span text:style-name="T11"><text:sequence-ref text:reference-format="text" text:ref-name="refText1">(2)</text:sequence-ref></text:span><text:span text:style-name="T11"> which we developed </text:span>earlier<text:span text:style-name="T11">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80"><draw:frame draw:style-name="fr5" draw:name="Object29" text:anchor-type="as-char" svg:width="1.0362in" svg:height="0.711in" draw:z-index="87"><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81">(<text:sequence text:ref-name="refText7" text:name="Text" text:formula="ooow:Text+1" style:num-format="1">8</text:sequence>)</text:p>
            </table:table-cell>
          </table:table-row>
        </table:table-header-rows>
      </table:table>
      <text:p text:style-name="Standard"/>
      <text:p text:style-name="Text_20_body"><text:span text:style-name="T11">And here is how expression </text:span><text:span text:style-name="T11"><text:sequence-ref text:reference-format="text" text:ref-name="refText4">(5)</text:sequence-ref></text:span><text:span text:style-name="T11"> which used sigma notation that included a </text:span><text:span text:style-name="T11">multiplication operation can be </text:span>written<text:span text:style-name="T11">:</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80"><draw:frame draw:style-name="fr5" draw:name="Object30" text:anchor-type="as-char" svg:width="2.4118in" svg:height="0.7839in" draw:z-index="88"><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81">(<text:sequence text:ref-name="refText8" text:name="Text" text:formula="ooow:Text+1" style:num-format="1">9</text:sequence>)</text:p>
            </table:table-cell>
          </table:table-row>
        </table:table-header-rows>
      </table:table>
      <text:p text:style-name="Standard"/>
      <text:p text:style-name="P67">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42">. </text:span><text:s/>(<text:span text:style-name="T8">Note: there are no spaces in this file name</text:span>). <text:s/>For example, John Smith's worksheet would be called:</text:p>
      <text:p text:style-name="Text_20_body"><text:span text:style-name="T6">book_2_section_3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text:soft-page-break/></text:p>
      <text:p text:style-name="Preformatted_20_Text">In&gt; TableForm(PermutationsList({Bill,ate,a,carrot}))</text:p>
      <text:p text:style-name="P32">Result: True</text:p>
      <text:p text:style-name="P41">Side Effects:</text:p>
      <text:p text:style-name="P41">{Bill,ate,a,carrot} X</text:p>
      <text:p text:style-name="P41">{Bill,ate,carrot,a}</text:p>
      <text:p text:style-name="P41">{Bill,carrot,ate,a}</text:p>
      <text:p text:style-name="P41">{carrot,Bill,ate,a}</text:p>
      <text:p text:style-name="P41">{Bill,a,ate,carrot}</text:p>
      <text:p text:style-name="P41">{Bill,a,carrot,ate}</text:p>
      <text:p text:style-name="P41">{Bill,carrot,a,ate}</text:p>
      <text:p text:style-name="P41">{carrot,Bill,a,ate}</text:p>
      <text:p text:style-name="P41">{a,Bill,ate,carrot}</text:p>
      <text:p text:style-name="P41">{a,Bill,carrot,ate}</text:p>
      <text:p text:style-name="P41">{a,carrot,Bill,ate}</text:p>
      <text:p text:style-name="P41">{carrot,a,Bill,ate}</text:p>
      <text:p text:style-name="P41">{ate,Bill,a,carrot}</text:p>
      <text:p text:style-name="P41">{ate,Bill,carrot,a}</text:p>
      <text:p text:style-name="P41">{ate,carrot,Bill,a}</text:p>
      <text:p text:style-name="P41">{carrot,ate,Bill,a}</text:p>
      <text:p text:style-name="P41">{ate,a,Bill,carrot}</text:p>
      <text:p text:style-name="P41">{ate,a,carrot,Bill}</text:p>
      <text:p text:style-name="P41">{ate,carrot,a,Bill}</text:p>
      <text:p text:style-name="P41">{carrot,ate,a,Bill}</text:p>
      <text:p text:style-name="P41">{a,ate,Bill,carrot}</text:p>
      <text:p text:style-name="P41">{a,ate,carrot,Bill}</text:p>
      <text:p text:style-name="P41">{a,carrot,ate,Bill} X</text:p>
      <text:p text:style-name="P41">{carrot,a,ate,Bill}</text:p>
      <text:p text:style-name="P41"/>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text:soft-page-break/>Exercise 4</text:h>
      <text:p text:style-name="Preformatted_20_Text">Create a program which will solve this riddle using only nested Repeat() loops and the addition operator:</text:p>
      <text:p text:style-name="Preformatted_20_Text"/>
      <text:p text:style-name="P76">As I was going to St. Ives </text:p>
      <text:p text:style-name="P76">I met a man with seven wives </text:p>
      <text:p text:style-name="P76">Each wife had seven sacks </text:p>
      <text:p text:style-name="P76">Each sack had seven cats </text:p>
      <text:p text:style-name="P76">Each cat had seven kits </text:p>
      <text:p text:style-name="P76">Kits, cats, sacks, wives </text:p>
      <text:p text:style-name="P76">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Preformatted_20_Text">[</text:p>
      <text:p text:style-name="Preformatted_20_Text"/>
      <text:p text:style-name="Preformatted_20_Text"><text:s text:c="4"/>Repeat(7) //kits.</text:p>
      <text:p text:style-name="Preformatted_20_Text"><text:s text:c="4"/>[</text:p>
      <text:p text:style-name="Preformatted_20_Text"><text:s text:c="8"/>kits++;</text:p>
      <text:p text:style-name="Preformatted_20_Text"><text:s text:c="4"/>];</text:p>
      <text:p text:style-name="Preformatted_20_Text"><text:s text:c="4"/></text:p>
      <text:p text:style-name="Preformatted_20_Text"><text:s text:c="4"/>cats++;</text:p>
      <text:p text:style-name="Preformatted_20_Text">];</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8">visualize</text:span> the riddle, here is a program which places the kits, cats, sacks, and wifes into a list:</text:p>
      <text:p text:style-name="P38"><text:soft-page-break/></text:p>
      <text:p text:style-name="P39">%mathpiper,title=""</text:p>
      <text:p text:style-name="P46"/>
      <text:p text:style-name="P27">cat <text:span text:style-name="T34">:=</text:span> <text:span text:style-name="T18">FillList</text:span><text:span text:style-name="T5">(</text:span>kit,<text:span text:style-name="T7">7</text:span><text:span text:style-name="T5">)</text:span>;</text:p>
      <text:p text:style-name="P46"/>
      <text:p text:style-name="P27">sack <text:span text:style-name="T34">:=</text:span> <text:span text:style-name="T18">FillList</text:span><text:span text:style-name="T5">(</text:span>cat,<text:span text:style-name="T7">7</text:span><text:span text:style-name="T5">)</text:span>;</text:p>
      <text:p text:style-name="P46"/>
      <text:p text:style-name="P27">wife <text:span text:style-name="T34">:=</text:span> <text:span text:style-name="T18">FillList</text:span><text:span text:style-name="T5">(</text:span>sack,<text:span text:style-name="T7">7</text:span><text:span text:style-name="T5">)</text:span>;</text:p>
      <text:p text:style-name="P46"/>
      <text:p text:style-name="P27">man <text:span text:style-name="T34">:=</text:span> <text:span text:style-name="T18">FillList</text:span><text:span text:style-name="T5">(</text:span>wife,<text:span text:style-name="T7">7</text:span><text:span text:style-name="T5">)</text:span>;</text:p>
      <text:p text:style-name="P46"/>
      <text:p text:style-name="P46"/>
      <text:p text:style-name="P39">%/mathpiper</text:p>
      <text:p text:style-name="P46"/>
      <text:p text:style-name="P46"/>
      <text:p text:style-name="P47">And this program prints the list in an easy to read format:</text:p>
      <text:p text:style-name="P46"/>
      <text:p text:style-name="P46"/>
      <text:p text:style-name="P39">%mathpiper</text:p>
      <text:p text:style-name="P46"/>
      <text:p text:style-name="P27"><text:span text:style-name="T18">ForEach</text:span><text:span text:style-name="T5">(</text:span>wife, man<text:span text:style-name="T5">)</text:span></text:p>
      <text:p text:style-name="P27">[</text:p>
      <text:p text:style-name="P27"><text:s text:c="4"/><text:span text:style-name="T18">Echo</text:span><text:span text:style-name="T5">(</text:span><text:span text:style-name="T36">"Wife"</text:span><text:span text:style-name="T5">)</text:span>;</text:p>
      <text:p text:style-name="P27"><text:s text:c="4"/></text:p>
      <text:p text:style-name="P27"><text:s text:c="4"/><text:span text:style-name="T18">ForEach</text:span><text:span text:style-name="T5">(</text:span>sack, wife<text:span text:style-name="T5">)</text:span></text:p>
      <text:p text:style-name="P27"><text:s text:c="4"/>[</text:p>
      <text:p text:style-name="P27"><text:s text:c="8"/><text:span text:style-name="T18">Echo</text:span><text:span text:style-name="T5">(</text:span><text:span text:style-name="T36">" <text:s text:c="2"/>Sack"</text:span><text:span text:style-name="T5">)</text:span>;</text:p>
      <text:p text:style-name="P27"><text:s text:c="8"/></text:p>
      <text:p text:style-name="P27"><text:s text:c="8"/><text:span text:style-name="T18">ForEach</text:span><text:span text:style-name="T5">(</text:span>cat, sack<text:span text:style-name="T5">)</text:span></text:p>
      <text:p text:style-name="P27"><text:s text:c="8"/>[</text:p>
      <text:p text:style-name="P27"><text:s text:c="12"/><text:span text:style-name="T18">Echo</text:span><text:span text:style-name="T5">(</text:span><text:span text:style-name="T36">" <text:s text:c="6"/>Cat"</text:span><text:span text:style-name="T5">)</text:span>;</text:p>
      <text:p text:style-name="P27"><text:s text:c="12"/></text:p>
      <text:p text:style-name="P27"><text:s text:c="12"/><text:span text:style-name="T18">Space</text:span><text:span text:style-name="T5">(</text:span><text:span text:style-name="T7">12</text:span><text:span text:style-name="T5">)</text:span>;</text:p>
      <text:p text:style-name="P27"><text:s text:c="12"/></text:p>
      <text:p text:style-name="P27"><text:s text:c="12"/><text:span text:style-name="T18">ForEach</text:span><text:span text:style-name="T5">(</text:span>kit, cat<text:span text:style-name="T5">)</text:span></text:p>
      <text:p text:style-name="P27"><text:s text:c="12"/>[</text:p>
      <text:p text:style-name="P27"><text:s text:c="16"/><text:span text:style-name="T37">Write</text:span><text:span text:style-name="T5">(</text:span>kit,,<text:span text:style-name="T5">)</text:span>;</text:p>
      <text:p text:style-name="P27"><text:s text:c="12"/></text:p>
      <text:p text:style-name="P27"><text:s text:c="12"/>];</text:p>
      <text:p text:style-name="P27"><text:s text:c="12"/><text:span text:style-name="T18">NewLine</text:span><text:span text:style-name="T5">()</text:span>;</text:p>
      <text:p text:style-name="P27"><text:s text:c="8"/></text:p>
      <text:p text:style-name="P27"><text:s text:c="8"/>];</text:p>
      <text:p text:style-name="P27"><text:s text:c="4"/></text:p>
      <text:p text:style-name="P27"><text:s text:c="4"/>];</text:p>
      <text:p text:style-name="P46"/>
      <text:p text:style-name="P27">];</text:p>
      <text:p text:style-name="P46"/>
      <text:p text:style-name="P60">%/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53"><draw:frame draw:style-name="fr5" draw:name="Object40" text:anchor-type="as-char" svg:width="1.1252in" svg:height="0.7839in" draw:z-index="28"><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5" draw:name="Object32" text:anchor-type="as-char" svg:width="0.2429in" svg:height="0.248in" draw:z-index="30"><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5" draw:name="Object31" text:anchor-type="as-char" svg:width="0.2102in" svg:height="0.1984in" draw:z-index="31"><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5" draw:name="Object34" text:anchor-type="as-char" svg:width="0.2453in" svg:height="0.1984in" draw:z-index="32"><draw:object xlink:href="./Object 34" xlink:type="simple" xlink:show="embed" xlink:actuate="onLoad"/><draw:image xlink:href="./ObjectReplacements/Object 34" xlink:type="simple" xlink:show="embed" xlink:actuate="onLoad"/></draw:frame>symbol is used to indicate "<text:span text:style-name="T6">to infinity</text:span><text:span text:style-name="T42">"</text:span>. Expression <text:sequence-ref text:reference-format="text" text:ref-name="refText9">(10)</text:sequence-ref> shows how the natural numbers are defined using mathematical notation:</text:p>
      <text:p text:style-name="P53"><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80"><draw:frame draw:style-name="fr5" draw:name="Object33" text:anchor-type="as-char" svg:width="1.6807in" svg:height="0.3346in" draw:z-index="36"><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81">(<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77">“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2">Result: True</text:p>
      <text:p text:style-name="P41">Side Effects:</text:p>
      <text:p text:style-name="P41">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1"/>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5" draw:name="Object35" text:anchor-type="as-char" svg:width="0.2547in" svg:height="0.248in" draw:z-index="38"><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In mathematical notation,<draw:frame draw:style-name="fr5" draw:name="Object36" text:anchor-type="as-char" svg:width="0.2209in" svg:height="0.1984in" draw:z-index="90"><draw:object xlink:href="./Object 36" xlink:type="simple" xlink:show="embed" xlink:actuate="onLoad"/><draw:image xlink:href="./ObjectReplacements/Object 36" xlink:type="simple" xlink:show="embed" xlink:actuate="onLoad"/></draw:frame>is the symbol which is used to represent the <text:soft-page-break/><text:span text:style-name="T42">integers and it stands for the German word "Zahlen" which means "numbers". <text:s text:c="2"/></text:span><text:span text:style-name="T42">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80"><draw:frame draw:style-name="fr5" draw:name="Object37" text:anchor-type="as-char" svg:width="2.9339in" svg:height="0.3346in" draw:z-index="39"><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81">(<text:sequence text:ref-name="refText10" text:name="Text" text:formula="ooow:Text+1" style:num-format="1">11</text:sequence>)</text:p>
            </table:table-cell>
          </table:table-row>
        </table:table-header-rows>
      </table:table>
      <text:p text:style-name="Standard"/>
      <text:p text:style-name="Text_20_body">Notice that<draw:frame draw:style-name="fr5" draw:name="Object38" text:anchor-type="as-char" svg:width="0.2453in" svg:height="0.1984in" draw:z-index="40"><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2">Result: True</text:p>
      <text:p text:style-name="P41">Side Effects:</text:p>
      <text:p text:style-name="P41">-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1"/>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6"><draw:frame draw:style-name="fr6" draw:name="Object39" text:anchor-type="paragraph" svg:x="0.5929in" svg:y="0.1583in" svg:width="5.55in" svg:height="0.6819in" draw:z-index="26"><draw:object xlink:href="./Object 39" xlink:type="simple" xlink:show="embed" xlink:actuate="onLoad"/><draw:image xlink:href="./ObjectReplacements/Object 39" xlink:type="simple" xlink:show="embed" xlink:actuate="onLoad"/></draw:frame><text:tab/></text:p>
      <text:p text:style-name="P54">Zoom</text:p>
      <text:p text:style-name="P56"><draw:frame draw:style-name="fr6" draw:name="Object41" text:anchor-type="paragraph" svg:x="0.5929in" svg:y="0.1583in" svg:width="5.5492in" svg:height="0.6811in" draw:z-index="27"><draw:object xlink:href="./Object 41" xlink:type="simple" xlink:show="embed" xlink:actuate="onLoad"/><draw:image xlink:href="./ObjectReplacements/Object 41" xlink:type="simple" xlink:show="embed" xlink:actuate="onLoad"/></draw:frame></text:p>
      <text:p text:style-name="P54"><text:soft-page-break/>Zoom</text:p>
      <text:p text:style-name="P54"><draw:frame draw:style-name="fr6" draw:name="Object42" text:anchor-type="paragraph" svg:x="0.5929in" svg:y="0.1583in" svg:width="5.5492in" svg:height="0.6811in" draw:z-index="29"><draw:object xlink:href="./Object 42" xlink:type="simple" xlink:show="embed" xlink:actuate="onLoad"/><draw:image xlink:href="./ObjectReplacements/Object 42" xlink:type="simple" xlink:show="embed" xlink:actuate="onLoad"/></draw:frame></text:p>
      <text:p text:style-name="P54">Zoom</text:p>
      <text:p text:style-name="P56"><draw:frame draw:style-name="fr6" draw:name="Object43" text:anchor-type="paragraph" svg:x="0.5929in" svg:y="0.161in" svg:width="5.6728in" svg:height="1.5634in" draw:z-index="33"><draw:object xlink:href="./Object 43" xlink:type="simple" xlink:show="embed" xlink:actuate="onLoad"/><draw:image xlink:href="./ObjectReplacements/Object 43" xlink:type="simple" xlink:show="embed" xlink:actuate="onLoad"/></draw:frame></text:p>
      <text:p text:style-name="P56">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6">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6">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3">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38">en.wiktionary.org/wiki/discrete</text:span></text:a></text:p>
      <text:p text:style-name="P56">You can see that the word <text:span text:style-name="T6">discrete</text:span> fits the concept of numbers separated by gaps fairly well.</text:p>
      <text:p text:style-name="P56"><text:soft-page-break/>Discrete mathematics and ways that it can be used will be discussed later in the book, but for now lets turn our attention to kinds of numbers which have small gaps or no gaps in them.</text:p>
      <text:h text:style-name="Heading_20_2" text:outline-level="2"><draw:frame draw:style-name="fr5" draw:name="Object60" text:anchor-type="as-char" svg:width="0.2366in" svg:height="0.248in" draw:z-index="45"><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80"><draw:frame draw:style-name="fr5" draw:name="Objekt4" text:anchor-type="as-char" svg:width="1.1736in" svg:height="0.4256in" draw:z-index="46"><draw:object xlink:href="./Object 44" xlink:type="simple" xlink:show="embed" xlink:actuate="onLoad"/><draw:image xlink:href="./ObjectReplacements/Object 44" xlink:type="simple" xlink:show="embed" xlink:actuate="onLoad"/></draw:frame>or<draw:frame draw:style-name="fr5" draw:name="Object46" text:anchor-type="as-char" svg:width="0.2043in" svg:height="0.4264in" draw:z-index="47"><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81">(<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80"><draw:frame draw:style-name="fr5" draw:name="Object44" text:anchor-type="as-char" svg:width="1.7575in" svg:height="0.2008in" draw:z-index="48"><draw:object xlink:href="./Object 45" xlink:type="simple" xlink:show="embed" xlink:actuate="onLoad"/><draw:image xlink:href="./ObjectReplacements/Object 45" xlink:type="simple" xlink:show="embed" xlink:actuate="onLoad"/></draw:frame>or<draw:frame draw:style-name="fr5" draw:name="Object47" text:anchor-type="as-char" svg:width="0.3898in" svg:height="0.2008in" draw:z-index="49"><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81">(<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80"><text:s/><draw:frame draw:style-name="fr5" draw:name="Object48" text:anchor-type="as-char" svg:width="1.6902in" svg:height="0.2008in" draw:z-index="50"><draw:object xlink:href="./Object 49" xlink:type="simple" xlink:show="embed" xlink:actuate="onLoad"/><draw:image xlink:href="./ObjectReplacements/Object 49" xlink:type="simple" xlink:show="embed" xlink:actuate="onLoad"/></draw:frame>or<draw:frame draw:style-name="fr5" draw:name="Object49" text:anchor-type="as-char" svg:width="0.322in" svg:height="0.2008in" draw:z-index="51"><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81">(<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5" draw:name="Object45" text:anchor-type="as-char" svg:width="0.3189in" svg:height="0.4689in" draw:z-index="58"><draw:object xlink:href="./Object 46" xlink:type="simple" xlink:show="embed" xlink:actuate="onLoad"/><draw:image xlink:href="./ObjectReplacements/Object 46" xlink:type="simple" xlink:show="embed" xlink:actuate="onLoad"/></draw:frame>, 1 apple cut into 4 pieces <draw:frame draw:style-name="fr5" draw:name="Object50" text:anchor-type="as-char" svg:width="0.3283in" svg:height="0.4693in" draw:z-index="59"><draw:object xlink:href="./Object 51" xlink:type="simple" xlink:show="embed" xlink:actuate="onLoad"/><draw:image xlink:href="./ObjectReplacements/Object 51" xlink:type="simple" xlink:show="embed" xlink:actuate="onLoad"/></draw:frame>, 2 apples cut into 3 pieces <draw:frame draw:style-name="fr5" draw:name="Object51" text:anchor-type="as-char" svg:width="0.3256in" svg:height="0.4693in" draw:z-index="91"><draw:object xlink:href="./Object 52" xlink:type="simple" xlink:show="embed" xlink:actuate="onLoad"/><draw:image xlink:href="./ObjectReplacements/Object 52" xlink:type="simple" xlink:show="embed" xlink:actuate="onLoad"/></draw:frame>, 5 apples cut into 7 pieces <draw:frame draw:style-name="fr5" draw:name="Object52" text:anchor-type="as-char" svg:width="0.3236in" svg:height="0.4693in" draw:z-index="92"><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5" draw:name="Object59" text:anchor-type="as-char" svg:width="0.2055in" svg:height="0.1984in" draw:z-index="95"><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Standard">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5" draw:name="Object56" text:anchor-type="as-char" svg:width="0.3272in" svg:height="0.4693in" draw:z-index="99"><draw:object xlink:href="./Object 57" xlink:type="simple" xlink:show="embed" xlink:actuate="onLoad"/><draw:image xlink:href="./ObjectReplacements/Object 57" xlink:type="simple" xlink:show="embed" xlink:actuate="onLoad"/></draw:frame>, the equivalent of 1 is<draw:frame draw:style-name="fr5" draw:name="Object54" text:anchor-type="as-char" svg:width="0.3189in" svg:height="0.4693in" draw:z-index="103"><draw:object xlink:href="./Object 55" xlink:type="simple" xlink:show="embed" xlink:actuate="onLoad"/><draw:image xlink:href="./ObjectReplacements/Object 55" xlink:type="simple" xlink:show="embed" xlink:actuate="onLoad"/></draw:frame>, the equivalent of 2 is<draw:frame draw:style-name="fr5" draw:name="Object55" text:anchor-type="as-char" svg:width="0.3256in" svg:height="0.4693in" draw:z-index="104"><draw:object xlink:href="./Object 56" xlink:type="simple" xlink:show="embed" xlink:actuate="onLoad"/><draw:image xlink:href="./ObjectReplacements/Object 56" xlink:type="simple" xlink:show="embed" xlink:actuate="onLoad"/></draw:frame>, and so on.</text:p>
      <text:h text:style-name="Heading_20_3" text:outline-level="3"><text:soft-page-break/>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59">NumberLinePrintZoom(low_number, high_number, divisions, depth)</text:p>
          </table:table-cell>
        </table:table-row>
      </table:table>
      <text:p text:style-name="Preformatted_20_Text"/>
      <text:p text:style-name="P58">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2">Result: True</text:p>
      <text:p text:style-name="P41">Side Effects:</text:p>
      <text:p text:style-name="P41">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2">Result: True</text:p>
      <text:p text:style-name="P41">Side Effects:</text:p>
      <text:p text:style-name="P41">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2">Result: True</text:p>
      <text:p text:style-name="P41">Side Effects:</text:p>
      <text:p text:style-name="P41">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2">Result: True</text:p>
      <text:p text:style-name="P41">Side Effects:</text:p>
      <text:p text:style-name="Preformatted_20_Text"><text:span text:style-name="T38">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oft-page-break/><text:span text:style-name="T38">21/50 <text:s text:c="2"/>11/25 <text:s text:c="2"/>23/50 <text:s text:c="2"/>12/25 <text:s text:c="2"/>1/2 <text:s text:c="2"/>13/25 <text:s text:c="2"/>27/50 <text:s text:c="2"/>14/25 <text:s text:c="2"/>29/50 <text:s text:c="2"/>3/5 <text:s text:c="2"/></text:span><text:span text:style-name="T38">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8">1/10</text:span>,<text:span text:style-name="T22">2/10</text:span>,10,1)</text:p>
      <text:p text:style-name="P32">Result: True</text:p>
      <text:p text:style-name="P41">Side Effects:</text:p>
      <text:p text:style-name="P41">1/10 <text:s text:c="2"/>11/100 <text:s text:c="2"/>3/25 <text:s text:c="2"/>13/100 <text:s text:c="2"/>7/50 <text:s text:c="2"/>3/20 <text:s text:c="2"/>4/25 <text:s text:c="2"/>17/100 <text:s text:c="2"/>9/50 <text:s text:c="2"/>19/100 <text:s text:c="2"/>1/5</text:p>
      <text:p text:style-name="P41"/>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P41"><text:s text:c="20"/><text:span text:style-name="T8">|</text:span></text:p>
      <text:p text:style-name="P41">----------------------------------------------------------------</text:p>
      <text:p text:style-name="P41">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NumberLinePrintZoom(0/1,1/1,8,2)</text:p>
      <text:p text:style-name="P32">Result: True</text:p>
      <text:p text:style-name="P41"><text:soft-page-break/>Side Effects:</text:p>
      <text:p text:style-name="P41">0 <text:s text:c="2"/>1/8 <text:s text:c="2"/>1/4 <text:s text:c="2"/>3/8 <text:s text:c="2"/>1/2 <text:s text:c="2"/>5/8 <text:s text:c="2"/>3/4 <text:s text:c="2"/>7/8 <text:s text:c="2"/>1 <text:s text:c="2"/></text:p>
      <text:p text:style-name="P41"><text:s text:c="44"/><text:span text:style-name="T8">|</text:span></text:p>
      <text:p text:style-name="P41">---------------------------------------------------------------</text:p>
      <text:p text:style-name="P41">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3"/>
      <text:p text:style-name="P43"><text:bookmark-start text:name="DDE_LINK26"/>In&gt; NumberLinePrintZoom(0/1,1/1,8,4)</text:p>
      <text:p text:style-name="P34">Result: True</text:p>
      <text:p text:style-name="P42">Side Effects:</text:p>
      <text:p text:style-name="P42">0 <text:s text:c="2"/>1/8 <text:s text:c="2"/>1/4 <text:s text:c="2"/>3/8 <text:s text:c="2"/>1/2 <text:s text:c="2"/>5/8 <text:s text:c="2"/>3/4 <text:s text:c="2"/>7/8 <text:s text:c="2"/>1 <text:s text:c="2"/></text:p>
      <text:p text:style-name="P42"><text:s text:c="26"/>|</text:p>
      <text:p text:style-name="P42">----------------------------------------------------------------</text:p>
      <text:p text:style-name="P42">1/2 <text:s text:c="2"/>33/64 <text:s text:c="2"/>17/32 <text:s text:c="2"/>35/64 <text:s text:c="2"/>9/16 <text:s text:c="2"/>37/64 <text:s text:c="2"/>19/32 <text:s text:c="2"/>39/64 <text:s text:c="2"/>5/8 <text:s text:c="2"/></text:p>
      <text:p text:style-name="P42"><text:s text:c="4"/>|</text:p>
      <text:p text:style-name="P42">--------------------------------------------------------------------------------</text:p>
      <text:p text:style-name="P42">1/2 <text:s text:c="2"/>257/512 <text:s text:c="2"/>129/256 <text:s text:c="2"/>259/512 <text:s text:c="2"/>65/128 <text:s text:c="2"/>261/512 <text:s text:c="2"/>131/256 <text:s text:c="2"/>263/512 <text:s text:c="2"/>33/64 <text:s text:c="2"/></text:p>
      <text:p text:style-name="P42"><text:s text:c="73"/>|</text:p>
      <text:p text:style-name="P42">--------------------------------------------------------------------------------------------------</text:p>
      <text:p text:style-name="P42">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5" draw:name="Object53" text:anchor-type="as-char" svg:width="0.2693in" svg:height="0.2161in" draw:z-index="106"><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5" draw:name="Object57" text:anchor-type="as-char" svg:width="0.2693in" svg:height="0.2161in" draw:z-index="107"><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5" draw:name="Object61" text:anchor-type="as-char" svg:width="0.2339in" svg:height="0.248in" draw:z-index="108"><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he real numbers are represented by the symbol<draw:frame draw:style-name="fr5" draw:name="Object62" text:anchor-type="as-char" svg:width="0.2035in" svg:height="0.1984in" draw:z-index="109"><draw:object xlink:href="./Object 63" xlink:type="simple" xlink:show="embed" xlink:actuate="onLoad"/><draw:image xlink:href="./ObjectReplacements/Object 63" xlink:type="simple" xlink:show="embed" xlink:actuate="onLoad"/></draw:frame>which stands for the word <text:soft-page-break/>"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5" draw:name="Object63" text:anchor-type="as-char" svg:width="0.2693in" svg:height="0.2161in" draw:z-index="110"><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8">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59">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5" draw:name="Object64" text:anchor-type="as-char" svg:width="0.2693in" svg:height="0.2161in" draw:z-index="111"><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2">Result: Sqrt(2)</text:p>
      <text:p text:style-name="Preformatted_20_Text"/>
      <text:p text:style-name="Text_20_body">Since Sqrt(2) is how MathPiper <text:span text:style-name="T8">symbolically</text:span> represents<draw:frame draw:style-name="fr5" draw:name="Object65" text:anchor-type="as-char" svg:width="0.2693in" svg:height="0.2161in" draw:z-index="117"><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5" draw:name="Object66" text:anchor-type="as-char" svg:width="0.2693in" svg:height="0.2161in" draw:z-index="118"><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5" draw:name="Object67" text:anchor-type="as-char" svg:width="0.2693in" svg:height="0.2161in" draw:z-index="119"><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text:soft-page-break/></text:p>
      <text:p text:style-name="Preformatted_20_Text">In&gt; N(Sqrt(2), 1)</text:p>
      <text:p text:style-name="P32">Result: 1</text:p>
      <text:p text:style-name="Preformatted_20_Text"/>
      <text:p text:style-name="Preformatted_20_Text">In&gt; N(Sqrt(2), 2)</text:p>
      <text:p text:style-name="P32">Result: 1.4</text:p>
      <text:p text:style-name="Preformatted_20_Text"/>
      <text:p text:style-name="Preformatted_20_Text">In&gt; N(Sqrt(2), 3)</text:p>
      <text:p text:style-name="P32">Result: 1.41</text:p>
      <text:p text:style-name="Preformatted_20_Text"/>
      <text:p text:style-name="Preformatted_20_Text">In&gt; N(Sqrt(2), 5)</text:p>
      <text:p text:style-name="P32">Result: 1.4142</text:p>
      <text:p text:style-name="Preformatted_20_Text"/>
      <text:p text:style-name="Preformatted_20_Text">In&gt; N(Sqrt(2), 10)</text:p>
      <text:p text:style-name="P32">Result: 1.414213562</text:p>
      <text:p text:style-name="Preformatted_20_Text"/>
      <text:p text:style-name="Preformatted_20_Text">In&gt; N(Sqrt(2), 20)</text:p>
      <text:p text:style-name="P32">Result: 1.4142135623730950488</text:p>
      <text:p text:style-name="Preformatted_20_Text"/>
      <text:p text:style-name="Preformatted_20_Text">In&gt; N(Sqrt(2), 50)</text:p>
      <text:p text:style-name="P32">Result: 1.4142135623730950488016887242096980785696718753769</text:p>
      <text:p text:style-name="Preformatted_20_Text"/>
      <text:p text:style-name="Preformatted_20_Text">In&gt; N(Sqrt(2), 100)</text:p>
      <text:p text:style-name="Preformatted_20_Text"><text:span text:style-name="T19">Result:</text:span> <text:span text:style-name="T19">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5" draw:name="Object58" text:anchor-type="as-char" svg:width="0.2693in" svg:height="0.2161in" draw:z-index="120"><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5" draw:name="Object68" text:anchor-type="as-char" svg:width="0.2693in" svg:height="0.2161in" draw:z-index="121"><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any pattern of repeated digits</text:span>. <text:s/>All irrational numbers have this property.</text:p>
      <text:p text:style-name="Text_20_body">If <text:span text:style-name="T6">no precision</text:span> is specified, N() will return a decimal approximate to <text:span text:style-name="T6">10 significant digits</text:span> of precision because this is MathPiper's default precision:</text:p>
      <text:p text:style-name="Preformatted_20_Text"/>
      <text:p text:style-name="Preformatted_20_Text">In&gt; N(Sqrt(2))</text:p>
      <text:p text:style-name="P32">Result: 1.414213562</text:p>
      <text:h text:style-name="Heading_20_3" text:outline-level="3">Obtaining Decimal Representations Of Rational Numbers With N()</text:h>
      <text:p text:style-name="Text_20_body">The N() function can also be used to obtain <text:span text:style-name="T6">decimal representations of 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text:soft-page-break/>represented by decimals exactly:</text:p>
      <text:p text:style-name="Preformatted_20_Text"/>
      <text:p text:style-name="Preformatted_20_Text"><text:bookmark-start text:name="DDE_LINK14"/>In&gt; N(1/2)</text:p>
      <text:p text:style-name="P32">Result: 0.5</text:p>
      <text:p text:style-name="Preformatted_20_Text"/>
      <text:p text:style-name="Preformatted_20_Text">In&gt; N(1/4)</text:p>
      <text:p text:style-name="P32">Result: 0.25</text:p>
      <text:p text:style-name="Preformatted_20_Text"/>
      <text:p text:style-name="Preformatted_20_Text">In&gt; N(3/8)</text:p>
      <text:p text:style-name="P32">Result: 0.375</text:p>
      <text:p text:style-name="Preformatted_20_Text"/>
      <text:p text:style-name="Preformatted_20_Text">In&gt; N(5/16)</text:p>
      <text:p text:style-name="P32">Result: 0.3125<text:bookmark-end text:name="DDE_LINK14"/></text:p>
      <text:p text:style-name="P32"/>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2"> and they have </text:span><text:span text:style-name="T6">finite decimal expansions</text:span><text:span text:style-name="T42">.</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3"/><text:bookmark-start text:name="DDE_LINK15"/>In&gt; N(1/3, 50)</text:p>
      <text:p text:style-name="P32">Result: 0.33333333333333333333333333333333333333333333333333</text:p>
      <text:p text:style-name="Preformatted_20_Text"/>
      <text:p text:style-name="Preformatted_20_Text">In&gt; N(1/9, 50)</text:p>
      <text:p text:style-name="P32">Result: 0.11111111111111111111111111111111111111111111111111</text:p>
      <text:p text:style-name="Preformatted_20_Text"/>
      <text:p text:style-name="Preformatted_20_Text">In&gt; N(1/27, 50)</text:p>
      <text:p text:style-name="P32">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2">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2">Result: 0.012345679<text:span text:style-name="T7">012345679</text:span>012345679<text:span text:style-name="T7">012345679</text:span>012345679<text:span text:style-name="T7">012346789</text:span><text:bookmark-end text:name="DDE_LINK13"/><text:bookmark-end text:name="DDE_LINK15"/></text:p>
      <text:p text:style-name="Preformatted_20_Text"/>
      <text:p text:style-name="Text_20_body">Each of these rational numbers have an <text:span text:style-name="T6">infinite decimal expansion</text:span> just like<draw:frame draw:style-name="fr5" draw:name="Object69" text:anchor-type="as-char" svg:width="0.2693in" svg:height="0.2161in" draw:z-index="94"><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5" draw:name="Object70" text:anchor-type="as-char" svg:width="0.2693in" svg:height="0.2161in" draw:z-index="98"><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87"><text:span text:style-name="T14">1) Any </text:span><text:span text:style-name="T13">rational number</text:span><text:span text:style-name="T14"> that </text:span><text:span text:style-name="T13">cannot</text:span><text:span text:style-name="T14"> be represented with a </text:span><text:span text:style-name="T13">finite decimal fraction</text:span><text:span text:style-name="T14"> has an </text:span><text:span text:style-name="T13">infinite decimal expansion which contains repeating digits</text:span><text:span text:style-name="T14">. <text:s/></text:span></text:p>
      <text:p text:style-name="P87"><text:span text:style-name="T14">2) </text:span><text:span text:style-name="T13">Irrational numbers</text:span><text:span text:style-name="T14"> like</text:span><text:span text:style-name="T14"><draw:frame draw:style-name="fr5" draw:name="Object71" text:anchor-type="as-char" svg:width="0.2693in" svg:height="0.2161in" draw:z-index="105"><draw:object xlink:href="./Object 72" xlink:type="simple" xlink:show="embed" xlink:actuate="onLoad"/><draw:image xlink:href="./ObjectReplacements/Object 72" xlink:type="simple" xlink:show="embed" xlink:actuate="onLoad"/></draw:frame></text:span><text:span text:style-name="T14">, on the other hand, </text:span><text:span text:style-name="T13">have infinite decimal expansions which do not contain repeating digits</text:span><text:span text:style-name="T14">.</text:span></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Rationalize(0.5)</text:p>
      <text:p text:style-name="P32">Result: 1/2</text:p>
      <text:p text:style-name="Preformatted_20_Text"/>
      <text:p text:style-name="Preformatted_20_Text">In&gt; Rationalize(0.25)</text:p>
      <text:p text:style-name="P32">Result: 1/4</text:p>
      <text:p text:style-name="Preformatted_20_Text"/>
      <text:p text:style-name="Preformatted_20_Text">In&gt; Rationalize(0.375)</text:p>
      <text:p text:style-name="P32">Result: 3/8</text:p>
      <text:p text:style-name="Preformatted_20_Text"/>
      <text:p text:style-name="Preformatted_20_Text">In&gt; Rationalize(0.3125)</text:p>
      <text:p text:style-name="P32">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2">Result: 1666666667/5000000000</text:p>
      <text:p text:style-name="Preformatted_20_Text"/>
      <text:p text:style-name="Preformatted_20_Text">In&gt; Rationalize(0.11111111111111111111111111111111111111111111111111)</text:p>
      <text:p text:style-name="P32">Result: 138888889/1250000000</text:p>
      <text:p text:style-name="Preformatted_20_Text"/>
      <text:p text:style-name="Preformatted_20_Text">In&gt; Rationalize(0.037037037037037037037037037037037037037037037037037)</text:p>
      <text:p text:style-name="P32">Result: 740740741/20000000000</text:p>
      <text:p text:style-name="Preformatted_20_Text"/>
      <text:p text:style-name="Preformatted_20_Text">In&gt; Rationalize(0.090909090909090909090909090909090909090909090909091)</text:p>
      <text:p text:style-name="P32">Result: 2272727273/25000000000</text:p>
      <text:p text:style-name="Preformatted_20_Text"/>
      <text:p text:style-name="Preformatted_20_Text">In&gt; Rationalize(0.012345679012345679012345679012345679012345679012346789)</text:p>
      <text:p text:style-name="P32">Result: 617283951/50000000000</text:p>
      <text:h text:style-name="Heading_20_3" text:outline-level="3">Zooming Into The Area Between The Real Numbers 0.0 And 1.0</text:h>
      <text:p text:style-name="Text_20_body">When we zoomed into the area between the rational numbers 0/0 and 0/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1"><text:bookmark-start text:name="DDE_LINK27"/><text:bookmark-start text:name="DDE_LINK11"/>In&gt; NumberLinePrintZoom(<text:span text:style-name="T9">0.0</text:span>,<text:span text:style-name="T22">1.0</text:span>,8,1)<text:bookmark-end text:name="DDE_LINK11"/></text:p>
      <text:p text:style-name="P41">Result: True</text:p>
      <text:p text:style-name="P41">Side Effects:</text:p>
      <text:p text:style-name="P41">0.0 <text:s text:c="2"/>0.125 <text:s text:c="2"/>0.250 <text:s text:c="2"/>0.375 <text:s text:c="2"/>0.500 <text:s text:c="2"/>0.625 <text:s text:c="2"/>0.750 <text:s text:c="2"/>0.875 <text:s text:c="2"/>1.000</text:p>
      <text:p text:style-name="Preformatted_20_Text"><text:soft-page-break/></text:p>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32">Result: True</text:p>
      <text:p text:style-name="P41">Side Effects:</text:p>
      <text:p text:style-name="P41">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2">Result: True</text:p>
      <text:p text:style-name="P41">Side Effects:</text:p>
      <text:p text:style-name="P41">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2">Result: True</text:p>
      <text:p text:style-name="P41">Side Effects:</text:p>
      <text:p text:style-name="P41">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4"><text:bookmark-start text:name="DDE_LINK12"/>In&gt; NumberLinePrintZoom(.1,.2,10,1)<text:bookmark-end text:name="DDE_LINK12"/></text:p>
      <text:p text:style-name="P32">Result: True</text:p>
      <text:p text:style-name="P41">Side Effects:</text:p>
      <text:p text:style-name="P41">.1 <text:s text:c="2"/>0.11 <text:s text:c="2"/>0.12 <text:s text:c="2"/>0.13 <text:s text:c="2"/>0.14 <text:s text:c="2"/>0.15 <text:s text:c="2"/>0.16 <text:s text:c="2"/>0.17 <text:s text:c="2"/>0.18 <text:s text:c="2"/>0.19 <text:s text:c="2"/>0.20</text:p>
      <text:p text:style-name="P41"/>
      <text:p text:style-name="Text_20_body">Here is the area between 0.0 and 1.0 being divided into 8 divisions and zoomed to a depth of 4:</text:p>
      <text:p text:style-name="P43"/>
      <text:p text:style-name="P43"><text:bookmark-start text:name="DDE_LINK28"/>In&gt; N(NumberLinePrintZoom(0.0,1.0,8,4),6)</text:p>
      <text:p text:style-name="P34"><text:soft-page-break/>Result: True</text:p>
      <text:p text:style-name="P42">Side Effects:</text:p>
      <text:p text:style-name="P42">0.0 <text:s text:c="2"/>0.125 <text:s text:c="2"/>0.250 <text:s text:c="2"/>0.375 <text:s text:c="2"/>0.500 <text:s text:c="2"/>0.625 <text:s text:c="2"/>0.750 <text:s text:c="2"/>0.875 <text:s text:c="2"/>1.000 <text:s text:c="2"/></text:p>
      <text:p text:style-name="P42"><text:s text:c="36"/>|</text:p>
      <text:p text:style-name="P42">---------------------------------------------------------------------------------------------</text:p>
      <text:p text:style-name="P42">0.500 <text:s text:c="2"/>0.515625 <text:s text:c="2"/>0.531250 <text:s text:c="2"/>0.546875 <text:s text:c="2"/>0.562500 <text:s text:c="2"/>0.578125 <text:s text:c="2"/>0.593750 <text:s text:c="2"/>0.609375 <text:s text:c="2"/>0.625000 <text:s text:c="2"/></text:p>
      <text:p text:style-name="P42"><text:s text:c="39"/>|</text:p>
      <text:p text:style-name="P42">------------------------------------------------------------------------------------------------</text:p>
      <text:p text:style-name="P42">0.546875 <text:s text:c="2"/>0.548828 <text:s text:c="2"/>0.550781 <text:s text:c="2"/>0.552734 <text:s text:c="2"/>0.554687 <text:s text:c="2"/>0.556640 <text:s text:c="2"/>0.558593 <text:s text:c="2"/>0.560546 <text:s text:c="2"/>0.562499 <text:s text:c="2"/></text:p>
      <text:p text:style-name="P42"><text:s text:c="75"/>|</text:p>
      <text:p text:style-name="P42">------------------------------------------------------------------------------------------------</text:p>
      <text:p text:style-name="P42">0.558593 <text:s text:c="2"/>0.558837 <text:s text:c="2"/>0.559081 <text:s text:c="2"/>0.559325 <text:s text:c="2"/>0.559569 <text:s text:c="2"/>0.559813 <text:s text:c="2"/>0.560057 <text:s text:c="2"/>0.560301 <text:s text:c="2"/>0.560545<text:bookmark-end text:name="DDE_LINK28"/></text:p>
      <text:p text:style-name="P43"/>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1">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8">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42">. </text:span><text:s/>(<text:span text:style-name="T8">Note: there are no spaces in this file name</text:span>). <text:s/>For example, John Smith's worksheet would be called:</text:p>
      <text:p text:style-name="Text_20_body"><text:span text:style-name="T6">book_2_section_4_exercises_</text:span><text:span text:style-name="T8">john</text:span><text:span text:style-name="T6">_</text:span><text:span text:style-name="T8">smith</text:span><text:span text:style-name="T6">.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9"><text:bookmark-start text:name="DDE_LINK16"/><text:bookmark-start text:name="DDE_LINK17"/>%mathpiper,title="Counting."</text:p>
      <text:p text:style-name="P46"/>
      <text:p text:style-name="P27">outerMostLoopCounter <text:span text:style-name="T34">:=</text:span> <text:span text:style-name="T7">0</text:span>;</text:p>
      <text:p text:style-name="P46"/>
      <text:p text:style-name="P27"><text:span text:style-name="T37">While</text:span><text:span text:style-name="T5">(</text:span>outerMostLoopCounter <text:span text:style-name="T5">&lt;=</text:span> <text:span text:style-name="T7">5</text:span><text:span text:style-name="T5">)</text:span></text:p>
      <text:p text:style-name="P27">[</text:p>
      <text:p text:style-name="P27"><text:s text:c="3"/>middleLoopCounter <text:span text:style-name="T34">:=</text:span> <text:span text:style-name="T7">0</text:span>;</text:p>
      <text:p text:style-name="P27"><text:s text:c="4"/></text:p>
      <text:p text:style-name="P27"><text:s text:c="3"/><text:span text:style-name="T37">While</text:span><text:span text:style-name="T5">(</text:span>middleLoopCounter <text:span text:style-name="T5">&lt;=</text:span> 7<text:span text:style-name="T5">)</text:span></text:p>
      <text:p text:style-name="P27"><text:s text:c="3"/>[</text:p>
      <text:p text:style-name="P27"><text:s text:c="6"/>innerMostLoopCounter <text:span text:style-name="T34">:=</text:span> <text:span text:style-name="T7">0</text:span>;</text:p>
      <text:p text:style-name="P27"><text:s text:c="7"/></text:p>
      <text:p text:style-name="P27"><text:s text:c="6"/><text:span text:style-name="T37">While</text:span><text:span text:style-name="T5">(</text:span>innerMostLoopCounter <text:span text:style-name="T5">&lt;=</text:span> <text:span text:style-name="T7">3</text:span><text:span text:style-name="T5">)</text:span></text:p>
      <text:p text:style-name="P27"><text:s text:c="6"/>[</text:p>
      <text:p text:style-name="P27"><text:s text:c="9"/><text:span text:style-name="T25">//How many times does this Echo() function get called?</text:span></text:p>
      <text:p text:style-name="P27"><text:s text:c="9"/><text:span text:style-name="T18">Echo</text:span><text:span text:style-name="T5">(</text:span>outerMostLoopCounter,,,middleLoopCounter,,,innerMostLoopCounter<text:span text:style-name="T5">)</text:span>;</text:p>
      <text:p text:style-name="P27"><text:s text:c="22"/></text:p>
      <text:p text:style-name="P27"><text:s text:c="9"/>innerMostLoopCounter<text:span text:style-name="T5">++</text:span>;</text:p>
      <text:p text:style-name="P27"><text:s text:c="6"/>];</text:p>
      <text:p text:style-name="P27"><text:s text:c="6"/></text:p>
      <text:p text:style-name="P27"><text:s text:c="6"/>middleLoopCounter<text:span text:style-name="T5">++</text:span>;</text:p>
      <text:p text:style-name="P27"><text:s text:c="3"/>];</text:p>
      <text:p text:style-name="P27"><text:s text:c="3"/></text:p>
      <text:p text:style-name="P27"><text:s text:c="3"/>outerMostLoopCounter<text:span text:style-name="T5">++</text:span>;</text:p>
      <text:p text:style-name="P27">];</text:p>
      <text:p text:style-name="P46"/>
      <text:p text:style-name="P11">%/mathpiper<text:bookmark-end text:name="DDE_LINK16"/><text:bookmark-end text:name="DDE_LINK17"/></text:p>
      <text:h text:style-name="Heading_20_3" text:outline-level="3">Exercise 2</text:h>
      <text:p text:style-name="Preformatted_20_Text">Give the code that will zoom into the area between two rational numbers which interest you.</text:p>
      <text:h text:style-name="Heading_20_3" text:outline-level="3"><text:soft-page-break/>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4">Create a function called <text:span text:style-name="T6">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1802432495" text:style-name="L1">
        <text:list-header>
          <text:p text:style-name="P95"><text:span text:style-name="Strong_20_Emphasis"><text:span text:style-name="T21">System</text:span></text:span><text:span text:style-name="T47"> <text:s/>A system exists and operates in time and space. </text:span></text:p>
          <text:p text:style-name="P95"><text:span text:style-name="Strong_20_Emphasis"><text:span text:style-name="T21">Model</text:span></text:span><text:span text:style-name="T47"> <text:s/>A model is a </text:span><text:span text:style-name="T48">simplified representation</text:span><text:span text:style-name="T47"> of a system at some particular point in time or space intended to promote understanding of the real system. </text:span></text:p>
          <text:p text:style-name="P95"><text:span text:style-name="Strong_20_Emphasis"><text:span text:style-name="T21">Simulation</text:span></text:span><text:span text:style-name="T47"> <text:s/>A simulation is the manipulation of a model in such a way that it operates on time or space to compress it, thus enabling one to perceive the interactions that would not otherwise be apparent because of their separation in time or space. </text:span></text:p>
        </text:list-header>
      </text:list>
      <text:p text:style-name="P79"><text:span text:style-name="T42">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line-break/>A <text:span text:style-name="T6">system</text:span> is understood to be an entity which maintains its existence through the interaction of its parts. A <text:span text:style-name="T6">model</text:span> is a simplified representation of the actual system intended to promote understanding. Whether a model is a good model or not depends on the extent to which it promotes understanding. Since <text:span text:style-name="T6">all models are simplifications of reality</text:span> there is always a <text:span text:style-name="T6">trade-off</text:span> as to what <text:span text:style-name="T6">level of detail</text:span> is included in the model. If <text:span text:style-name="T6">too little detail</text:span> is included in the model one runs the <text:span text:style-name="T42">risk</text:span> of <text:span text:style-name="T6">missing relevant interactions</text:span> and the resultant model does not promote understanding. If <text:span text:style-name="T6">too much detail</text:span> is included in the model the model may become overly complicated and actually preclude the development of understanding. One simply cannot develop all models in the context of the entire universe. <text:line-break/><text:line-break/>A <text:span text:style-name="T6">simulation</text:span> generally refers to a <text:span text:style-name="T6">computerized version of the model</text:span> which is <text:span text:style-name="T6">run over time</text:span> to <text:span text:style-name="T6">study the implications of the defined interactions</text:span>. Simulations are generally iterative in there development. One develops a model, simulates it, learns from the simulation, revises the model, and continues the iterations until an adequate level of understanding is developed. </text:p>
      <text:p text:style-name="P79">Gene Bellinger <text:a xlink:type="simple" xlink:href="http://www.systems-thinking.org/modsim/modsim.htm">http://www.systems-thinking.org/modsim/modsim.htm</text:a></text:p>
      <text:p text:style-name="P79"><text:a xlink:type="simple" xlink:href="http://www.systems-thinking.org/modsim/modsim.htm"/></text:p>
      <text:p text:style-name="Text_20_body">In the next couple of sections we are going to use<text:span text:style-name="T42"> </text:span><text:span text:style-name="T6">integers</text:span><text:span text:style-name="T42"> to model </text:span><text:span text:style-name="T6">counting-oriented (or discrete)</text:span><text:span text:style-name="T42"> systems. <text:s/>After that, we will use </text:span><text:span text:style-name="T6">rational and real numbers</text:span><text:span text:style-name="T42"> to model </text:span><text:span text:style-name="T6">measurement-oriented (or continuous)</text:span><text:span text:style-name="T42">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4">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2">Before we can experiment with discrete simulations, we first need to discuss the concept of </text:span><text:span text:style-name="T6">probability</text:span><text:span text:style-name="T42">. Probability is the likelihood of a particular event occurring and a probability is </text:span><text:span text:style-name="T6">represented</text:span><text:span text:style-name="T42"> by a </text:span><text:span text:style-name="T6">decimal number</text:span><text:span text:style-name="T42"> between </text:span><text:span text:style-name="T6">0 and 1</text:span><text:span text:style-name="T42">. <text:s/>An </text:span><text:span text:style-name="T6">equivalent</text:span><text:span text:style-name="T42"> way to represent probabilities is with </text:span><text:span text:style-name="T6">change notation</text:span><text:span text:style-name="T42"> which consists of a probability that has been </text:span><text:span text:style-name="T6">multiplied by 100</text:span><text:span text:style-name="T42"> followed by a </text:span><text:span text:style-name="T6">%</text:span><text:span text:style-name="T42"> sign. <text:s/>As an example, the following program produces a table which contains 10 probabilities and their respective chances:</text:span></text:p>
      <text:p text:style-name="P40"/>
      <text:p text:style-name="P39"><text:bookmark-start text:name="DDE_LINK31"/>%mathpiper</text:p>
      <text:p text:style-name="P46"/>
      <text:p text:style-name="P27"><text:span text:style-name="T35">Repeat</text:span><text:span text:style-name="T5">(</text:span><text:span text:style-name="T7">10</text:span><text:span text:style-name="T5">)</text:span></text:p>
      <text:p text:style-name="P27">[</text:p>
      <text:p text:style-name="P27"><text:s text:c="4"/>probability <text:span text:style-name="T34">:=</text:span> <text:span text:style-name="T18">N</text:span><text:span text:style-name="T5">(</text:span><text:span text:style-name="T18">Random</text:span><text:span text:style-name="T5">()</text:span>,<text:span text:style-name="T7">2</text:span><text:span text:style-name="T5">)</text:span>;</text:p>
      <text:p text:style-name="P27"><text:s text:c="4"/></text:p>
      <text:p text:style-name="P27"><text:s text:c="4"/>percent <text:span text:style-name="T34">:=</text:span> <text:span text:style-name="T18">N</text:span><text:span text:style-name="T5">(</text:span><text:span text:style-name="T18">Rationalize</text:span><text:span text:style-name="T5">(</text:span>probability <text:span text:style-name="T5">*</text:span> <text:span text:style-name="T7">100</text:span><text:span text:style-name="T5">))</text:span>;</text:p>
      <text:p text:style-name="P27"><text:s text:c="4"/></text:p>
      <text:p text:style-name="P27"><text:s text:c="4"/><text:span text:style-name="T37">WriteString</text:span><text:span text:style-name="T5">(</text:span><text:span text:style-name="T37">String</text:span><text:span text:style-name="T5">(</text:span>probability<text:span text:style-name="T5">)</text:span> : <text:span text:style-name="T36">" = "</text:span> : <text:span text:style-name="T37">String</text:span><text:span text:style-name="T5">(</text:span>percent<text:span text:style-name="T5">)</text:span> : <text:span text:style-name="T36">"% chance"</text:span><text:span text:style-name="T5">)</text:span>;</text:p>
      <text:p text:style-name="P27"><text:s text:c="4"/></text:p>
      <text:p text:style-name="P27"><text:s text:c="4"/>NewLine();</text:p>
      <text:p text:style-name="P27">];</text:p>
      <text:p text:style-name="P46"/>
      <text:p text:style-name="P39">%/mathpiper<text:bookmark-end text:name="DDE_LINK31"/></text:p>
      <text:p text:style-name="P46"/>
      <text:p text:style-name="P27"><text:s text:c="4"/><text:span text:style-name="T19">%output,preserve="false"</text:span></text:p>
      <text:p text:style-name="P27"><text:s text:c="6"/><text:span text:style-name="T19">Result:</text:span> 10</text:p>
      <text:p text:style-name="P27"><text:s text:c="6"/></text:p>
      <text:p text:style-name="P27"><text:s text:c="6"/><text:span text:style-name="T28">Side Effects:</text:span></text:p>
      <text:p text:style-name="P27"><text:s text:c="6"/>0.88 = 88%</text:p>
      <text:p text:style-name="P27"><text:s text:c="6"/>0.98 = 98%</text:p>
      <text:p text:style-name="P27"><text:s text:c="6"/>0.39 = 39%</text:p>
      <text:p text:style-name="P27"><text:s text:c="6"/>0.74 = 74%</text:p>
      <text:p text:style-name="P27"><text:s text:c="6"/>0.79 = 79%</text:p>
      <text:p text:style-name="P27"><text:s text:c="6"/>0.77 = 77%</text:p>
      <text:p text:style-name="P27"><text:s text:c="6"/>0.27 = 27%</text:p>
      <text:p text:style-name="P27"><text:s text:c="6"/>0.75 = 75%</text:p>
      <text:p text:style-name="P27"><text:s text:c="6"/>0.21 = 21%</text:p>
      <text:p text:style-name="P27"><text:s text:c="6"/>0.50 = 50%</text:p>
      <text:p text:style-name="P59">. <text:s text:c="2"/>%/output</text:p>
      <text:p text:style-name="Text_20_body">Situations were probabilities are used are easy to find, especially since they are associated with almost all parts of a person's life. <text:s/>For example, on a given day <text:soft-page-break/>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1906798996" text:style-name="L2">
        <text:list-item>
          <text:p text:style-name="P109"><text:span text:style-name="T6">Fact </text:span><text:span text:style-name="T42">- a piece of information about circumstances that exist or events that have occurred. ( </text:span><text:a xlink:type="simple" xlink:href="http://wordnetweb.princeton.edu/perl/webwn"><text:span text:style-name="T39">http://wordnetweb.princeton.edu/perl/webwn</text:span></text:a><text:span text:style-name="T42"> ). <text:s/>An example is information that indicates which side of a die is currently facing up.</text:span></text:p>
        </text:list-item>
        <text:list-item>
          <text:p text:style-name="P109"><text:span text:style-name="T6">Data </text:span><text:span text:style-name="T42">- a collection of facts from which conclusions can be drawn. ( </text:span><text:a xlink:type="simple" xlink:href="http://wordnetweb.princeton.edu/perl/webwn"><text:span text:style-name="T39">http://wordnetweb.princeton.edu/perl/webwn</text:span></text:a><text:span text:style-name="T42"> ). <text:s/>An example is which sides are currently facing up on two dice.</text:span></text:p>
        </text:list-item>
        <text:list-item>
          <text:p text:style-name="P109"><text:span text:style-name="T6">Experiment</text:span> - measuring or observing a system to collect data on it. <text:s/><text:span text:style-name="T42">An example is rolling two dice.</text:span></text:p>
        </text:list-item>
        <text:list-item>
          <text:p text:style-name="P109"><text:span text:style-name="T6">Outcome</text:span><text:span text:style-name="T42"> - the result of a given experiment. <text:s/>An example is rolling a 3 and a 4 on a pair of dice.</text:span></text:p>
        </text:list-item>
        <text:list-item>
          <text:p text:style-name="P109"><text:span text:style-name="T6">Sample space</text:span><text:span text:style-name="T42"> - all of the possible outcomes of a given experiment. <text:s/>For the experiment of rolling two dice, the sample space is {2,3,4,5,6,7,8,9,10,11,12}.</text:span></text:p>
        </text:list-item>
        <text:list-item>
          <text:p text:style-name="P109"><text:span text:style-name="T6">Event</text:span><text:span text:style-name="T42">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2"><draw:frame draw:style-name="fr5" draw:name="Object72" text:anchor-type="as-char" svg:width="0.3035in" svg:height="0.2008in" draw:z-index="122"><draw:object xlink:href="./Object 73" xlink:type="simple" xlink:show="embed" xlink:actuate="onLoad"/><draw:image xlink:href="./ObjectReplacements/Object 73" xlink:type="simple" xlink:show="embed" xlink:actuate="onLoad"/></draw:frame></text:span><text:span text:style-name="T42">.</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511058854" text:continue-numbering="true" text:style-name="L2">
        <text:list-item>
          <text:p text:style-name="P110"><text:span text:style-name="T42">A </text:span><text:span text:style-name="T6">probability</text:span><text:span text:style-name="T42"> consists of a </text:span><text:span text:style-name="T6">quantitative representation</text:span><text:span text:style-name="T42"> of the </text:span><text:span text:style-name="T42">likelihood of a particular event.</text:span></text:p>
        </text:list-item>
        <text:list-item>
          <text:p text:style-name="P111">Probability is represented with a real number between 0 and 1 (or 0% chance and 100% chance) inclusive.</text:p>
        </text:list-item>
        <text:list-item>
          <text:p text:style-name="P111">A probability of 0 means that the event will not occur.</text:p>
        </text:list-item>
        <text:list-item>
          <text:p text:style-name="P111">Rare events have probabilities which are close to 0.</text:p>
        </text:list-item>
        <text:list-item>
          <text:p text:style-name="P111">A probability of 1 means that the event will definitely occur.</text:p>
        </text:list-item>
        <text:list-item>
          <text:p text:style-name="P111">Common events have probabilities which are close to 1.</text:p>
        </text:list-item>
        <text:list-item>
          <text:p text:style-name="P111">The sum of all the probabilities for the mutually exclusive events in a given sample space must equal 1 (<text:span text:style-name="T6">mutually exclusive</text:span> means that only one of the events can occur at a time.)</text:p>
        </text:list-item>
      </text:list>
      <text:h text:style-name="Heading_20_2" text:outline-level="2"><text:soft-page-break/>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969897324" text:continue-numbering="true" text:style-name="L2">
        <text:list-item>
          <text:p text:style-name="P96">The probability that the next time you visit the supermarket the floors would have just been waxed (perhaps .05 or 5% chance).</text:p>
        </text:list-item>
        <text:list-item>
          <text:p text:style-name="P111">The probability that the next time you visit a restaurant that has a buffet, the container which holds your favorite food is empty when you go to fill your plate (perhaps .3 or 30% chance).</text:p>
        </text:list-item>
        <text:list-item>
          <text:p text:style-name="P111">The probability that the next time you order a pop or soda at a restaurant it does not have enough carbonation in it (perhaps .15 or 15% chance).</text:p>
        </text:list-item>
        <text:list-item>
          <text:p text:style-name="P111">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2">1)</text:span> the <text:span text:style-name="T6">total</text:span> <text:span text:style-name="T6">number of possible outcomes</text:span> of a given experiment is <text:span text:style-name="T6">known </text:span><text:span text:style-name="T22">2)</text:span><text:span text:style-name="T42"> each of these outcomes are </text:span><text:span text:style-name="T6">equally likely to occur</text:span><text:span text:style-name="T42"> and </text:span><text:span text:style-name="T22">3)</text:span><text:span text:style-name="T42"> the </text:span><text:span text:style-name="T6">number of possible outcomes</text:span><text:span text:style-name="T42"> in which a given event (lets call it event </text:span><text:span text:style-name="T33">A</text:span><text:span text:style-name="T42">) can occur is </text:span><text:span text:style-name="T6">known</text:span><text:span text:style-name="T42">.</text:span></text:p>
      <text:p text:style-name="Text_20_body"><text:span text:style-name="T42">We will</text:span> use the following notation for representing the probability<draw:frame draw:style-name="fr5" draw:name="Object76" text:anchor-type="as-char" svg:width="0.1898in" svg:height="0.1984in" draw:z-index="123"><draw:object xlink:href="./Object 77" xlink:type="simple" xlink:show="embed" xlink:actuate="onLoad"/><draw:image xlink:href="./ObjectReplacements/Object 77" xlink:type="simple" xlink:show="embed" xlink:actuate="onLoad"/></draw:frame>of event<draw:frame draw:style-name="fr5" draw:name="Object83" text:anchor-type="as-char" svg:width="0.198in" svg:height="0.1984in" draw:z-index="124"><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80"><draw:frame draw:style-name="fr5" draw:name="Object75" text:anchor-type="as-char" svg:width="3.0193in" svg:height="0.1984in" draw:z-index="125"><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81">(<text:sequence text:ref-name="refText14" text:name="Text" text:formula="ooow:Text+1" style:num-format="1">15</text:sequence>)</text:p>
            </table:table-cell>
          </table:table-row>
        </table:table-header-rows>
      </table:table>
      <text:p text:style-name="Standard"/>
      <text:p text:style-name="Standard">The probability of event<draw:frame draw:style-name="fr5" draw:name="Object74" text:anchor-type="as-char" svg:width="0.198in" svg:height="0.1984in" draw:z-index="126"><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80"><draw:frame draw:style-name="fr5" draw:name="Object77" text:anchor-type="as-char" svg:width="5.8689in" svg:height="0.422in" draw:z-index="128"><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81">(<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Standard">An example where classical probability can be used is the rolling of a die. <text:s/>The experiment consists of rolling the die and <text:span text:style-name="T6">event </text:span><text:span text:style-name="T29">A</text:span> is the outcome of the die coming up <text:span text:style-name="T6">5</text:span>. <text:s/>The <text:span text:style-name="T6">possible</text:span> outcomes in the experiment are {1,2,3,4,5,6} and the <text:span text:style-name="T6">total number </text:span><text:span text:style-name="T42">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80"><draw:frame draw:style-name="fr5" draw:name="Object79" text:anchor-type="as-char" svg:width="5.6937in" svg:height="0.4264in" draw:z-index="130"><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81">(<text:sequence text:ref-name="refText16" text:name="Text" text:formula="ooow:Text+1" style:num-format="1">17</text:sequence>)</text:p>
            </table:table-cell>
          </table:table-row>
        </table:table-header-rows>
      </table:table>
      <text:p text:style-name="Standard"/>
      <text:p text:style-name="Standard">The number 5 has a probability of<draw:frame draw:style-name="fr5" draw:name="Object80" text:anchor-type="as-char" svg:width="0.202in" svg:height="0.4256in" draw:z-index="131"><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5" draw:name="Object81" text:anchor-type="as-char" svg:width="0.202in" svg:height="0.4256in" draw:z-index="135"><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2">Result: 1</text:p>
      <text:p text:style-name="Standard"/>
      <text:p text:style-name="Standard">Yes, it does! <text:s/>Now, lets say that <text:span text:style-name="T6">event </text:span><text:span text:style-name="T32">B</text:span> is a single die coming up less than 3 when rolled. <text:s/>What is the probability for this event? <text:s/>The possible <text:span text:style-name="T6">outcomes</text:span> for event <text:span text:style-name="T29">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80"><draw:frame draw:style-name="fr5" draw:name="Object82" text:anchor-type="as-char" svg:width="5.3992in" svg:height="0.4264in" draw:z-index="136"><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81">(<text:sequence text:ref-name="refText17" text:name="Text" text:formula="ooow:Text+1" style:num-format="1">18</text:sequence>)</text:p>
            </table:table-cell>
          </table:table-row>
        </table:table-header-rows>
      </table:table>
      <text:p text:style-name="Standard"/>
      <text:p text:style-name="Standard">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Standard"><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P84"><text:span text:style-name="T6">Theory</text:span> - A theory, in the general sense of the word, is an analytic structure designed to explain a set of observations. ( <text:a xlink:type="simple" xlink:href="http://en.wikipedia.org/wiki/Theory"><text:span text:style-name="T38">http://en.wikipedia.org/wiki/Theory</text:span></text:a> )</text:p>
      <text:p text:style-name="P84"><text:soft-page-break/></text:p>
      <text:p text:style-name="P10">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10"/>
      <text:p text:style-name="P84"><text:span text:style-name="T6">Analytic</text:span> - using or subjected to a methodology using <text:span text:style-name="T6">algebra and calculus</text:span>. ( <text:a xlink:type="simple" xlink:href="http://wordnetweb.princeton.edu/perl/webwn"><text:span text:style-name="T38">wordnetweb.princeton.edu/perl/webwn</text:span></text:a> ) <text:s/></text:p>
      <text:p text:style-name="P10"/>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2">1)</text:span> a pattern space which is arranged in such a way that it <text:span text:style-name="T6">models</text:span> something of interest that has been observed and <text:span text:style-name="T22">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8">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8">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2">,</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Standard">However, as stated at the beginning of this section, theoretical probability can only be used if <text:span text:style-name="T22">1)</text:span> the <text:span text:style-name="T6">total</text:span> <text:span text:style-name="T6">number of possible outcomes</text:span> of a given experiment is <text:span text:style-name="T6">known </text:span><text:span text:style-name="T22">2)</text:span><text:span text:style-name="T42"> each of these outcomes are </text:span><text:span text:style-name="T6">equally likely to occur</text:span><text:span text:style-name="T42"> and </text:span><text:span text:style-name="T22">3)</text:span><text:span text:style-name="T42"> the </text:span><text:span text:style-name="T6">number of possible outcomes</text:span><text:span text:style-name="T42"> in which a given event can occur is </text:span><text:span text:style-name="T6">known</text:span><text:span text:style-name="T42">. <text:s/>If </text:span><text:span text:style-name="T6">all</text:span><text:span text:style-name="T42"> these criteria </text:span><text:span text:style-name="T6">cannot</text:span><text:span text:style-name="T42"> be met, then theoretical probability </text:span><text:span text:style-name="T6">cannot</text:span><text:span text:style-name="T42"> </text:span><text:soft-page-break/><text:span text:style-name="T42">be used. <text:s/>This does </text:span><text:span text:style-name="T6">not mean</text:span><text:span text:style-name="T42"> that it is </text:span><text:span text:style-name="T6">impossible</text:span><text:span text:style-name="T42"> to determine probabilities for something if these criteria </text:span><text:span text:style-name="T6">cannot be met</text:span><text:span text:style-name="T42"> and the next section discusses how the probabilities can be obtained using another technique.</text:span></text:p>
      <text:h text:style-name="Heading_20_3" text:outline-level="3">Empirical Probability</text:h>
      <text:p text:style-name="Text_20_body">Empirical Probability is used when <text:span text:style-name="T22">1)</text:span> the <text:span text:style-name="T6">total number of possible outcomes</text:span> in an experiment's <text:span text:style-name="T6">sample space</text:span> is <text:span text:style-name="T6">unknown</text:span> and <text:span text:style-name="T22">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4"/>
      <text:p text:style-name="P74"><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38">http://wordnetweb.princeton.edu/perl/webwn</text:span></text:a> )</text:p>
      <text:p text:style-name="P74"/>
      <text:p text:style-name="Text_20_body">Empirical just means to <text:span text:style-name="T6">perform some experiments</text:span> and <text:span text:style-name="T6">observe what happens</text:span> <text:span text:style-name="T42">instead</text:span> of using <text:span text:style-name="T6">theory</text:span> to <text:span text:style-name="T6">calculate </text:span><text:span text:style-name="T42">what</text:span><text:span text:style-name="T6"> should happen</text:span>. </text:p>
      <text:p text:style-name="Standard">With empirical probability, the probability of event <text:span text:style-name="T29">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80"><draw:frame draw:style-name="fr5" draw:name="Object86" text:anchor-type="as-char" svg:width="4.5591in" svg:height="0.422in" draw:z-index="127"><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81">(<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102" text:outline-level="4">Determining The Probability That A Single Die Will Come Up 5 When Rolled Using Simulation (And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5" draw:name="Object87" text:anchor-type="as-char" svg:width="0.202in" svg:height="0.4256in" draw:z-index="129"><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4">In&gt; dieRollsList := RandomIntegerVector(10,1,6)</text:p>
      <text:p text:style-name="P32">Result: {2,6,<text:span text:style-name="T8">5</text:span>,1,1,4,4,1,2,4}</text:p>
      <text:p text:style-name="P32"><text:soft-page-break/></text:p>
      <text:p text:style-name="P24">In&gt; numberOfFives := Count(dieRollsList,5)</text:p>
      <text:p text:style-name="P32">Result: 1</text:p>
      <text:p text:style-name="P32"/>
      <text:p text:style-name="P24">In&gt; N(numberOfFives/10)</text:p>
      <text:p text:style-name="P32">Result: 0.1</text:p>
      <text:p text:style-name="P32"/>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Vector(100,1,6)</text:p>
      <text:p text:style-name="P32">Result: {4,2,4,1,2,1,3,6,4,3,1,1,<text:span text:style-name="T8">5</text:span>,6,2,<text:span text:style-name="T8">5</text:span>,1,4,1,1,1,2,6,3,3,2,<text:span text:style-name="T8">5</text:span>,<text:span text:style-name="T8">5</text:span>,4,6,2,6,<text:span text:style-name="T8">5</text:span>,6,1,2,<text:span text:style-name="T8">5</text:span>,3,4,2,6,3,4,2,4,1,2,6,3,1,1,4,2,6,4,4,3,1,2,<text:span text:style-name="T8">5</text:span>,3,1,6,6,1,6,6,4,2,1,<text:span text:style-name="T8">5</text:span>,4,2,3,2,<text:span text:style-name="T8">5</text:span>,6,3,6,4,1,1,6,<text:span text:style-name="T8">5</text:span>,3,4,<text:span text:style-name="T8">5</text:span>,1,2,1,<text:span text:style-name="T8">5</text:span>,6,4,6,2,<text:span text:style-name="T8">5</text:span>,2,6,4,6}</text:p>
      <text:p text:style-name="Preformatted_20_Text"/>
      <text:p text:style-name="Preformatted_20_Text">In&gt; numberOfFives := Count(dieRollsList,5)</text:p>
      <text:p text:style-name="P32">Result: 13</text:p>
      <text:p text:style-name="Preformatted_20_Text"/>
      <text:p text:style-name="Preformatted_20_Text">In&gt; N(numberOfFives/100)</text:p>
      <text:p text:style-name="P32">Result: 0.13</text:p>
      <text:p text:style-name="P32"/>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8">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Vector(1000,1,6)</text:p>
      <text:p text:style-name="P32">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4,5,2,6,5,5,6,2,3,2,2,3,1,4,4,2,3,5,5,4,2,1,3,4,1,6,4,5,4,2,4,5,6,5,6,3,5,5,5,2,6,3,2,6,4,6,5,4,4,1,4,5,1,6,5,1,6,4,2,2,6,4,1,1,3,5,1,2,4,2,4,3,5,3,6,3,4,1,1,1,3,2,2,1,6,3,5,1,5,3,2,3,1,5,2,4,6,4,1,3,6,1,3,5,4,4,1,6,1,1,6,4,5,1,3,2,4,6,2,5,6,1,6,6,3,6,2,3,2,1,6,2,1,5,4,4,2,6,1,2,2,4,4,4,5,4,3,4,1,6,3,3,5,3,6,3,2,4,3,5,5,3,2,2,5,1,2,5,6,1,6,5,4,2,3,4,1,2,1,3,4,3,3,5,1,6,2,<text:soft-page-break/>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2">Result: 164</text:p>
      <text:p text:style-name="Preformatted_20_Text"/>
      <text:p text:style-name="Preformatted_20_Text">In&gt; N(numberOfFives/1000)</text:p>
      <text:p text:style-name="P32">Result: 0.164</text:p>
      <text:p text:style-name="P32"/>
      <text:p text:style-name="P7">This time the <text:span text:style-name="T6">empirical probability</text:span> of <text:span text:style-name="T6">0.164</text:span> is <text:span text:style-name="T8">very close</text:span> to the <text:span text:style-name="T6">theoretical probability</text:span> of <text:span text:style-name="T6">.167</text:span>. <text:s/>There is a law called the <text:span text:style-name="T8">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9"/>
      <text:p text:style-name="P39">%mathpiper,title=""</text:p>
      <text:p text:style-name="P46"/>
      <text:p text:style-name="P27">totalNumberOfRolls <text:span text:style-name="T34">:=</text:span> <text:span text:style-name="T7">10000</text:span>;</text:p>
      <text:p text:style-name="P46"/>
      <text:p text:style-name="P27">dieRollsList <text:span text:style-name="T34">:=</text:span> <text:span text:style-name="T18">RandomIntegerVector</text:span><text:span text:style-name="T5">(</text:span>totalNumberOfRolls,<text:span text:style-name="T7">1</text:span>,<text:span text:style-name="T7">6</text:span><text:span text:style-name="T5">)</text:span>;</text:p>
      <text:p text:style-name="P46"/>
      <text:p text:style-name="P27">numberOfFives <text:span text:style-name="T34">:=</text:span> <text:span text:style-name="T18">Count</text:span><text:span text:style-name="T5">(</text:span>dieRollsList,<text:span text:style-name="T7">5</text:span><text:span text:style-name="T5">)</text:span>;</text:p>
      <text:p text:style-name="P46"/>
      <text:p text:style-name="P27"><text:span text:style-name="T18">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0.1696</text:p>
      <text:p text:style-name="P12"><text:span text:style-name="T11">. <text:s text:c="2"/></text:span><text:span text:style-name="T19">%/output</text:span></text:p>
      <text:p text:style-name="Preformatted_20_Text"/>
      <text:p text:style-name="P7">And this program rolls the simulated die 100,000 times:</text:p>
      <text:p text:style-name="P39"/>
      <text:p text:style-name="P39">%mathpiper,title=""</text:p>
      <text:p text:style-name="P46"/>
      <text:p text:style-name="P27"><text:soft-page-break/>totalNumberOfRolls <text:span text:style-name="T34">:=</text:span> <text:span text:style-name="T7">100000</text:span>;</text:p>
      <text:p text:style-name="P46"/>
      <text:p text:style-name="P27">dieRollsList <text:span text:style-name="T34">:=</text:span> <text:span text:style-name="T18">RandomIntegerVector</text:span><text:span text:style-name="T5">(</text:span>totalNumberOfRolls,<text:span text:style-name="T7">1</text:span>,<text:span text:style-name="T7">6</text:span><text:span text:style-name="T5">)</text:span>;</text:p>
      <text:p text:style-name="P46"/>
      <text:p text:style-name="P27">numberOfFives <text:span text:style-name="T34">:=</text:span> <text:span text:style-name="T18">Count</text:span><text:span text:style-name="T5">(</text:span>dieRollsList,<text:span text:style-name="T7">5</text:span><text:span text:style-name="T5">)</text:span>;</text:p>
      <text:p text:style-name="P46"/>
      <text:p text:style-name="P27"><text:span text:style-name="T18">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0.16691</text:p>
      <text:p text:style-name="P13">. <text:s text:c="2"/><text:span text:style-name="T19">%/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2">.</text:span><text:span text:style-name="T6"> <text:s/></text:span><text:span text:style-name="T42">Here is a description for what a histogram is:</text:span></text:p>
      <text:p text:style-name="P84"/>
      <text:p text:style-name="P84">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84"/>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57"/>
      <text:p text:style-name="P39">%mathpiper,title="Plain Histogram No Title"</text:p>
      <text:p text:style-name="P46"/>
      <text:p text:style-name="P27"><text:soft-page-break/><text:span text:style-name="T35">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16"/>
      <text:p text:style-name="P7">And here is the chart that is produced:</text:p>
      <text:p text:style-name="P7"/>
      <text:p text:style-name="Preformatted_20_Text"><draw:frame draw:style-name="fr2" draw:name="graphics4" text:anchor-type="paragraph" svg:width="5.2291in" svg:height="3.3126in" draw:z-index="34"><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39"/>
      <text:p text:style-name="P39">%mathpiper,title="Plain Histogram With Title"</text:p>
      <text:p text:style-name="P46"/>
      <text:p text:style-name="P27"><text:span text:style-name="T35">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36">"Plain Histogram With Title"</text:span><text:span text:style-name="T5">)</text:span>;</text:p>
      <text:p text:style-name="P46"/>
      <text:p text:style-name="P39">%/mathpiper</text:p>
      <text:p text:style-name="P46"/>
      <text:p text:style-name="P27"><text:s text:c="4"/><text:span text:style-name="T19">%output,preserve="false"</text:span></text:p>
      <text:p text:style-name="P27"><text:soft-page-break/><text:s text:c="6"/><text:span text:style-name="T19">Result:</text:span> org.jfree.chart.ChartPanel</text:p>
      <text:p text:style-name="P15">. <text:s text:c="2"/><text:span text:style-name="T19">%/output</text:span></text:p>
      <text:p text:style-name="P16"/>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reformatted_20_Text"/>
      <text:p text:style-name="Preformatted_20_Text"><draw:frame draw:style-name="fr2" draw:name="graphics5" text:anchor-type="paragraph" svg:width="5.2291in" svg:height="3.3126in" draw:z-index="35"><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39"/>
      <text:p text:style-name="P39">%mathpiper,title="Histogram With Configured Bins"</text:p>
      <text:p text:style-name="P46"/>
      <text:p text:style-name="P27"><text:span text:style-name="T35">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7"><text:tab/>title <text:span text:style-name="T5">-&gt;</text:span> <text:span text:style-name="T36">"Histogram With Configured Bins"</text:span>, </text:p>
      <text:p text:style-name="P27"><text:tab/>binMinimum <text:span text:style-name="T5">-&gt;</text:span> .<text:span text:style-name="T7">5</text:span>, </text:p>
      <text:p text:style-name="P27"><text:tab/>binMaximum <text:span text:style-name="T5">-&gt;</text:span> <text:span text:style-name="T7">6</text:span>.<text:span text:style-name="T7">5</text:span>, </text:p>
      <text:p text:style-name="P27"><text:soft-page-break/><text:tab/>numberOfBins <text:span text:style-name="T5">-&gt;</text:span> <text:span text:style-name="T7">6</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reformatted_20_Text"/>
      <text:p text:style-name="Preformatted_20_Text"><draw:frame draw:style-name="fr2" draw:name="graphics6" text:anchor-type="paragraph" svg:width="5.2291in" svg:height="3.3126in" draw:z-index="37"><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6"/>
      <text:p text:style-name="P39">%mathpiper,title="Histogram With Two 1's"</text:p>
      <text:p text:style-name="P46"/>
      <text:p text:style-name="P27"><text:span text:style-name="T35">Histogram</text:span><text:span text:style-name="T5">({</text:span><text:span text:style-name="T40">1</text:span><text:span text:style-name="T42">,</text:span><text:span text:style-name="T40">1</text:span>,<text:span text:style-name="T7">2</text:span>,<text:span text:style-name="T7">3</text:span>,<text:span text:style-name="T7">4</text:span>,<text:span text:style-name="T7">5</text:span>,<text:span text:style-name="T7">6</text:span><text:span text:style-name="T5">}</text:span>, title <text:span text:style-name="T5">-&gt;</text:span> <text:span text:style-name="T36">"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reformatted_20_Text"/>
      <text:p text:style-name="Preformatted_20_Text"><draw:frame draw:style-name="fr2" draw:name="graphics7" text:anchor-type="paragraph" svg:width="5.2291in" svg:height="3.3126in" draw:z-index="41"><draw:image xlink:href="Pictures/10000201000001F60000013EDA75F755.png" xlink:type="simple" xlink:show="embed" xlink:actuate="onLoad"/></draw:frame><text:soft-page-break/></text:p>
      <text:p text:style-name="P7">Notice that the <text:span text:style-name="T6">height</text:span> of the <text:span text:style-name="T6">1.0 bin</text:span> is now set to <text:span text:style-name="T6">2</text:span> which indicates the <text:span text:style-name="T6">list has </text:span><text:span text:style-name="T8">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8">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6"/>
      <text:p text:style-name="P39">%mathpiper,title="Histogram With Three 5's"</text:p>
      <text:p text:style-name="P46"/>
      <text:p text:style-name="P27"><text:span text:style-name="T35">Histogram</text:span><text:span text:style-name="T5">({</text:span><text:span text:style-name="T40">1</text:span><text:span text:style-name="T39">,</text:span><text:span text:style-name="T40">1</text:span>,<text:span text:style-name="T7">2</text:span>,<text:span text:style-name="T7">3</text:span>,<text:span text:style-name="T7">4</text:span>,<text:span text:style-name="T22">5</text:span><text:span text:style-name="T23">,</text:span><text:span text:style-name="T22">5</text:span><text:span text:style-name="T23">,</text:span><text:span text:style-name="T22">5</text:span>,<text:span text:style-name="T7">6</text:span><text:span text:style-name="T5">}</text:span>, title <text:span text:style-name="T5">-&gt;</text:span> <text:span text:style-name="T36">"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16"/>
      <text:p text:style-name="Preformatted_20_Text"><draw:frame draw:style-name="fr2" draw:name="graphics8" text:anchor-type="paragraph" svg:width="5.2291in" svg:height="3.3126in" draw:z-index="42"><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6"/>
      <text:p text:style-name="P39">%mathpiper,title="Histogram With Axes Labels And Data Series Title"</text:p>
      <text:p text:style-name="P46"/>
      <text:p text:style-name="P27"><text:span text:style-name="T35">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36">"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36">"Number"</text:span>, yAxisLabel <text:span text:style-name="T5">-&gt;</text:span> <text:span text:style-name="T36">"Frequency"</text:span>, seriesTitle <text:span text:style-name="T5">-&gt;</text:span><text:span text:style-name="T36">"Data"</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8"/>
      <text:p text:style-name="P7"><draw:frame draw:style-name="fr2" draw:name="graphics9" text:anchor-type="paragraph" svg:width="5.2291in" svg:height="3.5728in" draw:z-index="43"><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6"/>
      <text:p text:style-name="P39">%mathpiper,title="Rolls Of A Single Die"</text:p>
      <text:p text:style-name="P46"/>
      <text:p text:style-name="P27">numberOfRolls <text:span text:style-name="T34">:=</text:span> <text:span text:style-name="T7">1000</text:span>;</text:p>
      <text:p text:style-name="P46"/>
      <text:p text:style-name="P27">dieRollsList <text:span text:style-name="T34">:=</text:span> <text:span text:style-name="T18">RandomIntegerVector</text:span><text:span text:style-name="T5">(</text:span>numberOfRolls,<text:span text:style-name="T7">1</text:span>,<text:span text:style-name="T7">6</text:span><text:span text:style-name="T5">)</text:span>;</text:p>
      <text:p text:style-name="P46"/>
      <text:p text:style-name="P27"><text:span text:style-name="T35">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36">"Single Die Rolls"</text:span>, xAxisLabel <text:span text:style-name="T5">-&gt;</text:span> <text:span text:style-name="T36">"Number Rolled"</text:span>, yAxisLabel <text:span text:style-name="T5">-&gt;</text:span> <text:span text:style-name="T36">"Frequency"</text:span>, seriesTitle <text:span text:style-name="T5">-&gt;</text:span> <text:span text:style-name="T37">String</text:span><text:span text:style-name="T5">(</text:span>numberOfRolls<text:span text:style-name="T5">)</text:span> : <text:span text:style-name="T36">" Rolls"</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3"><text:soft-page-break/>. <text:s text:c="2"/><text:span text:style-name="T19">%/output</text:span></text:p>
      <text:p text:style-name="Preformatted_20_Text"/>
      <text:p text:style-name="P7"/>
      <text:p text:style-name="P7"><draw:frame draw:style-name="fr2" draw:name="graphics2" text:anchor-type="paragraph" svg:width="5.2291in" svg:height="3.5728in" draw:z-index="44"><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39"/>
      <text:p text:style-name="P39"><text:bookmark-start text:name="DDE_LINK30"/><text:bookmark-start text:name="DDE_LINK29"/>%mathpiper,title="Rolls Two Dice"</text:p>
      <text:p text:style-name="P46"/>
      <text:p text:style-name="P27">numberOfRolls <text:span text:style-name="T34">:=</text:span> <text:span text:style-name="T7">1000</text:span>;</text:p>
      <text:p text:style-name="P46"/>
      <text:p text:style-name="P27">dieRollsList <text:span text:style-name="T34">:=</text:span> <text:span text:style-name="T5">{}</text:span>;</text:p>
      <text:p text:style-name="P46"/>
      <text:p text:style-name="P27"><text:soft-page-break/><text:span text:style-name="T35">Repeat</text:span><text:span text:style-name="T5">(</text:span>numberOfRolls<text:span text:style-name="T5">)</text:span></text:p>
      <text:p text:style-name="P27">[</text:p>
      <text:p text:style-name="P27"><text:s text:c="3"/>die1 <text:span text:style-name="T34">:=</text:span> <text:span text:style-name="T35">RandomInteger</text:span><text:span text:style-name="T5">(</text:span><text:span text:style-name="T7">6</text:span><text:span text:style-name="T5">)</text:span>;</text:p>
      <text:p text:style-name="P27"><text:s text:c="3"/></text:p>
      <text:p text:style-name="P27"><text:s text:c="3"/>die2 <text:span text:style-name="T34">:=</text:span> <text:span text:style-name="T35">RandomInteger</text:span><text:span text:style-name="T5">(</text:span><text:span text:style-name="T7">6</text:span><text:span text:style-name="T5">)</text:span>;</text:p>
      <text:p text:style-name="P27"><text:s text:c="3"/></text:p>
      <text:p text:style-name="P27"><text:s text:c="3"/>dieRollsList <text:span text:style-name="T34">:=</text:span> <text:span text:style-name="T18">Append</text:span><text:span text:style-name="T5">(</text:span>dieRollsList, die1 <text:span text:style-name="T5">+</text:span> die2<text:span text:style-name="T5">)</text:span>;</text:p>
      <text:p text:style-name="P27">];</text:p>
      <text:p text:style-name="P46"/>
      <text:p text:style-name="P27"><text:span text:style-name="T35">Histogram</text:span><text:span text:style-name="T5">(</text:span>dieRollsList, </text:p>
      <text:p text:style-name="P27"><text:s text:c="10"/>binMinimum <text:span text:style-name="T5">-&gt;</text:span> <text:span text:style-name="T7">1</text:span>.<text:span text:style-name="T7">5</text:span>, </text:p>
      <text:p text:style-name="P27"><text:s text:c="10"/>binMaximum <text:span text:style-name="T5">-&gt;</text:span> <text:span text:style-name="T7">12</text:span>.<text:span text:style-name="T7">5</text:span>, </text:p>
      <text:p text:style-name="P27"><text:s text:c="10"/>numberOfBins <text:span text:style-name="T5">-&gt;</text:span> <text:span text:style-name="T7">11</text:span>, </text:p>
      <text:p text:style-name="P27"><text:s text:c="10"/>title <text:span text:style-name="T5">-&gt;</text:span> <text:span text:style-name="T36">"Rolling Two Dice"</text:span>, </text:p>
      <text:p text:style-name="P27"><text:s text:c="10"/>xAxisLabel <text:span text:style-name="T5">-&gt;</text:span> <text:span text:style-name="T36">"Sum Rolled"</text:span>, </text:p>
      <text:p text:style-name="P27"><text:s text:c="10"/>yAxisLabel <text:span text:style-name="T5">-&gt;</text:span> <text:span text:style-name="T36">"Frequency"</text:span>, </text:p>
      <text:p text:style-name="P27"><text:s text:c="10"/>seriesTitle <text:span text:style-name="T5">-&gt;</text:span> <text:span text:style-name="T37">String</text:span><text:span text:style-name="T5">(</text:span>numberOfRolls<text:span text:style-name="T5">)</text:span> : <text:span text:style-name="T36">" Rolls"</text:span></text:p>
      <text:p text:style-name="P27"><text:s text:c="10"/><text:span text:style-name="T5">)</text:span>;</text:p>
      <text:p text:style-name="P46"/>
      <text:p text:style-name="P39">%/mathpiper<text:bookmark-end text:name="DDE_LINK30"/><text:bookmark-end text:name="DDE_LINK29"/></text:p>
      <text:p text:style-name="P46"/>
      <text:p text:style-name="P27"><text:s text:c="4"/><text:span text:style-name="T19">%output,preserve="false"</text:span></text:p>
      <text:p text:style-name="P27"><text:s text:c="6"/><text:span text:style-name="T19">Result:</text:span> org.jfree.chart.ChartPanel</text:p>
      <text:p text:style-name="P66"><text:span text:style-name="T11">. <text:s text:c="2"/></text:span><text:span text:style-name="T19">%/output</text:span></text:p>
      <text:p text:style-name="P46"/>
      <text:p text:style-name="Text_20_body"><draw:frame draw:style-name="fr2" draw:name="graphics10" text:anchor-type="paragraph" svg:width="5.2291in" svg:height="3.5728in" draw:z-index="52"><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text:soft-page-break/>Exercises</text:h>
      <text:p text:style-name="Text_20_body">For the following exercises, create a new MathRider worksheet file called <text:span text:style-name="T6">book_2_section_6_exercises_&lt;your first name&gt;_&lt;your last name&gt;.mrw</text:span><text:span text:style-name="T42">. </text:span><text:s/>(<text:span text:style-name="T8">Note: there are no spaces in this file name</text:span>). <text:s/>For example, John Smith's worksheet would be called:</text:p>
      <text:p text:style-name="Text_20_body"><text:span text:style-name="T6">book_2_section_6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text:p>
      <text:h text:style-name="Heading_20_3" text:outline-level="3">Exercise 3</text:h>
      <text:p text:style-name="Text_20_body">Write a program that uses theoretical probability to determine the probability of rolling an 8 with a pair of dice.</text:p>
      <text:h text:style-name="Heading_20_3" text:outline-level="3">Exercise 4</text:h>
      <text:p text:style-name="Text_20_body">Use an empirical probability simulation to determine the probability of rolling an 8 or a 9 with a pair of dice.</text:p>
      <text:h text:style-name="Heading_20_3" text:outline-level="3">Exercise 5</text:h>
      <text:p text:style-name="Text_20_body">Write a program that uses theoretical probability to determine the probability of <text:soft-page-break/>rolling an 8 or a 9 with a pair of dice.</text:p>
      <text:h text:style-name="Heading_20_3" text:outline-level="3">Exercise 6</text:h>
      <text:p text:style-name="Text_20_body">Write a program that calculates how many times more likely you are to roll a 7 with a pair of dice than a 2, 3, 4, 5, and 6.</text:p>
      <text:h text:style-name="Heading_20_3" text:outline-level="3">Exercise 7</text:h>
      <text:p text:style-name="Text_20_body">Use an empirical probability simulation to determine the sum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e.</text:p>
      <text:p text:style-name="Text_20_body"/>
      <text:p text:style-name="Text_20_body"/>
      <text:p text:style-name="Text_20_body"/>
      <text:p text:style-name="Text_20_body"/>
      <text:p text:style-name="P9">THE CONTENT BELOW THIS LINE IS IN DEVELOPMENT</text:p>
      <text:h text:style-name="Heading_20_1" text:outline-level="1">Monte Carlo Resampling Simulations</text:h>
      <text:h text:style-name="Heading_20_2" text:outline-level="2">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is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1) stay with the original door you picked or 2) switch to the other door? <text:s/>Or do you have the same change of winning regardless of which door you pick?</text:p>
      <text:p text:style-name="Text_20_body">This is a very difficult problem to solve correctly by reasoning through it, but it is easy to solve with a simulation. <text:s/>Think about this problem for a little bit, record somewhere what you think the solution is, and then run the following simulation to see if you are correct:</text:p>
      <text:p text:style-name="P39"/>
      <text:p text:style-name="P39">%mathpiper,title="Three doors simulation."</text:p>
      <text:p text:style-name="P46"/>
      <text:p text:style-name="P27">numberOfTrials <text:span text:style-name="T34">:=</text:span> <text:span text:style-name="T7">1000</text:span>;</text:p>
      <text:p text:style-name="P46"/>
      <text:p text:style-name="P27">firstPickList <text:span text:style-name="T34">:=</text:span> <text:span text:style-name="T5">{}</text:span>;</text:p>
      <text:p text:style-name="P46"/>
      <text:p text:style-name="P27">secondPickList <text:span text:style-name="T34">:=</text:span> <text:span text:style-name="T5">{}</text:span>;</text:p>
      <text:p text:style-name="P46"/>
      <text:p text:style-name="P27"><text:span text:style-name="T35">Repeat</text:span><text:span text:style-name="T5">(</text:span>numberOfTrials<text:span text:style-name="T5">)</text:span></text:p>
      <text:p text:style-name="P27">[</text:p>
      <text:p text:style-name="P27"><text:s text:c="4"/>doorsList <text:span text:style-name="T34">:=</text:span> <text:span text:style-name="T35">Shuffle</text:span><text:span text:style-name="T5">({</text:span>EMPTY, PRIZE, EMPTY<text:span text:style-name="T5">})</text:span>;</text:p>
      <text:p text:style-name="P27"><text:s text:c="4"/></text:p>
      <text:p text:style-name="P27"><text:s text:c="4"/><text:span text:style-name="T25">//The contestant always picks door 1 as their first pick.</text:span></text:p>
      <text:p text:style-name="P27"><text:s text:c="4"/>firstPick <text:span text:style-name="T34">:=</text:span> doorsList[<text:span text:style-name="T7">1</text:span>];</text:p>
      <text:p text:style-name="P27"><text:s text:c="4"/></text:p>
      <text:p text:style-name="P27"><text:s text:c="4"/><text:span text:style-name="T25">/*</text:span></text:p>
      <text:p text:style-name="P45"><text:s text:c="6"/>If door 2 is empty, the second pick is the 3rd door else </text:p>
      <text:p text:style-name="P45"><text:s text:c="6"/>the second pick is the 2nd door. <text:s/>In a real game the contestant </text:p>
      <text:p text:style-name="P45"><text:s text:c="6"/>may or may not make a second pick, but in this simulation</text:p>
      <text:p text:style-name="P45"><text:s text:c="6"/>we always make the second pick in order to see what it is.</text:p>
      <text:p text:style-name="P45"><text:s text:c="4"/>*/</text:p>
      <text:p text:style-name="P27"><text:s text:c="4"/><text:span text:style-name="T37">If</text:span><text:span text:style-name="T5">(</text:span>doorsList[<text:span text:style-name="T7">2</text:span>] <text:span text:style-name="T5">=</text:span> EMPTY, </text:p>
      <text:p text:style-name="P27"><text:s text:c="8"/>secondPick <text:span text:style-name="T34">:=</text:span> doorsList[<text:span text:style-name="T7">3</text:span>], </text:p>
      <text:p text:style-name="P27"><text:s text:c="8"/>secondPick <text:span text:style-name="T34">:=</text:span> doorsList[<text:span text:style-name="T7">2</text:span>]<text:span text:style-name="T5">)</text:span>;</text:p>
      <text:p text:style-name="P27"><text:s text:c="4"/></text:p>
      <text:p text:style-name="P27"><text:soft-page-break/><text:s text:c="4"/></text:p>
      <text:p text:style-name="P27"><text:s text:c="4"/><text:span text:style-name="T25">//Save all of the first pick results in a list.</text:span></text:p>
      <text:p text:style-name="P27"><text:s text:c="4"/>firstPickList <text:span text:style-name="T34">:=</text:span> <text:span text:style-name="T18">Append</text:span><text:span text:style-name="T5">(</text:span>firstPickList, firstPick<text:span text:style-name="T5">)</text:span>;</text:p>
      <text:p text:style-name="P27"><text:s text:c="4"/></text:p>
      <text:p text:style-name="P27"><text:s text:c="4"/><text:span text:style-name="T25">//Save all of the second pick results in a list.</text:span></text:p>
      <text:p text:style-name="P27"><text:s text:c="4"/>secondPickList <text:span text:style-name="T34">:=</text:span> <text:span text:style-name="T18">Append</text:span><text:span text:style-name="T5">(</text:span>secondPickList, secondPick<text:span text:style-name="T5">)</text:span>;</text:p>
      <text:p text:style-name="P27">];</text:p>
      <text:p text:style-name="P46"/>
      <text:p text:style-name="P27">firstPickWins <text:span text:style-name="T34">:=</text:span> <text:span text:style-name="T18">Count</text:span><text:span text:style-name="T5">(</text:span>firstPickList,PRIZE<text:span text:style-name="T5">)</text:span>;</text:p>
      <text:p text:style-name="P46"/>
      <text:p text:style-name="P27">secondPickWins <text:span text:style-name="T34">:=</text:span> <text:span text:style-name="T18">Count</text:span><text:span text:style-name="T5">(</text:span>secondPickList,PRIZE<text:span text:style-name="T5">)</text:span>;</text:p>
      <text:p text:style-name="P46"/>
      <text:p text:style-name="P46"/>
      <text:p text:style-name="P27"><text:span text:style-name="T18">Echo</text:span><text:span text:style-name="T5">(</text:span><text:span text:style-name="T36">"The number of times the first door picked contained a prize: "</text:span>, </text:p>
      <text:p text:style-name="P27"><text:s text:c="4"/>firstPickWins, <text:span text:style-name="T36">"/ "</text:span>, numberOfTrials<text:span text:style-name="T5">)</text:span>;</text:p>
      <text:p text:style-name="P27"><text:span text:style-name="T18">Echo</text:span><text:span text:style-name="T5">(</text:span><text:span text:style-name="T36">"The probability of winning for always staying with the first pick: "</text:span>, </text:p>
      <text:p text:style-name="P27"><text:s text:c="4"/><text:span text:style-name="T18">N</text:span><text:span text:style-name="T5">(</text:span>firstPickWins<text:span text:style-name="T5">/</text:span>numberOfTrials<text:span text:style-name="T5">)</text:span> <text:span text:style-name="T5">)</text:span>;</text:p>
      <text:p text:style-name="P27"><text:span text:style-name="T18">NewLine</text:span><text:span text:style-name="T5">()</text:span>;</text:p>
      <text:p text:style-name="P46"/>
      <text:p text:style-name="P27"><text:span text:style-name="T18">Echo</text:span><text:span text:style-name="T5">(</text:span><text:span text:style-name="T36">"The number of times the second door picked contained a prize: "</text:span>, </text:p>
      <text:p text:style-name="P27"><text:s text:c="4"/>secondPickWins, <text:span text:style-name="T36">"/ "</text:span>, numberOfTrials<text:span text:style-name="T5">)</text:span>;</text:p>
      <text:p text:style-name="P27"><text:span text:style-name="T18">Echo</text:span><text:span text:style-name="T5">(</text:span><text:span text:style-name="T36">"The probability of winning for always changing the pick: "</text:span>, </text:p>
      <text:p text:style-name="P27"><text:s text:c="4"/><text:span text:style-name="T18">N</text:span><text:span text:style-name="T5">(</text:span>secondPickWins<text:span text:style-name="T5">/</text:span>numberOfTrials<text:span text:style-name="T5">)</text:span> <text:span text:style-name="T5">)</text:span>;</text:p>
      <text:p text:style-name="P46"/>
      <text:p text:style-name="P46"/>
      <text:p text:style-name="P60">%/mathpiper</text:p>
      <text:h text:style-name="Heading_20_2" text:outline-level="2">In A Room Full Of People, What Is The Probability That At Least Two Will Have The Same Birthday?</text:h>
      <text:p text:style-name="Text_20_body">There will periodically be times in your life when you will find yourself in a room full of people and examples include classrooms, theaters, restaurants, and meetings. <text:s/>When you find yourself in a room full of people,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39"/>
      <text:p text:style-name="P39">%mathpiper,title="Same birthday simulation."</text:p>
      <text:p text:style-name="P46"/>
      <text:p text:style-name="P27">birthdayMatchCounter <text:span text:style-name="T34">:=</text:span> <text:span text:style-name="T7">0</text:span>;</text:p>
      <text:p text:style-name="P46"/>
      <text:p text:style-name="P27">numberOfPeople <text:span text:style-name="T34">:=</text:span> <text:span text:style-name="T7">20</text:span>;</text:p>
      <text:p text:style-name="P46"/>
      <text:p text:style-name="P27">numberOfTrials <text:span text:style-name="T34">:=</text:span> <text:span text:style-name="T7">40</text:span>;</text:p>
      <text:p text:style-name="P46"/>
      <text:p text:style-name="P27"><text:span text:style-name="T35">Repeat</text:span><text:span text:style-name="T5">(</text:span>numberOfTrials<text:span text:style-name="T5">)</text:span></text:p>
      <text:p text:style-name="P27">[</text:p>
      <text:p text:style-name="P27"><text:s text:c="4"/><text:span text:style-name="T25">//Create a random birthday for each simulated person in the room.</text:span></text:p>
      <text:p text:style-name="P27"><text:s text:c="4"/>birthdaysList <text:span text:style-name="T34">:=</text:span> <text:span text:style-name="T18">RandomIntegerVector</text:span><text:span text:style-name="T5">(</text:span>numberOfPeople, <text:span text:style-name="T7">1</text:span>, <text:span text:style-name="T7">365</text:span><text:span text:style-name="T5">)</text:span>;</text:p>
      <text:p text:style-name="P27"><text:s text:c="4"/></text:p>
      <text:p text:style-name="P27"><text:soft-page-break/><text:s text:c="4"/><text:span text:style-name="T25">//Print the birthdays for this room of simulated people (comment </text:span></text:p>
      <text:p text:style-name="P27"><text:s text:c="4"/><text:span text:style-name="T25">//this line out for a large number of trials).</text:span></text:p>
      <text:p text:style-name="P27"><text:span text:style-name="T26"><text:tab/></text:span><text:span text:style-name="T37">Write</text:span><text:span text:style-name="T5">(</text:span>birthdaysList<text:span text:style-name="T5">)</text:span>;</text:p>
      <text:p text:style-name="P27"><text:s text:c="4"/></text:p>
      <text:p text:style-name="P27"><text:s text:c="4"/><text:span text:style-name="T25">/*</text:span></text:p>
      <text:p text:style-name="P45"><text:s text:c="5"/>Index through all of the days in a year and for each day scan</text:p>
      <text:p text:style-name="P45"><text:s text:c="5"/>the birthdays list to see if two people in the list have this</text:p>
      <text:p text:style-name="P45"><text:s text:c="5"/>day as their birthday. <text:s/>If there is a match, increment</text:p>
      <text:p text:style-name="P45"><text:s text:c="5"/>birthdayMathCounter.</text:p>
      <text:p text:style-name="P45"><text:s text:c="4"/>*/</text:p>
      <text:p text:style-name="P27"><text:s text:c="4"/><text:span text:style-name="T18">ForEach</text:span><text:span text:style-name="T5">(</text:span>day, <text:span text:style-name="T7">1</text:span> .. <text:span text:style-name="T7">365</text:span><text:span text:style-name="T5">)</text:span></text:p>
      <text:p text:style-name="P27"><text:s text:c="4"/>[</text:p>
      <text:p text:style-name="P27"><text:s text:c="8"/><text:span text:style-name="T37">If</text:span><text:span text:style-name="T5">(</text:span><text:span text:style-name="T18">Count</text:span><text:span text:style-name="T5">(</text:span>birthdaysList,day<text:span text:style-name="T5">)</text:span> <text:span text:style-name="T5">&gt;=</text:span> <text:span text:style-name="T7">2</text:span>, </text:p>
      <text:p text:style-name="P27"><text:s text:c="12"/>[</text:p>
      <text:p text:style-name="P27"><text:s text:c="16"/>birthdayMatchCounter<text:span text:style-name="T5">++</text:span>; </text:p>
      <text:p text:style-name="P27"><text:s text:c="16"/><text:span text:style-name="T37">WriteString</text:span><text:span text:style-name="T5">(</text:span><text:span text:style-name="T36">" - Match on "</text:span><text:span text:style-name="T5">)</text:span>; </text:p>
      <text:p text:style-name="P27"><text:s text:c="16"/><text:span text:style-name="T37">Write</text:span><text:span text:style-name="T5">(</text:span>day<text:span text:style-name="T5">)</text:span>; <text:span text:style-name="T35">Break</text:span><text:span text:style-name="T5">()</text:span>;</text:p>
      <text:p text:style-name="P27"><text:s text:c="12"/>]<text:span text:style-name="T5">)</text:span>;</text:p>
      <text:p text:style-name="P27"><text:s text:c="4"/>];</text:p>
      <text:p text:style-name="P27"><text:s text:c="4"/></text:p>
      <text:p text:style-name="P27"><text:s text:c="4"/><text:span text:style-name="T18">NewLine</text:span><text:span text:style-name="T5">()</text:span>;</text:p>
      <text:p text:style-name="P46"/>
      <text:p text:style-name="P27">];</text:p>
      <text:p text:style-name="P27"><text:s text:c="4"/></text:p>
      <text:p text:style-name="P27"><text:s text:c="4"/><text:span text:style-name="T18">NewLine</text:span><text:span text:style-name="T5">()</text:span>;</text:p>
      <text:p text:style-name="P27"><text:s text:c="4"/><text:span text:style-name="T18">Echo</text:span><text:span text:style-name="T5">(</text:span><text:span text:style-name="T36">"The number of trials is: "</text:span>, numberOfTrials<text:span text:style-name="T5">)</text:span>;</text:p>
      <text:p text:style-name="P27"><text:s text:c="4"/><text:span text:style-name="T18">Echo</text:span><text:span text:style-name="T5">(</text:span><text:span text:style-name="T36">"The number of people in the room is: "</text:span>, numberOfPeople<text:span text:style-name="T5">)</text:span>;</text:p>
      <text:p text:style-name="P27"><text:s text:c="4"/><text:span text:style-name="T18">Echo</text:span><text:span text:style-name="T5">(</text:span><text:span text:style-name="T36">"The number of matches is: "</text:span>, </text:p>
      <text:p text:style-name="P27"><text:s text:c="8"/>birthdayMatchCounter, <text:span text:style-name="T36">"/ "</text:span>, numberOfTrials<text:span text:style-name="T5">)</text:span>;</text:p>
      <text:p text:style-name="P27"><text:s text:c="4"/><text:span text:style-name="T18">Echo</text:span><text:span text:style-name="T5">(</text:span><text:span text:style-name="T36">"The probability of having a birthday match: "</text:span>, </text:p>
      <text:p text:style-name="P27"><text:s text:c="8"/><text:span text:style-name="T18">N</text:span><text:span text:style-name="T5">(</text:span>birthdayMatch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72">Side Effects:</text:p>
      <text:p text:style-name="P85"><text:s text:c="6"/>{323,362,99,208,102,237,116,199,25,174,23,160,312,351,72,205,40,114,110,212}</text:p>
      <text:p text:style-name="P85"><text:s text:c="6"/>{166,313,124,334,75,<text:span text:style-name="T8">187</text:span>,102,348,64,363,106,78,238,<text:span text:style-name="T8">187</text:span>,360,245,177,194,34,163} - Match on 187</text:p>
      <text:p text:style-name="P85"><text:s text:c="6"/>{79,148,15,5,81,173,315,50,272,140,319,262,305,95,209,269,14,170,55,179}</text:p>
      <text:p text:style-name="P85"><text:s text:c="6"/>{320,219,45,102,350,163,166,286,271,201,234,99,295,39,77,302,243,314,10,308}</text:p>
      <text:p text:style-name="P85"><text:s text:c="6"/>{343,251,320,322,351,204,281,57,228,213,134,286,187,285,2,13,62,116,266,258}</text:p>
      <text:p text:style-name="P85"><text:s text:c="6"/>{189,315,293,322,105,274,28,69,175,244,269,297,260,192,281,146,166,70,250,24}</text:p>
      <text:p text:style-name="P85"><text:s text:c="6"/>{<text:span text:style-name="T8">22</text:span>,295,307,248,194,135,322,234,350,80,249,108,214,69,85,75,148,<text:span text:style-name="T8">22</text:span>,352,172} - Match on 22</text:p>
      <text:p text:style-name="P85"><text:s text:c="6"/>{98,4,310,87,142,282,301,242,90,58,319,156,275,238,109,30,253,276,192,118}</text:p>
      <text:p text:style-name="P85"><text:s text:c="6"/>{115,290,360,171,14,297,147,86,84,120,365,39,347,204,15,137,227,313,47,42}</text:p>
      <text:p text:style-name="P85"><text:s text:c="6"/>{213,10,262,96,156,67,<text:span text:style-name="T8">101</text:span>,348,27,328,186,135,195,95,50,75,<text:span text:style-name="T8">101</text:span>,212,216,8} - Match on 101</text:p>
      <text:p text:style-name="P85"><text:s text:c="6"/>{51,149,48,218,275,200,289,197,132,283,211,101,9,336,146,238,43,15,46,120}</text:p>
      <text:p text:style-name="P85"><text:s text:c="6"/>{22,113,82,46,86,143,160,203,5,328,325,247,300,261,43,183,80,284,145,42}</text:p>
      <text:p text:style-name="P85"><text:s text:c="6"/>{321,28,323,262,161,194,336,272,62,152,5,107,127,27,320,<text:span text:style-name="T8">2</text:span>,124,190,<text:span text:style-name="T8">2</text:span>,228} - Match on 2</text:p>
      <text:p text:style-name="P85"><text:s text:c="6"/>{101,269,77,139,103,83,191,161,75,222,354,198,276,323,208,29,4,39,34,272}</text:p>
      <text:p text:style-name="P85"><text:s text:c="6"/>{89,27,333,1,347,302,173,176,32,202,281,211,148,230,97,137,306,177,269,37}</text:p>
      <text:p text:style-name="P85"><text:s text:c="6"/>{321,352,156,120,323,322,355,22,87,169,197,339,114,121,224,246,70,285,310,34}</text:p>
      <text:p text:style-name="P85"><text:s text:c="6"/>{10,<text:span text:style-name="T8">347</text:span>,172,238,19,245,214,349,43,216,<text:span text:style-name="T8">347</text:span>,83,263,120,185,14,174,113,86,156} - Match on 347</text:p>
      <text:p text:style-name="P85"><text:s text:c="6"/>{337,357,255,229,241,28,261,214,258,254,235,159,8,268,242,52,67,189,190,180}</text:p>
      <text:p text:style-name="P85"><text:s text:c="6"/>{22,77,62,232,190,<text:span text:style-name="T8">275</text:span>,274,111,16,355,118,365,69,214,298,86,323,<text:span text:style-name="T8">275</text:span>,231,29} - Match on 275</text:p>
      <text:p text:style-name="P85"><text:s text:c="6"/>{162,331,112,63,91,181,261,146,26,142,80,151,335,209,79,70,141,309,191,299}</text:p>
      <text:p text:style-name="P85"><text:soft-page-break/><text:s text:c="6"/>{155,89,3,246,172,290,351,78,327,136,216,204,243,110,38,11,70,140,293,310}</text:p>
      <text:p text:style-name="P85"><text:s text:c="6"/>{112,27,238,75,95,170,264,305,268,286,362,124,277,18,319,144,187,242,1,30}</text:p>
      <text:p text:style-name="P85"><text:s text:c="6"/>{334,185,230,180,345,123,42,289,239,39,336,354,290,332,219,154,352,90,49,206}</text:p>
      <text:p text:style-name="P85"><text:s text:c="6"/>{107,109,51,248,184,324,117,64,136,299,230,155,174,105,220,148,61,11,83,112}</text:p>
      <text:p text:style-name="P85"><text:s text:c="6"/>{274,345,318,112,272,295,239,247,80,302,258,158,38,252,280,264,156,296,203,35}</text:p>
      <text:p text:style-name="P85"><text:s text:c="6"/>{154,165,125,<text:span text:style-name="T8">324</text:span>,156,150,61,<text:span text:style-name="T8">324</text:span>,195,351,53,178,329,268,100,171,251,88,82,236} - Match on 324</text:p>
      <text:p text:style-name="P85"><text:s text:c="6"/>{194,251,186,208,192,299,175,151,224,161,221,106,125,115,165,64,339,52,294,219}</text:p>
      <text:p text:style-name="P85"><text:s text:c="6"/>{<text:span text:style-name="T8">202</text:span>,99,140,114,309,319,<text:span text:style-name="T8">202</text:span>,44,168,86,193,27,261,316,156,58,83,40,256,275} - Match on 202</text:p>
      <text:p text:style-name="P85"><text:s text:c="6"/>{167,<text:span text:style-name="T8">349</text:span>,111,351,48,263,29,24,164,108,292,92,19,242,98,296,233,119,<text:span text:style-name="T8">349</text:span>,365} - Match on 349</text:p>
      <text:p text:style-name="P85"><text:s text:c="6"/>{79,143,217,277,328,354,56,163,67,200,<text:span text:style-name="T8">242</text:span>,296,<text:span text:style-name="T8">242</text:span>,37,109,135,35,198,61,141} - Match on 242</text:p>
      <text:p text:style-name="P85"><text:s text:c="6"/>{284,96,94,228,60,149,344,31,232,225,195,328,153,317,97,207,191,58,71,270}</text:p>
      <text:p text:style-name="P85"><text:s text:c="6"/>{251,248,151,262,90,67,18,309,312,82,169,14,4,360,32,205,124,122,131,108}</text:p>
      <text:p text:style-name="P85"><text:s text:c="6"/>{189,<text:span text:style-name="T8">304</text:span>,56,245,308,139,73,155,124,61,318,153,127,226,296,243,199,25,<text:span text:style-name="T8">304</text:span>,282} - Match on 304</text:p>
      <text:p text:style-name="P85"><text:s text:c="6"/>{126,279,193,356,204,355,7,351,123,303,102,245,98,227,181,88,213,78,316,118}</text:p>
      <text:p text:style-name="P85"><text:s text:c="6"/>{153,102,115,333,29,14,192,333,74,70,<text:span text:style-name="T8">266</text:span>,221,295,<text:span text:style-name="T8">266</text:span>,270,81,51,110,215,291} - Match on 266</text:p>
      <text:p text:style-name="P85"><text:s text:c="6"/>{86,312,104,180,70,73,18,214,14,78,198,114,50,129,173,262,41,63,15,282}</text:p>
      <text:p text:style-name="P85"><text:s text:c="6"/>{62,199,234,311,294,88,102,314,288,219,55,34,151,337,279,41,328,124,43,276}</text:p>
      <text:p text:style-name="P85"><text:s text:c="6"/>{336,288,118,186,67,292,37,146,361,299,240,229,264,249,100,34,76,363,55,13}</text:p>
      <text:p text:style-name="P85"><text:s text:c="6"/>{314,24,315,343,<text:span text:style-name="T8">211</text:span>,42,335,343,115,139,301,312,95,331,41,33,206,220,281,<text:span text:style-name="T8">211</text:span>} - Match on 211</text:p>
      <text:p text:style-name="P85"><text:s text:c="6"/>{207,125,175,336,160,265,57,352,71,86,61,349,2,169,258,181,268,27,279,165}</text:p>
      <text:p text:style-name="P25"><text:s text:c="6"/></text:p>
      <text:p text:style-name="P27"><text:s text:c="6"/>The number of trials is: 40</text:p>
      <text:p text:style-name="P27"><text:s text:c="6"/>The number of people in the room is: 20 </text:p>
      <text:p text:style-name="P27"><text:s text:c="6"/>The number of matches is: 13 / 40 </text:p>
      <text:p text:style-name="P27"><text:s text:c="6"/>The probability of having a birthday match: 0.325</text:p>
      <text:p text:style-name="P62">. <text:s text:c="2"/><text:span text:style-name="T19">%/output</text:span></text:p>
      <text:p text:style-name="Text_20_body">Of the 40 groups of 20 people this program simulated, 13 of the groups had at least two people who had the same birthday. <text:s/>In the data output for these simulations, "Match on xxx"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four children, they may wonder what the probability is that exactly three of them will be boys. <text:s/>The following simulation is designed to answer this question:</text:p>
      <text:p text:style-name="P26"/>
      <text:p text:style-name="P39">%mathpiper,title="Three boys simulation"</text:p>
      <text:p text:style-name="P46"/>
      <text:p text:style-name="P27">numberOfTrials <text:span text:style-name="T34">:=</text:span> <text:span text:style-name="T7">40</text:span>;</text:p>
      <text:p text:style-name="P46"/>
      <text:p text:style-name="P27">numberOfChildren <text:span text:style-name="T34">:=</text:span> <text:span text:style-name="T7">4</text:span>;</text:p>
      <text:p text:style-name="P46"/>
      <text:p text:style-name="P27">numberOfBoys <text:span text:style-name="T34">:=</text:span> <text:span text:style-name="T7">3</text:span>;</text:p>
      <text:p text:style-name="P46"/>
      <text:p text:style-name="P27"><text:soft-page-break/>threeBoysCounter <text:span text:style-name="T34">:=</text:span> <text:span text:style-name="T7">0</text:span>;</text:p>
      <text:p text:style-name="P46"/>
      <text:p text:style-name="P27">girlProbability <text:span text:style-name="T34">:=</text:span> <text:span text:style-name="T7">49</text:span><text:span text:style-name="T5">/</text:span><text:span text:style-name="T7">100</text:span>;</text:p>
      <text:p text:style-name="P46"/>
      <text:p text:style-name="P27">boyProbability <text:span text:style-name="T34">:=</text:span> <text:span text:style-name="T7">51</text:span><text:span text:style-name="T5">/</text:span><text:span text:style-name="T7">100</text:span>;</text:p>
      <text:p text:style-name="P46"/>
      <text:p text:style-name="P27"><text:span text:style-name="T35">Repeat</text:span><text:span text:style-name="T5">(</text:span>numberOfTrials<text:span text:style-name="T5">)</text:span></text:p>
      <text:p text:style-name="P27">[</text:p>
      <text:p text:style-name="P27"><text:s text:c="4"/><text:span text:style-name="T25">//Create a random list of simulated children.</text:span></text:p>
      <text:p text:style-name="P27"><text:s text:c="4"/>childrenList <text:span text:style-name="T34">:=</text:span> <text:span text:style-name="T35">RandomSymbolVector</text:span><text:span text:style-name="T5">(</text:span> </text:p>
      <text:p text:style-name="P27"><text:s text:c="8"/><text:span text:style-name="T5">{{</text:span>GIRL,girlProbability<text:span text:style-name="T5">}</text:span>, <text:span text:style-name="T5">{</text:span>BOY,boyProbability<text:span text:style-name="T5">}}</text:span>, </text:p>
      <text:p text:style-name="P27"><text:s text:c="8"/>numberOfChildren<text:span text:style-name="T5">)</text:span>;</text:p>
      <text:p text:style-name="P27"><text:s text:c="4"/></text:p>
      <text:p text:style-name="P27"><text:s text:c="4"/><text:span text:style-name="T25">//Print the list of simulated children (comment</text:span></text:p>
      <text:p text:style-name="P27"><text:s text:c="4"/><text:span text:style-name="T25">//this line out for a large number of trials).</text:span></text:p>
      <text:p text:style-name="P27"><text:s text:c="4"/><text:span text:style-name="T37">Write</text:span><text:span text:style-name="T5">(</text:span>childrenList<text:span text:style-name="T5">)</text:span>;</text:p>
      <text:p text:style-name="P27"><text:s text:c="4"/></text:p>
      <text:p text:style-name="P27"><text:s text:c="4"/><text:span text:style-name="T25">/*</text:span></text:p>
      <text:p text:style-name="P45"><text:s text:c="6"/>If the list contains 3 boys, increment the three</text:p>
      <text:p text:style-name="P45"><text:s text:c="6"/>boys counter.</text:p>
      <text:p text:style-name="P45"><text:s text:c="4"/>*/</text:p>
      <text:p text:style-name="P27"><text:s text:c="4"/><text:span text:style-name="T37">If</text:span><text:span text:style-name="T5">(</text:span><text:span text:style-name="T18">Count</text:span><text:span text:style-name="T5">(</text:span>childrenList, BOY<text:span text:style-name="T5">)</text:span> <text:span text:style-name="T5">=</text:span> numberOfBoys, </text:p>
      <text:p text:style-name="P27"><text:s text:c="8"/>[</text:p>
      <text:p text:style-name="P27"><text:s text:c="12"/>threeBoysCounter<text:span text:style-name="T5">++</text:span>;</text:p>
      <text:p text:style-name="P27"><text:s text:c="12"/><text:span text:style-name="T37">WriteString</text:span><text:span text:style-name="T5">(</text:span><text:span text:style-name="T36">" - "</text:span><text:span text:style-name="T5">)</text:span>;</text:p>
      <text:p text:style-name="P27"><text:s text:c="12"/><text:span text:style-name="T37">Write</text:span><text:span text:style-name="T5">(</text:span>numberOfBoys<text:span text:style-name="T5">)</text:span>;</text:p>
      <text:p text:style-name="P27"><text:s text:c="12"/><text:span text:style-name="T37">WriteString</text:span><text:span text:style-name="T5">(</text:span><text:span text:style-name="T36">" boys."</text:span><text:span text:style-name="T5">)</text:span>; </text:p>
      <text:p text:style-name="P27"><text:s text:c="8"/>]<text:span text:style-name="T5">)</text:span>;</text:p>
      <text:p text:style-name="P27"><text:s text:c="4"/></text:p>
      <text:p text:style-name="P27"><text:s text:c="4"/><text:span text:style-name="T18">NewLine</text:span><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6">"The number of trials is: "</text:span>, numberOfTrials<text:span text:style-name="T5">)</text:span>;</text:p>
      <text:p text:style-name="P27"><text:span text:style-name="T18">Echo</text:span><text:span text:style-name="T5">(</text:span><text:span text:style-name="T36">"The number of children is: "</text:span>, numberOfChildren<text:span text:style-name="T5">)</text:span>;</text:p>
      <text:p text:style-name="P27"><text:span text:style-name="T18">Echo</text:span><text:span text:style-name="T5">(</text:span><text:span text:style-name="T36">"The number of trials which have 3 boys: "</text:span>, </text:p>
      <text:p text:style-name="P27"><text:s text:c="4"/>threeBoysCounter, <text:span text:style-name="T36">"/ "</text:span>, numberOfTrials<text:span text:style-name="T5">)</text:span>;</text:p>
      <text:p text:style-name="P27"><text:span text:style-name="T18">Echo</text:span><text:span text:style-name="T5">(</text:span><text:span text:style-name="T36">"The probability of having 3 boys: "</text:span>, </text:p>
      <text:p text:style-name="P27"><text:s text:c="4"/><text:span text:style-name="T18">N</text:span><text:span text:style-name="T5">(</text:span>threeBoys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GIRL,GIRL,BOY,GIRL}</text:p>
      <text:p text:style-name="P27"><text:s text:c="6"/>{GIRL,BOY,GIRL,GIRL}</text:p>
      <text:p text:style-name="P27"><text:s text:c="6"/>{GIRL,GIRL,BOY,GIRL}</text:p>
      <text:p text:style-name="P27"><text:s text:c="6"/>{GIRL,GIRL,BOY,BOY}</text:p>
      <text:p text:style-name="P27"><text:s text:c="6"/>{GIRL,BOY,BOY,BOY} - 3 boys.</text:p>
      <text:p text:style-name="P27"><text:s text:c="6"/>{GIRL,GIRL,BOY,GIRL}</text:p>
      <text:p text:style-name="P27"><text:s text:c="6"/>{BOY,BOY,BOY,BOY}</text:p>
      <text:p text:style-name="P27"><text:s text:c="6"/>{GIRL,BOY,GIRL,GIRL}</text:p>
      <text:p text:style-name="P27"><text:s text:c="6"/>{GIRL,BOY,GIRL,BOY}</text:p>
      <text:p text:style-name="P27"><text:soft-page-break/><text:s text:c="6"/>{GIRL,BOY,BOY,GIRL}</text:p>
      <text:p text:style-name="P27"><text:s text:c="6"/>{BOY,BOY,BOY,GIRL} - 3 boys.</text:p>
      <text:p text:style-name="P27"><text:s text:c="6"/>{GIRL,GIRL,GIRL,BOY}</text:p>
      <text:p text:style-name="P27"><text:s text:c="6"/>{BOY,BOY,GIRL,BOY} - 3 boys.</text:p>
      <text:p text:style-name="P27"><text:s text:c="6"/>{GIRL,GIRL,BOY,BOY}</text:p>
      <text:p text:style-name="P27"><text:s text:c="6"/>{GIRL,BOY,BOY,BOY} - 3 boys.</text:p>
      <text:p text:style-name="P27"><text:s text:c="6"/>{GIRL,GIRL,BOY,BOY}</text:p>
      <text:p text:style-name="P27"><text:s text:c="6"/>{GIRL,GIRL,GIRL,BOY}</text:p>
      <text:p text:style-name="P27"><text:s text:c="6"/>{BOY,GIRL,BOY,BOY} - 3 boys.</text:p>
      <text:p text:style-name="P27"><text:s text:c="6"/>{GIRL,GIRL,BOY,GIRL}</text:p>
      <text:p text:style-name="P27"><text:s text:c="6"/>{GIRL,BOY,BOY,BOY} - 3 boys.</text:p>
      <text:p text:style-name="P27"><text:s text:c="6"/>{BOY,GIRL,BOY,GIRL}</text:p>
      <text:p text:style-name="P27"><text:s text:c="6"/>{GIRL,GIRL,GIRL,BOY}</text:p>
      <text:p text:style-name="P27"><text:s text:c="6"/>{BOY,GIRL,GIRL,GIRL}</text:p>
      <text:p text:style-name="P27"><text:s text:c="6"/>{GIRL,BOY,BOY,GIRL}</text:p>
      <text:p text:style-name="P27"><text:s text:c="6"/>{GIRL,BOY,GIRL,GIRL}</text:p>
      <text:p text:style-name="P27"><text:s text:c="6"/>{GIRL,GIRL,BOY,BOY}</text:p>
      <text:p text:style-name="P27"><text:s text:c="6"/>{BOY,GIRL,GIRL,BOY}</text:p>
      <text:p text:style-name="P27"><text:s text:c="6"/>{BOY,BOY,GIRL,GIRL}</text:p>
      <text:p text:style-name="P27"><text:s text:c="6"/>{BOY,BOY,BOY,GIRL} - 3 boys.</text:p>
      <text:p text:style-name="P27"><text:s text:c="6"/>{GIRL,GIRL,BOY,GIRL}</text:p>
      <text:p text:style-name="P27"><text:s text:c="6"/>{GIRL,BOY,GIRL,GIRL}</text:p>
      <text:p text:style-name="P27"><text:s text:c="6"/>{GIRL,GIRL,BOY,BOY}</text:p>
      <text:p text:style-name="P27"><text:s text:c="6"/>{BOY,BOY,BOY,GIRL} - 3 boys.</text:p>
      <text:p text:style-name="P27"><text:s text:c="6"/>{GIRL,BOY,GIRL,BOY}</text:p>
      <text:p text:style-name="P27"><text:s text:c="6"/>{BOY,BOY,GIRL,GIRL}</text:p>
      <text:p text:style-name="P27"><text:s text:c="6"/>{BOY,BOY,BOY,GIRL} - 3 boys.</text:p>
      <text:p text:style-name="P27"><text:s text:c="6"/>{GIRL,GIRL,BOY,GIRL}</text:p>
      <text:p text:style-name="P27"><text:s text:c="6"/>{GIRL,BOY,GIRL,GIRL}</text:p>
      <text:p text:style-name="P27"><text:s text:c="6"/>{BOY,GIRL,BOY,GIRL}</text:p>
      <text:p text:style-name="P27"><text:s text:c="6"/>{GIRL,GIRL,BOY,BOY}</text:p>
      <text:p text:style-name="P27"><text:s text:c="6"/></text:p>
      <text:p text:style-name="P27"><text:s text:c="6"/>The number of trials is: 40 </text:p>
      <text:p text:style-name="P27"><text:s text:c="6"/>The number of children is: 4 </text:p>
      <text:p text:style-name="P27"><text:s text:c="6"/>The number of trials which have 3 boys: 9 / 40 </text:p>
      <text:p text:style-name="P27"><text:s text:c="6"/>The probability of having 3 boys: 0.225</text:p>
      <text:p text:style-name="P27">. <text:s text:c="2"/><text:span text:style-name="T19">%/output</text:span></text:p>
      <text:p text:style-name="P63"/>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four children and 9 of these sets contained exactly three boys and it was determined that the probability of having exactly three boys with four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text:soft-page-break/>basketball. <text:s/>The following simulation determines what the probability is for a basketball player who normally hits 30% of their shots to have three or more hits in five free throws:</text:p>
      <text:p text:style-name="P39"/>
      <text:p text:style-name="P39">%mathpiper,title="Five basketball free throws."</text:p>
      <text:p text:style-name="P46"/>
      <text:p text:style-name="P27">numberOfTrials <text:span text:style-name="T34">:=</text:span> <text:span text:style-name="T7">40</text:span>;</text:p>
      <text:p text:style-name="P46"/>
      <text:p text:style-name="P45">//A success is defined as 3 or more hits.</text:p>
      <text:p text:style-name="P27">successesCounter <text:span text:style-name="T34">:=</text:span> <text:span text:style-name="T7">0</text:span>;</text:p>
      <text:p text:style-name="P46"/>
      <text:p text:style-name="P27">numberOfThrows <text:span text:style-name="T34">:=</text:span> <text:span text:style-name="T7">5</text:span>;</text:p>
      <text:p text:style-name="P46"/>
      <text:p text:style-name="P27">hitProbability <text:span text:style-name="T34">:=</text:span> .<text:span text:style-name="T7">30</text:span>;</text:p>
      <text:p text:style-name="P46"/>
      <text:p text:style-name="P27">missProbability <text:span text:style-name="T34">:=</text:span> .<text:span text:style-name="T7">70</text:span>;</text:p>
      <text:p text:style-name="P46"/>
      <text:p text:style-name="P27"><text:span text:style-name="T35">Repeat</text:span><text:span text:style-name="T5">(</text:span>numberOfTrials<text:span text:style-name="T5">)</text:span></text:p>
      <text:p text:style-name="P27">[</text:p>
      <text:p text:style-name="P27"><text:s text:c="4"/>sampleList <text:span text:style-name="T34">:=</text:span> <text:span text:style-name="T35">RandomSymbolVector</text:span><text:span text:style-name="T5">(</text:span></text:p>
      <text:p text:style-name="P27"><text:s text:c="8"/><text:span text:style-name="T5">{{</text:span>HIT,hitProbability<text:span text:style-name="T5">}</text:span>, <text:span text:style-name="T5">{</text:span>MISS,missProbability<text:span text:style-name="T5">}}</text:span>, </text:p>
      <text:p text:style-name="P27"><text:s text:c="8"/>numberOfThrows<text:span text:style-name="T5">)</text:span>;</text:p>
      <text:p text:style-name="P27"><text:s text:c="4"/></text:p>
      <text:p text:style-name="P27"><text:s text:c="4"/><text:span text:style-name="T25">//Print the list of simulated throws (comment</text:span></text:p>
      <text:p text:style-name="P27"><text:s text:c="4"/><text:span text:style-name="T25">//this line out for a large number of trials).</text:span></text:p>
      <text:p text:style-name="P27"><text:s text:c="4"/><text:span text:style-name="T37">Write</text:span><text:span text:style-name="T5">(</text:span>sampleList<text:span text:style-name="T5">)</text:span>;</text:p>
      <text:p text:style-name="P27"><text:s text:c="4"/></text:p>
      <text:p text:style-name="P27"><text:s text:c="4"/><text:span text:style-name="T25">/*</text:span></text:p>
      <text:p text:style-name="P45"><text:s text:c="6"/>If the list contains 3 or more hits, increment the</text:p>
      <text:p text:style-name="P45"><text:s text:c="6"/>success counter.</text:p>
      <text:p text:style-name="P45"><text:s text:c="4"/>*/</text:p>
      <text:p text:style-name="P27"><text:s text:c="4"/><text:span text:style-name="T37">If</text:span><text:span text:style-name="T5">(</text:span><text:span text:style-name="T18">Count</text:span><text:span text:style-name="T5">(</text:span>sampleList,HIT<text:span text:style-name="T5">)</text:span> <text:span text:style-name="T5">&gt;=</text:span> <text:span text:style-name="T7">3</text:span>,</text:p>
      <text:p text:style-name="P27"><text:s text:c="8"/>[</text:p>
      <text:p text:style-name="P27"><text:s text:c="12"/>successesCounter<text:span text:style-name="T5">++</text:span>;</text:p>
      <text:p text:style-name="P27"><text:s text:c="12"/><text:span text:style-name="T37">WriteString</text:span><text:span text:style-name="T5">(</text:span><text:span text:style-name="T36">" - "</text:span><text:span text:style-name="T5">)</text:span>;</text:p>
      <text:p text:style-name="P27"><text:s text:c="12"/><text:span text:style-name="T37">WriteString</text:span><text:span text:style-name="T5">(</text:span><text:span text:style-name="T36">" success."</text:span><text:span text:style-name="T5">)</text:span>; </text:p>
      <text:p text:style-name="P27"><text:s text:c="8"/>]<text:span text:style-name="T5">)</text:span>;</text:p>
      <text:p text:style-name="P27"><text:s text:c="4"/></text:p>
      <text:p text:style-name="P27"><text:s text:c="4"/><text:span text:style-name="T18">NewLine</text:span><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6">"The number of trials is: "</text:span>, numberOfTrials<text:span text:style-name="T5">)</text:span>;</text:p>
      <text:p text:style-name="P27"><text:span text:style-name="T18">Echo</text:span><text:span text:style-name="T5">(</text:span><text:span text:style-name="T36">"The number of throws is: "</text:span>, numberOfThrows<text:span text:style-name="T5">)</text:span>;</text:p>
      <text:p text:style-name="P27"><text:span text:style-name="T18">Echo</text:span><text:span text:style-name="T5">(</text:span><text:span text:style-name="T36">"The number of trials which have 3 or more hits: "</text:span>, </text:p>
      <text:p text:style-name="P27"><text:s text:c="4"/>successesCounter, <text:span text:style-name="T36">"/ "</text:span>, numberOfTrials<text:span text:style-name="T5">)</text:span>;</text:p>
      <text:p text:style-name="P27"><text:span text:style-name="T18">Echo</text:span><text:span text:style-name="T5">(</text:span><text:span text:style-name="T36">"The probability of having 3 or more hits: "</text:span>, </text:p>
      <text:p text:style-name="P27"><text:s text:c="4"/><text:span text:style-name="T18">N</text:span><text:span text:style-name="T5">(</text:span>successes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oft-page-break/><text:s text:c="6"/><text:span text:style-name="T28">Side Effects:</text:span></text:p>
      <text:p text:style-name="P27"><text:s text:c="6"/>{HIT,MISS,HIT,HIT,HIT} - <text:s/>success.</text:p>
      <text:p text:style-name="P27"><text:s text:c="6"/>{HIT,MISS,MISS,HIT,MISS}</text:p>
      <text:p text:style-name="P27"><text:s text:c="6"/>{MISS,MISS,MISS,MISS,HIT}</text:p>
      <text:p text:style-name="P27"><text:s text:c="6"/>{MISS,MISS,MISS,HIT,HIT}</text:p>
      <text:p text:style-name="P27"><text:s text:c="6"/>{MISS,HIT,MISS,MISS,HIT}</text:p>
      <text:p text:style-name="P27"><text:s text:c="6"/>{MISS,MISS,MISS,HIT,MISS}</text:p>
      <text:p text:style-name="P27"><text:s text:c="6"/>{MISS,HIT,MISS,HIT,MISS}</text:p>
      <text:p text:style-name="P27"><text:s text:c="6"/>{MISS,HIT,HIT,MISS,MISS}</text:p>
      <text:p text:style-name="P27"><text:s text:c="6"/>{MISS,MISS,MISS,MISS,MISS}</text:p>
      <text:p text:style-name="P27"><text:s text:c="6"/>{MISS,HIT,MISS,MISS,MISS}</text:p>
      <text:p text:style-name="P27"><text:s text:c="6"/>{HIT,MISS,MISS,MISS,MISS}</text:p>
      <text:p text:style-name="P27"><text:s text:c="6"/>{HIT,HIT,HIT,HIT,MISS} - <text:s/>success.</text:p>
      <text:p text:style-name="P27"><text:s text:c="6"/>{MISS,MISS,MISS,MISS,HIT}</text:p>
      <text:p text:style-name="P27"><text:s text:c="6"/>{MISS,MISS,MISS,MISS,MISS}</text:p>
      <text:p text:style-name="P27"><text:s text:c="6"/>{MISS,MISS,MISS,MISS,HIT}</text:p>
      <text:p text:style-name="P27"><text:s text:c="6"/>{MISS,MISS,MISS,MISS,HIT}</text:p>
      <text:p text:style-name="P27"><text:s text:c="6"/>{MISS,MISS,MISS,MISS,MISS}</text:p>
      <text:p text:style-name="P27"><text:s text:c="6"/>{HIT,MISS,MISS,HIT,MISS}</text:p>
      <text:p text:style-name="P27"><text:s text:c="6"/>{MISS,MISS,MISS,HIT,MISS}</text:p>
      <text:p text:style-name="P27"><text:s text:c="6"/>{MISS,MISS,MISS,MISS,HIT}</text:p>
      <text:p text:style-name="P27"><text:s text:c="6"/>{MISS,HIT,MISS,HIT,MISS}</text:p>
      <text:p text:style-name="P27"><text:s text:c="6"/>{MISS,HIT,MISS,MISS,MISS}</text:p>
      <text:p text:style-name="P27"><text:s text:c="6"/>{HIT,MISS,MISS,HIT,HIT} - <text:s/>success.</text:p>
      <text:p text:style-name="P27"><text:s text:c="6"/>{MISS,HIT,MISS,MISS,MISS}</text:p>
      <text:p text:style-name="P27"><text:s text:c="6"/>{MISS,HIT,MISS,MISS,MISS}</text:p>
      <text:p text:style-name="P27"><text:s text:c="6"/>{MISS,MISS,MISS,MISS,MISS}</text:p>
      <text:p text:style-name="P27"><text:s text:c="6"/>{MISS,MISS,MISS,MISS,HIT}</text:p>
      <text:p text:style-name="P27"><text:s text:c="6"/>{MISS,HIT,MISS,HIT,HIT} - <text:s/>success.</text:p>
      <text:p text:style-name="P27"><text:s text:c="6"/>{HIT,MISS,MISS,MISS,HIT}</text:p>
      <text:p text:style-name="P27"><text:s text:c="6"/>{MISS,HIT,MISS,MISS,MISS}</text:p>
      <text:p text:style-name="P27"><text:s text:c="6"/>{HIT,MISS,MISS,HIT,HIT} - <text:s/>success.</text:p>
      <text:p text:style-name="P27"><text:s text:c="6"/>{MISS,HIT,MISS,MISS,HIT}</text:p>
      <text:p text:style-name="P27"><text:s text:c="6"/>{HIT,MISS,HIT,MISS,MISS}</text:p>
      <text:p text:style-name="P27"><text:s text:c="6"/>{HIT,MISS,MISS,MISS,MISS}</text:p>
      <text:p text:style-name="P27"><text:s text:c="6"/>{MISS,MISS,MISS,HIT,HIT}</text:p>
      <text:p text:style-name="P27"><text:s text:c="6"/>{HIT,HIT,MISS,HIT,MISS} - <text:s/>success.</text:p>
      <text:p text:style-name="P27"><text:s text:c="6"/>{MISS,HIT,MISS,MISS,HIT}</text:p>
      <text:p text:style-name="P27"><text:s text:c="6"/>{MISS,MISS,HIT,MISS,MISS}</text:p>
      <text:p text:style-name="P27"><text:s text:c="6"/>{MISS,MISS,MISS,MISS,MISS}</text:p>
      <text:p text:style-name="P27"><text:s text:c="6"/>{MISS,MISS,MISS,MISS,HIT}</text:p>
      <text:p text:style-name="P27"><text:s text:c="6"/></text:p>
      <text:p text:style-name="P27"><text:s text:c="6"/>The number of trials is: 40 </text:p>
      <text:p text:style-name="P27"><text:s text:c="6"/>The number of throws is: 5 </text:p>
      <text:p text:style-name="P27"><text:s text:c="6"/>The number of trials which have 3 or more hits: 6 / 40 </text:p>
      <text:p text:style-name="P27"><text:s text:c="6"/>The probability of having 3 or more hits: 0.15</text:p>
      <text:p text:style-name="P62">. <text:s text:c="2"/><text:span text:style-name="T19">%/output</text:span></text:p>
      <text:p text:style-name="P48">This program generated 40 simulated sets of 5 free throws. <text:s/>Six of the 40 sets contained three or more hits which means that the probability of this player having three hits out of 5 free throws is .15.</text:p>
      <text:h text:style-name="Heading_20_2" text:outline-level="2"><text:soft-page-break/>Shooting At A Target</text:h>
      <text:p text:style-name="Text_20_body"/>
      <text:p text:style-name="P39"/>
      <text:p text:style-name="P39">%mathpiper,title="Shooting at a target."</text:p>
      <text:p text:style-name="P46"/>
      <text:p text:style-name="P27">numberOfTrials <text:span text:style-name="T34">:=</text:span> <text:span text:style-name="T7">40</text:span>;</text:p>
      <text:p text:style-name="P46"/>
      <text:p text:style-name="P27">numberOfShots <text:span text:style-name="T34">:=</text:span> <text:span text:style-name="T7">5</text:span>;</text:p>
      <text:p text:style-name="P46"/>
      <text:p text:style-name="P27">successCounter <text:span text:style-name="T34">:=</text:span> <text:span text:style-name="T7">0</text:span>;</text:p>
      <text:p text:style-name="P46"/>
      <text:p text:style-name="P27"><text:span text:style-name="T35">Repeat</text:span><text:span text:style-name="T5">(</text:span>numberOfTrials<text:span text:style-name="T5">)</text:span></text:p>
      <text:p text:style-name="P27">[</text:p>
      <text:p text:style-name="P27"><text:s text:c="4"/>sampleList <text:span text:style-name="T34">:=</text:span> <text:span text:style-name="T35">RandomSymbolVector</text:span><text:span text:style-name="T5">(</text:span></text:p>
      <text:p text:style-name="P27"><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27"><text:s text:c="8"/>numberOfShots<text:span text:style-name="T5">)</text:span>;</text:p>
      <text:p text:style-name="P27"><text:s text:c="4"/></text:p>
      <text:p text:style-name="P27"><text:s text:c="4"/><text:span text:style-name="T25">//Print the list of simulated throws (comment</text:span></text:p>
      <text:p text:style-name="P27"><text:s text:c="4"/><text:span text:style-name="T25">//this line out for a large number of trials).</text:span></text:p>
      <text:p text:style-name="P27"><text:s text:c="4"/><text:span text:style-name="T37">Write</text:span><text:span text:style-name="T5">(</text:span>sampleList<text:span text:style-name="T5">)</text:span>;</text:p>
      <text:p text:style-name="P27"><text:s text:c="4"/></text:p>
      <text:p text:style-name="P27"><text:s text:c="4"/></text:p>
      <text:p text:style-name="P27"><text:s text:c="4"/><text:span text:style-name="T25">/*</text:span></text:p>
      <text:p text:style-name="P45"><text:s text:c="6"/>If the list contains 1 hit in the black and 3 hits</text:p>
      <text:p text:style-name="P45"><text:s text:c="6"/>in the white, increment the successCounter.</text:p>
      <text:p text:style-name="P45"><text:s text:c="4"/>*/</text:p>
      <text:p text:style-name="P27"><text:s text:c="4"/><text:span text:style-name="T37">If</text:span><text:span text:style-name="T5">(</text:span><text:span text:style-name="T18">Count</text:span><text:span text:style-name="T5">(</text:span>sampleList,BLACK<text:span text:style-name="T5">)=</text:span> <text:span text:style-name="T7">1</text:span> <text:span text:style-name="T37">And</text:span> <text:span text:style-name="T18">Count</text:span><text:span text:style-name="T5">(</text:span>sampleList,WHITE<text:span text:style-name="T5">)</text:span> <text:span text:style-name="T5">=</text:span> <text:span text:style-name="T7">3</text:span>,</text:p>
      <text:p text:style-name="P27"><text:s text:c="8"/>[</text:p>
      <text:p text:style-name="P27"><text:s text:c="12"/>successCounter<text:span text:style-name="T5">++</text:span>;</text:p>
      <text:p text:style-name="P27"><text:s text:c="12"/><text:span text:style-name="T37">WriteString</text:span><text:span text:style-name="T5">(</text:span><text:span text:style-name="T36">" - "</text:span><text:span text:style-name="T5">)</text:span>;</text:p>
      <text:p text:style-name="P27"><text:s text:c="12"/><text:span text:style-name="T37">WriteString</text:span><text:span text:style-name="T5">(</text:span><text:span text:style-name="T36">" success."</text:span><text:span text:style-name="T5">)</text:span>; </text:p>
      <text:p text:style-name="P27"><text:s text:c="8"/>]<text:span text:style-name="T5">)</text:span>;</text:p>
      <text:p text:style-name="P27"><text:s text:c="4"/></text:p>
      <text:p text:style-name="P27"><text:s text:c="4"/><text:span text:style-name="T18">NewLine</text:span><text:span text:style-name="T5">()</text:span>;</text:p>
      <text:p text:style-name="P27"><text:s text:c="4"/></text:p>
      <text:p text:style-name="P27">];</text:p>
      <text:p text:style-name="P46"/>
      <text:p text:style-name="P27"><text:span text:style-name="T18">NewLine</text:span><text:span text:style-name="T5">()</text:span>;</text:p>
      <text:p text:style-name="P27"><text:span text:style-name="T18">Echo</text:span><text:span text:style-name="T5">(</text:span><text:span text:style-name="T36">"The number of trials is: "</text:span>, numberOfTrials<text:span text:style-name="T5">)</text:span>;</text:p>
      <text:p text:style-name="P27"><text:span text:style-name="T18">Echo</text:span><text:span text:style-name="T5">(</text:span><text:span text:style-name="T36">"The number of shots per trial is: "</text:span>, numberOfShots<text:span text:style-name="T5">)</text:span>;</text:p>
      <text:p text:style-name="P27"><text:span text:style-name="T18">Echo</text:span><text:span text:style-name="T5">(</text:span><text:span text:style-name="T36">"The number of trials which have 1 black hit and 3 white hits: "</text:span>, </text:p>
      <text:p text:style-name="P27"><text:s text:c="4"/>successCounter, <text:span text:style-name="T36">"/ "</text:span>, numberOfTrials<text:span text:style-name="T5">)</text:span>;</text:p>
      <text:p text:style-name="P27"><text:span text:style-name="T18">Echo</text:span><text:span text:style-name="T5">(</text:span><text:span text:style-name="T36">"The probability of having 1 black hit and 3 white hits: "</text:span>, </text:p>
      <text:p text:style-name="P27"><text:s text:c="4"/><text:span text:style-name="T18">N</text:span><text:span text:style-name="T5">(</text:span>success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WHITE,BLACK,WHITE,MISS,BLACK}</text:p>
      <text:p text:style-name="P27"><text:s text:c="6"/>{WHITE,BLACK,WHITE,WHITE,MISS} - <text:s/>success.</text:p>
      <text:p text:style-name="P27"><text:s text:c="6"/>{MISS,WHITE,MISS,WHITE,WHITE}</text:p>
      <text:p text:style-name="P27"><text:soft-page-break/><text:s text:c="6"/>{MISS,BLACK,MISS,MISS,WHITE}</text:p>
      <text:p text:style-name="P27"><text:s text:c="6"/>{WHITE,MISS,MISS,MISS,WHITE}</text:p>
      <text:p text:style-name="P27"><text:s text:c="6"/>{WHITE,WHITE,WHITE,WHITE,WHITE}</text:p>
      <text:p text:style-name="P27"><text:s text:c="6"/>{WHITE,WHITE,WHITE,MISS,BLACK} - <text:s/>success.</text:p>
      <text:p text:style-name="P27"><text:s text:c="6"/>{WHITE,WHITE,BLACK,BLACK,MISS}</text:p>
      <text:p text:style-name="P27"><text:s text:c="6"/>{MISS,WHITE,BLACK,BLACK,WHITE}</text:p>
      <text:p text:style-name="P27"><text:s text:c="6"/>{MISS,MISS,WHITE,WHITE,WHITE}</text:p>
      <text:p text:style-name="P27"><text:s text:c="6"/>{WHITE,MISS,MISS,MISS,WHITE}</text:p>
      <text:p text:style-name="P27"><text:s text:c="6"/>{BLACK,BLACK,BLACK,BLACK,WHITE}</text:p>
      <text:p text:style-name="P27"><text:s text:c="6"/>{MISS,MISS,WHITE,MISS,BLACK}</text:p>
      <text:p text:style-name="P27"><text:s text:c="6"/>{MISS,WHITE,WHITE,BLACK,WHITE} - <text:s/>success.</text:p>
      <text:p text:style-name="P27"><text:s text:c="6"/>{MISS,MISS,MISS,WHITE,BLACK}</text:p>
      <text:p text:style-name="P27"><text:s text:c="6"/>{WHITE,WHITE,WHITE,WHITE,WHITE}</text:p>
      <text:p text:style-name="P27"><text:s text:c="6"/>{MISS,WHITE,WHITE,WHITE,MISS}</text:p>
      <text:p text:style-name="P27"><text:s text:c="6"/>{WHITE,WHITE,WHITE,BLACK,WHITE}</text:p>
      <text:p text:style-name="P27"><text:s text:c="6"/>{WHITE,WHITE,MISS,WHITE,WHITE}</text:p>
      <text:p text:style-name="P27"><text:s text:c="6"/>{MISS,WHITE,WHITE,BLACK,BLACK}</text:p>
      <text:p text:style-name="P27"><text:s text:c="6"/>{WHITE,BLACK,WHITE,WHITE,BLACK}</text:p>
      <text:p text:style-name="P27"><text:s text:c="6"/>{WHITE,WHITE,WHITE,MISS,WHITE}</text:p>
      <text:p text:style-name="P27"><text:s text:c="6"/>{WHITE,WHITE,WHITE,WHITE,MISS}</text:p>
      <text:p text:style-name="P27"><text:s text:c="6"/>{WHITE,WHITE,MISS,MISS,BLACK}</text:p>
      <text:p text:style-name="P27"><text:s text:c="6"/>{WHITE,MISS,WHITE,BLACK,WHITE} - <text:s/>success.</text:p>
      <text:p text:style-name="P27"><text:s text:c="6"/>{WHITE,WHITE,WHITE,WHITE,MISS}</text:p>
      <text:p text:style-name="P27"><text:s text:c="6"/>{WHITE,MISS,BLACK,WHITE,WHITE} - <text:s/>success.</text:p>
      <text:p text:style-name="P27"><text:s text:c="6"/>{BLACK,WHITE,WHITE,MISS,MISS}</text:p>
      <text:p text:style-name="P27"><text:s text:c="6"/>{BLACK,WHITE,WHITE,WHITE,WHITE}</text:p>
      <text:p text:style-name="P27"><text:s text:c="6"/>{MISS,BLACK,MISS,MISS,MISS}</text:p>
      <text:p text:style-name="P27"><text:s text:c="6"/>{MISS,WHITE,MISS,BLACK,MISS}</text:p>
      <text:p text:style-name="P27"><text:s text:c="6"/>{WHITE,WHITE,MISS,WHITE,MISS}</text:p>
      <text:p text:style-name="P27"><text:s text:c="6"/>{WHITE,MISS,WHITE,BLACK,MISS}</text:p>
      <text:p text:style-name="P27"><text:s text:c="6"/>{BLACK,BLACK,WHITE,MISS,WHITE}</text:p>
      <text:p text:style-name="P27"><text:s text:c="6"/>{WHITE,WHITE,WHITE,MISS,WHITE}</text:p>
      <text:p text:style-name="P27"><text:s text:c="6"/>{MISS,MISS,MISS,MISS,MISS}</text:p>
      <text:p text:style-name="P27"><text:s text:c="6"/>{WHITE,BLACK,MISS,MISS,WHITE}</text:p>
      <text:p text:style-name="P27"><text:s text:c="6"/>{MISS,MISS,WHITE,WHITE,MISS}</text:p>
      <text:p text:style-name="P27"><text:s text:c="6"/>{MISS,WHITE,WHITE,WHITE,WHITE}</text:p>
      <text:p text:style-name="P27"><text:s text:c="6"/>{MISS,WHITE,MISS,MISS,MISS}</text:p>
      <text:p text:style-name="P27"><text:s text:c="6"/></text:p>
      <text:p text:style-name="P27"><text:s text:c="6"/>The number of trials is: 40 </text:p>
      <text:p text:style-name="P27"><text:s text:c="6"/>The number of shots per trial is: 5 </text:p>
      <text:p text:style-name="P27"><text:s text:c="6"/>The number of trials which have 1 black hit and 3 white hits: 5 / 40 </text:p>
      <text:p text:style-name="P27"><text:s text:c="6"/>The probability of having 1 black hit and 3 white hits: 0.125</text:p>
      <text:p text:style-name="P61"><text:span text:style-name="T1">. <text:s text:c="2"/></text:span>%/output</text:p>
      <text:h text:style-name="Heading_20_2" text:outline-level="2">Two Stacks Of 10 Pennies</text:h>
      <text:p text:style-name="P38"/>
      <text:p text:style-name="P38"/>
      <text:p text:style-name="P39">%mathpiper,title="Two stacks of pennies."</text:p>
      <text:p text:style-name="P46"/>
      <text:p text:style-name="P27">numberOfTrials <text:span text:style-name="T34">:=</text:span> <text:span text:style-name="T7">20</text:span>;</text:p>
      <text:p text:style-name="P46"/>
      <text:p text:style-name="P27">emptyStackCounter <text:span text:style-name="T34">:=</text:span> <text:span text:style-name="T7">0</text:span>;</text:p>
      <text:p text:style-name="P46"><text:soft-page-break/></text:p>
      <text:p text:style-name="P27"><text:span text:style-name="T35">Repeat</text:span><text:span text:style-name="T5">(</text:span>numberOfTrials<text:span text:style-name="T5">)</text:span></text:p>
      <text:p text:style-name="P27">[</text:p>
      <text:p text:style-name="P27"><text:s text:c="4"/><text:span text:style-name="T25">//Create two stacks of 10 pennies.</text:span></text:p>
      <text:p text:style-name="P27"><text:s text:c="4"/>stack1 <text:span text:style-name="T34">:=</text:span> <text:span text:style-name="T7">10</text:span>; stack2 <text:span text:style-name="T34">:=</text:span> <text:span text:style-name="T7">10</text:span>;</text:p>
      <text:p text:style-name="P27"><text:s text:c="4"/></text:p>
      <text:p text:style-name="P27"><text:s text:c="4"/>maxFlips <text:span text:style-name="T34">:=</text:span> <text:span text:style-name="T7">50</text:span>;</text:p>
      <text:p text:style-name="P27"><text:s text:c="4"/></text:p>
      <text:p text:style-name="P27"><text:s text:c="4"/>emptyMessage <text:span text:style-name="T34">:=</text:span> <text:span text:style-name="T36">""</text:span>;</text:p>
      <text:p text:style-name="P27"><text:s text:c="4"/></text:p>
      <text:p text:style-name="P27"><text:s text:c="4"/><text:span text:style-name="T25">/*</text:span></text:p>
      <text:p text:style-name="P45"><text:s text:c="5"/>Flip a coin (lets say it a quarter) up to maxFlips times. <text:s/>If</text:p>
      <text:p text:style-name="P45"><text:s text:c="5"/>it comes up heads remove a penny from stack 2 and places it on</text:p>
      <text:p text:style-name="P45"><text:s text:c="5"/>stack 1. <text:s/>If it comes up tails, remove a penny from stack 1 and</text:p>
      <text:p text:style-name="P45"><text:s text:c="5"/>place it on stack 2. <text:s/>If either stack reaches 0 before maxFlips</text:p>
      <text:p text:style-name="P45"><text:s text:c="5"/>have been flipped, break out of the loop.</text:p>
      <text:p text:style-name="P45"><text:s text:c="4"/>*/</text:p>
      <text:p text:style-name="P27"><text:s text:c="4"/>numberOfFlips <text:span text:style-name="T34">:=</text:span> <text:span text:style-name="T35">Repeat</text:span><text:span text:style-name="T5">(</text:span>maxFlips<text:span text:style-name="T5">)</text:span></text:p>
      <text:p text:style-name="P27"><text:s text:c="4"/>[</text:p>
      <text:p text:style-name="P27"><text:s text:c="8"/>flip <text:span text:style-name="T34">:=</text:span> <text:span text:style-name="T35">RandomSymbol</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7"><text:s text:c="8"/></text:p>
      <text:p text:style-name="P27"><text:s text:c="8"/><text:span text:style-name="T37">If</text:span><text:span text:style-name="T5">(</text:span>flip <text:span text:style-name="T5">=</text:span> HEAD, [stack1<text:span text:style-name="T5">++</text:span>; stack2<text:span text:style-name="T5">--</text:span>;], </text:p>
      <text:p text:style-name="P27"><text:s text:c="12"/>[stack1<text:span text:style-name="T5">--</text:span>; stack2<text:span text:style-name="T5">++</text:span>;] <text:span text:style-name="T5">)</text:span>;</text:p>
      <text:p text:style-name="P27"><text:s text:c="8"/></text:p>
      <text:p text:style-name="P27"><text:s text:c="8"/><text:span text:style-name="T37">If</text:span><text:span text:style-name="T5">(</text:span>stack1 <text:span text:style-name="T5">=</text:span> <text:span text:style-name="T7">0</text:span> <text:span text:style-name="T37">Or</text:span> stack2 <text:span text:style-name="T5">=</text:span> <text:span text:style-name="T7">0</text:span>, </text:p>
      <text:p text:style-name="P27"><text:s text:c="12"/>[emptyStackCounter<text:span text:style-name="T5">++</text:span>; emptyMessage <text:span text:style-name="T34">:=</text:span> <text:span text:style-name="T36">" - Empty"</text:span>; <text:span text:style-name="T35">Break</text:span><text:span text:style-name="T5">()</text:span>;] <text:span text:style-name="T5">)</text:span>;</text:p>
      <text:p text:style-name="P27"><text:s text:c="4"/>];</text:p>
      <text:p text:style-name="P27"><text:s text:c="4"/></text:p>
      <text:p text:style-name="P27"><text:s text:c="4"/><text:span text:style-name="T25">//Print the state of the stacks after each flip (comment</text:span></text:p>
      <text:p text:style-name="P27"><text:s text:c="4"/><text:span text:style-name="T25">//this line out for a large number of trials).</text:span></text:p>
      <text:p text:style-name="P27"><text:s text:c="4"/><text:span text:style-name="T18">Echo</text:span><text:span text:style-name="T5">(</text:span><text:span text:style-name="T36">"Stack 1: "</text:span>, <text:span text:style-name="T35">PadLeft</text:span><text:span text:style-name="T5">(</text:span>stack1,<text:span text:style-name="T7">2</text:span><text:span text:style-name="T5">)</text:span>, </text:p>
      <text:p text:style-name="P27"><text:s text:c="8"/><text:span text:style-name="T36">" <text:s text:c="3"/>Stack 2: "</text:span>, <text:span text:style-name="T35">PadLeft</text:span><text:span text:style-name="T5">(</text:span>stack2,<text:span text:style-name="T7">2</text:span><text:span text:style-name="T5">)</text:span>, </text:p>
      <text:p text:style-name="P27"><text:s text:c="8"/><text:span text:style-name="T36">" <text:s text:c="3"/>Number of flips: "</text:span>, <text:span text:style-name="T35">PadLeft</text:span><text:span text:style-name="T5">(</text:span>numberOfFlips,<text:span text:style-name="T7">3</text:span><text:span text:style-name="T5">)</text:span>, emptyMessage<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6">"The number of trials is: "</text:span>, numberOfTrials<text:span text:style-name="T5">)</text:span>;</text:p>
      <text:p text:style-name="P27"><text:span text:style-name="T18">Echo</text:span><text:span text:style-name="T5">(</text:span><text:span text:style-name="T36">"The maximum flips per trial: "</text:span>, maxFlips<text:span text:style-name="T5">)</text:span>;</text:p>
      <text:p text:style-name="P27"><text:span text:style-name="T18">Echo</text:span><text:span text:style-name="T5">(</text:span><text:span text:style-name="T36">"The number of trials which resulted in an empty stack: "</text:span>, </text:p>
      <text:p text:style-name="P27"><text:s text:c="4"/>emptyStackCounter, <text:span text:style-name="T36">"/ "</text:span>, numberOfTrials<text:span text:style-name="T5">)</text:span>;</text:p>
      <text:p text:style-name="P27"><text:span text:style-name="T18">Echo</text:span><text:span text:style-name="T5">(</text:span><text:span text:style-name="T36">"The probability of having an empty stack: "</text:span>, </text:p>
      <text:p text:style-name="P27"><text:s text:c="4"/><text:span text:style-name="T18">N</text:span><text:span text:style-name="T5">(</text:span>emptyStack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Stack 1: 14 <text:s text:c="3"/>Stack 2: 06 <text:s text:c="3"/>Number of flips: 050</text:p>
      <text:p text:style-name="P27"><text:s text:c="6"/>Stack 1: 08 <text:s text:c="3"/>Stack 2: 12 <text:s text:c="3"/>Number of flips: 050</text:p>
      <text:p text:style-name="P27"><text:s text:c="6"/>Stack 1: 20 <text:s text:c="3"/>Stack 2: 00 <text:s text:c="3"/>Number of flips: 037 - Empty</text:p>
      <text:p text:style-name="P27"><text:s text:c="6"/>Stack 1: 20 <text:s text:c="3"/>Stack 2: 00 <text:s text:c="3"/>Number of flips: 023 - Empty</text:p>
      <text:p text:style-name="P27"><text:s text:c="6"/>Stack 1: 10 <text:s text:c="3"/>Stack 2: 10 <text:s text:c="3"/>Number of flips: 050</text:p>
      <text:p text:style-name="P27"><text:s text:c="6"/>Stack 1: 04 <text:s text:c="3"/>Stack 2: 16 <text:s text:c="3"/>Number of flips: 050</text:p>
      <text:p text:style-name="P27"><text:soft-page-break/><text:s text:c="6"/>Stack 1: 02 <text:s text:c="3"/>Stack 2: 18 <text:s text:c="3"/>Number of flips: 050</text:p>
      <text:p text:style-name="P27"><text:s text:c="6"/>Stack 1: 02 <text:s text:c="3"/>Stack 2: 18 <text:s text:c="3"/>Number of flips: 050</text:p>
      <text:p text:style-name="P27"><text:s text:c="6"/>Stack 1: 04 <text:s text:c="3"/>Stack 2: 16 <text:s text:c="3"/>Number of flips: 050</text:p>
      <text:p text:style-name="P27"><text:s text:c="6"/>Stack 1: 06 <text:s text:c="3"/>Stack 2: 14 <text:s text:c="3"/>Number of flips: 050</text:p>
      <text:p text:style-name="P27"><text:s text:c="6"/>Stack 1: 20 <text:s text:c="3"/>Stack 2: 00 <text:s text:c="3"/>Number of flips: 035 - Empty</text:p>
      <text:p text:style-name="P27"><text:s text:c="6"/>Stack 1: 14 <text:s text:c="3"/>Stack 2: 06 <text:s text:c="3"/>Number of flips: 050</text:p>
      <text:p text:style-name="P27"><text:s text:c="6"/>Stack 1: 00 <text:s text:c="3"/>Stack 2: 20 <text:s text:c="3"/>Number of flips: 031 - Empty</text:p>
      <text:p text:style-name="P27"><text:s text:c="6"/>Stack 1: 12 <text:s text:c="3"/>Stack 2: 08 <text:s text:c="3"/>Number of flips: 050</text:p>
      <text:p text:style-name="P27"><text:s text:c="6"/>Stack 1: 08 <text:s text:c="3"/>Stack 2: 12 <text:s text:c="3"/>Number of flips: 050</text:p>
      <text:p text:style-name="P27"><text:s text:c="6"/>Stack 1: 00 <text:s text:c="3"/>Stack 2: 20 <text:s text:c="3"/>Number of flips: 023 - Empty</text:p>
      <text:p text:style-name="P27"><text:s text:c="6"/>Stack 1: 04 <text:s text:c="3"/>Stack 2: 16 <text:s text:c="3"/>Number of flips: 050</text:p>
      <text:p text:style-name="P27"><text:s text:c="6"/>Stack 1: 04 <text:s text:c="3"/>Stack 2: 16 <text:s text:c="3"/>Number of flips: 050</text:p>
      <text:p text:style-name="P27"><text:s text:c="6"/>Stack 1: 08 <text:s text:c="3"/>Stack 2: 12 <text:s text:c="3"/>Number of flips: 050</text:p>
      <text:p text:style-name="P27"><text:s text:c="6"/>Stack 1: 08 <text:s text:c="3"/>Stack 2: 12 <text:s text:c="3"/>Number of flips: 050</text:p>
      <text:p text:style-name="P27"><text:s text:c="6"/></text:p>
      <text:p text:style-name="P27"><text:s text:c="6"/>The number of trials is: 20 </text:p>
      <text:p text:style-name="P27"><text:s text:c="6"/>The maximum flips per trial: 50 </text:p>
      <text:p text:style-name="P27"><text:s text:c="6"/>The number of trials which resulted in an empty stack: 5 / 20 </text:p>
      <text:p text:style-name="P27"><text:s text:c="6"/>The probability of having an empty stack: 0.25</text:p>
      <text:p text:style-name="P62">. <text:s text:c="2"/><text:span text:style-name="T19">%/output</text:span></text:p>
      <text:p text:style-name="P48"/>
      <text:h text:style-name="Heading_20_2" text:outline-level="2">Vending Machine Simulation</text:h>
      <text:p text:style-name="P48"/>
      <text:p text:style-name="P39"/>
      <text:p text:style-name="P39">%mathpiper,title="Pop vending machine."</text:p>
      <text:p text:style-name="P46"/>
      <text:p text:style-name="P27">daysToEmptyList <text:span text:style-name="T34">:=</text:span> <text:span text:style-name="T5">{}</text:span>;</text:p>
      <text:p text:style-name="P46"/>
      <text:p text:style-name="P27">numberOfTrials <text:span text:style-name="T34">:=</text:span> <text:span text:style-name="T7">10</text:span>;</text:p>
      <text:p text:style-name="P46"/>
      <text:p text:style-name="P27">daysBetweenRestocking <text:span text:style-name="T34">:=</text:span> <text:span text:style-name="T7">3</text:span>;</text:p>
      <text:p text:style-name="P46"/>
      <text:p text:style-name="P27">machineCansCapacity <text:span text:style-name="T34">:=</text:span> <text:span text:style-name="T7">50</text:span>;</text:p>
      <text:p text:style-name="P46"/>
      <text:p text:style-name="P27"><text:span text:style-name="T35">Repeat</text:span><text:span text:style-name="T5">(</text:span>numberOfTrials<text:span text:style-name="T5">)</text:span></text:p>
      <text:p text:style-name="P27">[</text:p>
      <text:p text:style-name="P27"><text:s text:c="4"/><text:span text:style-name="T25">//Fill the machine to capicity before starting the trial.</text:span></text:p>
      <text:p text:style-name="P27"><text:s text:c="4"/>cansInMachine <text:span text:style-name="T34">:=</text:span> machineCansCapacity;</text:p>
      <text:p text:style-name="P27"><text:s text:c="4"/></text:p>
      <text:p text:style-name="P27"><text:s text:c="4"/>daysToEmptyCounter <text:span text:style-name="T34">:=</text:span> <text:span text:style-name="T7">0</text:span>;</text:p>
      <text:p text:style-name="P27"><text:s text:c="4"/></text:p>
      <text:p text:style-name="P27"><text:s text:c="4"/><text:span text:style-name="T18">Echo</text:span><text:span text:style-name="T5">(</text:span><text:span text:style-name="T36">"New Trial"</text:span><text:span text:style-name="T5">)</text:span>;</text:p>
      <text:p text:style-name="P27"><text:s text:c="4"/></text:p>
      <text:p text:style-name="P27"><text:s text:c="4"/><text:span text:style-name="T25">//Run the simulation in an infinite loop until the machine is empty.</text:span></text:p>
      <text:p text:style-name="P27"><text:s text:c="4"/><text:span text:style-name="T35">Repeat</text:span><text:span text:style-name="T5">()</text:span></text:p>
      <text:p text:style-name="P27"><text:s text:c="4"/>[</text:p>
      <text:p text:style-name="P27"><text:s text:c="8"/><text:span text:style-name="T25">//Simulate a 24 hour period.</text:span></text:p>
      <text:p text:style-name="P27"><text:s text:c="8"/><text:span text:style-name="T35">Repeat</text:span><text:span text:style-name="T5">(</text:span><text:span text:style-name="T7">24</text:span><text:span text:style-name="T5">)</text:span></text:p>
      <text:p text:style-name="P27"><text:s text:c="8"/>[</text:p>
      <text:p text:style-name="P27"><text:s text:c="12"/><text:span text:style-name="T25">//Determine the number of cans which were perchased during this hour.</text:span></text:p>
      <text:p text:style-name="P27"><text:soft-page-break/><text:s text:c="12"/>numberOfCansPurchasedThisHour <text:span text:style-name="T34">:=</text:span> <text:span text:style-name="T35">RandomSymbol</text:span><text:span text:style-name="T5">({</text:span></text:p>
      <text:p text:style-name="P27"><text:s text:c="16"/><text:span text:style-name="T5">{</text:span><text:span text:style-name="T7">0</text:span>,<text:span text:style-name="T7">60</text:span><text:span text:style-name="T5">/</text:span><text:span text:style-name="T7">100</text:span><text:span text:style-name="T5">}</text:span>,</text:p>
      <text:p text:style-name="P27"><text:s text:c="16"/><text:span text:style-name="T5">{</text:span><text:span text:style-name="T7">1</text:span>,<text:span text:style-name="T7">20</text:span><text:span text:style-name="T5">/</text:span><text:span text:style-name="T7">100</text:span><text:span text:style-name="T5">}</text:span>,</text:p>
      <text:p text:style-name="P27"><text:s text:c="16"/><text:span text:style-name="T5">{</text:span><text:span text:style-name="T7">2</text:span>,<text:span text:style-name="T7">15</text:span><text:span text:style-name="T5">/</text:span><text:span text:style-name="T7">100</text:span><text:span text:style-name="T5">}</text:span>,</text:p>
      <text:p text:style-name="P27"><text:s text:c="16"/><text:span text:style-name="T5">{</text:span><text:span text:style-name="T7">3</text:span>,<text:span text:style-name="T7">05</text:span><text:span text:style-name="T5">/</text:span><text:span text:style-name="T7">100</text:span><text:span text:style-name="T5">}})</text:span>;</text:p>
      <text:p text:style-name="P27"><text:s text:c="12"/></text:p>
      <text:p text:style-name="P27"><text:s text:c="12"/>cansInMachine <text:span text:style-name="T34">:=</text:span> cansInMachine <text:span text:style-name="T5">-</text:span> numberOfCansPurchasedThisHour;</text:p>
      <text:p text:style-name="P27"><text:s text:c="12"/></text:p>
      <text:p text:style-name="P27"><text:s text:c="12"/><text:span text:style-name="T25">//If the machine has become empty, end the 24 hour simulation.</text:span></text:p>
      <text:p text:style-name="P27"><text:s text:c="12"/><text:span text:style-name="T37">If</text:span><text:span text:style-name="T5">(</text:span>cansInMachine <text:span text:style-name="T5">&lt;=</text:span> <text:span text:style-name="T7">0</text:span>, [cansInMachine <text:span text:style-name="T34">:=</text:span> <text:span text:style-name="T7">0</text:span>; <text:span text:style-name="T35">Break</text:span><text:span text:style-name="T5">()</text:span>;]<text:span text:style-name="T5">)</text:span>;</text:p>
      <text:p text:style-name="P27"><text:s text:c="8"/>];</text:p>
      <text:p text:style-name="P27"><text:s text:c="8"/></text:p>
      <text:p text:style-name="P27"><text:s text:c="8"/></text:p>
      <text:p text:style-name="P27"><text:s text:c="8"/><text:span text:style-name="T18">Echo</text:span><text:span text:style-name="T5">(</text:span><text:span text:style-name="T36">"Day: "</text:span> , </text:p>
      <text:p text:style-name="P27"><text:s text:c="12"/><text:span text:style-name="T35">PadLeft</text:span><text:span text:style-name="T5">(</text:span>daysToEmptyCounter,<text:span text:style-name="T7">2</text:span><text:span text:style-name="T5">)</text:span>, </text:p>
      <text:p text:style-name="P27"><text:s text:c="12"/><text:span text:style-name="T36">" <text:s text:c="2"/>Cans in machine: "</text:span>, </text:p>
      <text:p text:style-name="P27"><text:s text:c="12"/><text:span text:style-name="T35">PadLeft</text:span><text:span text:style-name="T5">(</text:span>cansInMachine,<text:span text:style-name="T7">2</text:span><text:span text:style-name="T5">))</text:span>;</text:p>
      <text:p text:style-name="P27"><text:s text:c="8"/></text:p>
      <text:p text:style-name="P27"><text:s text:c="8"/></text:p>
      <text:p text:style-name="P27"><text:s text:c="8"/><text:span text:style-name="T25">//If the machine has become empty, end this trial.</text:span></text:p>
      <text:p text:style-name="P27"><text:s text:c="8"/><text:span text:style-name="T37">If</text:span><text:span text:style-name="T5">(</text:span>cansInMachine <text:span text:style-name="T5">=</text:span> <text:span text:style-name="T7">0</text:span>, <text:span text:style-name="T35">Break</text:span><text:span text:style-name="T5">())</text:span>;</text:p>
      <text:p text:style-name="P27"><text:s text:c="8"/></text:p>
      <text:p text:style-name="P27"><text:s text:c="8"/><text:span text:style-name="T25">/*</text:span></text:p>
      <text:p text:style-name="P45"><text:s text:c="9"/>Uncomment the following line to enable restocking.</text:p>
      <text:p text:style-name="P45"><text:s text:c="8"/>*/</text:p>
      <text:p text:style-name="P27"><text:s text:c="8"/><text:span text:style-name="T25">/*</text:span></text:p>
      <text:p text:style-name="P45"><text:s text:c="9"/>If(Mod(daysToEmptyCounter,daysBetweenRestocking) = 0, </text:p>
      <text:p text:style-name="P45"><text:s text:c="12"/>cansInMachine := machineCansCapacity);</text:p>
      <text:p text:style-name="P45"><text:s text:c="8"/>*/</text:p>
      <text:p text:style-name="P27"><text:s text:c="8"/></text:p>
      <text:p text:style-name="P27"><text:s text:c="8"/>daysToEmptyCounter<text:span text:style-name="T5">++</text:span>;</text:p>
      <text:p text:style-name="P27"><text:s text:c="4"/>];</text:p>
      <text:p text:style-name="P27"><text:s text:c="4"/></text:p>
      <text:p text:style-name="P27"><text:s text:c="4"/><text:span text:style-name="T18">NewLine</text:span><text:span text:style-name="T5">()</text:span>;</text:p>
      <text:p text:style-name="P27"><text:s text:c="4"/></text:p>
      <text:p text:style-name="P27"><text:s text:c="4"/><text:span text:style-name="T25">//Save the days to empty data in a list for later analysis.</text:span></text:p>
      <text:p text:style-name="P27"><text:s text:c="4"/>daysToEmptyList <text:span text:style-name="T34">:=</text:span> <text:span text:style-name="T18">Append</text:span><text:span text:style-name="T5">(</text:span>daysToEmptyList, daysToEmptyCounter<text:span text:style-name="T5">)</text:span>;</text:p>
      <text:p text:style-name="P27"><text:s text:c="4"/></text:p>
      <text:p text:style-name="P27">];</text:p>
      <text:p text:style-name="P46"/>
      <text:p text:style-name="P27"><text:span text:style-name="T18">Echo</text:span><text:span text:style-name="T5">(</text:span><text:span text:style-name="T36">"Days to empty data: "</text:span>, daysToEmptyList<text:span text:style-name="T5">)</text:span>;</text:p>
      <text:p text:style-name="P46"/>
      <text:p text:style-name="P27"><text:span text:style-name="T18">Echo</text:span><text:span text:style-name="T5">(</text:span><text:span text:style-name="T36">"Mean days to empty: "</text:span>, <text:span text:style-name="T18">N</text:span><text:span text:style-name="T5">(</text:span><text:span text:style-name="T35">Mean</text:span><text:span text:style-name="T5">(</text:span>daysToEmptyList<text:span text:style-name="T5">)))</text:span>;</text:p>
      <text:p text:style-name="P27"><text:span text:style-name="T18">Echo</text:span><text:span text:style-name="T5">(</text:span><text:span text:style-name="T36">"Standard deviation: "</text:span>, <text:span text:style-name="T18">N</text:span><text:span text:style-name="T5">(</text:span><text:span text:style-name="T35">StandardDeviation</text:span><text:span text:style-name="T5">(</text:span>daysToEmptyList<text:span text:style-name="T5">)))</text:span>;</text:p>
      <text:p text:style-name="P46"/>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New Trial</text:p>
      <text:p text:style-name="P27"><text:s text:c="6"/>Day: 00 <text:s text:c="2"/>Cans in machine: 40</text:p>
      <text:p text:style-name="P27"><text:s text:c="6"/>Day: 01 <text:s text:c="2"/>Cans in machine: 25</text:p>
      <text:p text:style-name="P27"><text:soft-page-break/><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43</text:p>
      <text:p text:style-name="P27"><text:s text:c="6"/>Day: 01 <text:s text:c="2"/>Cans in machine: 32</text:p>
      <text:p text:style-name="P27"><text:s text:c="6"/>Day: 02 <text:s text:c="2"/>Cans in machine: 21</text:p>
      <text:p text:style-name="P27"><text:s text:c="6"/>Day: 03 <text:s text:c="2"/>Cans in machine: 04</text:p>
      <text:p text:style-name="P27"><text:s text:c="6"/>Day: 04 <text:s text:c="2"/>Cans in machine: 00</text:p>
      <text:p text:style-name="P27"><text:s text:c="6"/></text:p>
      <text:p text:style-name="P27"><text:s text:c="6"/>New Trial</text:p>
      <text:p text:style-name="P27"><text:s text:c="6"/>Day: 00 <text:s text:c="2"/>Cans in machine: 38</text:p>
      <text:p text:style-name="P27"><text:s text:c="6"/>Day: 01 <text:s text:c="2"/>Cans in machine: 28</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31</text:p>
      <text:p text:style-name="P27"><text:s text:c="6"/>Day: 01 <text:s text:c="2"/>Cans in machine: 15</text:p>
      <text:p text:style-name="P27"><text:s text:c="6"/>Day: 02 <text:s text:c="2"/>Cans in machine: 01</text:p>
      <text:p text:style-name="P27"><text:s text:c="6"/>Day: 03 <text:s text:c="2"/>Cans in machine: 00</text:p>
      <text:p text:style-name="P27"><text:s text:c="6"/></text:p>
      <text:p text:style-name="P27"><text:s text:c="6"/>New Trial</text:p>
      <text:p text:style-name="P27"><text:s text:c="6"/>Day: 00 <text:s text:c="2"/>Cans in machine: 36</text:p>
      <text:p text:style-name="P27"><text:s text:c="6"/>Day: 01 <text:s text:c="2"/>Cans in machine: 09</text:p>
      <text:p text:style-name="P27"><text:s text:c="6"/>Day: 02 <text:s text:c="2"/>Cans in machine: 00</text:p>
      <text:p text:style-name="P27"><text:s text:c="6"/></text:p>
      <text:p text:style-name="P27"><text:s text:c="6"/>New Trial</text:p>
      <text:p text:style-name="P27"><text:s text:c="6"/>Day: 00 <text:s text:c="2"/>Cans in machine: 33</text:p>
      <text:p text:style-name="P27"><text:s text:c="6"/>Day: 01 <text:s text:c="2"/>Cans in machine: 08</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15</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20</text:p>
      <text:p text:style-name="P27"><text:s text:c="6"/>Day: 02 <text:s text:c="2"/>Cans in machine: 00</text:p>
      <text:p text:style-name="P27"><text:s text:c="6"/></text:p>
      <text:p text:style-name="P27"><text:s text:c="6"/>New Trial</text:p>
      <text:p text:style-name="P27"><text:s text:c="6"/>Day: 00 <text:s text:c="2"/>Cans in machine: 30</text:p>
      <text:p text:style-name="P27"><text:s text:c="6"/>Day: 01 <text:s text:c="2"/>Cans in machine: 14</text:p>
      <text:p text:style-name="P27"><text:s text:c="6"/>Day: 02 <text:s text:c="2"/>Cans in machine: 05</text:p>
      <text:p text:style-name="P27"><text:s text:c="6"/>Day: 03 <text:s text:c="2"/>Cans in machine: 00</text:p>
      <text:p text:style-name="P27"><text:s text:c="6"/></text:p>
      <text:p text:style-name="P27"><text:s text:c="6"/>New Trial</text:p>
      <text:p text:style-name="P27"><text:s text:c="6"/>Day: 00 <text:s text:c="2"/>Cans in machine: 27</text:p>
      <text:p text:style-name="P27"><text:s text:c="6"/>Day: 01 <text:s text:c="2"/>Cans in machine: 15</text:p>
      <text:p text:style-name="P27"><text:s text:c="6"/>Day: 02 <text:s text:c="2"/>Cans in machine: 00</text:p>
      <text:p text:style-name="P27"><text:s text:c="6"/></text:p>
      <text:p text:style-name="P27"><text:s text:c="6"/>Days to empty data: {3,4,3,3,2,2,2,2,3,2} </text:p>
      <text:p text:style-name="P27"><text:s text:c="6"/>Mean days to empty: 2.6 </text:p>
      <text:p text:style-name="P27"><text:soft-page-break/><text:s text:c="6"/>Standard deviation: 0.69920589886</text:p>
      <text:p text:style-name="P27">. <text:s text:c="2"/><text:span text:style-name="T19">%/output</text:span></text:p>
      <text:p text:style-name="P61"/>
      <text:h text:style-name="Heading_20_2" text:outline-level="2">The Probability Of Obtaining A Hand With Two Of A Kind In Cards</text:h>
      <text:p text:style-name="P48"/>
      <text:p text:style-name="P24">%mathpiper,title="Cards: two of a kind."</text:p>
      <text:p text:style-name="P46"/>
      <text:p text:style-name="P27">pairsCount <text:span text:style-name="T34">:=</text:span> <text:span text:style-name="T7">0</text:span>;</text:p>
      <text:p text:style-name="P46"/>
      <text:p text:style-name="P27">numberOfTrials <text:span text:style-name="T34">:=</text:span> <text:span text:style-name="T7">40</text:span>;</text:p>
      <text:p text:style-name="P46"/>
      <text:p text:style-name="P27"><text:span text:style-name="T35">Repeat</text:span><text:span text:style-name="T5">(</text:span>numberOfTrials<text:span text:style-name="T5">)</text:span></text:p>
      <text:p text:style-name="P27">[</text:p>
      <text:p text:style-name="P27"><text:s text:c="4"/>deck <text:span text:style-name="T34">:=</text:span> <text:span text:style-name="T35">ShuffledDeckNoSuits</text:span><text:span text:style-name="T5">()</text:span>;</text:p>
      <text:p text:style-name="P27"><text:s text:c="4"/></text:p>
      <text:p text:style-name="P27"><text:s text:c="4"/>hand <text:span text:style-name="T34">:=</text:span> <text:span text:style-name="T18">Take</text:span><text:span text:style-name="T5">(</text:span>deck,<text:span text:style-name="T7">5</text:span><text:span text:style-name="T5">)</text:span>;</text:p>
      <text:p text:style-name="P27"><text:s text:c="4"/></text:p>
      <text:p text:style-name="P27"><text:s text:c="4"/><text:span text:style-name="T18">Echo</text:span><text:span text:style-name="T5">(</text:span>hand<text:span text:style-name="T5">)</text:span>;</text:p>
      <text:p text:style-name="P27"><text:s text:c="4"/></text:p>
      <text:p text:style-name="P27"><text:s text:c="4"/>handPairCount <text:span text:style-name="T34">:=</text:span> <text:span text:style-name="T7">0</text:span>;</text:p>
      <text:p text:style-name="P27"><text:s text:c="4"/></text:p>
      <text:p text:style-name="P27"><text:s text:c="4"/><text:span text:style-name="T18">ForEach</text:span><text:span text:style-name="T5">(</text:span>card, <text:span text:style-name="T7">1</text:span> .. <text:span text:style-name="T7">13</text:span><text:span text:style-name="T5">)</text:span></text:p>
      <text:p text:style-name="P27"><text:s text:c="4"/>[</text:p>
      <text:p text:style-name="P27"><text:s text:c="8"/><text:span text:style-name="T37">If</text:span><text:span text:style-name="T5">(</text:span><text:span text:style-name="T18">Count</text:span><text:span text:style-name="T5">(</text:span>hand,card<text:span text:style-name="T5">)</text:span> <text:span text:style-name="T5">=</text:span> <text:span text:style-name="T7">2</text:span>, handPairCount<text:span text:style-name="T5">++)</text:span>;</text:p>
      <text:p text:style-name="P27"><text:s text:c="4"/>];</text:p>
      <text:p text:style-name="P27"><text:s text:c="4"/></text:p>
      <text:p text:style-name="P27"><text:s text:c="4"/><text:span text:style-name="T37">If</text:span><text:span text:style-name="T5">(</text:span>handPairCount <text:span text:style-name="T5">=</text:span> <text:span text:style-name="T7">1</text:span>, handPairCount<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6">"Number of trials: "</text:span>, numberOfTrials<text:span text:style-name="T5">)</text:span>;</text:p>
      <text:p text:style-name="P27"><text:span text:style-name="T18">Echo</text:span><text:span text:style-name="T5">(</text:span><text:span text:style-name="T36">"Probability of receiving a single pair: "</text:span>, </text:p>
      <text:p text:style-name="P27"><text:s text:c="4"/><text:span text:style-name="T18">N</text:span><text:span text:style-name="T5">(</text:span>pairsCount<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1 11 1 9 3 </text:p>
      <text:p text:style-name="P27"><text:s text:c="6"/>11 8 13 12 7 </text:p>
      <text:p text:style-name="P27"><text:s text:c="6"/>9 3 7 10 1 </text:p>
      <text:p text:style-name="P27"><text:s text:c="6"/>9 11 4 11 4 </text:p>
      <text:p text:style-name="P27"><text:s text:c="6"/>6 7 9 11 7 </text:p>
      <text:p text:style-name="P27"><text:s text:c="6"/>4 1 8 3 12 </text:p>
      <text:p text:style-name="P27"><text:s text:c="6"/>13 6 8 9 4 </text:p>
      <text:p text:style-name="P27"><text:s text:c="6"/>6 3 13 11 7 </text:p>
      <text:p text:style-name="P27"><text:s text:c="6"/>3 9 5 3 13 </text:p>
      <text:p text:style-name="P27"><text:s text:c="6"/>9 11 9 3 6 </text:p>
      <text:p text:style-name="P27"><text:s text:c="6"/>9 11 3 3 9 </text:p>
      <text:p text:style-name="P27"><text:soft-page-break/><text:s text:c="6"/>1 12 4 2 1 </text:p>
      <text:p text:style-name="P27"><text:s text:c="6"/>10 4 2 12 5 </text:p>
      <text:p text:style-name="P27"><text:s text:c="6"/>8 12 5 12 10 </text:p>
      <text:p text:style-name="P27"><text:s text:c="6"/>2 1 7 3 6 </text:p>
      <text:p text:style-name="P27"><text:s text:c="6"/>10 11 13 6 9 </text:p>
      <text:p text:style-name="P27"><text:s text:c="6"/>10 13 10 13 4 </text:p>
      <text:p text:style-name="P27"><text:s text:c="6"/>8 1 7 6 1 </text:p>
      <text:p text:style-name="P27"><text:s text:c="6"/>3 6 7 9 1 </text:p>
      <text:p text:style-name="P27"><text:s text:c="6"/>9 1 3 3 8 </text:p>
      <text:p text:style-name="P27"><text:s text:c="6"/>13 8 7 1 8 </text:p>
      <text:p text:style-name="P27"><text:s text:c="6"/>8 9 10 6 10 </text:p>
      <text:p text:style-name="P27"><text:s text:c="6"/>10 13 3 6 4 </text:p>
      <text:p text:style-name="P27"><text:s text:c="6"/>6 1 2 12 6 </text:p>
      <text:p text:style-name="P27"><text:s text:c="6"/>6 5 1 8 4 </text:p>
      <text:p text:style-name="P27"><text:s text:c="6"/>1 13 8 3 7 </text:p>
      <text:p text:style-name="P27"><text:s text:c="6"/>1 2 10 8 1 </text:p>
      <text:p text:style-name="P27"><text:s text:c="6"/>10 8 3 5 13 </text:p>
      <text:p text:style-name="P27"><text:s text:c="6"/>12 5 2 11 9 </text:p>
      <text:p text:style-name="P27"><text:s text:c="6"/>7 8 3 7 11 </text:p>
      <text:p text:style-name="P27"><text:s text:c="6"/>1 1 7 8 2 </text:p>
      <text:p text:style-name="P27"><text:s text:c="6"/>3 1 2 13 8 </text:p>
      <text:p text:style-name="P27"><text:s text:c="6"/>1 8 1 2 2 </text:p>
      <text:p text:style-name="P27"><text:s text:c="6"/>1 10 8 10 8 </text:p>
      <text:p text:style-name="P27"><text:s text:c="6"/>11 8 11 10 9 </text:p>
      <text:p text:style-name="P27"><text:s text:c="6"/>10 1 9 1 13 </text:p>
      <text:p text:style-name="P27"><text:s text:c="6"/>13 10 8 4 8 </text:p>
      <text:p text:style-name="P27"><text:s text:c="6"/>12 4 8 3 11 </text:p>
      <text:p text:style-name="P27"><text:s text:c="6"/>1 7 9 8 10 </text:p>
      <text:p text:style-name="P27"><text:s text:c="6"/>11 10 6 4 11 </text:p>
      <text:p text:style-name="P27"><text:s text:c="6"/></text:p>
      <text:p text:style-name="P27"><text:s text:c="6"/>Number of trials: 40 </text:p>
      <text:p text:style-name="P27"><text:s text:c="6"/>Probability of receiving a single pair: 0</text:p>
      <text:p text:style-name="P62">. <text:s text:c="2"/><text:span text:style-name="T19">%/output</text:span></text:p>
      <text:p text:style-name="P48"/>
      <text:p text:style-name="P48"/>
      <text:h text:style-name="P103" text:outline-level="2">The Probability Of Obtaining Two Pairs Vs. Three Of A Kind In Cards</text:h>
      <text:p text:style-name="P48"/>
      <text:p text:style-name="P48"/>
      <text:p text:style-name="P24">%mathpiper,title="Cards: two pairs vs. three of a kind."</text:p>
      <text:p text:style-name="P46"/>
      <text:p text:style-name="P27">pairsCount <text:span text:style-name="T34">:=</text:span> <text:span text:style-name="T7">0</text:span>;</text:p>
      <text:p text:style-name="P46"/>
      <text:p text:style-name="P27">threeOfAKindCount <text:span text:style-name="T34">:=</text:span> <text:span text:style-name="T7">0</text:span>;</text:p>
      <text:p text:style-name="P46"/>
      <text:p text:style-name="P27">numberOfTrials <text:span text:style-name="T34">:=</text:span> <text:span text:style-name="T7">1000</text:span>;</text:p>
      <text:p text:style-name="P46"/>
      <text:p text:style-name="P27"><text:span text:style-name="T35">Repeat</text:span><text:span text:style-name="T5">(</text:span>numberOfTrials<text:span text:style-name="T5">)</text:span></text:p>
      <text:p text:style-name="P27">[</text:p>
      <text:p text:style-name="P27"><text:soft-page-break/><text:s text:c="4"/>deck <text:span text:style-name="T34">:=</text:span> <text:span text:style-name="T35">ShuffledDeckNoSuits</text:span><text:span text:style-name="T5">()</text:span>;</text:p>
      <text:p text:style-name="P46"/>
      <text:p text:style-name="P27"><text:s text:c="4"/>hand <text:span text:style-name="T34">:=</text:span> <text:span text:style-name="T18">Take</text:span><text:span text:style-name="T5">(</text:span>deck, <text:span text:style-name="T7">5</text:span><text:span text:style-name="T5">)</text:span>;</text:p>
      <text:p text:style-name="P27"><text:s text:c="4"/></text:p>
      <text:p text:style-name="P27"><text:s text:c="4"/><text:span text:style-name="T25">//Echo(hand);</text:span></text:p>
      <text:p text:style-name="P27"><text:s text:c="4"/></text:p>
      <text:p text:style-name="P27"><text:s text:c="4"/>handPairCount <text:span text:style-name="T34">:=</text:span> <text:span text:style-name="T7">0</text:span>;</text:p>
      <text:p text:style-name="P27"><text:s text:c="4"/></text:p>
      <text:p text:style-name="P27"><text:s text:c="4"/>handThreeOfAKindCount <text:span text:style-name="T34">:=</text:span> <text:span text:style-name="T7">0</text:span>;</text:p>
      <text:p text:style-name="P27"><text:s text:c="4"/></text:p>
      <text:p text:style-name="P27"><text:s text:c="4"/><text:span text:style-name="T18">ForEach</text:span><text:span text:style-name="T5">(</text:span>card, <text:span text:style-name="T7">1</text:span> .. <text:span text:style-name="T7">13</text:span><text:span text:style-name="T5">)</text:span></text:p>
      <text:p text:style-name="P27"><text:s text:c="4"/>[</text:p>
      <text:p text:style-name="P27"><text:s text:c="8"/><text:span text:style-name="T37">If</text:span><text:span text:style-name="T5">(</text:span><text:span text:style-name="T18">Count</text:span><text:span text:style-name="T5">(</text:span>hand, card<text:span text:style-name="T5">)</text:span> <text:span text:style-name="T5">=</text:span> <text:span text:style-name="T7">2</text:span>, handPairCount<text:span text:style-name="T5">++)</text:span>;</text:p>
      <text:p text:style-name="P27"><text:s text:c="8"/></text:p>
      <text:p text:style-name="P27"><text:s text:c="8"/><text:span text:style-name="T37">If</text:span><text:span text:style-name="T5">(</text:span><text:span text:style-name="T18">Count</text:span><text:span text:style-name="T5">(</text:span>hand, card<text:span text:style-name="T5">)</text:span> <text:span text:style-name="T5">=</text:span> <text:span text:style-name="T7">3</text:span>, handThreeOfAKindCount<text:span text:style-name="T5">++)</text:span>;</text:p>
      <text:p text:style-name="P27"><text:s text:c="4"/>];</text:p>
      <text:p text:style-name="P27"><text:s text:c="4"/></text:p>
      <text:p text:style-name="P27"><text:s text:c="4"/><text:span text:style-name="T37">If</text:span><text:span text:style-name="T5">(</text:span>handPairCount <text:span text:style-name="T5">=</text:span> <text:span text:style-name="T7">2</text:span>, pairsCount<text:span text:style-name="T5">++)</text:span>;</text:p>
      <text:p text:style-name="P27"><text:s text:c="4"/></text:p>
      <text:p text:style-name="P27"><text:s text:c="4"/><text:span text:style-name="T37">If</text:span><text:span text:style-name="T5">(</text:span>handThreeOfAKindCount <text:span text:style-name="T5">=</text:span> <text:span text:style-name="T7">1</text:span>, threeOfAKindCount<text:span text:style-name="T5">++)</text:span>;</text:p>
      <text:p text:style-name="P27">];</text:p>
      <text:p text:style-name="P46"/>
      <text:p text:style-name="P27"><text:span text:style-name="T18">Echo</text:span><text:span text:style-name="T5">(</text:span><text:span text:style-name="T36">"Probability of two pairs: "</text:span>, <text:span text:style-name="T18">N</text:span><text:span text:style-name="T5">(</text:span>pairsCount<text:span text:style-name="T5">/</text:span>numberOfTrials<text:span text:style-name="T5">)</text:span> <text:span text:style-name="T5">)</text:span>;</text:p>
      <text:p text:style-name="P27"><text:span text:style-name="T18">Echo</text:span><text:span text:style-name="T5">(</text:span><text:span text:style-name="T36">"Probability of three of a kind: "</text:span>, </text:p>
      <text:p text:style-name="P27"><text:s text:c="4"/><text:span text:style-name="T18">N</text:span><text:span text:style-name="T5">(</text:span>threeOfAKindCount<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Probability of two pairs: 0.071 </text:p>
      <text:p text:style-name="P27"><text:s text:c="6"/>Probability of three of a kind: 0.025</text:p>
      <text:p text:style-name="P62">. <text:s text:c="2"/><text:span text:style-name="T19">%/output</text:span></text:p>
      <text:p text:style-name="P48"/>
      <text:p text:style-name="P48"/>
      <text:p text:style-name="P48"/>
      <text:p text:style-name="P48"/>
      <text:h text:style-name="Heading_20_2" text:outline-level="2">A Random Walk Simulation</text:h>
      <text:p text:style-name="Text_20_body"/>
      <text:p text:style-name="Text_20_body"/>
      <text:p text:style-name="Preformatted_20_Text">%mathpiper,title="Random walk."</text:p>
      <text:p text:style-name="P46"/>
      <text:p text:style-name="P27">targetPosition <text:span text:style-name="T34">:=</text:span> <text:span text:style-name="T5">{</text:span><text:span text:style-name="T7">2</text:span>,<text:span text:style-name="T7">1</text:span><text:span text:style-name="T5">}</text:span>;</text:p>
      <text:p text:style-name="P46"/>
      <text:p text:style-name="P27">successCount <text:span text:style-name="T34">:=</text:span> <text:span text:style-name="T7">0</text:span>;</text:p>
      <text:p text:style-name="P46"><text:soft-page-break/></text:p>
      <text:p text:style-name="P27">numberOfTrials <text:span text:style-name="T34">:=</text:span> <text:span text:style-name="T7">40</text:span>;</text:p>
      <text:p text:style-name="P46"/>
      <text:p text:style-name="P27">numberOfSteps <text:span text:style-name="T34">:=</text:span> <text:span text:style-name="T7">12</text:span>;</text:p>
      <text:p text:style-name="P46"/>
      <text:p text:style-name="P27"><text:span text:style-name="T35">Repeat</text:span><text:span text:style-name="T5">(</text:span>numberOfTrials<text:span text:style-name="T5">)</text:span></text:p>
      <text:p text:style-name="P27">[</text:p>
      <text:p text:style-name="P27"><text:s text:c="4"/>currentPosition <text:span text:style-name="T34">:=</text:span> <text:span text:style-name="T5">{</text:span><text:span text:style-name="T7">0</text:span>,<text:span text:style-name="T7">0</text:span><text:span text:style-name="T5">}</text:span>;</text:p>
      <text:p text:style-name="P27"><text:s text:c="4"/></text:p>
      <text:p text:style-name="P27"><text:s text:c="4"/>walkPath <text:span text:style-name="T34">:=</text:span> <text:span text:style-name="T5">{}</text:span>;</text:p>
      <text:p text:style-name="P27"><text:s text:c="4"/></text:p>
      <text:p text:style-name="P27"><text:s text:c="4"/><text:span text:style-name="T35">Repeat</text:span><text:span text:style-name="T5">(</text:span>numberOfSteps<text:span text:style-name="T5">)</text:span></text:p>
      <text:p text:style-name="P27"><text:s text:c="4"/>[</text:p>
      <text:p text:style-name="P27"><text:s text:c="8"/>step<text:span text:style-name="T34">:=</text:span> <text:span text:style-name="T35">RandomSymbol</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p>
      <text:p text:style-name="P27"><text:s text:c="8"/></text:p>
      <text:p text:style-name="P27"><text:s text:c="8"/>currentPosition <text:span text:style-name="T34">:=</text:span> currentPosition <text:span text:style-name="T5">+</text:span> step;</text:p>
      <text:p text:style-name="P27"><text:s text:c="8"/></text:p>
      <text:p text:style-name="P27"><text:s text:c="8"/>walkPath <text:span text:style-name="T34">:=</text:span> <text:span text:style-name="T18">Append</text:span><text:span text:style-name="T5">(</text:span>walkPath, currentPosition<text:span text:style-name="T5">)</text:span>;</text:p>
      <text:p text:style-name="P27"><text:s text:c="4"/>];</text:p>
      <text:p text:style-name="P27"><text:s text:c="4"/></text:p>
      <text:p text:style-name="P27"><text:s text:c="4"/><text:span text:style-name="T37">Write</text:span><text:span text:style-name="T5">(</text:span>walkPath<text:span text:style-name="T5">)</text:span>;</text:p>
      <text:p text:style-name="P27"><text:s text:c="4"/></text:p>
      <text:p text:style-name="P27"><text:s text:c="4"/><text:span text:style-name="T37">If</text:span><text:span text:style-name="T5">(</text:span><text:span text:style-name="T18">Contains</text:span><text:span text:style-name="T5">(</text:span>walkPath, targetPosition<text:span text:style-name="T5">)</text:span>, </text:p>
      <text:p text:style-name="P27"><text:s text:c="8"/>[successCount<text:span text:style-name="T5">++</text:span>; <text:span text:style-name="T37">WriteString</text:span><text:span text:style-name="T5">(</text:span><text:span text:style-name="T36">" - Success"</text:span><text:span text:style-name="T5">)</text:span>;]<text:span text:style-name="T5">)</text:span>;</text:p>
      <text:p text:style-name="P27"><text:s text:c="8"/></text:p>
      <text:p text:style-name="P27"><text:s text:c="4"/><text:span text:style-name="T18">NewLine</text:span><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6">"Number of trials: "</text:span>, numberOfTrials<text:span text:style-name="T5">)</text:span>;</text:p>
      <text:p text:style-name="P27"><text:span text:style-name="T18">Echo</text:span><text:span text:style-name="T5">(</text:span><text:span text:style-name="T36">"The last walk path: "</text:span>, walkPath<text:span text:style-name="T5">)</text:span>;</text:p>
      <text:p text:style-name="P27"><text:span text:style-name="T18">Echo</text:span><text:span text:style-name="T5">(</text:span><text:span text:style-name="T36">"Number of successes: "</text:span>, successCount<text:span text:style-name="T5">)</text:span>;</text:p>
      <text:p text:style-name="P27"><text:span text:style-name="T18">Echo</text:span><text:span text:style-name="T5">(</text:span><text:span text:style-name="T36">"Probability of a success: "</text:span>, <text:span text:style-name="T18">N</text:span><text:span text:style-name="T5">(</text:span>successCount<text:span text:style-name="T5">/</text:span>numberOfTrials<text:span text:style-name="T5">))</text:span>;</text:p>
      <text:p text:style-name="P46"/>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30"><text:s text:c="6"/>{{0,1},{0,0},{0,-1},{-1,-1},{-1,0},{-1,-1},{-2,-1},{-1,-1},{0,-1},{1,-1},{2,-1},{3,-1}}</text:p>
      <text:p text:style-name="P30"><text:s text:c="6"/>{{0,-1},{0,-2},{-1,-2},{-1,-1},{-1,-2},{-1,-1},{-1,0},{-1,1},{-1,0},{-1,1},{-2,1},{-2,0}}</text:p>
      <text:p text:style-name="P30"><text:s text:c="6"/>{{1,0},{0,0},{-1,0},{-2,0},{-2,-1},{-3,-1},{-3,0},{-2,0},{-2,-1},{-3,-1},{-2,-1},{-3,-1}}</text:p>
      <text:p text:style-name="P30"><text:s text:c="6"/>{{1,0},{1,1},{1,0},{0,0},{0,1},{0,2},{-1,2},{-1,1},{0,1},{-1,1},{0,1},{0,0}}</text:p>
      <text:p text:style-name="P30"><text:s text:c="6"/>{{0,-1},{0,-2},{0,-1},{1,-1},{0,-1},{1,-1},{2,-1},{3,-1},{3,0},{3,1},{2,1},{2,2}} - Success</text:p>
      <text:p text:style-name="P30"><text:s text:c="6"/>{{1,0},{1,1},{1,0},{2,0},{2,1},{3,1},{4,1},{4,0},{4,-1},{4,-2},{4,-3},{4,-4}} - Success</text:p>
      <text:p text:style-name="P30"><text:s text:c="6"/>{{0,1},{0,2},{-1,2},{-1,3},{-1,4},{-1,3},{0,3},{1,3},{1,4},{0,4},{0,3},{-1,3}}</text:p>
      <text:p text:style-name="P30"><text:s text:c="6"/>{{1,0},{2,0},{1,0},{2,0},{2,1},{1,1},{0,1},{0,2},{1,2},{1,1},{0,1},{-1,1}} - Success</text:p>
      <text:p text:style-name="P30"><text:s text:c="6"/>{{1,0},{2,0},{2,1},{2,2},{1,2},{1,1},{2,1},{3,1},{2,1},{2,2},{2,3},{1,3}} - Success</text:p>
      <text:p text:style-name="P30"><text:s text:c="6"/>{{-1,0},{-2,0},{-2,-1},{-1,-1},{-2,-1},{-1,-1},{-2,-1},{-1,-1},{-1,0},{-1,1},{-1,0},{-2,0}}</text:p>
      <text:p text:style-name="P30"><text:s text:c="6"/>{{0,-1},{0,-2},{-1,-2},{-1,-1},{-1,-2},{-1,-3},{-1,-4},{-1,-5},{-1,-4},{-1,-5},{-1,-4},{0,-4}}</text:p>
      <text:p text:style-name="P30"><text:s text:c="6"/>{{1,0},{1,1},{0,1},{-1,1},{-1,0},{-1,1},{-1,2},{-1,3},{-1,2},{-1,1},{-2,1},{-2,0}}</text:p>
      <text:p text:style-name="P30"><text:s text:c="6"/>{{0,-1},{0,-2},{-1,-2},{-1,-3},{-1,-2},{0,-2},{-1,-2},{-1,-1},{-2,-1},{-2,0},{-2,1},{-3,1}}</text:p>
      <text:p text:style-name="P30"><text:soft-page-break/><text:s text:c="6"/>{{1,0},{1,1},{1,0},{1,-1},{2,-1},{3,-1},{3,0},{3,1},{3,0},{3,1},{2,1},{3,1}} - Success</text:p>
      <text:p text:style-name="P30"><text:s text:c="6"/>{{1,0},{1,1},{0,1},{0,0},{0,1},{0,0},{0,1},{0,0},{1,0},{0,0},{-1,0},{-2,0}}</text:p>
      <text:p text:style-name="P30"><text:s text:c="6"/>{{0,1},{-1,1},{0,1},{0,2},{1,2},{1,3},{2,3},{2,4},{2,3},{2,2},{1,2},{2,2}}</text:p>
      <text:p text:style-name="P30"><text:s text:c="6"/>{{-1,0},{-1,-1},{-1,-2},{-2,-2},{-2,-1},{-2,-2},{-2,-3},{-3,-3},{-3,-2},{-2,-2},{-3,-2},{-4,-2}}</text:p>
      <text:p text:style-name="P30"><text:s text:c="6"/>{{0,1},{0,2},{-1,2},{-1,3},{-2,3},{-1,3},{0,3},{1,3},{1,2},{1,3},{2,3},{2,4}}</text:p>
      <text:p text:style-name="P30"><text:s text:c="6"/>{{1,0},{2,0},{2,1},{1,1},{2,1},{2,0},{2,-1},{2,0},{1,0},{2,0},{2,1},{2,0}} - Success</text:p>
      <text:p text:style-name="P30"><text:s text:c="6"/>{{0,1},{0,2},{-1,2},{-1,1},{0,1},{-1,1},{-2,1},{-2,0},{-2,1},{-1,1},{0,1},{-1,1}}</text:p>
      <text:p text:style-name="P30"><text:s text:c="6"/>{{1,0},{1,1},{2,1},{3,1},{2,1},{2,2},{2,1},{3,1},{4,1},{5,1},{4,1},{5,1}} - Success</text:p>
      <text:p text:style-name="P30"><text:s text:c="6"/>{{0,1},{0,0},{0,-1},{-1,-1},{-2,-1},{-2,0},{-2,-1},{-2,-2},{-2,-3},{-1,-3},{-2,-3},{-2,-4}}</text:p>
      <text:p text:style-name="P30"><text:s text:c="6"/>{{0,1},{0,2},{0,1},{0,0},{0,-1},{0,-2},{0,-3},{0,-2},{1,-2},{2,-2},{2,-1},{2,-2}}</text:p>
      <text:p text:style-name="P30"><text:s text:c="6"/>{{0,-1},{-1,-1},{-1,0},{-1,-1},{0,-1},{-1,-1},{-1,-2},{-2,-2},{-3,-2},{-3,-1},{-3,-2},{-4,-2}}</text:p>
      <text:p text:style-name="P30"><text:s text:c="6"/>{{0,1},{0,2},{-1,2},{0,2},{-1,2},{-1,3},{-1,2},{-2,2},{-2,3},{-3,3},{-3,4},{-3,3}}</text:p>
      <text:p text:style-name="P30"><text:s text:c="6"/>{{0,1},{0,2},{0,3},{1,3},{1,2},{1,1},{2,1},{2,2},{3,2},{3,1},{2,1},{3,1}} - Success</text:p>
      <text:p text:style-name="P30"><text:s text:c="6"/>{{0,-1},{0,-2},{1,-2},{1,-3},{2,-3},{2,-2},{2,-1},{2,0},{2,1},{3,1},{3,2},{3,1}} - Success</text:p>
      <text:p text:style-name="P30"><text:s text:c="6"/>{{-1,0},{-2,0},{-3,0},{-3,1},{-3,2},{-4,2},{-4,3},{-4,2},{-3,2},{-3,3},{-4,3},{-5,3}}</text:p>
      <text:p text:style-name="P30"><text:s text:c="6"/>{{0,1},{-1,1},{0,1},{-1,1},{-1,2},{-1,3},{0,3},{0,2},{1,2},{0,2},{0,1},{1,1}}</text:p>
      <text:p text:style-name="P30"><text:s text:c="6"/>{{-1,0},{0,0},{-1,0},{-2,0},{-2,1},{-2,2},{-3,2},{-2,2},{-1,2},{0,2},{1,2},{1,3}}</text:p>
      <text:p text:style-name="P30"><text:s text:c="6"/>{{0,1},{0,0},{-1,0},{-2,0},{-3,0},{-4,0},{-4,-1},{-5,-1},{-6,-1},{-6,-2},{-5,-2},{-4,-2}}</text:p>
      <text:p text:style-name="P30"><text:s text:c="6"/>{{0,-1},{-1,-1},{-1,0},{-1,1},{0,1},{1,1},{1,2},{0,2},{0,3},{0,4},{-1,4},{0,4}}</text:p>
      <text:p text:style-name="P30"><text:s text:c="6"/>{{0,-1},{0,0},{-1,0},{-1,-1},{0,-1},{1,-1},{0,-1},{0,-2},{1,-2},{1,-1},{0,-1},{1,-1}}</text:p>
      <text:p text:style-name="P30"><text:s text:c="6"/>{{-1,0},{-1,1},{-1,0},{-1,1},{0,1},{1,1},{2,1},{2,2},{2,3},{2,2},{2,3},{1,3}} - Success</text:p>
      <text:p text:style-name="P30"><text:s text:c="6"/>{{-1,0},{-1,-1},{-1,-2},{0,-2},{1,-2},{2,-2},{1,-2},{2,-2},{2,-3},{3,-3},{4,-3},{5,-3}}</text:p>
      <text:p text:style-name="P30"><text:s text:c="6"/>{{0,-1},{1,-1},{2,-1},{1,-1},{1,0},{2,0},{2,1},{1,1},{1,0},{2,0},{3,0},{3,-1}} - Success</text:p>
      <text:p text:style-name="P30"><text:s text:c="6"/>{{0,1},{0,2},{-1,2},{-2,2},{-2,1},{-1,1},{0,1},{0,0},{0,1},{1,1},{1,2},{0,2}}</text:p>
      <text:p text:style-name="P30"><text:s text:c="6"/>{{0,1},{0,2},{0,3},{-1,3},{-1,4},{0,4},{1,4},{2,4},{3,4},{4,4},{4,3},{4,2}}</text:p>
      <text:p text:style-name="P30"><text:s text:c="6"/>{{1,0},{0,0},{0,-1},{0,-2},{0,-3},{0,-2},{0,-3},{-1,-3},{0,-3},{0,-4},{1,-4},{1,-3}}</text:p>
      <text:p text:style-name="P30"><text:s text:c="6"/>{{0,1},{0,2},{0,3},{0,2},{0,3},{1,3},{1,4},{2,4},{1,4},{0,4},{-1,4},{-1,5}}</text:p>
      <text:p text:style-name="P30"><text:s text:c="6"/></text:p>
      <text:p text:style-name="P30"><text:s text:c="6"/></text:p>
      <text:p text:style-name="P30"><text:s text:c="6"/>The last walk path: {{0,1},{0,2},{0,3},{0,2},{0,3},{1,3},{1,4},{2,4},{1,4},{0,4},{-1,4},{-1,5}} </text:p>
      <text:p text:style-name="P27"><text:s text:c="6"/>Number of trials: 40 </text:p>
      <text:p text:style-name="P27"><text:tab/>Number of successes: 11 </text:p>
      <text:p text:style-name="P27"><text:s text:c="6"/>Probability of a success: 0.275</text:p>
      <text:p text:style-name="P62">. <text:s text:c="2"/><text:span text:style-name="T19">%/output</text:span></text:p>
      <text:p text:style-name="P48"/>
      <text:p text:style-name="P48"/>
      <text:h text:style-name="Heading_20_2" text:outline-level="2">Exercises</text:h>
      <text:p text:style-name="Text_20_body">For the following exercises, create a new MathRider worksheet file called <text:span text:style-name="T6">book_2_section_7_exercises_&lt;your first name&gt;_&lt;your last name&gt;.mrw</text:span><text:span text:style-name="T42">. </text:span><text:s/>(<text:span text:style-name="T8">Note: there are no spaces in this file name</text:span>). <text:s/>For example, John Smith's worksheet would be called:</text:p>
      <text:p text:style-name="Text_20_body"><text:span text:style-name="T6">book_2_section_7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text:soft-page-break/></text:p>
      <text:p text:style-name="Text_20_body">If an exercise uses the MathPiper console instead of a fold, copy the work you did in the console into the worksheet so it can be saved.</text:p>
      <text:h text:style-name="P100" text:outline-level="3">Exercise 1</text:h>
      <text:h text:style-name="Heading_20_1" text:outline-level="1">Mathematical Formulas,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P82">Applied Mathematics - Mathematics used to solve problems in other sciences such as physics, engineering or electronics, as opposed to pure mathematics. <text:s/><text:a xlink:type="simple" xlink:href="http://en.wiktionary.org/wiki/applied_mathematics"><text:span text:style-name="T38">http://en.wiktionary.org/wiki/applied_mathematics</text:span></text:a></text:p>
      <text:p text:style-name="P48">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50"><draw:frame draw:style-name="fr5" draw:name="Object88" text:anchor-type="as-char" svg:width="2.6957in" svg:height="0.3307in" draw:z-index="89"><draw:object xlink:href="./Object 89" xlink:type="simple" xlink:show="embed" xlink:actuate="onLoad"/><draw:image xlink:href="./ObjectReplacements/Object 89" xlink:type="simple" xlink:show="embed" xlink:actuate="onLoad"/></draw:frame></text:p>
      <text:p text:style-name="P50">or</text:p>
      <text:p text:style-name="P50"><draw:frame draw:style-name="fr5" draw:name="Object89" text:anchor-type="as-char" svg:width="0.689in" svg:height="0.3307in" draw:z-index="93"><draw:object xlink:href="./Object 90" xlink:type="simple" xlink:show="embed" xlink:actuate="onLoad"/><draw:image xlink:href="./ObjectReplacements/Object 90" xlink:type="simple" xlink:show="embed" xlink:actuate="onLoad"/></draw:frame></text:p>
      <text:p text:style-name="P48">In this formula, <text:span text:style-name="T32">d</text:span>, <text:span text:style-name="T32">v</text:span>, and <text:span text:style-name="T32">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8"/>
      <text:p text:style-name="P48"><draw:frame draw:style-name="fr6" draw:name="Object90" text:anchor-type="paragraph" svg:x="0.0063in" svg:y="0.0445in" svg:width="6.828in" svg:height="2.0744in" draw:z-index="53"><draw:object xlink:href="./Object 91" xlink:type="simple" xlink:show="embed" xlink:actuate="onLoad"/><draw:image xlink:href="./ObjectReplacements/Object 91" xlink:type="simple" xlink:show="embed" xlink:actuate="onLoad"/></draw:frame></text:p>
      <text:p text:style-name="P48"><text:soft-page-break/>Lets put this formula into MathPiper and use it to make a jump. <text:s/>The following 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29"/>
      <text:p text:style-name="P37">%mathpiper,title=""</text:p>
      <text:p text:style-name="P46"/>
      <text:p text:style-name="P27">v <text:span text:style-name="T34">:=</text:span> <text:span text:style-name="T7">55</text:span>.<text:span text:style-name="T7">0</text:span>; <text:span text:style-name="T25">//Miles per hour.</text:span></text:p>
      <text:p text:style-name="P46"/>
      <text:p text:style-name="P27">t <text:span text:style-name="T34">:=</text:span> <text:span text:style-name="T7">1</text:span>.<text:span text:style-name="T7">0</text:span>; <text:span text:style-name="T25">//Hour.</text:span></text:p>
      <text:p text:style-name="P46"/>
      <text:p text:style-name="P27">d <text:span text:style-name="T34">:=</text:span> v<text:span text:style-name="T5">*</text:span>t;</text:p>
      <text:p text:style-name="P46"/>
      <text:p text:style-name="P27"><text:span text:style-name="T18">Echo</text:span><text:span text:style-name="T5">(</text:span><text:span text:style-name="T36">"The speed of the car is "</text:span>, v, <text:span text:style-name="T36">"miles per hour."</text:span><text:span text:style-name="T5">)</text:span>;</text:p>
      <text:p text:style-name="P27"><text:span text:style-name="T18">Echo</text:span><text:span text:style-name="T5">(</text:span><text:span text:style-name="T36">"The amount of time the car has been traveling at this speed is "</text:span>, t, <text:span text:style-name="T36">"hour."</text:span><text:span text:style-name="T5">)</text:span>;</text:p>
      <text:p text:style-name="P27"><text:span text:style-name="T18">Echo</text:span><text:span text:style-name="T5">(</text:span><text:span text:style-name="T36">"Therefore, the distance traveled is "</text:span>, d, <text:span text:style-name="T36">"miles."</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The speed of the car is 55.0 miles per hour.</text:p>
      <text:p text:style-name="P27"><text:s text:c="6"/>The amount of time the car has been traveling at this speed is 1.0 hour.</text:p>
      <text:p text:style-name="P27"><text:s text:c="6"/>Therefore, the distance traveled is 55.00 miles.</text:p>
      <text:p text:style-name="P62">. <text:s text:c="2"/><text:span text:style-name="T19">%/output</text:span></text:p>
      <text:p text:style-name="P48"><text:span text:style-name="T42">As indicated in the </text:span><text:span text:style-name="T42"><draw:frame draw:style-name="fr5" draw:name="Object99" text:anchor-type="as-char" svg:width="0.4457in" svg:height="0.1984in" draw:z-index="96"><draw:object xlink:href="./Object 100" xlink:type="simple" xlink:show="embed" xlink:actuate="onLoad"/><draw:image xlink:href="./ObjectReplacements/Object 100" xlink:type="simple" xlink:show="embed" xlink:actuate="onLoad"/></draw:frame></text:span><text:span text:style-name="T42">diagram, all values on the </text:span><text:span text:style-name="T6">right</text:span><text:span text:style-name="T42"> side of the = sign </text:span><text:span text:style-name="T6">must be known</text:span><text:span text:style-name="T42">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2">. <text:s/>Executing the program causes the jump to take place and the location we jumped to in pattern space indicates that the</text:span> car traveled <text:span text:style-name="T8">55</text:span> miles during 1 hour of traveling at 55 miles-per-hour.</text:p>
      <text:p text:style-name="P48">Notice that the values that are used in this program are <text:span text:style-name="T6">real numbers</text:span>. <text:s/>Most <text:s/>calculations which are made with science and engineering formulas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103" text:outline-level="2">Reconfiguring Jump Points With The == Operator And The Solve() Function</text:h>
      <text:p text:style-name="Text_20_body"><text:span text:style-name="T11">In the previous section, the formula "jump point"</text:span><text:span text:style-name="T11"><draw:frame draw:style-name="fr5" draw:name="Object91" text:anchor-type="as-char" svg:width="0.4457in" svg:height="0.1984in" draw:z-index="97"><draw:object xlink:href="./Object 92" xlink:type="simple" xlink:show="embed" xlink:actuate="onLoad"/><draw:image xlink:href="./ObjectReplacements/Object 92" xlink:type="simple" xlink:show="embed" xlink:actuate="onLoad"/></draw:frame></text:span><text:span text:style-name="T11">was used with the known values of </text:span><text:span text:style-name="T13">speed</text:span><text:span text:style-name="T11"> and </text:span><text:span text:style-name="T13">time</text:span><text:span text:style-name="T11"> to navigate to a location in pattern space which represented a </text:span><text:span text:style-name="T13">distance</text:span><text:span text:style-name="T11">. <text:s/>However, what if we are </text:span><text:span text:style-name="T13">currently at the location of </text:span><text:soft-page-break/><text:span text:style-name="T13">the distance pattern</text:span><text:span text:style-name="T11"> and we </text:span><text:span text:style-name="T14">want to </text:span><text:span text:style-name="T13">navigate to the location of the speed </text:span><text:span text:style-name="T13">or the time pattern</text:span><text:span text:style-name="T11">? <text:s/>An amazing property of formula jump points is that they can be </text:span><text:span text:style-name="T13">reconfigured</text:span><text:span text:style-name="T11"> to </text:span><text:span text:style-name="T14">jump </text:span><text:span text:style-name="T13">from any set of variables</text:span><text:span text:style-name="T14"> in the formula </text:span><text:span text:style-name="T13">to any given variable</text:span><text:span text:style-name="T14"> in the formula</text:span><text:span text:style-name="T11">.</text:span></text:p>
      <text:p text:style-name="Text_20_body"><text:span text:style-name="T11">The process of reconfiguring a formula so that it jumps to a desired location in <text:s/>pattern space is called </text:span><text:span text:style-name="T13">solving the formula for a given variable</text:span><text:span text:style-name="T11">. <text:s/>All computer algebra systems are able to solve formulas for a given variable and in MathPiper, the </text:span><text:span text:style-name="T13">Solve()</text:span><text:span text:style-name="T11"> function is used for this. <text:s/>Here is the calling format for the Solve() function:</text:span></text:p>
      <text:p text:style-name="P24"/>
      <table:table table:name="Table22" table:style-name="Table22">
        <table:table-column table:style-name="Table22.A"/>
        <table:table-row>
          <table:table-cell table:style-name="Table22.A1" office:value-type="string">
            <text:p text:style-name="P59">Solve(equation, variable)</text:p>
          </table:table-cell>
        </table:table-row>
      </table:table>
      <text:p text:style-name="P24"/>
      <text:p text:style-name="Text_20_body"><text:span text:style-name="T11">The first argument to Solve() is a </text:span><text:span text:style-name="T13">symbolic equation</text:span><text:span text:style-name="T11"> and the second argument is the </text:span><text:span text:style-name="T13">unbound variable in the equation that is to be solved </text:span><text:span text:style-name="T14">for. <text:s/>This unbound variable represents the destination in pattern space one wants to jump to</text:span><text:span text:style-name="T11">. <text:s/>In MathPiper, the </text:span><text:span text:style-name="T13">==</text:span><text:span text:style-name="T11"> "equals" operator is used to symbolically define an equation and in the following example, Solve() is used to solve the formula</text:span><text:span text:style-name="T11"><draw:frame draw:style-name="fr5" draw:name="Object92" text:anchor-type="as-char" svg:width="0.4457in" svg:height="0.1984in" draw:z-index="112"><draw:object xlink:href="./Object 93" xlink:type="simple" xlink:show="embed" xlink:actuate="onLoad"/><draw:image xlink:href="./ObjectReplacements/Object 93" xlink:type="simple" xlink:show="embed" xlink:actuate="onLoad"/></draw:frame></text:span><text:span text:style-name="T11">for v:</text:span></text:p>
      <text:p text:style-name="P24"/>
      <text:p text:style-name="P24">In&gt; Solve(d == v*t, v)</text:p>
      <text:p text:style-name="P32">Result: {v==d/t}</text:p>
      <text:p text:style-name="P32"/>
      <text:p text:style-name="Text_20_body"><text:span text:style-name="T11">Notice how the formula</text:span><text:span text:style-name="T11"><draw:frame draw:style-name="fr5" draw:name="Object93" text:anchor-type="as-char" svg:width="0.4457in" svg:height="0.1984in" draw:z-index="113"><draw:object xlink:href="./Object 94" xlink:type="simple" xlink:show="embed" xlink:actuate="onLoad"/><draw:image xlink:href="./ObjectReplacements/Object 94" xlink:type="simple" xlink:show="embed" xlink:actuate="onLoad"/></draw:frame></text:span><text:span text:style-name="T11">is expressed as </text:span><text:span text:style-name="T13">d == v*t</text:span><text:span text:style-name="T11"> in text form using the == operator. <text:s/>The result that is returned by Solve() is a symbolic equation which is also in text form and in this case it is </text:span><text:span text:style-name="T19">v==d/t</text:span><text:span text:style-name="T11"> . <text:s/>The result is returned in a </text:span><text:span text:style-name="T13">list</text:span><text:span text:style-name="T11"> because sometimes equations have more than one solution and all of these solutions are returned in the result list. <text:s/>Of course, a human could have easily solved this equation using the laws of algebra, but the Solve() function can also solve equations much larger than this one considerably quicker than a human can.</text:span></text:p>
      <text:p text:style-name="Text_20_body"><text:span text:style-name="T11">The following example shows the formula</text:span><text:span text:style-name="T11"><draw:frame draw:style-name="fr5" draw:name="Object94" text:anchor-type="as-char" svg:width="0.4457in" svg:height="0.1984in" draw:z-index="114"><draw:object xlink:href="./Object 95" xlink:type="simple" xlink:show="embed" xlink:actuate="onLoad"/><draw:image xlink:href="./ObjectReplacements/Object 95" xlink:type="simple" xlink:show="embed" xlink:actuate="onLoad"/></draw:frame></text:span><text:span text:style-name="T11">being solved for </text:span><text:span text:style-name="T13">t</text:span><text:span text:style-name="T11">. <text:s/>The result is assigned to the variable </text:span><text:span text:style-name="T13">resultList</text:span><text:span text:style-name="T11"> and then the solution is obtained from this list and assigned to the variable </text:span><text:span text:style-name="T13">solution</text:span><text:span text:style-name="T14">:</text:span></text:p>
      <text:p text:style-name="P24"/>
      <text:p text:style-name="P24">In&gt; resultList := Solve(d == v*t, t)</text:p>
      <text:p text:style-name="P32">Result: {t==d/v}</text:p>
      <text:p text:style-name="P24"/>
      <text:p text:style-name="P24">In&gt; solution := resultList[1];</text:p>
      <text:p text:style-name="P32">Result: t==d/v</text:p>
      <text:p text:style-name="Text_20_body">Finally, Solve() is used to solve<draw:frame draw:style-name="fr5" draw:name="Object100" text:anchor-type="as-char" svg:width="0.4138in" svg:height="0.422in" draw:z-index="115"><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5" draw:name="Object95" text:anchor-type="as-char" svg:width="0.4457in" svg:height="0.1984in" draw:z-index="116"><draw:object xlink:href="./Object 101" xlink:type="simple" xlink:show="embed" xlink:actuate="onLoad"/><draw:image xlink:href="./ObjectReplacements/Object 101" xlink:type="simple" xlink:show="embed" xlink:actuate="onLoad"/></draw:frame>form of the equation which we started with:</text:p>
      <text:p text:style-name="P24"/>
      <text:p text:style-name="P24"><text:soft-page-break/>In&gt; Solve(solution, d)</text:p>
      <text:p text:style-name="P32">Result: {d==t*v}</text:p>
      <text:p text:style-name="P24"/>
      <text:h text:style-name="P103" text:outline-level="2">Turning A Formula Into An Explicit Function, Independent And Dependent Variables</text:h>
      <text:p text:style-name="Text_20_body"><text:span text:style-name="T11">Earlier we wrote a program which used the formula</text:span><text:span text:style-name="T11"><draw:frame draw:style-name="fr5" draw:name="Object96" text:anchor-type="as-char" svg:width="0.4457in" svg:height="0.1984in" draw:z-index="137"><draw:object xlink:href="./Object 97" xlink:type="simple" xlink:show="embed" xlink:actuate="onLoad"/><draw:image xlink:href="./ObjectReplacements/Object 97" xlink:type="simple" xlink:show="embed" xlink:actuate="onLoad"/></draw:frame></text:span><text:span text:style-name="T11">to calculate how far a car which was moving at a speed of 55 miles-per-hour had traveled after traveling for 1 hour. <text:s/>However, what if we wanted to calculate how far the car will travel during any time greater than or equal to 0 hours? <text:s/>The program we wrote could be made to do this by </text:span><text:span text:style-name="T13">manually changing</text:span><text:span text:style-name="T11"> the value which is being assigned to </text:span><text:span text:style-name="T16">t</text:span><text:span text:style-name="T11"> and then </text:span><text:span text:style-name="T13">rerunning</text:span><text:span text:style-name="T11"> it, but a better approach is to turn</text:span><text:span text:style-name="T11"><draw:frame draw:style-name="fr5" draw:name="Object97" text:anchor-type="as-char" svg:width="0.4457in" svg:height="0.1984in" draw:z-index="138"><draw:object xlink:href="./Object 98" xlink:type="simple" xlink:show="embed" xlink:actuate="onLoad"/><draw:image xlink:href="./ObjectReplacements/Object 98" xlink:type="simple" xlink:show="embed" xlink:actuate="onLoad"/></draw:frame></text:span><text:span text:style-name="T11">into an </text:span><text:span text:style-name="T13">executable mathematical function</text:span><text:span text:style-name="T11">. <text:s/>Here is a definition of a mathematical function:</text:span></text:p>
      <text:p text:style-name="P78"><text:span text:style-name="T11">In traditional calculus, a function is defined as a relation between two terms called </text:span><text:a xlink:type="simple" xlink:href="http://en.wikipedia.org/wiki/Variable_%28mathematics%29">variables</text:a><text:span text:style-name="T11"> because their values vary. Call the terms, for example, </text:span><text:span text:style-name="T15">x</text:span><text:span text:style-name="T11"> and </text:span><text:span text:style-name="T15">y</text:span><text:span text:style-name="T11">. If every value of </text:span><text:span text:style-name="T15">x</text:span><text:span text:style-name="T11"> is associated with exactly one value of </text:span><text:span text:style-name="T15">y</text:span><text:span text:style-name="T11">, then </text:span><text:span text:style-name="T15">y</text:span><text:span text:style-name="T11"> is said to be a function of </text:span><text:span text:style-name="T15">x</text:span><text:span text:style-name="T11">. It is customary to use </text:span><text:span text:style-name="T15">x</text:span><text:span text:style-name="T11"> for what is called the "</text:span><text:span text:style-name="T12">independent variable,</text:span><text:span text:style-name="T11">" and </text:span><text:span text:style-name="T15">y</text:span><text:span text:style-name="T11"> for what is called the "</text:span><text:span text:style-name="T12">dependent variable</text:span><text:span text:style-name="T11">" because its value depends on the value of </text:span><text:span text:style-name="T15">x</text:span><text:span text:style-name="T11">.</text:span><text:bookmark text:name="cite_ref-Thompson_0-0"/><text:a xlink:type="simple" xlink:href="http://en.wikipedia.org/wiki/Dependent_and_independent_variables#cite_note-Thompson-0">[1]</text:a><text:span text:style-name="T11"> Therefore, </text:span><text:span text:style-name="T15">y</text:span><text:span text:style-name="T11"> = </text:span><text:span text:style-name="T15">x</text:span><text:span text:style-name="T17">2</text:span><text:span text:style-name="T11"> means that </text:span><text:span text:style-name="T15">y</text:span><text:span text:style-name="T11">, the dependent variable, is the square of </text:span><text:span text:style-name="T15">x</text:span><text:span text:style-name="T11">,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P78"><text:span text:style-name="T11">The most common way to denote a "</text:span><text:a xlink:type="simple" xlink:href="http://en.wikipedia.org/wiki/Function_%28mathematics%29">function</text:a><text:span text:style-name="T11">" is to replace </text:span><text:span text:style-name="T15">y</text:span><text:span text:style-name="T11">, the dependent variable, by </text:span><text:span text:style-name="T15">f</text:span><text:span text:style-name="T11">(</text:span><text:span text:style-name="T15">x</text:span><text:span text:style-name="T11">), where </text:span><text:span text:style-name="T15">f</text:span><text:span text:style-name="T11"> is the first letter of the word "function." Thus, </text:span><text:span text:style-name="T15">y</text:span><text:span text:style-name="T11"> = </text:span><text:span text:style-name="T15">f</text:span><text:span text:style-name="T11">(</text:span><text:span text:style-name="T15">x</text:span><text:span text:style-name="T11">) = </text:span><text:span text:style-name="T15">x</text:span><text:span text:style-name="T17">2</text:span><text:span text:style-name="T11"> means that </text:span><text:span text:style-name="T15">y</text:span><text:span text:style-name="T11">, a dependent variable, a function of </text:span><text:span text:style-name="T15">x</text:span><text:span text:style-name="T11">, is the square of </text:span><text:span text:style-name="T15">x</text:span><text:span text:style-name="T11">. Also, in this form, the expression is called an "explicit" function of </text:span><text:span text:style-name="T15">x</text:span><text:span text:style-name="T11">, contrasted with </text:span><text:span text:style-name="T15">x</text:span><text:span text:style-name="T17">2</text:span><text:span text:style-name="T11"> − </text:span><text:span text:style-name="T15">y</text:span><text:span text:style-name="T11"> = 0, which is called an "implicit" function. <text:s/></text:span><text:a xlink:type="simple" xlink:href="http://en.wikipedia.org/wiki/Dependent_and_independent_variables">http://en.wikipedia.org/wiki/Dependent_and_independent_variables</text:a></text:p>
      <text:p text:style-name="P48">Turning our formula into an <text:span text:style-name="T6">executable explicit function</text:span> is easy and here is how it is done:</text:p>
      <text:p text:style-name="P24"/>
      <text:p text:style-name="P24"><text:bookmark-start text:name="DDE_LINK18"/>In&gt; f(t) := 55*t<text:bookmark-end text:name="DDE_LINK18"/></text:p>
      <text:p text:style-name="P32">Result: True</text:p>
      <text:p text:style-name="P24"/>
      <text:p text:style-name="Text_20_body"><text:span text:style-name="T11">In English this function reads "f of t equals 55 times t." <text:s/>Since we are currently only interested in using this function when the speed of the car is 55 miles-per-hour, we simply use the constant </text:span><text:span text:style-name="T13">55</text:span><text:span text:style-name="T11"> in place of the variable </text:span><text:span text:style-name="T16">v</text:span><text:span text:style-name="T11">. <text:s/>In this function, </text:span><text:span text:style-name="T16">t</text:span><text:span text:style-name="T11"> is the </text:span><text:span text:style-name="T13">independent variable</text:span><text:span text:style-name="T11"> and </text:span><text:span text:style-name="T16">d</text:span><text:span text:style-name="T11"> (which is now represented by </text:span><text:span text:style-name="T13">f(t)</text:span><text:span text:style-name="T11">) is the </text:span><text:span text:style-name="T13">dependent variable</text:span><text:span text:style-name="T11">. <text:s/>Now that this function has been defined, it can be used to calculate how far the car will travel for various times:</text:span></text:p>
      <text:p text:style-name="P24"/>
      <text:p text:style-name="P24"><text:soft-page-break/>In&gt; f(1)</text:p>
      <text:p text:style-name="P32">Result: 55</text:p>
      <text:p text:style-name="P24"/>
      <text:p text:style-name="P24">In&gt; f(2)</text:p>
      <text:p text:style-name="P32">Result: 110</text:p>
      <text:p text:style-name="P24"/>
      <text:p text:style-name="P24">In&gt; f(5)</text:p>
      <text:p text:style-name="P32">Result: 275</text:p>
      <text:p text:style-name="P24"/>
      <text:p text:style-name="P24">In&gt; f(2.3)</text:p>
      <text:p text:style-name="P32">Result: 126.5</text:p>
      <text:p text:style-name="P24"/>
      <text:p text:style-name="P24">In&gt; f(7.75)</text:p>
      <text:p text:style-name="P32">Result: 426.25</text:p>
      <text:p text:style-name="P32"/>
      <text:p text:style-name="P48">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2">Result: {55,110,165,220,275,330,385,440,495,550}</text:p>
      <text:p text:style-name="P24"/>
      <text:p text:style-name="P48">If an <text:span text:style-name="T6">unbound symbolic variable</text:span> is passed to this function instead of a <text:span text:style-name="T6">numeric value</text:span>, the expression that the function uses to perform the calculation is returned:</text:p>
      <text:p text:style-name="P24"/>
      <text:p text:style-name="P24">In&gt; f(t)</text:p>
      <text:p text:style-name="P32">Result: 55*t</text:p>
      <text:p text:style-name="P24"/>
      <text:p text:style-name="P24">In&gt; f(x)</text:p>
      <text:p text:style-name="P32">Result: 55*x</text:p>
      <text:h text:style-name="Heading_20_2" text:outline-level="2">The Domain And Range Of A Function</text:h>
      <text:p text:style-name="P48">A function has a set of values that can be <text:span text:style-name="T6">sent</text:span><text:span text:style-name="T42">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P82"><text:span text:style-name="T11">The </text:span><text:span text:style-name="Strong_20_Emphasis"><text:span text:style-name="T11">domain</text:span></text:span><text:span text:style-name="T11"> of a function is the complete set of possible values of the </text:span><text:span text:style-name="T13">independent variable</text:span><text:span text:style-name="T11">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8">In the following program, a list of <text:span text:style-name="T6">domain values</text:span> which consists of the integers 0-10 inclusive is created and then <text:span text:style-name="T6">these values are each in turn sent to the function</text:span><text:span text:style-name="T6"><draw:frame draw:style-name="fr5" draw:name="Object101" text:anchor-type="as-char" svg:width="0.7366in" svg:height="0.2008in" draw:z-index="100"><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text:soft-page-break/></text:p>
      <text:p text:style-name="P37"><text:bookmark-start text:name="DDE_LINK23"/>%mathpiper,title=""</text:p>
      <text:p text:style-name="P46"/>
      <text:p text:style-name="P27"><text:span text:style-name="T35">f</text:span><text:span text:style-name="T5">(</text:span>t<text:span text:style-name="T5">)</text:span> <text:span text:style-name="T34">:=</text:span> <text:span text:style-name="T7">55</text:span><text:span text:style-name="T5">*</text:span>t;</text:p>
      <text:p text:style-name="P46"/>
      <text:p text:style-name="P27">domainList <text:span text:style-name="T34">:=</text:span> <text:span text:style-name="T7">0</text:span> .. <text:span text:style-name="T7">10</text:span>;</text:p>
      <text:p text:style-name="P46"/>
      <text:p text:style-name="P27">rangeList <text:span text:style-name="T34">:=</text:span> <text:span text:style-name="T5">{}</text:span>;</text:p>
      <text:p text:style-name="P46"/>
      <text:p text:style-name="P27"><text:span text:style-name="T18">ForEach</text:span><text:span text:style-name="T5">(</text:span>domainValue, domainList<text:span text:style-name="T5">)</text:span></text:p>
      <text:p text:style-name="P27">[</text:p>
      <text:p text:style-name="P27"><text:s text:c="4"/>rangeList <text:span text:style-name="T34">:=</text:span> <text:span text:style-name="T18">Append</text:span><text:span text:style-name="T5">(</text:span>rangeList, <text:span text:style-name="T35">f</text:span><text:span text:style-name="T5">(</text:span>domainValue<text:span text:style-name="T5">))</text:span>;</text:p>
      <text:p text:style-name="P27">];</text:p>
      <text:p text:style-name="P46"/>
      <text:p text:style-name="P27"><text:bookmark-start text:name="DDE_LINK20"/><text:span text:style-name="T18">Echo</text:span><text:span text:style-name="T5">(</text:span><text:span text:style-name="T36">"The function f(t) = "</text:span>, <text:span text:style-name="T35">f</text:span><text:span text:style-name="T5">(</text:span>t<text:span text:style-name="T5">))</text:span>;</text:p>
      <text:p text:style-name="P27"><text:span text:style-name="T18">Echo</text:span><text:span text:style-name="T5">(</text:span><text:span text:style-name="T36">"The function's domain is: "</text:span>, domainList<text:span text:style-name="T5">)</text:span>;</text:p>
      <text:p text:style-name="P27"><text:span text:style-name="T18">Echo</text:span><text:span text:style-name="T5">(</text:span><text:span text:style-name="T36">"The function's range is: "</text:span>, rangeList<text:span text:style-name="T5">)</text:span>;<text:bookmark-end text:name="DDE_LINK20"/></text:p>
      <text:p text:style-name="P46"/>
      <text:p text:style-name="P39">%/mathpiper<text:bookmark-end text:name="DDE_LINK23"/></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The function f(t) = 55*t </text:p>
      <text:p text:style-name="P27"><text:s text:c="6"/>The function's domain is: {0,1,2,3,4,5,6,7,8,9,10} </text:p>
      <text:p text:style-name="P27"><text:s text:c="6"/>The function's range is: {0,55,110,165,220,275,330,385,440,495,550}</text:p>
      <text:p text:style-name="P62">. <text:s text:c="2"/><text:span text:style-name="T19">%/output</text:span></text:p>
      <text:p text:style-name="P48">It is usually <text:span text:style-name="T6">impossible</text:span> to work with <text:span text:style-name="T6">all</text:span> the values in a function's domain and range because the <text:span text:style-name="T6">amount of values is to large</text:span>. <text:s/>Therefore, most programs that use executable mathematical functions only use a <text:span text:style-name="T6">small subset</text:span> of the function's domain and range values like this program does.</text:p>
      <text:p text:style-name="P48">In the program, the list of numerical distances which are calculated and then placed into <text:span text:style-name="T6">rangeList</text:span> can be thought of as representing <text:span text:style-name="T6">jump point destination locations</text:span> in the<draw:frame draw:style-name="fr5" draw:name="Object98" text:anchor-type="as-char" svg:width="0.4457in" svg:height="0.1984in" draw:z-index="101"><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range and domain values when they are viewed in this <text:span text:style-name="T6">textual format</text:span>. <text:s/>What would be <text:span text:style-name="T42">nice</text:span> to have is something like a <text:span text:style-name="T6">graphical map of a function's pattern space</text:span>, similar to a road map or a hyperspace jump point map. <text:s/>Luckily, tools for obtaining graphical "maps" like this are available and some of them are covered in the next section.</text:p>
      <text:h text:style-name="P103" text:outline-level="2">Plotting A Function (Obtaining A Graphic "Map" Of A Function's Pattern Space)</text:h>
      <text:p text:style-name="P48"><text:span text:style-name="T6">Plotting</text:span> a function means to take a <text:span text:style-name="T6">sequence</text:span> of a function's <text:span text:style-name="T6">domain values</text:span>, <text:span text:style-name="T6">pair </text:span><text:span text:style-name="T42">them</text:span> with their respective <text:span text:style-name="T6">range values</text:span>, and then <text:span text:style-name="T6">show each pair as a </text:span><text:soft-page-break/><text:span text:style-name="T6">graphic point</text:span> on a two dimensional graphical background. <text:s/>Each point's <text:span text:style-name="T6">domain value, range value pair</text:span> is called its <text:span text:style-name="T6">coordinates</text:span><text:span text:style-name="T42"> and these coordinates determine where a given point is located on the plot.</text:span> <text:s/>In mathematical notation, the coordinates of a point are often placed inside of <text:span text:style-name="T6">parentheses</text:span> like this:</text:p>
      <text:p text:style-name="P50">(domain_value, range_value)</text:p>
      <text:p text:style-name="P51">For example, here are the coordinates of the points which were generated by the program in the previous section:</text:p>
      <text:p text:style-name="P86">(0,0)</text:p>
      <text:p text:style-name="P86">(1,55)</text:p>
      <text:p text:style-name="P86">(2,110)</text:p>
      <text:p text:style-name="P86">(3,165)</text:p>
      <text:p text:style-name="P86">(4,220)</text:p>
      <text:p text:style-name="P86">(5,275)</text:p>
      <text:p text:style-name="P86">(6,330)</text:p>
      <text:p text:style-name="P86">(7,385)</text:p>
      <text:p text:style-name="P86">(8,440)</text:p>
      <text:p text:style-name="P86">(9,495)</text:p>
      <text:p text:style-name="P86">(10,550)</text:p>
      <text:p text:style-name="P48">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11 domain values (0-10) called <text:span text:style-name="T6">domainList</text:span> is created and then a ForEach loop is used to send each of these domain values in turn to the function<draw:frame draw:style-name="fr5" draw:name="Object102" text:anchor-type="as-char" svg:width="0.7366in" svg:height="0.2008in" draw:z-index="102"><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39"/>
      <text:p text:style-name="P39">%mathpiper,title="ForEach() based program."</text:p>
      <text:p text:style-name="P46"/>
      <text:p text:style-name="P27"><text:span text:style-name="T35">f</text:span><text:span text:style-name="T5">(</text:span>t<text:span text:style-name="T5">)</text:span> <text:span text:style-name="T34">:=</text:span> <text:span text:style-name="T7">55</text:span><text:span text:style-name="T5">*</text:span>t;</text:p>
      <text:p text:style-name="P46"/>
      <text:p text:style-name="P27">domainList <text:span text:style-name="T34">:=</text:span> <text:span text:style-name="T7">0</text:span> .. <text:span text:style-name="T7">10</text:span>;</text:p>
      <text:p text:style-name="P46"/>
      <text:p text:style-name="P27">rangeList <text:span text:style-name="T34">:=</text:span> <text:span text:style-name="T5">{}</text:span>;</text:p>
      <text:p text:style-name="P46"/>
      <text:p text:style-name="P27"><text:span text:style-name="T18">ForEach</text:span><text:span text:style-name="T5">(</text:span>domainValue, domainList<text:span text:style-name="T5">)</text:span></text:p>
      <text:p text:style-name="P27">[</text:p>
      <text:p text:style-name="P27"><text:s text:c="4"/>rangeList <text:span text:style-name="T34">:=</text:span> <text:span text:style-name="T18">Append</text:span><text:span text:style-name="T5">(</text:span>rangeList, <text:span text:style-name="T35">f</text:span><text:span text:style-name="T5">(</text:span>domainValue<text:span text:style-name="T5">))</text:span>;</text:p>
      <text:p text:style-name="P27">];</text:p>
      <text:p text:style-name="P46"/>
      <text:p text:style-name="P27"><text:span text:style-name="T18">Echo</text:span><text:span text:style-name="T5">(</text:span><text:span text:style-name="T36">"The function f(t) = "</text:span>, <text:span text:style-name="T35">f</text:span><text:span text:style-name="T5">(</text:span>t<text:span text:style-name="T5">))</text:span>;</text:p>
      <text:p text:style-name="P27"><text:soft-page-break/><text:span text:style-name="T18">Echo</text:span><text:span text:style-name="T5">(</text:span><text:span text:style-name="T36">"The function's domain is: "</text:span>, domainList<text:span text:style-name="T5">)</text:span>;</text:p>
      <text:p text:style-name="P27"><text:span text:style-name="T18">Echo</text:span><text:span text:style-name="T5">(</text:span><text:span text:style-name="T36">"The function's range is: "</text:span>, rangeList<text:span text:style-name="T5">)</text:span>;</text:p>
      <text:p text:style-name="P46"/>
      <text:p text:style-name="P27"><text:span text:style-name="T35">ScatterPlot</text:span><text:span text:style-name="T5">({</text:span>domainList, rangeList<text:span text:style-name="T5">}</text:span>, </text:p>
      <text:p text:style-name="P27"><text:s text:c="4"/>title <text:span text:style-name="T5">-&gt;</text:span> <text:span text:style-name="T36">"Plot Of Function f(t) = 55*t"</text:span>, </text:p>
      <text:p text:style-name="P27"><text:s text:c="4"/>xAxisLabel <text:span text:style-name="T5">-&gt;</text:span> <text:span text:style-name="T36">"Domain: Hours"</text:span>, </text:p>
      <text:p text:style-name="P27"><text:s text:c="4"/>yAxisLabel <text:span text:style-name="T5">-&gt;</text:span> <text:span text:style-name="T36">"Range: Miles Traveled"</text:span>, </text:p>
      <text:p text:style-name="P27"><text:s text:c="4"/>series1Title <text:span text:style-name="T5">-&gt;</text:span> <text:span text:style-name="T37">String</text:span><text:span text:style-name="T5">(</text:span><text:span text:style-name="T37">Length</text:span><text:span text:style-name="T5">(</text:span>domainList<text:span text:style-name="T5">))</text:span>:<text:span text:style-name="T36">" plotted points"</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27"><text:s text:c="6"/></text:p>
      <text:p text:style-name="P27"><text:s text:c="6"/><text:span text:style-name="T28">Side Effects:</text:span></text:p>
      <text:p text:style-name="P27"><text:s text:c="6"/>The function f(t) = 55*t </text:p>
      <text:p text:style-name="P27"><text:s text:c="6"/>The function's domain is: {0,1,2,3,4,5,6,7,8,9,10} </text:p>
      <text:p text:style-name="P27"><text:s text:c="6"/>The function's range is: {0,55,110,165,220,275,330,385,440,495,550}</text:p>
      <text:p text:style-name="P62"><text:bookmark-start text:name="DDE_LINK21"/><text:span text:style-name="T49">. <text:s text:c="2"/></text:span><text:span text:style-name="T20">%/output</text:span><text:bookmark-end text:name="DDE_LINK21"/></text:p>
      <text:p text:style-name="P48">In this program, <text:span text:style-name="T6">ScatterPlot()</text:span> takes a <text:span text:style-name="T6">list</text:span> as its first argument. <text:s/>The list <text:span text:style-name="T42">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8">Here is the plot the program produces:</text:p>
      <text:p text:style-name="P48"><draw:frame draw:style-name="fr2" draw:name="graphics11" text:anchor-type="paragraph" svg:width="5.4327in" svg:height="3.3783in" draw:z-index="56"><draw:image xlink:href="Pictures/100002010000025B00000177426D845E.png" xlink:type="simple" xlink:show="embed" xlink:actuate="onLoad"/></draw:frame><text:soft-page-break/></text:p>
      <text:p text:style-name="P48">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8">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8"/>
      <text:p text:style-name="P48"><draw:frame draw:style-name="fr2" draw:name="graphics12" text:anchor-type="paragraph" svg:width="5.5366in" svg:height="3.4429in" draw:z-index="57"><draw:image xlink:href="Pictures/100002010000025B00000177742E6636.png" xlink:type="simple" xlink:show="embed" xlink:actuate="onLoad"/></draw:frame><text:soft-page-break/></text:p>
      <text:p text:style-name="P48">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100" text:outline-level="3">Generating 11 Points With Table() And Plotting Them With ScatterPlot()</text:h>
      <text:p text:style-name="P48">The previous program shows how to use a ForEach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program did, except it uses a Table() function call to generate the domain list and another Table() function call to generate the range list:</text:p>
      <text:p text:style-name="P39"/>
      <text:p text:style-name="P39"><text:bookmark-start text:name="DDE_LINK19"/>%mathpiper,title="Table() based program."</text:p>
      <text:p text:style-name="P46"/>
      <text:p text:style-name="P27"><text:span text:style-name="T35">f</text:span><text:span text:style-name="T5">(</text:span>t<text:span text:style-name="T5">)</text:span> <text:span text:style-name="T34">:=</text:span> <text:span text:style-name="T7">55</text:span><text:span text:style-name="T5">*</text:span>t;</text:p>
      <text:p text:style-name="P46"/>
      <text:p text:style-name="P27">beginValue <text:span text:style-name="T34">:=</text:span> <text:span text:style-name="T7">0</text:span>;</text:p>
      <text:p text:style-name="P46"/>
      <text:p text:style-name="P27">endValue <text:span text:style-name="T34">:=</text:span> <text:span text:style-name="T7">10</text:span>;</text:p>
      <text:p text:style-name="P46"/>
      <text:p text:style-name="P27">stepAmount <text:span text:style-name="T34">:=</text:span> <text:span text:style-name="T7">1</text:span>;</text:p>
      <text:p text:style-name="P46"/>
      <text:p text:style-name="P27">domainList <text:span text:style-name="T34">:=</text:span> <text:span text:style-name="T18">Table</text:span><text:span text:style-name="T5">(</text:span>x,x,beginValue,endValue,stepAmount<text:span text:style-name="T5">)</text:span>;</text:p>
      <text:p text:style-name="P46"><text:soft-page-break/></text:p>
      <text:p text:style-name="P27">rangeList <text:span text:style-name="T34">:=</text:span> <text:span text:style-name="T18">Table</text:span><text:span text:style-name="T5">(</text:span><text:span text:style-name="T35">f</text:span><text:span text:style-name="T5">(</text:span>t<text:span text:style-name="T5">)</text:span>,t,beginValue,endValue,stepAmount<text:span text:style-name="T5">)</text:span>;</text:p>
      <text:p text:style-name="P46"/>
      <text:p text:style-name="P27"><text:span text:style-name="T18">Echo</text:span><text:span text:style-name="T5">(</text:span><text:span text:style-name="T36">"The function f(t) = "</text:span>, <text:span text:style-name="T35">f</text:span><text:span text:style-name="T5">(</text:span>t<text:span text:style-name="T5">))</text:span>;</text:p>
      <text:p text:style-name="P27"><text:span text:style-name="T18">Echo</text:span><text:span text:style-name="T5">(</text:span><text:span text:style-name="T36">"The function's domain is: "</text:span>, domainList<text:span text:style-name="T5">)</text:span>;</text:p>
      <text:p text:style-name="P27"><text:span text:style-name="T18">Echo</text:span><text:span text:style-name="T5">(</text:span><text:span text:style-name="T36">"The function's range is: "</text:span>, rangeList<text:span text:style-name="T5">)</text:span>;</text:p>
      <text:p text:style-name="P46"/>
      <text:p text:style-name="P27"><text:span text:style-name="T35">ScatterPlot</text:span><text:span text:style-name="T5">({</text:span>domainList,rangeList<text:span text:style-name="T5">}</text:span>, </text:p>
      <text:p text:style-name="P27"><text:s text:c="4"/>title <text:span text:style-name="T5">-&gt;</text:span> <text:span text:style-name="T36">"Plot Of Function f(t) = 55*t"</text:span>, </text:p>
      <text:p text:style-name="P27"><text:s text:c="4"/>xAxisLabel <text:span text:style-name="T5">-&gt;</text:span> <text:span text:style-name="T36">"Domain: Hours"</text:span>, </text:p>
      <text:p text:style-name="P27"><text:s text:c="4"/>yAxisLabel <text:span text:style-name="T5">-&gt;</text:span> <text:span text:style-name="T36">"Range: Miles Traveled"</text:span>, </text:p>
      <text:p text:style-name="P27"><text:s text:c="4"/>series1Title <text:span text:style-name="T5">-&gt;</text:span> <text:span text:style-name="T37">String</text:span><text:span text:style-name="T5">(</text:span><text:span text:style-name="T37">Length</text:span><text:span text:style-name="T5">(</text:span>domainList<text:span text:style-name="T5">))</text:span>:<text:span text:style-name="T36">" plotted points"</text:span><text:span text:style-name="T5">)</text:span>;</text:p>
      <text:p text:style-name="P46"/>
      <text:p text:style-name="P39">%/mathpiper<text:bookmark-end text:name="DDE_LINK19"/></text:p>
      <text:p text:style-name="P46"/>
      <text:p text:style-name="P27"><text:s text:c="4"/><text:span text:style-name="T19">%output,preserve="false"</text:span></text:p>
      <text:p text:style-name="P27"><text:s text:c="6"/><text:span text:style-name="T19">Result:</text:span> org.jfree.chart.ChartPanel</text:p>
      <text:p text:style-name="P27"><text:s text:c="6"/></text:p>
      <text:p text:style-name="P27"><text:s text:c="6"/><text:span text:style-name="T28">Side Effects:</text:span></text:p>
      <text:p text:style-name="P27"><text:s text:c="6"/>The function f(t) = 55*t </text:p>
      <text:p text:style-name="P27"><text:s text:c="6"/>The function's domain is: {0,1,2,3,4,5,6,7,8,9,10} </text:p>
      <text:p text:style-name="P27"><text:s text:c="6"/>The function's range is: {0,55,110,165,220,275,330,385,440,495,550}</text:p>
      <text:p text:style-name="P65">. <text:s text:c="2"/>%/output</text:p>
      <text:p text:style-name="P48">Here is the plot that this program generates. <text:s/>It is identical to the plot that was generated by the ForEach based code:</text:p>
      <text:p text:style-name="P48"/>
      <text:p text:style-name="P48"><draw:frame draw:style-name="fr2" draw:name="graphics13" text:anchor-type="paragraph" svg:width="5.2154in" svg:height="3.2429in" draw:z-index="60"><draw:image xlink:href="Pictures/100002010000025B00000177426D845E.png" xlink:type="simple" xlink:show="embed" xlink:actuate="onLoad"/></draw:frame></text:p>
      <text:p text:style-name="P48">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1 produces a fairly large space between the points. <text:s/>The <text:span text:style-name="T6">stepAmount</text:span> variable is used in the <text:soft-page-break/>following sections to specify <text:span text:style-name="T6">increasingly smaller</text:span> distances between the domain axis values of the points until the <text:span text:style-name="T6">visual space</text:span> which is between them is eliminated.</text:p>
      <text:h text:style-name="P100" text:outline-level="3">Generating More Accurate Plots With Table() And ScatterPlot()</text:h>
      <text:p text:style-name="P48">The plots of the function<draw:frame draw:style-name="fr5" draw:name="Object103" text:anchor-type="as-char" svg:width="0.7366in" svg:height="0.2008in" draw:z-index="139"><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more useful map. <text:s/>The following plot contains <text:span text:style-name="T6">21</text:span> points instead of <text:span text:style-name="T6">11</text:span> and it was generated with the Table() based program by setting the variable <text:span text:style-name="T6">stepAmount</text:span> equal to <text:span text:style-name="T6">.5</text:span>:</text:p>
      <text:p text:style-name="P48"/>
      <text:p text:style-name="P48"><draw:frame draw:style-name="fr2" draw:name="graphics14" text:anchor-type="paragraph" svg:width="5.3571in" svg:height="3.3311in" draw:z-index="61"><draw:image xlink:href="Pictures/100002010000025B00000177A3F60A21.png" xlink:type="simple" xlink:show="embed" xlink:actuate="onLoad"/></draw:frame></text:p>
      <text:p text:style-name="P48">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8"/>
      <text:p text:style-name="P48"><draw:frame draw:style-name="fr2" draw:name="graphics15" text:anchor-type="paragraph" svg:width="5.3571in" svg:height="3.3311in" draw:z-index="62"><draw:image xlink:href="Pictures/100002010000025B000001775C8B6C1F.png" xlink:type="simple" xlink:show="embed" xlink:actuate="onLoad"/></draw:frame><text:soft-page-break/></text:p>
      <text:p text:style-name="P48">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8"/>
      <text:p text:style-name="P48"><draw:frame draw:style-name="fr2" draw:name="graphics16" text:anchor-type="paragraph" svg:width="5.3098in" svg:height="3.302in" draw:z-index="63"><draw:image xlink:href="Pictures/100002010000025B000001776C48F862.png" xlink:type="simple" xlink:show="embed" xlink:actuate="onLoad"/></draw:frame></text:p>
      <text:p text:style-name="P48">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text:soft-page-break/>Generating Points With Plot2D But Not Plotting Them</text:h>
      <text:p text:style-name="P48">The ScatterPlot() based programs in the previous sections were fairly good for creating plots, but there are other plotting-oriented MathPiper functions which can plot mathematical functions with <text:span text:style-name="T6">less code</text:span>. <text:s/>One of these functions is <text:span text:style-name="T6">Plot2D()</text:span> and here is an example of Plot2D() being used to <text:span text:style-name="T6">print</text:span> domain and range points for the function<draw:frame draw:style-name="fr5" draw:name="Object104" text:anchor-type="as-char" svg:width="0.7366in" svg:height="0.2008in" draw:z-index="140"><draw:object xlink:href="./Object 105" xlink:type="simple" xlink:show="embed" xlink:actuate="onLoad"/><draw:image xlink:href="./ObjectReplacements/Object 105" xlink:type="simple" xlink:show="embed" xlink:actuate="onLoad"/></draw:frame>:</text:p>
      <text:p text:style-name="P39"/>
      <text:p text:style-name="P39">%mathpiper,title=""</text:p>
      <text:p text:style-name="P46"/>
      <text:p text:style-name="P27"><text:span text:style-name="T35">f</text:span><text:span text:style-name="T5">(</text:span>t<text:span text:style-name="T5">)</text:span> <text:span text:style-name="T34">:=</text:span> <text:span text:style-name="T7">55</text:span> <text:span text:style-name="T5">*</text:span> t;</text:p>
      <text:p text:style-name="P46"/>
      <text:p text:style-name="P27"><text:span text:style-name="T18">Plot2D</text:span><text:span text:style-name="T5">(</text:span><text:span text:style-name="T35">f</text:span><text:span text:style-name="T5">(</text:span>t<text:span text:style-name="T5">)</text:span>, <text:span text:style-name="T7">0</text:span>:<text:span text:style-name="T7">10</text:span>, output <text:span text:style-name="T5">-&gt;</text:span> data<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0,0},<text:span text:style-name="T38">{</text:span><text:span text:style-name="T7">0.4166666668</text:span><text:span text:style-name="T38">,</text:span><text:span text:style-name="T19">22.91666667</text:span><text:span text:style-name="T38">}</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8.75000000,481.2500000},{9.166666669,504.1666668},{9.583333335,527.0833334},{10.00000000,550.0000000}}}</text:p>
      <text:p text:style-name="P62">. <text:s text:c="2"/><text:span text:style-name="T19">%/output</text:span></text:p>
      <text:p text:style-name="P48">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0"> </text:span><text:span text:style-name="T41">{</text:span><text:span text:style-name="T10">0.4166666668</text:span><text:span text:style-name="T41">,</text:span><text:span text:style-name="T24">22.91666667</text:span><text:span text:style-name="T41">}</text:span><text:span text:style-name="T50">. <text:s/>Also notice that the domain values are </text:span><text:span text:style-name="T51">not integers</text:span><text:span text:style-name="T50">, but rather they are </text:span><text:span text:style-name="T51">real numbers</text:span><text:span text:style-name="T50"> which have been selected because they will produce a plot with </text:span><text:span text:style-name="T51">no gaps</text:span><text:span text:style-name="T50"> visible between the points.</text:span></text:p>
      <text:p text:style-name="Text_20_body"><text:span text:style-name="T50">Finally, the option </text:span><text:span text:style-name="T51">output</text:span><text:span text:style-name="T50"> has been set to </text:span><text:span text:style-name="T51">data</text:span><text:span text:style-name="T50"> to have Plot2D() </text:span><text:span text:style-name="T51">print</text:span><text:span text:style-name="T50"> its points instead of graphically plotting them.</text:span></text:p>
      <text:h text:style-name="Heading_20_3" text:outline-level="3">Plotting A Function With Plot2D()</text:h>
      <text:p text:style-name="P48">The following program uses Plot2D() to display a graphical plot of the function<draw:frame draw:style-name="fr5" draw:name="Object105" text:anchor-type="as-char" svg:width="0.7366in" svg:height="0.2008in" draw:z-index="141"><draw:object xlink:href="./Object 106" xlink:type="simple" xlink:show="embed" xlink:actuate="onLoad"/><draw:image xlink:href="./ObjectReplacements/Object 106" xlink:type="simple" xlink:show="embed" xlink:actuate="onLoad"/></draw:frame>:</text:p>
      <text:p text:style-name="P39"><text:soft-page-break/></text:p>
      <text:p text:style-name="P39">%mathpiper,title=""</text:p>
      <text:p text:style-name="P46"/>
      <text:p text:style-name="P27"><text:span text:style-name="T35">f</text:span><text:span text:style-name="T5">(</text:span>t<text:span text:style-name="T5">)</text:span> <text:span text:style-name="T34">:=</text:span> <text:span text:style-name="T7">55</text:span><text:span text:style-name="T5">*</text:span>t;</text:p>
      <text:p text:style-name="P46"/>
      <text:p text:style-name="P27"><text:span text:style-name="T18">Plot2D</text:span><text:span text:style-name="T5">(</text:span><text:span text:style-name="T35">f</text:span><text:span text:style-name="T5">(</text:span>t<text:span text:style-name="T5">)</text:span>,<text:span text:style-name="T7">0</text:span>:<text:span text:style-name="T7">10</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62">. <text:s text:c="2"/><text:span text:style-name="T19">%/output</text:span></text:p>
      <text:p text:style-name="P48"/>
      <text:p text:style-name="P48"><draw:frame draw:style-name="fr2" draw:name="graphics17" text:anchor-type="paragraph" svg:width="5.2909in" svg:height="3.0445in" draw:z-index="54"><draw:image xlink:href="Pictures/100002010000025B0000015B5D583550.png" xlink:type="simple" xlink:show="embed" xlink:actuate="onLoad"/></draw:frame></text:p>
      <text:p text:style-name="P48">This is a good looking plot, but it would be more informative if it had a <text:span text:style-name="T6">title</text:span> and <text:span text:style-name="T6">labels</text:span> for the domain axis, the range axis, and the data. <text:s/>Here is a program that adds this information:</text:p>
      <text:p text:style-name="P29"/>
      <text:p text:style-name="P37">%mathpiper,title=""</text:p>
      <text:p text:style-name="P46"/>
      <text:p text:style-name="P27"><text:span text:style-name="T35">f</text:span><text:span text:style-name="T5">(</text:span>t<text:span text:style-name="T5">)</text:span> <text:span text:style-name="T34">:=</text:span> <text:span text:style-name="T7">55</text:span> <text:span text:style-name="T5">*</text:span> t;</text:p>
      <text:p text:style-name="P46"/>
      <text:p text:style-name="P27"><text:span text:style-name="T18">Plot2D</text:span><text:span text:style-name="T5">(</text:span><text:span text:style-name="T35">f</text:span><text:span text:style-name="T5">(</text:span>t<text:span text:style-name="T5">)</text:span>,<text:span text:style-name="T7">0</text:span>:<text:span text:style-name="T7">10</text:span>,</text:p>
      <text:p text:style-name="P27"><text:s text:c="4"/>title <text:span text:style-name="T5">-&gt;</text:span> <text:span text:style-name="T36">"Plot Of Function f(t) = 55*t"</text:span>, </text:p>
      <text:p text:style-name="P27"><text:s text:c="4"/>xAxisLabel <text:span text:style-name="T5">-&gt;</text:span> <text:span text:style-name="T36">"Domain: Hours"</text:span>, </text:p>
      <text:p text:style-name="P27"><text:s text:c="4"/>yAxisLabel <text:span text:style-name="T5">-&gt;</text:span> <text:span text:style-name="T36">"Range: Miles Traveled"</text:span>, </text:p>
      <text:p text:style-name="P27"><text:s text:c="4"/>series1Title <text:span text:style-name="T5">-&gt;</text:span> <text:span text:style-name="T36">"Enough plotted points to display a solid line"</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62">. <text:s text:c="2"/><text:span text:style-name="T19">%/output</text:span></text:p>
      <text:p text:style-name="P48"><text:soft-page-break/></text:p>
      <text:p text:style-name="P48"><draw:frame draw:style-name="fr2" draw:name="graphics18" text:anchor-type="paragraph" svg:width="5.4327in" svg:height="3.3783in" draw:z-index="55"><draw:image xlink:href="Pictures/100002010000025B0000017728BABAB1.png" xlink:type="simple" xlink:show="embed" xlink:actuate="onLoad"/></draw:frame></text:p>
      <text:h text:style-name="Heading_20_3" text:outline-level="3">Calculating The Rate Of Change Of The Function f(t) = 55t (Rise Over Run, Slope)</text:h>
      <text:p text:style-name="P48">The plots of the function<draw:frame draw:style-name="fr5" draw:name="Object108" text:anchor-type="as-char" svg:width="0.7366in" svg:height="0.2008in" draw:z-index="142"><draw:object xlink:href="./Object 109" xlink:type="simple" xlink:show="embed" xlink:actuate="onLoad"/><draw:image xlink:href="./ObjectReplacements/Object 109" xlink:type="simple" xlink:show="embed" xlink:actuate="onLoad"/></draw:frame>we have been working with enable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text:p>
      <text:p text:style-name="P48">If you will recall, the function<text:span text:style-name="T6"><draw:frame draw:style-name="fr5" draw:name="Object110" text:anchor-type="as-char" svg:width="0.7366in" svg:height="0.2008in" draw:z-index="143"><draw:object xlink:href="./Object 111" xlink:type="simple" xlink:show="embed" xlink:actuate="onLoad"/><draw:image xlink:href="./ObjectReplacements/Object 111" xlink:type="simple" xlink:show="embed" xlink:actuate="onLoad"/></draw:frame></text:span><text:span text:style-name="T42">was developed from the formula</text:span><draw:frame draw:style-name="fr5" draw:name="Object109" text:anchor-type="as-char" svg:width="0.4457in" svg:height="0.1984in" draw:z-index="144"><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2">t</text:span> can be set to and the <text:span text:style-name="T6">range axis</text:span> indicates the <text:span text:style-name="T6">distance</text:span> values that the <text:span text:style-name="T6">dependent variable</text:span> <text:span text:style-name="T32">d</text:span> can have. <text:s/>But what about the <text:span text:style-name="T6">speed</text:span> variable <text:span text:style-name="T32">v</text:span><text:span text:style-name="T45">, which we set to 55</text:span>? <text:s/>Where is it represented in the plots?</text:p>
      <text:p text:style-name="P48">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55 miles every hour or 55 miles-per-hour or<draw:frame draw:style-name="fr5" draw:name="Object114" text:anchor-type="as-char" svg:width="0.6602in" svg:height="0.4217in" draw:z-index="145"><draw:object xlink:href="./Object 115" xlink:type="simple" xlink:show="embed" xlink:actuate="onLoad"/><draw:image xlink:href="./ObjectReplacements/Object 115" xlink:type="simple" xlink:show="embed" xlink:actuate="onLoad"/></draw:frame>.</text:p>
      <text:p text:style-name="P48">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2"><text:soft-page-break/></text:p>
      <text:p text:style-name="P52">Speed</text:p>
      <text:p text:style-name="P52">=</text:p>
      <text:p text:style-name="P52">The rate of change of distance</text:p>
      <text:p text:style-name="P52">=</text:p>
      <text:p text:style-name="P52">The steepness of the distance vs. time line</text:p>
      <text:p text:style-name="P52">=</text:p>
      <text:p text:style-name="P52">The slope of this line</text:p>
      <text:p text:style-name="P52"/>
      <text:p text:style-name="P48">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8">The following plot shows the <text:span text:style-name="T6">slope</text:span> of the line being calculated using two adjacent points:</text:p>
      <text:p text:style-name="P48"/>
      <text:p text:style-name="P48"><draw:frame draw:style-name="fr6" draw:name="Object106" text:anchor-type="paragraph" svg:x="0.2in" svg:y="0.002in" svg:width="6.6953in" svg:height="4.0339in" draw:z-index="64"><draw:object xlink:href="./Object 107" xlink:type="simple" xlink:show="embed" xlink:actuate="onLoad"/><draw:image xlink:href="./ObjectReplacements/Object 107" xlink:type="simple" xlink:show="embed" xlink:actuate="onLoad"/></draw:frame></text:p>
      <text:p text:style-name="P48">In this plot, the points (5, 275) and (6, 330) are used to calculate the <text:span text:style-name="T6">slope</text:span> of the <text:soft-page-break/>line. <text:s/>First, the amount the <text:span text:style-name="T6">domain</text:span> value <text:span text:style-name="T6">changed</text:span> between the two points is determined by calculating the <text:span text:style-name="T6">difference</text:span> between the two point's <text:span text:style-name="T6">domain values</text:span>. <text:s/>This <text:span text:style-name="T6">domain value difference</text:span> is called the <text:span text:style-name="T6">run</text:span> and in this case the calculation is 6 - 5 = 1. <text:s/>Then, the amount the <text:span text:style-name="T6">range</text:span> value <text:span text:style-name="T6">changed</text:span> between the two points is determined by calculating the <text:span text:style-name="T6">difference</text:span> between the two point's <text:span text:style-name="T6">range values</text:span>. <text:s/>This <text:span text:style-name="T6">range value difference</text:span> is called the <text:span text:style-name="T6">rise</text:span> and here the calculation is 330 - 275 = 55.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50"><draw:frame draw:style-name="fr5" draw:name="Object111" text:anchor-type="as-char" svg:width="2.4681in" svg:height="0.7083in" draw:z-index="132"><draw:object xlink:href="./Object 112" xlink:type="simple" xlink:show="embed" xlink:actuate="onLoad"/><draw:image xlink:href="./ObjectReplacements/Object 112" xlink:type="simple" xlink:show="embed" xlink:actuate="onLoad"/></draw:frame></text:p>
      <text:p text:style-name="P48"/>
      <text:p text:style-name="P48">This calculation on two adjacent points indicates that the <text:span text:style-name="T6">slope</text:span> of the line is <text:span text:style-name="T6">55</text:span>, but would the same slope be arrived at if the rise over run calculation was performed on two points which are <text:span text:style-name="T6">not adjacent</text:span>? <text:s/>Lets find out.</text:p>
      <text:h text:style-name="P101" text:outline-level="4">Calculating The Slope Using Two Points Which Are Not Adjacent</text:h>
      <text:p text:style-name="P48">The following plot shows the slope of the line being calculated with two points that are not adjacent:</text:p>
      <text:p text:style-name="P48"/>
      <text:p text:style-name="P48"><draw:frame draw:style-name="fr6" draw:name="Object107" text:anchor-type="paragraph" svg:x="0.1807in" svg:y="0.0035in" svg:width="6.5634in" svg:height="4.1862in" draw:z-index="65"><draw:object xlink:href="./Object 108" xlink:type="simple" xlink:show="embed" xlink:actuate="onLoad"/><draw:image xlink:href="./ObjectReplacements/Object 108" xlink:type="simple" xlink:show="embed" xlink:actuate="onLoad"/></draw:frame><text:soft-page-break/></text:p>
      <text:p text:style-name="P48">In this plot, the points (5, 275) and (7, 385) are used to calculate the <text:span text:style-name="T6">slope</text:span> of the line. <text:s/>The domain axis <text:span text:style-name="T6">run</text:span> between the two points is <text:span text:style-name="T8">2</text:span> and the range axis <text:span text:style-name="T6">rise</text:span> between the two points is <text:span text:style-name="T40">110</text:span>. <text:s/>Here is the calculation of the <text:span text:style-name="T6">slope</text:span> of the line:</text:p>
      <text:p text:style-name="P48"/>
      <text:p text:style-name="P50"><draw:frame draw:style-name="fr5" draw:name="Object112" text:anchor-type="as-char" svg:width="2.6201in" svg:height="0.711in" draw:z-index="133"><draw:object xlink:href="./Object 113" xlink:type="simple" xlink:show="embed" xlink:actuate="onLoad"/><draw:image xlink:href="./ObjectReplacements/Object 113" xlink:type="simple" xlink:show="embed" xlink:actuate="onLoad"/></draw:frame></text:p>
      <text:p text:style-name="P48"/>
      <text:p text:style-name="P48">Even when two points which are <text:span text:style-name="T6">not adjacent</text:span> are used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8">The following program calculates 11 points on the line which is defined by<draw:frame draw:style-name="fr5" draw:name="Object113" text:anchor-type="as-char" svg:width="0.5366in" svg:height="0.2008in" draw:z-index="134"><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29"/>
      <text:p text:style-name="P37">%mathpiper,title=""</text:p>
      <text:p text:style-name="P46"><text:soft-page-break/></text:p>
      <text:p text:style-name="P27"><text:span text:style-name="T35">f</text:span><text:span text:style-name="T5">(</text:span>t<text:span text:style-name="T5">)</text:span> <text:span text:style-name="T34">:=</text:span> <text:span text:style-name="T7">55</text:span><text:span text:style-name="T5">*</text:span>t;</text:p>
      <text:p text:style-name="P46"/>
      <text:p text:style-name="P27">beginValue <text:span text:style-name="T34">:=</text:span> <text:span text:style-name="T7">0</text:span>;</text:p>
      <text:p text:style-name="P46"/>
      <text:p text:style-name="P27">endValue <text:span text:style-name="T34">:=</text:span> <text:span text:style-name="T7">10</text:span>;</text:p>
      <text:p text:style-name="P46"/>
      <text:p text:style-name="P27">stepAmount <text:span text:style-name="T34">:=</text:span> <text:span text:style-name="T7">1</text:span>;</text:p>
      <text:p text:style-name="P46"/>
      <text:p text:style-name="P45">//Create the points list and print it.</text:p>
      <text:p text:style-name="P27">pointsList <text:span text:style-name="T34">:=</text:span> <text:span text:style-name="T18">Table</text:span><text:span text:style-name="T5">({</text:span>t,<text:span text:style-name="T35">f</text:span><text:span text:style-name="T5">(</text:span>t<text:span text:style-name="T5">)}</text:span>,t,beginValue,endValue,stepAmount<text:span text:style-name="T5">)</text:span>;</text:p>
      <text:p text:style-name="P27"/>
      <text:p text:style-name="P27"><text:span text:style-name="T18">Echo</text:span><text:span text:style-name="T5">(</text:span><text:span text:style-name="T36">"The "</text:span>,<text:span text:style-name="T37">String</text:span><text:span text:style-name="T5">(</text:span><text:span text:style-name="T37">Length</text:span><text:span text:style-name="T5">(</text:span>pointsList<text:span text:style-name="T5">))</text:span>,<text:span text:style-name="T36">" points in the plot:"</text:span><text:span text:style-name="T5">)</text:span>;</text:p>
      <text:p text:style-name="P27"/>
      <text:p text:style-name="P27"><text:span text:style-name="T18">TableForm</text:span><text:span text:style-name="T5">(</text:span>pointsList<text:span text:style-name="T5">)</text:span>;</text:p>
      <text:p text:style-name="P46"/>
      <text:p text:style-name="P27"><text:span text:style-name="T18">NewLine</text:span><text:span text:style-name="T5">()</text:span>;</text:p>
      <text:p text:style-name="P46"/>
      <text:p text:style-name="P46"/>
      <text:p text:style-name="P45">/*</text:p>
      <text:p text:style-name="P45"><text:s/>In this loop, 8 unique pairs of points are randomly selected from </text:p>
      <text:p text:style-name="P45"><text:s/>pointsList and each of these pairs is used to calculate the slope </text:p>
      <text:p text:style-name="P45"><text:s/>of the line they are on.</text:p>
      <text:p text:style-name="P45">*/</text:p>
      <text:p text:style-name="P27"><text:span text:style-name="T35">Repeat</text:span><text:span text:style-name="T5">(</text:span><text:span text:style-name="T7">8</text:span><text:span text:style-name="T5">)</text:span></text:p>
      <text:p text:style-name="P27">[</text:p>
      <text:p text:style-name="P27"><text:s text:c="4"/><text:span text:style-name="T25">//Randomly select two unique points from pointsList.</text:span></text:p>
      <text:p text:style-name="P27"><text:s text:c="4"/>randomIndex1 <text:span text:style-name="T34">:=</text:span> <text:span text:style-name="T7">0</text:span>;</text:p>
      <text:p text:style-name="P27"><text:s text:c="4"/></text:p>
      <text:p text:style-name="P27"><text:s text:c="4"/>randomIndex2 <text:span text:style-name="T34">:=</text:span> <text:span text:style-name="T7">0</text:span>;</text:p>
      <text:p text:style-name="P27"><text:s text:c="4"/></text:p>
      <text:p text:style-name="P27"><text:s text:c="4"/><text:span text:style-name="T37">While</text:span><text:span text:style-name="T5">(</text:span>randomIndex1 <text:span text:style-name="T5">=</text:span> randomIndex2<text:span text:style-name="T5">)</text:span></text:p>
      <text:p text:style-name="P27"><text:s text:c="4"/>[</text:p>
      <text:p text:style-name="P27"><text:s text:c="8"/>randomIndex1 <text:span text:style-name="T34">:=</text:span> <text:span text:style-name="T35">RandomInteger</text:span><text:span text:style-name="T5">(</text:span><text:span text:style-name="T37">Length</text:span><text:span text:style-name="T5">(</text:span>pointsList<text:span text:style-name="T5">))</text:span>;</text:p>
      <text:p text:style-name="P27"><text:s text:c="8"/></text:p>
      <text:p text:style-name="P27"><text:s text:c="8"/>randomIndex2 <text:span text:style-name="T34">:=</text:span> <text:span text:style-name="T35">RandomInteger</text:span><text:span text:style-name="T5">(</text:span><text:span text:style-name="T37">Length</text:span><text:span text:style-name="T5">(</text:span>pointsList<text:span text:style-name="T5">))</text:span>;</text:p>
      <text:p text:style-name="P27"><text:s text:c="4"/>];</text:p>
      <text:p text:style-name="P46"/>
      <text:p text:style-name="P27"><text:s text:c="4"/>point1 <text:span text:style-name="T34">:=</text:span> pointsList[randomIndex1];</text:p>
      <text:p text:style-name="P27"><text:s/></text:p>
      <text:p text:style-name="P27"><text:s text:c="4"/>point2 <text:span text:style-name="T34">:=</text:span> pointsList[randomIndex2];</text:p>
      <text:p text:style-name="P27"><text:s text:c="4"/></text:p>
      <text:p text:style-name="P27"><text:s text:c="4"/></text:p>
      <text:p text:style-name="P27"><text:s text:c="4"/></text:p>
      <text:p text:style-name="P27"><text:s text:c="4"/><text:span text:style-name="T25">//Make sure that the point with the smallest domain value is placed in point1.</text:span></text:p>
      <text:p text:style-name="P27"><text:s text:c="4"/><text:span text:style-name="T37">If</text:span><text:span text:style-name="T5">(</text:span>point1[<text:span text:style-name="T7">1</text:span>] <text:span text:style-name="T5">&gt;</text:span> point2[<text:span text:style-name="T7">1</text:span>], [tmp <text:span text:style-name="T34">:=</text:span> point1; point1 <text:span text:style-name="T34">:=</text:span> point2; point2 <text:span text:style-name="T34">:=</text:span> tmp;]<text:span text:style-name="T5">)</text:span>;</text:p>
      <text:p text:style-name="P46"/>
      <text:p text:style-name="P27"><text:s text:c="4"/></text:p>
      <text:p text:style-name="P27"><text:s text:c="4"/><text:span text:style-name="T18">Echo</text:span><text:span text:style-name="T5">(</text:span><text:span text:style-name="T36">"Point1: "</text:span>, point1<text:span text:style-name="T5">)</text:span>;</text:p>
      <text:p text:style-name="P27"><text:s text:c="4"/><text:span text:style-name="T18">Echo</text:span><text:span text:style-name="T5">(</text:span><text:span text:style-name="T36">"Point2: "</text:span>, point2<text:span text:style-name="T5">)</text:span>;</text:p>
      <text:p text:style-name="P27"><text:s text:c="4"/></text:p>
      <text:p text:style-name="P27"><text:s text:c="4"/>rise <text:span text:style-name="T34">:=</text:span> point2[<text:span text:style-name="T7">2</text:span>] <text:span text:style-name="T5">-</text:span> point1[<text:span text:style-name="T7">2</text:span>];</text:p>
      <text:p text:style-name="P27"><text:s text:c="4"/></text:p>
      <text:p text:style-name="P27"><text:s text:c="4"/>run <text:span text:style-name="T34">:=</text:span> point2[<text:span text:style-name="T7">1</text:span>] <text:span text:style-name="T5">-</text:span> point1[<text:span text:style-name="T7">1</text:span>];</text:p>
      <text:p text:style-name="P27"><text:s text:c="4"/></text:p>
      <text:p text:style-name="P27"><text:soft-page-break/><text:s text:c="4"/><text:span text:style-name="T18">Echo</text:span><text:span text:style-name="T5">(</text:span><text:span text:style-name="T36">"Rise = Point2y - Point1y = "</text:span> : </text:p>
      <text:p text:style-name="P27"><text:s text:c="8"/><text:span text:style-name="T37">String</text:span><text:span text:style-name="T5">(</text:span>point2[<text:span text:style-name="T7">2</text:span>]<text:span text:style-name="T5">)</text:span>:<text:span text:style-name="T36">" - "</text:span>:</text:p>
      <text:p text:style-name="P27"><text:s text:c="8"/><text:span text:style-name="T37">String</text:span><text:span text:style-name="T5">(</text:span>point1[<text:span text:style-name="T7">2</text:span>]<text:span text:style-name="T5">)</text:span> :<text:span text:style-name="T36">" = "</text:span>, rise<text:span text:style-name="T5">)</text:span>;</text:p>
      <text:p text:style-name="P27"><text:s text:c="4"/><text:span text:style-name="T18">Echo</text:span><text:span text:style-name="T5">(</text:span><text:span text:style-name="T36">"Run = Point2x - Point1x = "</text:span> : </text:p>
      <text:p text:style-name="P27"><text:s text:c="8"/><text:span text:style-name="T37">String</text:span><text:span text:style-name="T5">(</text:span>point2[<text:span text:style-name="T7">1</text:span>]<text:span text:style-name="T5">)</text:span>:<text:span text:style-name="T36">" - "</text:span>:</text:p>
      <text:p text:style-name="P27"><text:s text:c="8"/><text:span text:style-name="T37">String</text:span><text:span text:style-name="T5">(</text:span>point1[<text:span text:style-name="T7">1</text:span>]<text:span text:style-name="T5">)</text:span> :<text:span text:style-name="T36">" = "</text:span>, run<text:span text:style-name="T5">)</text:span>;</text:p>
      <text:p text:style-name="P27"><text:s text:c="4"/><text:span text:style-name="T18">Echo</text:span><text:span text:style-name="T5">(</text:span><text:span text:style-name="T36">"Slope = rise/run = "</text:span>: </text:p>
      <text:p text:style-name="P27"><text:s text:c="8"/><text:span text:style-name="T37">String</text:span><text:span text:style-name="T5">(</text:span>rise<text:span text:style-name="T5">)</text:span> :<text:span text:style-name="T36">"/"</text:span>:</text:p>
      <text:p text:style-name="P27"><text:s text:c="12"/><text:span text:style-name="T37">String</text:span><text:span text:style-name="T5">(</text:span>run<text:span text:style-name="T5">)</text:span>: <text:span text:style-name="T36">" = ***"</text:span>:</text:p>
      <text:p text:style-name="P27"><text:s text:c="16"/><text:span text:style-name="T37">String</text:span><text:span text:style-name="T5">(</text:span>rise<text:span text:style-name="T5">/</text:span>run<text:span text:style-name="T5">)</text:span>:<text:span text:style-name="T36">"***"</text:span><text:span text:style-name="T5">)</text:span>;</text:p>
      <text:p text:style-name="P27"><text:s text:c="4"/></text:p>
      <text:p text:style-name="P27"><text:s text:c="4"/><text:span text:style-name="T18">NewLine</text:span><text:span text:style-name="T5">()</text:span>;</text:p>
      <text:p text:style-name="P27">];</text:p>
      <text:p text:style-name="P46"/>
      <text:p text:style-name="P60">%/mathpiper</text:p>
      <text:p text:style-name="P46"/>
      <text:p text:style-name="P27"><text:s text:c="4"/><text:span text:style-name="T19">%output,preserve="false"</text:span></text:p>
      <text:p text:style-name="P27"><text:s text:c="6"/><text:span text:style-name="T19">Result:</text:span> 8</text:p>
      <text:p text:style-name="P27"><text:s text:c="6"/></text:p>
      <text:p text:style-name="P27"><text:s text:c="6"/><text:span text:style-name="T28">Side Effects:</text:span></text:p>
      <text:p text:style-name="P27"><text:s text:c="6"/>The 11 points in the plot:</text:p>
      <text:p text:style-name="P27"><text:s text:c="6"/>{0,0}</text:p>
      <text:p text:style-name="P27"><text:s text:c="6"/>{1,55}</text:p>
      <text:p text:style-name="P27"><text:s text:c="6"/>{2,110}</text:p>
      <text:p text:style-name="P27"><text:s text:c="6"/>{3,165}</text:p>
      <text:p text:style-name="P27"><text:s text:c="6"/>{4,220}</text:p>
      <text:p text:style-name="P27"><text:s text:c="6"/>{5,275}</text:p>
      <text:p text:style-name="P27"><text:s text:c="6"/>{6,330}</text:p>
      <text:p text:style-name="P27"><text:s text:c="6"/>{7,385}</text:p>
      <text:p text:style-name="P27"><text:s text:c="6"/>{8,440}</text:p>
      <text:p text:style-name="P27"><text:s text:c="6"/>{9,495}</text:p>
      <text:p text:style-name="P27"><text:s text:c="6"/>{10,550}</text:p>
      <text:p text:style-name="P27"><text:s text:c="6"/></text:p>
      <text:p text:style-name="P27"><text:s text:c="6"/>Point1: {8,440} </text:p>
      <text:p text:style-name="P27"><text:s text:c="6"/>Point2: {10,550} </text:p>
      <text:p text:style-name="P27"><text:s text:c="6"/>Rise = Point2y - Point1y = 550 - 440 = 110 </text:p>
      <text:p text:style-name="P27"><text:s text:c="6"/>Run = Point2x - Point1x = 10 - 8 = 2 </text:p>
      <text:p text:style-name="P27"><text:s text:c="6"/>Slope = rise/run = 110/2 = ***55***</text:p>
      <text:p text:style-name="P27"><text:s text:c="6"/></text:p>
      <text:p text:style-name="P27"><text:s text:c="6"/>Point1: {4,220} </text:p>
      <text:p text:style-name="P27"><text:s text:c="6"/>Point2: {8,440} </text:p>
      <text:p text:style-name="P27"><text:s text:c="6"/>Rise = Point2y - Point1y = 440 - 220 = 220 </text:p>
      <text:p text:style-name="P27"><text:s text:c="6"/>Run = Point2x - Point1x = 8 - 4 = 4 </text:p>
      <text:p text:style-name="P27"><text:s text:c="6"/>Slope = rise/run = 220/4 = ***55***</text:p>
      <text:p text:style-name="P27"><text:s text:c="6"/></text:p>
      <text:p text:style-name="P27"><text:s text:c="6"/>Point1: {6,330} </text:p>
      <text:p text:style-name="P27"><text:s text:c="6"/>Point2: {10,550} </text:p>
      <text:p text:style-name="P27"><text:s text:c="6"/>Rise = Point2y - Point1y = 550 - 330 = 220 </text:p>
      <text:p text:style-name="P27"><text:s text:c="6"/>Run = Point2x - Point1x = 10 - 6 = 4 </text:p>
      <text:p text:style-name="P27"><text:s text:c="6"/>Slope = rise/run = 220/4 = ***55***</text:p>
      <text:p text:style-name="P27"><text:s text:c="6"/></text:p>
      <text:p text:style-name="P27"><text:s text:c="6"/>Point1: {2,110} </text:p>
      <text:p text:style-name="P27"><text:s text:c="6"/>Point2: {4,220} </text:p>
      <text:p text:style-name="P27"><text:s text:c="6"/>Rise = Point2y - Point1y = 220 - 110 = 110 </text:p>
      <text:p text:style-name="P27"><text:soft-page-break/><text:s text:c="6"/>Run = Point2x - Point1x = 4 - 2 = 2 </text:p>
      <text:p text:style-name="P27"><text:s text:c="6"/>Slope = rise/run = 110/2 = ***55***</text:p>
      <text:p text:style-name="P27"><text:s text:c="6"/></text:p>
      <text:p text:style-name="P27"><text:s text:c="6"/>Point1: {0,0} </text:p>
      <text:p text:style-name="P27"><text:s text:c="6"/>Point2: {2,110} </text:p>
      <text:p text:style-name="P27"><text:s text:c="6"/>Rise = Point2y - Point1y = 110 - 0 = 110 </text:p>
      <text:p text:style-name="P27"><text:s text:c="6"/>Run = Point2x - Point1x = 2 - 0 = 2 </text:p>
      <text:p text:style-name="P27"><text:s text:c="6"/>Slope = rise/run = 110/2 = ***55***</text:p>
      <text:p text:style-name="P27"><text:s text:c="6"/></text:p>
      <text:p text:style-name="P27"><text:s text:c="6"/>Point1: {9,495} </text:p>
      <text:p text:style-name="P27"><text:s text:c="6"/>Point2: {10,550} </text:p>
      <text:p text:style-name="P27"><text:s text:c="6"/>Rise = Point2y - Point1y = 550 - 495 = 55 </text:p>
      <text:p text:style-name="P27"><text:s text:c="6"/>Run = Point2x - Point1x = 10 - 9 = 1 </text:p>
      <text:p text:style-name="P27"><text:s text:c="6"/>Slope = rise/run = 55/1 = ***55***</text:p>
      <text:p text:style-name="P27"><text:s text:c="6"/></text:p>
      <text:p text:style-name="P27"><text:s text:c="6"/>Point1: {3,165} </text:p>
      <text:p text:style-name="P27"><text:s text:c="6"/>Point2: {8,440} </text:p>
      <text:p text:style-name="P27"><text:s text:c="6"/>Rise = Point2y - Point1y = 440 - 165 = 275 </text:p>
      <text:p text:style-name="P27"><text:s text:c="6"/>Run = Point2x - Point1x = 8 - 3 = 5 </text:p>
      <text:p text:style-name="P27"><text:s text:c="6"/>Slope = rise/run = 275/5 = ***55***</text:p>
      <text:p text:style-name="P27"><text:s text:c="6"/></text:p>
      <text:p text:style-name="P27"><text:s text:c="6"/>Point1: {7,385} </text:p>
      <text:p text:style-name="P27"><text:s text:c="6"/>Point2: {10,550} </text:p>
      <text:p text:style-name="P27"><text:s text:c="6"/>Rise = Point2y - Point1y = 550 - 385 = 165 </text:p>
      <text:p text:style-name="P27"><text:s text:c="6"/>Run = Point2x - Point1x = 10 - 7 = 3 </text:p>
      <text:p text:style-name="P27"><text:s text:c="6"/>Slope = rise/run = 165/3 = ***55***</text:p>
      <text:p text:style-name="P62">. <text:s text:c="2"/><text:span text:style-name="T19">%/output</text:span></text:p>
      <text:p text:style-name="P48">Notice that <text:span text:style-name="T6">no matter which pair of points is selected,</text:span> the <text:span text:style-name="T6">slope</text:span> which is calculated using the points is <text:span text:style-name="T6">always 55</text:span>! <text:s/>Something interesting is going on here and what it is will be explored in the next section.</text:p>
      <text:h text:style-name="Heading_20_2" text:outline-level="2">Exercises</text:h>
      <text:p text:style-name="Text_20_body">For the following exercises, create a new MathRider worksheet file called <text:span text:style-name="T6">book_2_section_8_exercises_&lt;your first name&gt;_&lt;your last name&gt;.mrw</text:span><text:span text:style-name="T42">. </text:span><text:s/>(<text:span text:style-name="T8">Note: there are no spaces in this file name</text:span>). <text:s/>For example, John Smith's worksheet would be called:</text:p>
      <text:p text:style-name="Text_20_body"><text:span text:style-name="T6">book_2_section_8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text:soft-page-break/>If an exercise uses the MathPiper console instead of a fold, copy the work you did in the console into the worksheet so it can be saved.</text:p>
      <text:h text:style-name="P100" text:outline-level="3">Exercise 1</text:h>
      <text:h text:style-name="Heading_20_1" text:outline-level="1">Introduction To The GeoGebra Plugin, A Dynamic Mathematics Application</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GeoGebra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GeoGebra plugin by clicking on the tab which is at the right side of the MathRider application the following window will appear:</text:p>
      <text:p text:style-name="Text_20_body"/>
      <text:p text:style-name="Text_20_body"><draw:frame draw:style-name="fr6" draw:name="Object115" text:anchor-type="paragraph" svg:x="0.0862in" svg:y="0in" svg:width="6.8465in" svg:height="4.6217in" draw:z-index="66"><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1100590040" text:style-name="L3">
        <text:list-item>
          <text:p text:style-name="P97"><text:span text:style-name="T6">Drawing Pad</text:span> - This is where graphic representations of mathematical objects are displayed. <text:s/>The drawing area is a two dimensional Cartesian coordinate system.</text:p>
        </text:list-item>
        <text:list-item>
          <text:p text:style-name="P97"><text:span text:style-name="T6">Toolbar Buttons</text:span> - Each button performs an action such as adding points to the drawing area and drawing a line through two points. <text:span text:style-name="T8">When a button is selected, a blue square is drawn around it.</text:span> <text:s/>Each button has multiple modes it can be set to and these modes are accessed by clicking on the small inverted triangle which is at the lower right corner of each button.</text:p>
        </text:list-item>
        <text:list-item>
          <text:p text:style-name="P97"><text:span text:style-name="T6">An Independent (Free) And Dependent Object List</text:span> - <text:s/>As mathematical objects are created, they are displayed here. <text:s/>Any mathematical object in this area can be configured by right clicking on it.</text:p>
        </text:list-item>
        <text:list-item>
          <text:p text:style-name="P97"><text:span text:style-name="T6">Input Text Area</text:span> - This text area enables GeoGebra commands to be entered one at a time.</text:p>
        </text:list-item>
        <text:list-item>
          <text:p text:style-name="P97"><text:span text:style-name="T6">Domain Axis</text:span> - The horizontal axis which is on the bottom of the drawing area. <text:s/>It is also referred to as the x axis.</text:p>
        </text:list-item>
        <text:list-item>
          <text:p text:style-name="P97"><text:span text:style-name="T6">Range Axis</text:span> - The vertical axis which is on the left side of the drawing area. <text:s/>It is also referred to as the y axis.</text:p>
        </text:list-item>
        <text:list-item>
          <text:p text:style-name="P97"><text:span text:style-name="T6">Undo, Redo, And Reset Buttons</text:span> - The undo and redo buttons simply undo and redo actions which have been performed in GeoGebra. <text:s/>The reset erases all entered work.</text:p>
        </text:list-item>
        <text:list-item>
          <text:p text:style-name="P97"><text:span text:style-name="T6">Object Select/Move Button</text:span> - When this button is selected, the mouse pointer can be used to select mathematical objects in the drawing pad and move them if desired.</text:p>
        </text:list-item>
        <text:list-item>
          <text:p text:style-name="P97"><draw:frame draw:style-name="fr3" draw:name="graphics1" text:anchor-type="paragraph" svg:x="0.7752in" svg:y="-0.0264in" svg:width="0.4898in" svg:height="0.5in" draw:z-index="67"><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97"><draw:frame draw:style-name="fr3" draw:name="graphics19" text:anchor-type="paragraph" svg:x="0.7752in" svg:y="-0.0161in" svg:width="0.4898in" svg:height="0.4898in" draw:z-index="69"><draw:image xlink:href="Pictures/100000000000002F0000002FE9971B9F.png" xlink:type="simple" xlink:show="embed" xlink:actuate="onLoad"/></draw:frame>Drawing Pad Move/Zoom Button Modes - The following image shows that when the small inverted triangle which is at the lower right corner of the button is clicked, a popup menu is displayed which allows the buttons modes to be set.</text:p>
        </text:list-item>
      </text:list>
      <text:p text:style-name="List"><draw:frame draw:style-name="fr3" draw:name="graphics3" text:anchor-type="paragraph" svg:x="1.0366in" svg:y="0.1417in" svg:width="2.0311in" svg:height="3.3646in" draw:z-index="68"><draw:image xlink:href="Pictures/10000000000000C3000001431B2C903F.png" xlink:type="simple" xlink:show="embed" xlink:actuate="onLoad"/></draw:frame><text:soft-page-break/></text:p>
      <text:h text:style-name="Heading_20_2" text:outline-level="2">Adding Some Points And Lines To The Drawing Pad</text:h>
      <text:p text:style-name="Text_20_body">Now that you know a little bit about how to use the GeoGebra GUI, lets use it to add some points and lines to the drawing pad. <text:s/>If you type the text (2,3) into the input text area like this:</text:p>
      <text:p text:style-name="Text_20_body"/>
      <text:p text:style-name="Text_20_body"><draw:frame draw:style-name="fr3" draw:name="graphics21" text:anchor-type="paragraph" svg:x="0.1744in" svg:y="0in" svg:width="3.1665in" svg:height="0.3126in" draw:z-index="71"><draw:image xlink:href="Pictures/10000000000001300000001EA2726074.png" xlink:type="simple" xlink:show="embed" xlink:actuate="onLoad"/></draw:frame></text:p>
      <text:p text:style-name="Text_20_body">and then press the &lt;Enter&gt; button on your keyboard, a blue point will be plotted at location 2,3 on the drawing pad:</text:p>
      <text:p text:style-name="Text_20_body"/>
      <text:p text:style-name="Text_20_body"><draw:frame draw:style-name="fr2" draw:name="graphics22" text:anchor-type="paragraph" svg:width="6.6354in" svg:height="4.2917in" draw:z-index="72"><draw:image xlink:href="Pictures/100002010000027D0000019C7AE083A4.png" xlink:type="simple" xlink:show="embed" xlink:actuate="onLoad"/></draw:frame><text:soft-page-break/></text:p>
      <text:p text:style-name="Text_20_body">Notice that the point was automatically given the label "A" and it was also placed into the independent/free objects list. <text:s/>Now, add some more points to the drawing pad using both the input text area and the point button:</text:p>
      <text:p text:style-name="Text_20_body"><draw:frame draw:style-name="fr3" draw:name="graphics20" text:anchor-type="paragraph" svg:x="0.1307in" svg:y="0.0547in" svg:width="0.4898in" svg:height="0.4898in" draw:z-index="70"><draw:image xlink:href="Pictures/100000000000002F0000002FF87FAA0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draw:frame draw:style-name="fr2" draw:name="graphics23" text:anchor-type="paragraph" svg:width="6.6354in" svg:height="4.2917in" draw:z-index="73"><draw:image xlink:href="Pictures/100002010000027D0000019C5C147505.png" xlink:type="simple" xlink:show="embed" xlink:actuate="onLoad"/></draw:frame></text:p>
      <text:p text:style-name="Text_20_body"/>
      <text:p text:style-name="Text_20_body"/>
      <text:p text:style-name="Text_20_body"/>
      <text:p text:style-name="Text_20_body"/>
      <text:p text:style-name="Text_20_body"/>
      <text:p text:style-name="Text_20_body"><draw:frame draw:style-name="fr2" draw:name="graphics24" text:anchor-type="paragraph" svg:width="6.6354in" svg:height="4.2917in" draw:z-index="74"><draw:image xlink:href="Pictures/100002010000027D0000019C3F660298.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graphics25" text:anchor-type="paragraph" svg:x="0.5693in" svg:y="0.1146in" svg:width="5.6591in" svg:height="3.6134in" draw:z-index="75"><draw:image xlink:href="Pictures/1000020100000295000001A6C4C5ACCE.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27" text:anchor-type="paragraph" svg:width="6.8854in" svg:height="4.3957in" draw:z-index="76"><draw:image xlink:href="Pictures/1000020100000295000001A618CDF284.png" xlink:type="simple" xlink:show="embed" xlink:actuate="onLoad"/></draw:frame><text:soft-page-break/></text:p>
      <text:p text:style-name="Text_20_body"/>
      <text:p text:style-name="Text_20_body"/>
      <text:p text:style-name="Text_20_body"/>
      <text:p text:style-name="Text_20_body"/>
      <text:p text:style-name="Text_20_body"/>
      <text:p text:style-name="Text_20_body"><draw:frame draw:style-name="fr2" draw:name="graphics28" text:anchor-type="paragraph" svg:width="6.8854in" svg:height="4.3957in" draw:z-index="77"><draw:image xlink:href="Pictures/1000020100000295000001A6BEC6D6B2.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4" draw:name="graphics26" text:anchor-type="paragraph" svg:width="6.9252in" svg:height="4.4228in" draw:z-index="78"><draw:image xlink:href="Pictures/10000201000002D8000001D193346252.png" xlink:type="simple" xlink:show="embed" xlink:actuate="onLoad"/></draw:frame><text:soft-page-break/></text:p>
      <text:p text:style-name="Text_20_body"/>
      <text:p text:style-name="Text_20_body"/>
      <text:p text:style-name="Text_20_body"/>
      <text:p text:style-name="Text_20_body"/>
      <text:p text:style-name="Text_20_body"><draw:frame draw:style-name="fr2" draw:name="graphics30" text:anchor-type="paragraph" svg:width="6.9165in" svg:height="4.5626in" draw:z-index="83"><draw:image xlink:href="Pictures/1000020100000298000001B605395C2C.png" xlink:type="simple" xlink:show="embed" xlink:actuate="onLoad"/></draw:frame><text:soft-page-break/></text:p>
      <text:p text:style-name="Text_20_body"/>
      <text:p text:style-name="Text_20_body"/>
      <text:p text:style-name="Text_20_body"/>
      <text:p text:style-name="Text_20_body"><draw:frame draw:style-name="fr6" draw:name="Object116" text:anchor-type="paragraph" svg:x="0.1618in" svg:y="0.0925in" svg:width="5.5598in" svg:height="1.2602in" draw:z-index="81"><draw:object xlink:href="./Object 117" xlink:type="simple" xlink:show="embed" xlink:actuate="onLoad"/><draw:image xlink:href="./ObjectReplacements/Object 117"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draw:frame draw:style-name="fr6" draw:name="Object117" text:anchor-type="paragraph" svg:x="0.0201in" svg:y="0.0047in" svg:width="6.989in" svg:height="3.8736in" draw:z-index="82"><draw:object xlink:href="./Object 118" xlink:type="simple" xlink:show="embed" xlink:actuate="onLoad"/><draw:image xlink:href="./ObjectReplacements/Object 118" xlink:type="simple" xlink:show="embed" xlink:actuate="onLoad"/></draw:frame><text:soft-page-break/></text:p>
      <text:p text:style-name="Text_20_body"/>
      <text:p text:style-name="Text_20_body"/>
      <text:p text:style-name="Text_20_body"><draw:frame draw:style-name="fr4" draw:name="graphics29" text:anchor-type="paragraph" svg:width="6.9252in" svg:height="4.4228in" draw:z-index="80"><draw:image xlink:href="Pictures/10000201000002D8000001D1CAC5D120.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Categorizing, Interacting With, And Solving Equations</text:h>
      <text:h text:style-name="Heading_20_2" text:outline-level="2">Exercises</text:h>
      <text:p text:style-name="Text_20_body">For the following exercises, create a new MathRider worksheet file called <text:span text:style-name="T6">book_2_section_10_exercises_&lt;your first name&gt;_&lt;your last name&gt;.mrw</text:span><text:span text:style-name="T42">. </text:span><text:s/>(<text:span text:style-name="T8">Note: there are no spaces in this file name</text:span>). <text:s/>For example, John Smith's worksheet would be called:</text:p>
      <text:p text:style-name="Text_20_body"><text:span text:style-name="T6">book_2_section_10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h text:style-name="Heading_20_1" text:outline-level="1">Distance, Speed, And Acceleration</text:h>
      <text:p text:style-name="Text_20_body">In the previous two sections, we saw that an object which is traveling with a constant speed produces a <text:span text:style-name="T6">straight line</text:span> plot on a time vs. distance graph. <text:s/>We also saw that <text:span text:style-name="T6">higher speeds</text:span> produced <text:span text:style-name="T6">steeper slopes</text:span> and that movement in the <text:span text:style-name="T6">opposite direction</text:span> produced <text:span text:style-name="T6">negative slopes</text:spa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5e alpha - <text:date style:data-style-name="N37" text:date-value="2009-10-18T17:08:10.99">10/18/09</text:date><text:tab/>Exploring STEM<text:tab/><text:page-number text:select-page="current">127</text:page-number>/<text:page-count>127</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10-18T17:08:11</dc:date>
    <meta:editing-cycles>673</meta:editing-cycles>
    <meta:editing-duration>PT393H56M35S</meta:editing-duration>
    <meta:document-statistic meta:table-count="23" meta:image-count="30" meta:object-count="114" meta:page-count="127" meta:paragraph-count="2484" meta:word-count="24696" meta:character-count="16907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839cm" svg:height="0.692cm" svg:x="-5.531cm" svg:y="8.732cm">
          <draw:text-box>
            <text:p><text:span text:style-name="T2">Input text area.</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math:mtext>
    </math:mrow>
    <math:annotation math:encoding="StarMath 5.0">P[B]= {"2 possible outcomes where the die can come up &lt; 3"} over {"6 possible outcomes in the die's sample space"} = {2}over{6} = .333 "or 33.3%"</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